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547cm"/>
    </style:style>
    <style:style style:name="co3" style:family="table-column">
      <style:table-column-properties fo:break-before="auto" style:column-width="11.793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5"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ru-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dn14:0.1</text:p>
          </table:table-cell>
          <table:table-cell office:value-type="string" calcext:value-type="string">
            <text:p>Dīgha Nikāya 14 </text:p>
          </table:table-cell>
          <table:table-cell office:value-type="string" calcext:value-type="string">
            <text:p/>
          </table:table-cell>
          <table:table-cell office:value-type="string" calcext:value-type="string">
            <text:p>Long Discourses 14 </text:p>
          </table:table-cell>
          <table:table-cell table:number-columns-repeated="2" office:value-type="string" calcext:value-type="string">
            <text:p/>
          </table:table-cell>
          <table:table-cell office:value-type="string" calcext:value-type="string">
            <text:p>&lt;article id='dn14'&gt;&lt;header&gt;&lt;ul&gt;&lt;li class='division'&gt;{}&lt;/li&gt;&lt;/ul&gt;</text:p>
          </table:table-cell>
          <table:table-cell table:number-columns-repeated="2"/>
        </table:table-row>
        <table:table-row table:style-name="ro1">
          <table:table-cell office:value-type="string" calcext:value-type="string">
            <text:p>dn14:0.2</text:p>
          </table:table-cell>
          <table:table-cell office:value-type="string" calcext:value-type="string">
            <text:p>Mahāpadānasutta </text:p>
          </table:table-cell>
          <table:table-cell office:value-type="string" calcext:value-type="string">
            <text:p/>
          </table:table-cell>
          <table:table-cell office:value-type="string" calcext:value-type="string">
            <text:p>The Great Discourse on the Harvest of Deeds </text:p>
          </table:table-cell>
          <table:table-cell office:value-type="string" calcext:value-type="string">
            <text:p/>
          </table:table-cell>
          <table:table-cell office:value-type="string" calcext:value-type="string">
            <text:p>The title is not easy to translate. There is no reason to think apadāna was yet in use as a standard term for “story of past lives”; rather, such usage derived from here. Chinese versions of the text have completely different titles: “Seven Buddhas”, “The Great Root”, “Vipassi Buddha”, “The Lineage of the Seven Past Buddhas”. Only the second of these might relate to the Pali. The sense seems to have been “(story about) reaping results of deeds”.</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dn14:0.3</text:p>
          </table:table-cell>
          <table:table-cell office:value-type="string" calcext:value-type="string">
            <text:p>1. Pubbenivāsapaṭisaṁyuttakathā </text:p>
          </table:table-cell>
          <table:table-cell office:value-type="string" calcext:value-type="string">
            <text:p/>
          </table:table-cell>
          <table:table-cell office:value-type="string" calcext:value-type="string">
            <text:p>1. On Past Lives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1.1.1</text:p>
          </table:table-cell>
          <table:table-cell office:value-type="string" calcext:value-type="string">
            <text:p>Evaṁ me sutaṁ—</text:p>
          </table:table-cell>
          <table:table-cell office:value-type="string" calcext:value-type="string">
            <text:p/>
          </table:table-cell>
          <table:table-cell office:value-type="string" calcext:value-type="string">
            <text:p>So I have heard. </text:p>
          </table:table-cell>
          <table:table-cell table:number-columns-repeated="2" office:value-type="string" calcext:value-type="string">
            <text:p/>
          </table:table-cell>
          <table:table-cell office:value-type="string" calcext:value-type="string">
            <text:p>&lt;p&gt;&lt;span class='evam'&gt;{}&lt;/span&gt;</text:p>
          </table:table-cell>
          <table:table-cell office:value-type="string" calcext:value-type="string">
            <text:p>bj8.2, cck10.1, csp1ed7.1, csp2ed7.1, dr10.1, mc10.1, ms7D_2, msdiv1, ndp7.3, pts-cs1.1, pts-vp-pli2.1, sc1, sya10.1, vri2.1</text:p>
          </table:table-cell>
          <table:table-cell/>
        </table:table-row>
        <table:table-row table:style-name="ro1">
          <table:table-cell office:value-type="string" calcext:value-type="string">
            <text:p>dn14:1.1.2</text:p>
          </table:table-cell>
          <table:table-cell office:value-type="string" calcext:value-type="string">
            <text:p>ekaṁ samayaṁ bhagavā sāvatthiyaṁ viharati jetavane anāthapiṇḍikassa ārāme karerikuṭikāyaṁ. </text:p>
          </table:table-cell>
          <table:table-cell office:value-type="string" calcext:value-type="string">
            <text:p/>
          </table:table-cell>
          <table:table-cell office:value-type="string" calcext:value-type="string">
            <text:p>At one time the Buddha was staying near Sāvatthī in Jeta’s Grove, Anāthapiṇḍika’s monastery, in the hut by the kari tree. </text:p>
          </table:table-cell>
          <table:table-cell office:value-type="string" calcext:value-type="string">
            <text:p/>
          </table:table-cell>
          <table:table-cell office:value-type="string" calcext:value-type="string">
            <text:p>Kareri doesn’t seem to have a recognized English name.</text:p>
          </table:table-cell>
          <table:table-cell office:value-type="string" calcext:value-type="string">
            <text:p>{}&lt;/p&gt;</text:p>
          </table:table-cell>
          <table:table-cell table:number-columns-repeated="2"/>
        </table:table-row>
        <table:table-row table:style-name="ro1">
          <table:table-cell office:value-type="string" calcext:value-type="string">
            <text:p>dn14:1.1.3</text:p>
          </table:table-cell>
          <table:table-cell office:value-type="string" calcext:value-type="string">
            <text:p>Atha kho sambahulānaṁ bhikkhūnaṁ pacchābhattaṁ piṇḍapātapaṭikkantānaṁ karerimaṇḍalamāḷe sannisinnānaṁ sannipatitānaṁ pubbenivāsapaṭisaṁyuttā dhammī kathā udapādi: </text:p>
          </table:table-cell>
          <table:table-cell office:value-type="string" calcext:value-type="string">
            <text:p/>
          </table:table-cell>
          <table:table-cell office:value-type="string" calcext:value-type="string">
            <text:p>Then after the meal, on return from alms-round, several senior mendicants sat together in the pavilion by the kari tree and this Dhamma talk on the subject of past lives came up among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4</text:p>
          </table:table-cell>
          <table:table-cell office:value-type="string" calcext:value-type="string">
            <text:p>“itipi pubbenivāso, itipi pubbenivāso”ti. </text:p>
          </table:table-cell>
          <table:table-cell office:value-type="string" calcext:value-type="string">
            <text:p/>
          </table:table-cell>
          <table:table-cell office:value-type="string" calcext:value-type="string">
            <text:p>“So it was in a past life; such it was in a past lif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1</text:p>
          </table:table-cell>
          <table:table-cell office:value-type="string" calcext:value-type="string">
            <text:p>Assosi kho bhagavā dibbāya sotadhātuyā visuddhāya atikkantamānusikāya tesaṁ bhikkhūnaṁ imaṁ kathāsallāpaṁ. </text:p>
          </table:table-cell>
          <table:table-cell office:value-type="string" calcext:value-type="string">
            <text:p/>
          </table:table-cell>
          <table:table-cell office:value-type="string" calcext:value-type="string">
            <text:p>With clairaudience that is purified and superhuman, the Buddha heard that discussion among the mendicant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 ms7D_3, msdiv2, pts-cs1.2, sc2, vri2.2</text:p>
          </table:table-cell>
          <table:table-cell/>
        </table:table-row>
        <table:table-row table:style-name="ro1">
          <table:table-cell office:value-type="string" calcext:value-type="string">
            <text:p>dn14:1.2.2</text:p>
          </table:table-cell>
          <table:table-cell office:value-type="string" calcext:value-type="string">
            <text:p>Atha kho bhagavā uṭṭhāyāsanā yena karerimaṇḍalamāḷo tenupasaṅkami; upasaṅkamitvā paññatte āsane nisīdi, nisajja kho bhagavā bhikkhū āmantesi: </text:p>
          </table:table-cell>
          <table:table-cell office:value-type="string" calcext:value-type="string">
            <text:p/>
          </table:table-cell>
          <table:table-cell office:value-type="string" calcext:value-type="string">
            <text:p>So he got up from his seat and went to the pavilion, where he sat on the seat spread out and addressed the mendicant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2.3</text:p>
          </table:table-cell>
          <table:table-cell office:value-type="string" calcext:value-type="string">
            <text:p>“kāya nuttha, bhikkhave, etarahi kathāya sannisinnā; kā ca pana vo antarākathā vippakatā”ti? </text:p>
          </table:table-cell>
          <table:table-cell office:value-type="string" calcext:value-type="string">
            <text:p/>
          </table:table-cell>
          <table:table-cell office:value-type="string" calcext:value-type="string">
            <text:p>“Mendicants, what were you sitting talking about just now? What conversation was unfinish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4</text:p>
          </table:table-cell>
          <table:table-cell office:value-type="string" calcext:value-type="string">
            <text:p>Evaṁ vutte, te bhikkhū bhagavantaṁ etadavocuṁ: </text:p>
          </table:table-cell>
          <table:table-cell office:value-type="string" calcext:value-type="string">
            <text:p/>
          </table:table-cell>
          <table:table-cell office:value-type="string" calcext:value-type="string">
            <text:p>The mendicants told him what had happened, adding,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2, ms7D_4, pts-vp-pli2.2, sc3, sya10.2</text:p>
          </table:table-cell>
          <table:table-cell/>
        </table:table-row>
        <table:table-row table:style-name="ro1">
          <table:table-cell office:value-type="string" calcext:value-type="string">
            <text:p>dn14:1.2.5</text:p>
          </table:table-cell>
          <table:table-cell office:value-type="string" calcext:value-type="string">
            <text:p>“idha, bhante, amhākaṁ pacchābhattaṁ piṇḍapātapaṭikkantānaṁ karerimaṇḍalamāḷe sannisinnānaṁ sannipatitānaṁ pubbenivāsapaṭisaṁyuttā dhammī kathā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2.6</text:p>
          </table:table-cell>
          <table:table-cell office:value-type="string" calcext:value-type="string">
            <text:p>‘itipi pubbenivāso itipi pubbenivās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2.7</text:p>
          </table:table-cell>
          <table:table-cell office:value-type="string" calcext:value-type="string">
            <text:p>Ayaṁ kho no, bhante, antarākathā vippakatā. Atha bhagavā anuppatto”ti. </text:p>
          </table:table-cell>
          <table:table-cell office:value-type="string" calcext:value-type="string">
            <text:p/>
          </table:table-cell>
          <table:table-cell office:value-type="string" calcext:value-type="string">
            <text:p>“This is the conversation that was unfinished when the Buddha arriv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1</text:p>
          </table:table-cell>
          <table:table-cell office:value-type="string" calcext:value-type="string">
            <text:p>“Iccheyyātha no tumhe, bhikkhave, pubbenivāsapaṭisaṁyuttaṁ dhammiṁ kathaṁ sotun”ti? </text:p>
          </table:table-cell>
          <table:table-cell office:value-type="string" calcext:value-type="string">
            <text:p/>
          </table:table-cell>
          <table:table-cell office:value-type="string" calcext:value-type="string">
            <text:p>“Would you like to hear a Dhamma talk on the subject of past liv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8.4, csp1ed7.2, csp2ed7.2, mc10.2, ms7D_5, msdiv3, ndp7.4, pts-cs1.3, sc4</text:p>
          </table:table-cell>
          <table:table-cell/>
        </table:table-row>
        <table:table-row table:style-name="ro1">
          <table:table-cell office:value-type="string" calcext:value-type="string">
            <text:p>dn14:1.3.2</text:p>
          </table:table-cell>
          <table:table-cell office:value-type="string" calcext:value-type="string">
            <text:p>“Etassa, bhagavā, kālo; etassa, sugata, kālo; </text:p>
          </table:table-cell>
          <table:table-cell office:value-type="string" calcext:value-type="string">
            <text:p/>
          </table:table-cell>
          <table:table-cell office:value-type="string" calcext:value-type="string">
            <text:p>“Now is the time, Blessed One! Now is the time, Holy On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3</text:p>
          </table:table-cell>
          <table:table-cell office:value-type="string" calcext:value-type="string">
            <text:p>yaṁ bhagavā pubbenivāsapaṭisaṁyuttaṁ dhammiṁ kathaṁ kareyya, bhagavato sutvā bhikkhū dhāressantī”ti. </text:p>
          </table:table-cell>
          <table:table-cell office:value-type="string" calcext:value-type="string">
            <text:p/>
          </table:table-cell>
          <table:table-cell office:value-type="string" calcext:value-type="string">
            <text:p>Let the Buddha give a Dhamma talk on the subject of past lives. The mendicants will listen and remember i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agavato sutvā → bhagavato vacanaṁ sutvā (sya-all)</text:p>
          </table:table-cell>
        </table:table-row>
        <table:table-row table:style-name="ro1">
          <table:table-cell office:value-type="string" calcext:value-type="string">
            <text:p>dn14:1.3.4</text:p>
          </table:table-cell>
          <table:table-cell office:value-type="string" calcext:value-type="string">
            <text:p>“Tena hi, bhikkhave, suṇātha sādhukaṁ manasi karotha bhāsissāmī”ti. </text:p>
          </table:table-cell>
          <table:table-cell office:value-type="string" calcext:value-type="string">
            <text:p/>
          </table:table-cell>
          <table:table-cell office:value-type="string" calcext:value-type="string">
            <text:p>“Well then, mendicants, listen and pay close attention, I will speak.”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1.3.5</text:p>
          </table:table-cell>
          <table:table-cell office:value-type="string" calcext:value-type="string">
            <text:p>“Evaṁ, bhante”ti kho te bhikkhū bhagavato paccassosuṁ. </text:p>
          </table:table-cell>
          <table:table-cell office:value-type="string" calcext:value-type="string">
            <text:p/>
          </table:table-cell>
          <table:table-cell office:value-type="string" calcext:value-type="string">
            <text:p>“Yes, sir,” they repli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6</text:p>
          </table:table-cell>
          <table:table-cell office:value-type="string" calcext:value-type="string">
            <text:p>Bhagavā etadavoca: </text:p>
          </table:table-cell>
          <table:table-cell office:value-type="string" calcext:value-type="string">
            <text:p/>
          </table:table-cell>
          <table:table-cell office:value-type="string" calcext:value-type="string">
            <text:p>The Buddha said thi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4.1</text:p>
          </table:table-cell>
          <table:table-cell office:value-type="string" calcext:value-type="string">
            <text:p>“Ito so, bhikkhave, ekanavutikappe yaṁ vipassī bhagavā arahaṁ sammāsambuddho loke udapādi. </text:p>
          </table:table-cell>
          <table:table-cell office:value-type="string" calcext:value-type="string">
            <text:p/>
          </table:table-cell>
          <table:table-cell office:value-type="string" calcext:value-type="string">
            <text:p>“Ninety-one eons ago, the Buddha Vipassī arose in the world, perfected and fully awakene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 ms7D_6, msdiv4, pts-cs1.4, sc5</text:p>
          </table:table-cell>
          <table:table-cell office:value-type="string" calcext:value-type="string">
            <text:p>ekanavutikappe → ekanavuto kappo (bj, sya-all, km, pts1ed)</text:p>
          </table:table-cell>
        </table:table-row>
        <table:table-row table:style-name="ro1">
          <table:table-cell office:value-type="string" calcext:value-type="string">
            <text:p>dn14:1.4.2</text:p>
          </table:table-cell>
          <table:table-cell office:value-type="string" calcext:value-type="string">
            <text:p>Ito so, bhikkhave, ekatiṁse kappe yaṁ sikhī bhagavā arahaṁ sammāsambuddho loke udapādi. </text:p>
          </table:table-cell>
          <table:table-cell office:value-type="string" calcext:value-type="string">
            <text:p/>
          </table:table-cell>
          <table:table-cell office:value-type="string" calcext:value-type="string">
            <text:p>Thirty-one eons ago, the Buddha Sikhī arose in the world, perfected and fully awakened.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ekatiṁse kappe → ekatiṁso kappo (bj, sya-all, km, pts1ed)</text:p>
          </table:table-cell>
        </table:table-row>
        <table:table-row table:style-name="ro1">
          <table:table-cell office:value-type="string" calcext:value-type="string">
            <text:p>dn14:1.4.3</text:p>
          </table:table-cell>
          <table:table-cell office:value-type="string" calcext:value-type="string">
            <text:p>Tasmiññeva kho, bhikkhave, ekatiṁse kappe vessabhū bhagavā arahaṁ sammāsambuddho loke udapādi. </text:p>
          </table:table-cell>
          <table:table-cell office:value-type="string" calcext:value-type="string">
            <text:p/>
          </table:table-cell>
          <table:table-cell office:value-type="string" calcext:value-type="string">
            <text:p>In the same thirty-first eon, the Buddha Vessabhū arose in the world, perfected and fully awaken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4.4</text:p>
          </table:table-cell>
          <table:table-cell office:value-type="string" calcext:value-type="string">
            <text:p>Imasmiññeva kho, bhikkhave, bhaddakappe kakusandho bhagavā arahaṁ sammāsambuddho loke udapādi. </text:p>
          </table:table-cell>
          <table:table-cell office:value-type="string" calcext:value-type="string">
            <text:p/>
          </table:table-cell>
          <table:table-cell office:value-type="string" calcext:value-type="string">
            <text:p>In the present fortunate eon, the Buddhas Kakusandha,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Imasmiññeva → imasmiṁ yeva (km, pts1ed); imasmiṁ (katthaci)</text:p>
          </table:table-cell>
        </table:table-row>
        <table:table-row table:style-name="ro1">
          <table:table-cell office:value-type="string" calcext:value-type="string">
            <text:p>dn14:1.4.5</text:p>
          </table:table-cell>
          <table:table-cell office:value-type="string" calcext:value-type="string">
            <text:p>Imasmiññeva kho, bhikkhave, bhaddakappe koṇāgamano bhagavā arahaṁ sammāsambuddho loke udapādi. </text:p>
          </table:table-cell>
          <table:table-cell office:value-type="string" calcext:value-type="string">
            <text:p/>
          </table:table-cell>
          <table:table-cell office:value-type="string" calcext:value-type="string">
            <text:p>Koṇāgaman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4.6</text:p>
          </table:table-cell>
          <table:table-cell office:value-type="string" calcext:value-type="string">
            <text:p>Imasmiññeva kho, bhikkhave, bhaddakappe kassapo bhagavā arahaṁ sammāsambuddho loke udapādi. </text:p>
          </table:table-cell>
          <table:table-cell office:value-type="string" calcext:value-type="string">
            <text:p/>
          </table:table-cell>
          <table:table-cell office:value-type="string" calcext:value-type="string">
            <text:p>and Kassapa arose in the world, perfected and fully awaken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4.7</text:p>
          </table:table-cell>
          <table:table-cell office:value-type="string" calcext:value-type="string">
            <text:p>Imasmiññeva kho, bhikkhave, bhaddakappe ahaṁ etarahi arahaṁ sammāsambuddho loke uppanno. </text:p>
          </table:table-cell>
          <table:table-cell office:value-type="string" calcext:value-type="string">
            <text:p/>
          </table:table-cell>
          <table:table-cell office:value-type="string" calcext:value-type="string">
            <text:p>And in the present fortunate eon, I have arisen in the world, perfected and fully awaken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5.1</text:p>
          </table:table-cell>
          <table:table-cell office:value-type="string" calcext:value-type="string">
            <text:p>Vipassī, bhikkhave, bhagavā arahaṁ sammāsambuddho khattiyo jātiyā ahosi, khattiyakule udapādi. </text:p>
          </table:table-cell>
          <table:table-cell office:value-type="string" calcext:value-type="string">
            <text:p/>
          </table:table-cell>
          <table:table-cell office:value-type="string" calcext:value-type="string">
            <text:p>The Buddhas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3, ms7D_7, msdiv5, pts-cs1.5, pts-vp-pli2.3, sc6, sya10.3, vri2.3</text:p>
          </table:table-cell>
          <table:table-cell/>
        </table:table-row>
        <table:table-row table:style-name="ro1">
          <table:table-cell office:value-type="string" calcext:value-type="string">
            <text:p>dn14:1.5.2</text:p>
          </table:table-cell>
          <table:table-cell office:value-type="string" calcext:value-type="string">
            <text:p>Sikhī, bhikkhave, bhagavā arahaṁ sammāsambuddho khattiyo jātiyā ahosi, khattiyakule udapādi. </text:p>
          </table:table-cell>
          <table:table-cell office:value-type="string" calcext:value-type="string">
            <text:p/>
          </table:table-cell>
          <table:table-cell office:value-type="string" calcext:value-type="string">
            <text:p>Sikh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5.3</text:p>
          </table:table-cell>
          <table:table-cell office:value-type="string" calcext:value-type="string">
            <text:p>Vessabhū, bhikkhave, bhagavā arahaṁ sammāsambuddho khattiyo jātiyā ahosi, khattiyakule udapādi. </text:p>
          </table:table-cell>
          <table:table-cell office:value-type="string" calcext:value-type="string">
            <text:p/>
          </table:table-cell>
          <table:table-cell office:value-type="string" calcext:value-type="string">
            <text:p>and Vessabhū were born as aristocrats into aristocrat famili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5.4</text:p>
          </table:table-cell>
          <table:table-cell office:value-type="string" calcext:value-type="string">
            <text:p>Kakusandho, bhikkhave, bhagavā arahaṁ sammāsambuddho brāhmaṇo jātiyā ahosi, brāhmaṇakule udapādi. </text:p>
          </table:table-cell>
          <table:table-cell office:value-type="string" calcext:value-type="string">
            <text:p/>
          </table:table-cell>
          <table:table-cell office:value-type="string" calcext:value-type="string">
            <text:p>The Buddhas Kakusandh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5.5</text:p>
          </table:table-cell>
          <table:table-cell office:value-type="string" calcext:value-type="string">
            <text:p>Koṇāgamano, bhikkhave, bhagavā arahaṁ sammāsambuddho brāhmaṇo jātiyā ahosi, brāhmaṇakule udapādi. </text:p>
          </table:table-cell>
          <table:table-cell office:value-type="string" calcext:value-type="string">
            <text:p/>
          </table:table-cell>
          <table:table-cell office:value-type="string" calcext:value-type="string">
            <text:p>Koṇāgaman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5.6</text:p>
          </table:table-cell>
          <table:table-cell office:value-type="string" calcext:value-type="string">
            <text:p>Kassapo, bhikkhave, bhagavā arahaṁ sammāsambuddho brāhmaṇo jātiyā ahosi, brāhmaṇakule udapādi. </text:p>
          </table:table-cell>
          <table:table-cell office:value-type="string" calcext:value-type="string">
            <text:p/>
          </table:table-cell>
          <table:table-cell office:value-type="string" calcext:value-type="string">
            <text:p>and Kassapa were born as brahmins into brahmin famili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5.7</text:p>
          </table:table-cell>
          <table:table-cell office:value-type="string" calcext:value-type="string">
            <text:p>Ahaṁ, bhikkhave, etarahi arahaṁ sammāsambuddho khattiyo jātiyā ahosiṁ, khattiyakule uppanno. </text:p>
          </table:table-cell>
          <table:table-cell office:value-type="string" calcext:value-type="string">
            <text:p/>
          </table:table-cell>
          <table:table-cell office:value-type="string" calcext:value-type="string">
            <text:p>I was born as an aristocrat into an aristocrat family.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6.1</text:p>
          </table:table-cell>
          <table:table-cell office:value-type="string" calcext:value-type="string">
            <text:p>Vipassī, bhikkhave, bhagavā arahaṁ sammāsambuddho koṇḍañño gottena ahosi. </text:p>
          </table:table-cell>
          <table:table-cell office:value-type="string" calcext:value-type="string">
            <text:p/>
          </table:table-cell>
          <table:table-cell office:value-type="string" calcext:value-type="string">
            <text:p>Koṇḍañña was the clan of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 cck10.4, csp1ed7.3, csp2ed7.3, mc10.3, ms7D_8, msdiv6, ndp7.5, pts-cs1.6, sc7</text:p>
          </table:table-cell>
          <table:table-cell/>
        </table:table-row>
        <table:table-row table:style-name="ro1">
          <table:table-cell office:value-type="string" calcext:value-type="string">
            <text:p>dn14:1.6.2</text:p>
          </table:table-cell>
          <table:table-cell office:value-type="string" calcext:value-type="string">
            <text:p>Sikhī, bhikkhave, bhagavā arahaṁ sammāsambuddho koṇḍañño gottena ahosi. </text:p>
          </table:table-cell>
          <table:table-cell office:value-type="string" calcext:value-type="string">
            <text:p/>
          </table:table-cell>
          <table:table-cell office:value-type="string" calcext:value-type="string">
            <text:p>Sikh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6.3</text:p>
          </table:table-cell>
          <table:table-cell office:value-type="string" calcext:value-type="string">
            <text:p>Vessabhū, bhikkhave, bhagavā arahaṁ sammāsambuddho koṇḍañño gottena ahosi. </text:p>
          </table:table-cell>
          <table:table-cell office:value-type="string" calcext:value-type="string">
            <text:p/>
          </table:table-cell>
          <table:table-cell office:value-type="string" calcext:value-type="string">
            <text:p>and Vessabh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6.4</text:p>
          </table:table-cell>
          <table:table-cell office:value-type="string" calcext:value-type="string">
            <text:p>Kakusandho, bhikkhave, bhagavā arahaṁ sammāsambuddho kassapo gottena ahosi. </text:p>
          </table:table-cell>
          <table:table-cell office:value-type="string" calcext:value-type="string">
            <text:p/>
          </table:table-cell>
          <table:table-cell office:value-type="string" calcext:value-type="string">
            <text:p>Kassapa was the clan of Kakusandh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6.5</text:p>
          </table:table-cell>
          <table:table-cell office:value-type="string" calcext:value-type="string">
            <text:p>Koṇāgamano, bhikkhave, bhagavā arahaṁ sammāsambuddho kassapo gottena ahosi. </text:p>
          </table:table-cell>
          <table:table-cell office:value-type="string" calcext:value-type="string">
            <text:p/>
          </table:table-cell>
          <table:table-cell office:value-type="string" calcext:value-type="string">
            <text:p>Koṇāgaman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6.6</text:p>
          </table:table-cell>
          <table:table-cell office:value-type="string" calcext:value-type="string">
            <text:p>Kassapo, bhikkhave, bhagavā arahaṁ sammāsambuddho kassapo gottena ahosi. </text:p>
          </table:table-cell>
          <table:table-cell office:value-type="string" calcext:value-type="string">
            <text:p/>
          </table:table-cell>
          <table:table-cell office:value-type="string" calcext:value-type="string">
            <text:p>and Kassap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6.7</text:p>
          </table:table-cell>
          <table:table-cell office:value-type="string" calcext:value-type="string">
            <text:p>Ahaṁ, bhikkhave, etarahi arahaṁ sammāsambuddho gotamo gottena ahosiṁ. </text:p>
          </table:table-cell>
          <table:table-cell office:value-type="string" calcext:value-type="string">
            <text:p/>
          </table:table-cell>
          <table:table-cell office:value-type="string" calcext:value-type="string">
            <text:p>Gotama is my cla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7.1</text:p>
          </table:table-cell>
          <table:table-cell office:value-type="string" calcext:value-type="string">
            <text:p>Vipassissa, bhikkhave, bhagavato arahato sammāsambuddhassa asītivassasahassāni āyuppamāṇaṁ ahosi. </text:p>
          </table:table-cell>
          <table:table-cell office:value-type="string" calcext:value-type="string">
            <text:p/>
          </table:table-cell>
          <table:table-cell office:value-type="string" calcext:value-type="string">
            <text:p>Vipassī lived for 80,000 years. </text:p>
          </table:table-cell>
          <table:table-cell office:value-type="string" calcext:value-type="string">
            <text:p/>
          </table:table-cell>
          <table:table-cell office:value-type="string" calcext:value-type="string">
            <text:p>Both RD and MW say this is the lifespan in that eon. And it is true that this is the normal usage of ayuppamana. However, in such cases the subject in genitive is given as plural, to denote the entire generation, etc. Here it is singular, and specifies only Vipassi. Sure, it’s likely that this would have been typical, but I don’t think that’s what the text is saying. Note that when the Buddha speaks of his own life, he uses a different phrasing. If ayuppamana here referred to the lifespan of the current generation, there would be no reason for the Buddha to not apply it to himself. But if it means that of the individual, then it makes sense why he would shift to a more indirect statement.</text:p>
          </table:table-cell>
          <table:table-cell office:value-type="string" calcext:value-type="string">
            <text:p>&lt;p&gt;{}</text:p>
          </table:table-cell>
          <table:table-cell office:value-type="string" calcext:value-type="string">
            <text:p>dr10.4, ms7D_9, msdiv7, pts-cs1.7, pts-vp-pli2.4, sc8, sya10.4</text:p>
          </table:table-cell>
          <table:table-cell/>
        </table:table-row>
        <table:table-row table:style-name="ro1">
          <table:table-cell office:value-type="string" calcext:value-type="string">
            <text:p>dn14:1.7.2</text:p>
          </table:table-cell>
          <table:table-cell office:value-type="string" calcext:value-type="string">
            <text:p>Sikhissa, bhikkhave, bhagavato arahato sammāsambuddhassa sattativassasahassāni āyuppamāṇaṁ ahosi. </text:p>
          </table:table-cell>
          <table:table-cell office:value-type="string" calcext:value-type="string">
            <text:p/>
          </table:table-cell>
          <table:table-cell office:value-type="string" calcext:value-type="string">
            <text:p>Sikhī lived for 7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7.3</text:p>
          </table:table-cell>
          <table:table-cell office:value-type="string" calcext:value-type="string">
            <text:p>Vessabhussa, bhikkhave, bhagavato arahato sammāsambuddhassa saṭṭhivassasahassāni āyuppamāṇaṁ ahosi. </text:p>
          </table:table-cell>
          <table:table-cell office:value-type="string" calcext:value-type="string">
            <text:p/>
          </table:table-cell>
          <table:table-cell office:value-type="string" calcext:value-type="string">
            <text:p>Vessabhū lived for 6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7.4</text:p>
          </table:table-cell>
          <table:table-cell office:value-type="string" calcext:value-type="string">
            <text:p>Kakusandhassa, bhikkhave, bhagavato arahato sammāsambuddhassa cattālīsavassasahassāni āyuppamāṇaṁ ahosi. </text:p>
          </table:table-cell>
          <table:table-cell office:value-type="string" calcext:value-type="string">
            <text:p/>
          </table:table-cell>
          <table:table-cell office:value-type="string" calcext:value-type="string">
            <text:p>Kakusandha lived for 4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7.5</text:p>
          </table:table-cell>
          <table:table-cell office:value-type="string" calcext:value-type="string">
            <text:p>Koṇāgamanassa, bhikkhave, bhagavato arahato sammāsambuddhassa tiṁsavassasahassāni āyuppamāṇaṁ ahosi. </text:p>
          </table:table-cell>
          <table:table-cell office:value-type="string" calcext:value-type="string">
            <text:p/>
          </table:table-cell>
          <table:table-cell office:value-type="string" calcext:value-type="string">
            <text:p>Koṇāgamana lived for 3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7.6</text:p>
          </table:table-cell>
          <table:table-cell office:value-type="string" calcext:value-type="string">
            <text:p>Kassapassa, bhikkhave, bhagavato arahato sammāsambuddhassa vīsativassasahassāni āyuppamāṇaṁ ahosi. </text:p>
          </table:table-cell>
          <table:table-cell office:value-type="string" calcext:value-type="string">
            <text:p/>
          </table:table-cell>
          <table:table-cell office:value-type="string" calcext:value-type="string">
            <text:p>Kassapa lived for 2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7.7</text:p>
          </table:table-cell>
          <table:table-cell office:value-type="string" calcext:value-type="string">
            <text:p>Mayhaṁ, bhikkhave, etarahi appakaṁ āyuppamāṇaṁ parittaṁ lahukaṁ; yo ciraṁ jīvati, so vassasataṁ appaṁ vā bhiyyo. </text:p>
          </table:table-cell>
          <table:table-cell office:value-type="string" calcext:value-type="string">
            <text:p/>
          </table:table-cell>
          <table:table-cell office:value-type="string" calcext:value-type="string">
            <text:p>For me these days the life-span is short, brief, and fleeting. A long-lived person lives for a century or a little mo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8.1</text:p>
          </table:table-cell>
          <table:table-cell office:value-type="string" calcext:value-type="string">
            <text:p>Vipassī, bhikkhave, bhagavā arahaṁ sammāsambuddho pāṭaliyā mūle abhisambuddho. </text:p>
          </table:table-cell>
          <table:table-cell office:value-type="string" calcext:value-type="string">
            <text:p/>
          </table:table-cell>
          <table:table-cell office:value-type="string" calcext:value-type="string">
            <text:p>Vipassī was awakened at the root of a trumpet flower tre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5, ms7D_10, msdiv8, pts-cs1.8, sc9</text:p>
          </table:table-cell>
          <table:table-cell/>
        </table:table-row>
        <table:table-row table:style-name="ro1">
          <table:table-cell office:value-type="string" calcext:value-type="string">
            <text:p>dn14:1.8.2</text:p>
          </table:table-cell>
          <table:table-cell office:value-type="string" calcext:value-type="string">
            <text:p>Sikhī, bhikkhave, bhagavā arahaṁ sammāsambuddho puṇḍarīkassa mūle abhisambuddho. </text:p>
          </table:table-cell>
          <table:table-cell office:value-type="string" calcext:value-type="string">
            <text:p/>
          </table:table-cell>
          <table:table-cell office:value-type="string" calcext:value-type="string">
            <text:p>Sikhī was awakened at the root of a white-mango tree. </text:p>
          </table:table-cell>
          <table:table-cell office:value-type="string" calcext:value-type="string">
            <text:p/>
          </table:table-cell>
          <table:table-cell office:value-type="string" calcext:value-type="string">
            <text:p>puṇḍarīka is the white lotus; Comm says this is setamba, which must have been a tree with lotus-like flowers, I guess.</text:p>
          </table:table-cell>
          <table:table-cell office:value-type="string" calcext:value-type="string">
            <text:p>{}</text:p>
          </table:table-cell>
          <table:table-cell table:number-columns-repeated="2"/>
        </table:table-row>
        <table:table-row table:style-name="ro1">
          <table:table-cell office:value-type="string" calcext:value-type="string">
            <text:p>dn14:1.8.3</text:p>
          </table:table-cell>
          <table:table-cell office:value-type="string" calcext:value-type="string">
            <text:p>Vessabhū, bhikkhave, bhagavā arahaṁ sammāsambuddho sālassa mūle abhisambuddho. </text:p>
          </table:table-cell>
          <table:table-cell office:value-type="string" calcext:value-type="string">
            <text:p/>
          </table:table-cell>
          <table:table-cell office:value-type="string" calcext:value-type="string">
            <text:p>Vessabhū was awakened at the root of a sal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8.4</text:p>
          </table:table-cell>
          <table:table-cell office:value-type="string" calcext:value-type="string">
            <text:p>Kakusandho, bhikkhave, bhagavā arahaṁ sammāsambuddho sirīsassa mūle abhisambuddho. </text:p>
          </table:table-cell>
          <table:table-cell office:value-type="string" calcext:value-type="string">
            <text:p/>
          </table:table-cell>
          <table:table-cell office:value-type="string" calcext:value-type="string">
            <text:p>Kakusandha was awakened at the root of an acacia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8.5</text:p>
          </table:table-cell>
          <table:table-cell office:value-type="string" calcext:value-type="string">
            <text:p>Koṇāgamano, bhikkhave, bhagavā arahaṁ sammāsambuddho udumbarassa mūle abhisambuddho. </text:p>
          </table:table-cell>
          <table:table-cell office:value-type="string" calcext:value-type="string">
            <text:p/>
          </table:table-cell>
          <table:table-cell office:value-type="string" calcext:value-type="string">
            <text:p>Koṇāgamana was awakened at the root of a cluster fig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8.6</text:p>
          </table:table-cell>
          <table:table-cell office:value-type="string" calcext:value-type="string">
            <text:p>Kassapo, bhikkhave, bhagavā arahaṁ sammāsambuddho nigrodhassa mūle abhisambuddho. </text:p>
          </table:table-cell>
          <table:table-cell office:value-type="string" calcext:value-type="string">
            <text:p/>
          </table:table-cell>
          <table:table-cell office:value-type="string" calcext:value-type="string">
            <text:p>Kassapa was awakened at the root of a banyan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8.7</text:p>
          </table:table-cell>
          <table:table-cell office:value-type="string" calcext:value-type="string">
            <text:p>Ahaṁ, bhikkhave, etarahi arahaṁ sammāsambuddho assatthassa mūle abhisambuddho. </text:p>
          </table:table-cell>
          <table:table-cell office:value-type="string" calcext:value-type="string">
            <text:p/>
          </table:table-cell>
          <table:table-cell office:value-type="string" calcext:value-type="string">
            <text:p>I was awakened at the root of a peepul tree. </text:p>
          </table:table-cell>
          <table:table-cell office:value-type="string" calcext:value-type="string">
            <text:p/>
          </table:table-cell>
          <table:table-cell office:value-type="string" calcext:value-type="string">
            <text:p>peepul seems to be the most common of the many words for the Bodhi tree.</text:p>
          </table:table-cell>
          <table:table-cell office:value-type="string" calcext:value-type="string">
            <text:p>{}&lt;/p&gt;</text:p>
          </table:table-cell>
          <table:table-cell table:number-columns-repeated="2"/>
        </table:table-row>
        <table:table-row table:style-name="ro1">
          <table:table-cell office:value-type="string" calcext:value-type="string">
            <text:p>dn14:1.9.1</text:p>
          </table:table-cell>
          <table:table-cell office:value-type="string" calcext:value-type="string">
            <text:p>Vipassissa, bhikkhave, bhagavato arahato sammāsambuddhassa khaṇḍatissaṁ nāma sāvakayugaṁ ahosi aggaṁ bhaddayugaṁ. </text:p>
          </table:table-cell>
          <table:table-cell office:value-type="string" calcext:value-type="string">
            <text:p/>
          </table:table-cell>
          <table:table-cell office:value-type="string" calcext:value-type="string">
            <text:p>Vipassī had a fine pair of chief disciples named Khaṇḍa and Tiss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4, csp2ed7.4, dr10.5, mc10.4, ms7D_11, msdiv9, ndp7.6, pts-cs1.9, pts-vp-pli2.5, sc10, sya10.5, vri2.4</text:p>
          </table:table-cell>
          <table:table-cell/>
        </table:table-row>
        <table:table-row table:style-name="ro1">
          <table:table-cell office:value-type="string" calcext:value-type="string">
            <text:p>dn14:1.9.2</text:p>
          </table:table-cell>
          <table:table-cell office:value-type="string" calcext:value-type="string">
            <text:p>Sikhissa, bhikkhave, bhagavato arahato sammāsambuddhassa abhibhūsambhavaṁ nāma sāvakayugaṁ ahosi aggaṁ bhaddayugaṁ. </text:p>
          </table:table-cell>
          <table:table-cell office:value-type="string" calcext:value-type="string">
            <text:p/>
          </table:table-cell>
          <table:table-cell office:value-type="string" calcext:value-type="string">
            <text:p>Sikhī had a fine pair of chief disciples named Abhibhū and Sambhav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9.3</text:p>
          </table:table-cell>
          <table:table-cell office:value-type="string" calcext:value-type="string">
            <text:p>Vessabhussa, bhikkhave, bhagavato arahato sammāsambuddhassa soṇuttaraṁ nāma sāvakayugaṁ ahosi aggaṁ bhaddayugaṁ. </text:p>
          </table:table-cell>
          <table:table-cell office:value-type="string" calcext:value-type="string">
            <text:p/>
          </table:table-cell>
          <table:table-cell office:value-type="string" calcext:value-type="string">
            <text:p>Vessabhū had a fine pair of chief disciples named Soṇa and Uttar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9.4</text:p>
          </table:table-cell>
          <table:table-cell office:value-type="string" calcext:value-type="string">
            <text:p>Kakusandhassa, bhikkhave, bhagavato arahato sammāsambuddhassa vidhurasañjīvaṁ nāma sāvakayugaṁ ahosi aggaṁ bhaddayugaṁ. </text:p>
          </table:table-cell>
          <table:table-cell office:value-type="string" calcext:value-type="string">
            <text:p/>
          </table:table-cell>
          <table:table-cell office:value-type="string" calcext:value-type="string">
            <text:p>Kakusandha had a fine pair of chief disciples named Vidhura and Sañjīv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9.5</text:p>
          </table:table-cell>
          <table:table-cell office:value-type="string" calcext:value-type="string">
            <text:p>Koṇāgamanassa, bhikkhave, bhagavato arahato sammāsambuddhassa bhiyyosuttaraṁ nāma sāvakayugaṁ ahosi aggaṁ bhaddayugaṁ. </text:p>
          </table:table-cell>
          <table:table-cell office:value-type="string" calcext:value-type="string">
            <text:p/>
          </table:table-cell>
          <table:table-cell office:value-type="string" calcext:value-type="string">
            <text:p>Koṇāgamana had a fine pair of chief disciples named Bhiyyosa and Uttar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9.6</text:p>
          </table:table-cell>
          <table:table-cell office:value-type="string" calcext:value-type="string">
            <text:p>Kassapassa, bhikkhave, bhagavato arahato sammāsambuddhassa tissabhāradvājaṁ nāma sāvakayugaṁ ahosi aggaṁ bhaddayugaṁ. </text:p>
          </table:table-cell>
          <table:table-cell office:value-type="string" calcext:value-type="string">
            <text:p/>
          </table:table-cell>
          <table:table-cell office:value-type="string" calcext:value-type="string">
            <text:p>Kassapa had a fine pair of chief disciples named Tissa and Bhāradvāj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9.7</text:p>
          </table:table-cell>
          <table:table-cell office:value-type="string" calcext:value-type="string">
            <text:p>Mayhaṁ, bhikkhave, etarahi sāriputtamoggallānaṁ nāma sāvakayugaṁ ahosi aggaṁ bhaddayugaṁ. </text:p>
          </table:table-cell>
          <table:table-cell office:value-type="string" calcext:value-type="string">
            <text:p/>
          </table:table-cell>
          <table:table-cell office:value-type="string" calcext:value-type="string">
            <text:p>I have a fine pair of chief disciples named Sāriputta and Moggallāna.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0.1</text:p>
          </table:table-cell>
          <table:table-cell office:value-type="string" calcext:value-type="string">
            <text:p>Vipassissa, bhikkhave, bhagavato arahato sammāsambuddhassa tayo sāvakānaṁ sannipātā ahesuṁ. Eko sāvakānaṁ sannipāto ahosi aṭṭhasaṭṭhibhikkhusatasahassaṁ, eko sāvakānaṁ sannipāto ahosi bhikkhusatasahassaṁ, eko sāvakānaṁ sannipāto ahosi asītibhikkhusahassāni. Vipassissa, bhikkhave,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Vipassī had three gatherings of disciples—one of 6,800,000, one of 100,000, and one of 80,000—all of them mendicants who had ended their defilements. </text:p>
          </table:table-cell>
          <table:table-cell office:value-type="string" calcext:value-type="string">
            <text:p/>
          </table:table-cell>
          <table:table-cell office:value-type="string" calcext:value-type="string">
            <text:p>Both RD and MW have “assemblies”, which is a little misleading. It doesn’t refer to permanent groupings, but events.</text:p>
          </table:table-cell>
          <table:table-cell office:value-type="string" calcext:value-type="string">
            <text:p>&lt;p&gt;{}&lt;/p&gt;</text:p>
          </table:table-cell>
          <table:table-cell office:value-type="string" calcext:value-type="string">
            <text:p>bj8.8, cck10.6, ms7D_12, msdiv10, pts-cs1.10, sc11</text:p>
          </table:table-cell>
          <table:table-cell/>
        </table:table-row>
        <table:table-row table:style-name="ro1">
          <table:table-cell office:value-type="string" calcext:value-type="string">
            <text:p>dn14:1.10.2</text:p>
          </table:table-cell>
          <table:table-cell office:value-type="string" calcext:value-type="string">
            <text:p>Sikhissa, bhikkhave, bhagavato arahato sammāsambuddhassa tayo sāvakānaṁ sannipātā ahesuṁ. Eko sāvakānaṁ sannipāto ahosi bhikkhusatasahassaṁ, eko sāvakānaṁ sannipāto ahosi asītibhikkhusahassāni, eko sāvakānaṁ sannipāto ahosi sattatibhikkhusahassāni. Sikhissa, bhikkhave,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Sikhī had three gatherings of disciples—one of 100,000, one of 80,000, and one of 70,000—all of them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3, sc12, sya10.6</text:p>
          </table:table-cell>
          <table:table-cell/>
        </table:table-row>
        <table:table-row table:style-name="ro1">
          <table:table-cell office:value-type="string" calcext:value-type="string">
            <text:p>dn14:1.10.3</text:p>
          </table:table-cell>
          <table:table-cell office:value-type="string" calcext:value-type="string">
            <text:p>Vessabhussa, bhikkhave, bhagavato arahato sammāsambuddhassa tayo sāvakānaṁ sannipātā ahesuṁ. Eko sāvakānaṁ sannipāto ahosi asītibhikkhusahassāni, eko sāvakānaṁ sannipāto ahosi sattatibhikkhusahassāni, eko sāvakānaṁ sannipāto ahosi saṭṭhibhikkhusahassāni. Vessabhussa, bhikkhave,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Vessabhū had three gatherings of disciples—one of 80,000, one of 70,000, and one of 60,000—all of them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7.5, csp2ed7.5, ms7D_14, sc13</text:p>
          </table:table-cell>
          <table:table-cell/>
        </table:table-row>
        <table:table-row table:style-name="ro1">
          <table:table-cell office:value-type="string" calcext:value-type="string">
            <text:p>dn14:1.10.4</text:p>
          </table:table-cell>
          <table:table-cell office:value-type="string" calcext:value-type="string">
            <text:p>Kakusandhassa, bhikkhave, bhagavato arahato sammāsambuddhassa eko sāvakānaṁ sannipāto ahosi cattālīsabhikkhusahassāni. Kakusandhassa, bhikkhave, bhagavato arahato sammāsambuddhassa ayaṁ eko sāvakānaṁ sannipāto ahosi sabbesaṁyeva khīṇāsavānaṁ. </text:p>
          </table:table-cell>
          <table:table-cell office:value-type="string" calcext:value-type="string">
            <text:p/>
          </table:table-cell>
          <table:table-cell office:value-type="string" calcext:value-type="string">
            <text:p>Kakusandha had one gathering of disciples—40,000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ck10.7, dr10.6, mc10.5, ms7D_15, sc14, vri2.5</text:p>
          </table:table-cell>
          <table:table-cell/>
        </table:table-row>
        <table:table-row table:style-name="ro1">
          <table:table-cell office:value-type="string" calcext:value-type="string">
            <text:p>dn14:1.10.5</text:p>
          </table:table-cell>
          <table:table-cell office:value-type="string" calcext:value-type="string">
            <text:p>Koṇāgamanassa, bhikkhave, bhagavato arahato sammāsambuddhassa eko sāvakānaṁ sannipāto ahosi tiṁsabhikkhusahassāni. Koṇāgamanassa, bhikkhave, bhagavato arahato sammāsambuddhassa ayaṁ eko sāvakānaṁ sannipāto ahosi sabbesaṁyeva khīṇāsavānaṁ. </text:p>
          </table:table-cell>
          <table:table-cell office:value-type="string" calcext:value-type="string">
            <text:p/>
          </table:table-cell>
          <table:table-cell office:value-type="string" calcext:value-type="string">
            <text:p>Koṇāgamana had one gathering of disciples—30,000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6, ndp7.7, pts-vp-pli2.6, sc15</text:p>
          </table:table-cell>
          <table:table-cell/>
        </table:table-row>
        <table:table-row table:style-name="ro1">
          <table:table-cell office:value-type="string" calcext:value-type="string">
            <text:p>dn14:1.10.6</text:p>
          </table:table-cell>
          <table:table-cell office:value-type="string" calcext:value-type="string">
            <text:p>Kassapassa, bhikkhave, bhagavato arahato sammāsambuddhassa eko sāvakānaṁ sannipāto ahosi vīsatibhikkhusahassāni. Kassapassa, bhikkhave, bhagavato arahato sammāsambuddhassa ayaṁ eko sāvakānaṁ sannipāto ahosi sabbesaṁyeva khīṇāsavānaṁ. </text:p>
          </table:table-cell>
          <table:table-cell office:value-type="string" calcext:value-type="string">
            <text:p/>
          </table:table-cell>
          <table:table-cell office:value-type="string" calcext:value-type="string">
            <text:p>Kassapa had one gathering of disciples—20,000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7, sc16</text:p>
          </table:table-cell>
          <table:table-cell/>
        </table:table-row>
        <table:table-row table:style-name="ro1">
          <table:table-cell office:value-type="string" calcext:value-type="string">
            <text:p>dn14:1.10.7</text:p>
          </table:table-cell>
          <table:table-cell office:value-type="string" calcext:value-type="string">
            <text:p>Mayhaṁ, bhikkhave, etarahi eko sāvakānaṁ sannipāto ahosi aḍḍhateḷasāni bhikkhusatāni. Mayhaṁ, bhikkhave, ayaṁ eko sāvakānaṁ sannipāto ahosi sabbesaṁyeva khīṇāsavānaṁ. </text:p>
          </table:table-cell>
          <table:table-cell office:value-type="string" calcext:value-type="string">
            <text:p/>
          </table:table-cell>
          <table:table-cell office:value-type="string" calcext:value-type="string">
            <text:p>I have had one gathering of disciples—1,250 mendicants who had ended their defilement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8, sc17, sya10.7</text:p>
          </table:table-cell>
          <table:table-cell/>
        </table:table-row>
        <table:table-row table:style-name="ro1">
          <table:table-cell office:value-type="string" calcext:value-type="string">
            <text:p>dn14:1.11.1</text:p>
          </table:table-cell>
          <table:table-cell office:value-type="string" calcext:value-type="string">
            <text:p>Vipassissa, bhikkhave, bhagavato arahato sammāsambuddhassa asoko nāma bhikkhu upaṭṭhāko ahosi aggupaṭṭhāko. </text:p>
          </table:table-cell>
          <table:table-cell office:value-type="string" calcext:value-type="string">
            <text:p/>
          </table:table-cell>
          <table:table-cell office:value-type="string" calcext:value-type="string">
            <text:p>Vipassī had as chief attendant a mendicant named Asok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10, cck10.8, csp1ed7.6, csp2ed7.6, dr10.7, ms7D_19, msdiv11, pts-cs1.11, sc18</text:p>
          </table:table-cell>
          <table:table-cell/>
        </table:table-row>
        <table:table-row table:style-name="ro1">
          <table:table-cell office:value-type="string" calcext:value-type="string">
            <text:p>dn14:1.11.2</text:p>
          </table:table-cell>
          <table:table-cell office:value-type="string" calcext:value-type="string">
            <text:p>Sikhissa, bhikkhave, bhagavato arahato sammāsambuddhassa khemaṅkaro nāma bhikkhu upaṭṭhāko ahosi aggupaṭṭhāko. </text:p>
          </table:table-cell>
          <table:table-cell office:value-type="string" calcext:value-type="string">
            <text:p/>
          </table:table-cell>
          <table:table-cell office:value-type="string" calcext:value-type="string">
            <text:p>Sikhī had as chief attendant a mendicant named Khemaṅkar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1.3</text:p>
          </table:table-cell>
          <table:table-cell office:value-type="string" calcext:value-type="string">
            <text:p>Vessabhussa, bhikkhave, bhagavato arahato sammāsambuddhassa upasanto nāma bhikkhu upaṭṭhāko ahosi aggupaṭṭhāko. </text:p>
          </table:table-cell>
          <table:table-cell office:value-type="string" calcext:value-type="string">
            <text:p/>
          </table:table-cell>
          <table:table-cell office:value-type="string" calcext:value-type="string">
            <text:p>Vessabhū had as chief attendant a mendicant named Upasant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1.4</text:p>
          </table:table-cell>
          <table:table-cell office:value-type="string" calcext:value-type="string">
            <text:p>Kakusandhassa, bhikkhave, bhagavato arahato sammāsambuddhassa buddhijo nāma bhikkhu upaṭṭhāko ahosi aggupaṭṭhāko. </text:p>
          </table:table-cell>
          <table:table-cell office:value-type="string" calcext:value-type="string">
            <text:p/>
          </table:table-cell>
          <table:table-cell office:value-type="string" calcext:value-type="string">
            <text:p>Kakusandha had as chief attendant a mendicant named Buddhij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1.5</text:p>
          </table:table-cell>
          <table:table-cell office:value-type="string" calcext:value-type="string">
            <text:p>Koṇāgamanassa, bhikkhave, bhagavato arahato sammāsambuddhassa sotthijo nāma bhikkhu upaṭṭhāko ahosi aggupaṭṭhāko. </text:p>
          </table:table-cell>
          <table:table-cell office:value-type="string" calcext:value-type="string">
            <text:p/>
          </table:table-cell>
          <table:table-cell office:value-type="string" calcext:value-type="string">
            <text:p>Koṇāgamana had as chief attendant a mendicant named Sotthij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1.6</text:p>
          </table:table-cell>
          <table:table-cell office:value-type="string" calcext:value-type="string">
            <text:p>Kassapassa, bhikkhave, bhagavato arahato sammāsambuddhassa sabbamitto nāma bhikkhu upaṭṭhāko ahosi aggupaṭṭhāko. </text:p>
          </table:table-cell>
          <table:table-cell office:value-type="string" calcext:value-type="string">
            <text:p/>
          </table:table-cell>
          <table:table-cell office:value-type="string" calcext:value-type="string">
            <text:p>Kassapa had as chief attendant a mendicant named Sabbamitt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1.7</text:p>
          </table:table-cell>
          <table:table-cell office:value-type="string" calcext:value-type="string">
            <text:p>Mayhaṁ, bhikkhave, etarahi ānando nāma bhikkhu upaṭṭhāko ahosi aggupaṭṭhāko. </text:p>
          </table:table-cell>
          <table:table-cell office:value-type="string" calcext:value-type="string">
            <text:p/>
          </table:table-cell>
          <table:table-cell office:value-type="string" calcext:value-type="string">
            <text:p>I have as chief attendant a mendicant named Ānanda.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1</text:p>
          </table:table-cell>
          <table:table-cell office:value-type="string" calcext:value-type="string">
            <text:p>Vipassissa, bhikkhave, bhagavato arahato sammāsambuddhassa bandhumā nāma rājā pitā ahosi. </text:p>
          </table:table-cell>
          <table:table-cell office:value-type="string" calcext:value-type="string">
            <text:p/>
          </table:table-cell>
          <table:table-cell office:value-type="string" calcext:value-type="string">
            <text:p>Vipassī’s father was King Bandhum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c10.6, ms7D_20, msdiv12, pts-cs1.12, pts-vp-pli2.7, sc19</text:p>
          </table:table-cell>
          <table:table-cell/>
        </table:table-row>
        <table:table-row table:style-name="ro1">
          <table:table-cell office:value-type="string" calcext:value-type="string">
            <text:p>dn14:1.12.2</text:p>
          </table:table-cell>
          <table:table-cell office:value-type="string" calcext:value-type="string">
            <text:p>Bandhumatī nāma devī mātā ahosi janetti. </text:p>
          </table:table-cell>
          <table:table-cell office:value-type="string" calcext:value-type="string">
            <text:p/>
          </table:table-cell>
          <table:table-cell office:value-type="string" calcext:value-type="string">
            <text:p>his birth mother was Queen Bandhumatī,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janetti → janettī (sya-all, pts1ed)</text:p>
          </table:table-cell>
        </table:table-row>
        <table:table-row table:style-name="ro1">
          <table:table-cell office:value-type="string" calcext:value-type="string">
            <text:p>dn14:1.12.3</text:p>
          </table:table-cell>
          <table:table-cell office:value-type="string" calcext:value-type="string">
            <text:p>Bandhumassa rañño bandhumatī nāma nagaraṁ rājadhānī ahosi. </text:p>
          </table:table-cell>
          <table:table-cell office:value-type="string" calcext:value-type="string">
            <text:p/>
          </table:table-cell>
          <table:table-cell office:value-type="string" calcext:value-type="string">
            <text:p>and their capital city was named Bandhumat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4</text:p>
          </table:table-cell>
          <table:table-cell office:value-type="string" calcext:value-type="string">
            <text:p>Sikhissa, bhikkhave, bhagavato arahato sammāsambuddhassa aruṇo nāma rājā pitā ahosi. </text:p>
          </table:table-cell>
          <table:table-cell office:value-type="string" calcext:value-type="string">
            <text:p/>
          </table:table-cell>
          <table:table-cell office:value-type="string" calcext:value-type="string">
            <text:p>Sikhī’s father was King Aruṇ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21, sc20, sya10.8, vri2.6</text:p>
          </table:table-cell>
          <table:table-cell/>
        </table:table-row>
        <table:table-row table:style-name="ro1">
          <table:table-cell office:value-type="string" calcext:value-type="string">
            <text:p>dn14:1.12.5</text:p>
          </table:table-cell>
          <table:table-cell office:value-type="string" calcext:value-type="string">
            <text:p>Pabhāvatī nāma devī mātā ahosi janetti. </text:p>
          </table:table-cell>
          <table:table-cell office:value-type="string" calcext:value-type="string">
            <text:p/>
          </table:table-cell>
          <table:table-cell office:value-type="string" calcext:value-type="string">
            <text:p>his birth mother was Queen Pabhāvat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6</text:p>
          </table:table-cell>
          <table:table-cell office:value-type="string" calcext:value-type="string">
            <text:p>Aruṇassa rañño aruṇavatī nāma nagaraṁ rājadhānī ahosi. </text:p>
          </table:table-cell>
          <table:table-cell office:value-type="string" calcext:value-type="string">
            <text:p/>
          </table:table-cell>
          <table:table-cell office:value-type="string" calcext:value-type="string">
            <text:p>and their capital city was named Aruṇavat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7</text:p>
          </table:table-cell>
          <table:table-cell office:value-type="string" calcext:value-type="string">
            <text:p>Vessabhussa, bhikkhave, bhagavato arahato sammāsambuddhassa suppatito nāma rājā pitā ahosi. </text:p>
          </table:table-cell>
          <table:table-cell office:value-type="string" calcext:value-type="string">
            <text:p/>
          </table:table-cell>
          <table:table-cell office:value-type="string" calcext:value-type="string">
            <text:p>Vessabhū’s father was King Suppatīt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22, ndp7.8, sc21</text:p>
          </table:table-cell>
          <table:table-cell office:value-type="string" calcext:value-type="string">
            <text:p>suppatito nāma → suppatīto nāma (bj, sya-all, pts1ed)</text:p>
          </table:table-cell>
        </table:table-row>
        <table:table-row table:style-name="ro1">
          <table:table-cell office:value-type="string" calcext:value-type="string">
            <text:p>dn14:1.12.8</text:p>
          </table:table-cell>
          <table:table-cell office:value-type="string" calcext:value-type="string">
            <text:p>Vassavatī nāma devī mātā ahosi janetti. </text:p>
          </table:table-cell>
          <table:table-cell office:value-type="string" calcext:value-type="string">
            <text:p/>
          </table:table-cell>
          <table:table-cell office:value-type="string" calcext:value-type="string">
            <text:p>his birth mother was Queen Vassavatī,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assavatī nāma → yasavatī nāma (bj, sya-all, km, pts1ed)</text:p>
          </table:table-cell>
        </table:table-row>
        <table:table-row table:style-name="ro1">
          <table:table-cell office:value-type="string" calcext:value-type="string">
            <text:p>dn14:1.12.9</text:p>
          </table:table-cell>
          <table:table-cell office:value-type="string" calcext:value-type="string">
            <text:p>Suppatitassa rañño anomaṁ nāma nagaraṁ rājadhānī ahosi. </text:p>
          </table:table-cell>
          <table:table-cell office:value-type="string" calcext:value-type="string">
            <text:p/>
          </table:table-cell>
          <table:table-cell office:value-type="string" calcext:value-type="string">
            <text:p>and their capital city was named Anoma.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10</text:p>
          </table:table-cell>
          <table:table-cell office:value-type="string" calcext:value-type="string">
            <text:p>Kakusandhassa, bhikkhave, bhagavato arahato sammāsambuddhassa aggidatto nāma brāhmaṇo pitā ahosi. </text:p>
          </table:table-cell>
          <table:table-cell office:value-type="string" calcext:value-type="string">
            <text:p/>
          </table:table-cell>
          <table:table-cell office:value-type="string" calcext:value-type="string">
            <text:p>Kakusandha’s father was the brahmin Aggidatt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9, ms7D_23, sc22</text:p>
          </table:table-cell>
          <table:table-cell/>
        </table:table-row>
        <table:table-row table:style-name="ro1">
          <table:table-cell office:value-type="string" calcext:value-type="string">
            <text:p>dn14:1.12.11</text:p>
          </table:table-cell>
          <table:table-cell office:value-type="string" calcext:value-type="string">
            <text:p>Visākhā nāma brāhmaṇī mātā ahosi janetti. </text:p>
          </table:table-cell>
          <table:table-cell office:value-type="string" calcext:value-type="string">
            <text:p/>
          </table:table-cell>
          <table:table-cell office:value-type="string" calcext:value-type="string">
            <text:p>and his birth mother was the brahmin lady Visākhā.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12</text:p>
          </table:table-cell>
          <table:table-cell office:value-type="string" calcext:value-type="string">
            <text:p>Tena kho pana, bhikkhave, samayena khemo nāma rājā ahosi. </text:p>
          </table:table-cell>
          <table:table-cell office:value-type="string" calcext:value-type="string">
            <text:p/>
          </table:table-cell>
          <table:table-cell office:value-type="string" calcext:value-type="string">
            <text:p>At that time the king was Khe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13</text:p>
          </table:table-cell>
          <table:table-cell office:value-type="string" calcext:value-type="string">
            <text:p>Khemassa rañño khemavatī nāma nagaraṁ rājadhānī ahosi. </text:p>
          </table:table-cell>
          <table:table-cell office:value-type="string" calcext:value-type="string">
            <text:p/>
          </table:table-cell>
          <table:table-cell office:value-type="string" calcext:value-type="string">
            <text:p>whose capital city was named Khemavat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14</text:p>
          </table:table-cell>
          <table:table-cell office:value-type="string" calcext:value-type="string">
            <text:p>Koṇāgamanassa, bhikkhave, bhagavato arahato sammāsambuddhassa yaññadatto nāma brāhmaṇo pitā ahosi. </text:p>
          </table:table-cell>
          <table:table-cell office:value-type="string" calcext:value-type="string">
            <text:p/>
          </table:table-cell>
          <table:table-cell office:value-type="string" calcext:value-type="string">
            <text:p>Koṇāgamana’s father was the brahmin Yaññadatt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8, ms7D_24, sc23</text:p>
          </table:table-cell>
          <table:table-cell/>
        </table:table-row>
        <table:table-row table:style-name="ro1">
          <table:table-cell office:value-type="string" calcext:value-type="string">
            <text:p>dn14:1.12.15</text:p>
          </table:table-cell>
          <table:table-cell office:value-type="string" calcext:value-type="string">
            <text:p>Uttarā nāma brāhmaṇī mātā ahosi janetti. </text:p>
          </table:table-cell>
          <table:table-cell office:value-type="string" calcext:value-type="string">
            <text:p/>
          </table:table-cell>
          <table:table-cell office:value-type="string" calcext:value-type="string">
            <text:p>and his birth mother was the brahmin lady Uttarā.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16</text:p>
          </table:table-cell>
          <table:table-cell office:value-type="string" calcext:value-type="string">
            <text:p>Tena kho pana, bhikkhave, samayena sobho nāma rājā ahosi. </text:p>
          </table:table-cell>
          <table:table-cell office:value-type="string" calcext:value-type="string">
            <text:p/>
          </table:table-cell>
          <table:table-cell office:value-type="string" calcext:value-type="string">
            <text:p>At that time the king was Sobh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17</text:p>
          </table:table-cell>
          <table:table-cell office:value-type="string" calcext:value-type="string">
            <text:p>Sobhassa rañño sobhavatī nāma nagaraṁ rājadhānī ahosi. </text:p>
          </table:table-cell>
          <table:table-cell office:value-type="string" calcext:value-type="string">
            <text:p/>
          </table:table-cell>
          <table:table-cell office:value-type="string" calcext:value-type="string">
            <text:p>whose capital city was named Sobhavat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18</text:p>
          </table:table-cell>
          <table:table-cell office:value-type="string" calcext:value-type="string">
            <text:p>Kassapassa, bhikkhave, bhagavato arahato sammāsambuddhassa brahmadatto nāma brāhmaṇo pitā ahosi. </text:p>
          </table:table-cell>
          <table:table-cell office:value-type="string" calcext:value-type="string">
            <text:p/>
          </table:table-cell>
          <table:table-cell office:value-type="string" calcext:value-type="string">
            <text:p>Kassapa’s father was the brahmin Brahmadatt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7, csp2ed7.7, ms7D_25, sc24</text:p>
          </table:table-cell>
          <table:table-cell office:value-type="string" calcext:value-type="string">
            <text:p>nāma → kiṅkī nāma (sya-all)</text:p>
          </table:table-cell>
        </table:table-row>
        <table:table-row table:style-name="ro1">
          <table:table-cell office:value-type="string" calcext:value-type="string">
            <text:p>dn14:1.12.19</text:p>
          </table:table-cell>
          <table:table-cell office:value-type="string" calcext:value-type="string">
            <text:p>Dhanavatī nāma brāhmaṇī mātā ahosi janetti. </text:p>
          </table:table-cell>
          <table:table-cell office:value-type="string" calcext:value-type="string">
            <text:p/>
          </table:table-cell>
          <table:table-cell office:value-type="string" calcext:value-type="string">
            <text:p>and his birth mother was the brahmin lady Dhanavat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20</text:p>
          </table:table-cell>
          <table:table-cell office:value-type="string" calcext:value-type="string">
            <text:p>Tena kho pana, bhikkhave, samayena kikī nāma rājā ahosi. </text:p>
          </table:table-cell>
          <table:table-cell office:value-type="string" calcext:value-type="string">
            <text:p/>
          </table:table-cell>
          <table:table-cell office:value-type="string" calcext:value-type="string">
            <text:p>At that time the king was Kik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21</text:p>
          </table:table-cell>
          <table:table-cell office:value-type="string" calcext:value-type="string">
            <text:p>Kikissa rañño bārāṇasī nāma nagaraṁ rājadhānī ahosi. </text:p>
          </table:table-cell>
          <table:table-cell office:value-type="string" calcext:value-type="string">
            <text:p/>
          </table:table-cell>
          <table:table-cell office:value-type="string" calcext:value-type="string">
            <text:p>whose capital city was named Benar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22</text:p>
          </table:table-cell>
          <table:table-cell office:value-type="string" calcext:value-type="string">
            <text:p>Mayhaṁ, bhikkhave, etarahi suddhodano nāma rājā pitā ahosi. </text:p>
          </table:table-cell>
          <table:table-cell office:value-type="string" calcext:value-type="string">
            <text:p/>
          </table:table-cell>
          <table:table-cell office:value-type="string" calcext:value-type="string">
            <text:p>My father was King Suddhodan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c10.7, ms7D_26, sc25, sya10.9</text:p>
          </table:table-cell>
          <table:table-cell/>
        </table:table-row>
        <table:table-row table:style-name="ro1">
          <table:table-cell office:value-type="string" calcext:value-type="string">
            <text:p>dn14:1.12.23</text:p>
          </table:table-cell>
          <table:table-cell office:value-type="string" calcext:value-type="string">
            <text:p>Māyā nāma devī mātā ahosi janetti. </text:p>
          </table:table-cell>
          <table:table-cell office:value-type="string" calcext:value-type="string">
            <text:p/>
          </table:table-cell>
          <table:table-cell office:value-type="string" calcext:value-type="string">
            <text:p>my birth mother was Queen Māyā,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2.24</text:p>
          </table:table-cell>
          <table:table-cell office:value-type="string" calcext:value-type="string">
            <text:p>Kapilavatthu nāma nagaraṁ rājadhānī ahosī”ti. </text:p>
          </table:table-cell>
          <table:table-cell office:value-type="string" calcext:value-type="string">
            <text:p/>
          </table:table-cell>
          <table:table-cell office:value-type="string" calcext:value-type="string">
            <text:p>and our capital city was Kapilavatthu.”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25</text:p>
          </table:table-cell>
          <table:table-cell office:value-type="string" calcext:value-type="string">
            <text:p>Idamavoca bhagavā. </text:p>
          </table:table-cell>
          <table:table-cell office:value-type="string" calcext:value-type="string">
            <text:p/>
          </table:table-cell>
          <table:table-cell office:value-type="string" calcext:value-type="string">
            <text:p>That is what the Buddha sai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2.26</text:p>
          </table:table-cell>
          <table:table-cell office:value-type="string" calcext:value-type="string">
            <text:p>Idaṁ vatvāna sugato uṭṭhāyāsanā vihāraṁ pāvisi. </text:p>
          </table:table-cell>
          <table:table-cell office:value-type="string" calcext:value-type="string">
            <text:p/>
          </table:table-cell>
          <table:table-cell office:value-type="string" calcext:value-type="string">
            <text:p>When he had spoken, the Holy One got up from his seat and entered his dwell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3.1</text:p>
          </table:table-cell>
          <table:table-cell office:value-type="string" calcext:value-type="string">
            <text:p>Atha kho tesaṁ bhikkhūnaṁ acirapakkantassa bhagavato ayamantarākathā udapādi: </text:p>
          </table:table-cell>
          <table:table-cell office:value-type="string" calcext:value-type="string">
            <text:p/>
          </table:table-cell>
          <table:table-cell office:value-type="string" calcext:value-type="string">
            <text:p>Soon after the Buddha left, those mendicants discussed among themselv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8.12, cck10.10, dr10.9, ms7D_27, msdiv13, pts-cs1.13, pts-vp-pli2.8, sc26, vri2.7</text:p>
          </table:table-cell>
          <table:table-cell/>
        </table:table-row>
        <table:table-row table:style-name="ro1">
          <table:table-cell office:value-type="string" calcext:value-type="string">
            <text:p>dn14:1.13.2</text:p>
          </table:table-cell>
          <table:table-cell office:value-type="string" calcext:value-type="string">
            <text:p>“acchariyaṁ, āvuso, abbhutaṁ, āvuso, tathāgatassa mahiddhikatā mahānubhāvatā. </text:p>
          </table:table-cell>
          <table:table-cell office:value-type="string" calcext:value-type="string">
            <text:p/>
          </table:table-cell>
          <table:table-cell office:value-type="string" calcext:value-type="string">
            <text:p>“It’s incredible, reverends, it’s amazing, the power and might of a Realized On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3.3</text:p>
          </table:table-cell>
          <table:table-cell office:value-type="string" calcext:value-type="string">
            <text:p>Yatra hi nāma tathāgato atīte buddhe parinibbute chinnapapañce chinnavaṭume pariyādinnavaṭṭe sabbadukkhavītivatte jātitopi anussarissati, nāmatopi anussarissati, gottatopi anussarissati, āyuppamāṇatopi anussarissati, sāvakayugatopi anussarissati, sāvakasannipātatopi anussarissati: </text:p>
          </table:table-cell>
          <table:table-cell office:value-type="string" calcext:value-type="string">
            <text:p/>
          </table:table-cell>
          <table:table-cell office:value-type="string" calcext:value-type="string">
            <text:p>For he is able to recollect the caste, names, clans, life-span, chief disciples, and gatherings of disciples of the Buddhas of the past who have become completely extinguished, cut off proliferation, cut off the track, finished off the cycle, and transcended suffer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3.4</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He knows the caste they were born in, and also their names, clans, conduct, qualities, wisdom, meditation, and freedo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3.5</text:p>
          </table:table-cell>
          <table:table-cell office:value-type="string" calcext:value-type="string">
            <text:p>“Kiṁ nu kho, āvuso, tathāgatasseva nu kho esā dhammadhātu suppaṭividdhā, yassā dhammadhātuyā suppaṭividdhattā tathāgato atīte buddhe parinibbute chinnapapañce chinnavaṭume pariyādinnavaṭṭe sabbadukkhavītivatte jātitopi anussarati, nāmatopi anussarati, gottatopi anussarati, āyuppamāṇatopi anussarati, sāvakayugatopi anussarati, sāvakasannipātatopi anussarati: ‘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Is it because the Realized One has clearly comprehended the principle of the teachings that he can recollect all these thing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1, csp1ed7.8, csp2ed7.8, mc10.8, ms7D_28, ndp7.9, pts-vp-pli2.9, sc27, sya10.10</text:p>
          </table:table-cell>
          <table:table-cell/>
        </table:table-row>
        <table:table-row table:style-name="ro1">
          <table:table-cell office:value-type="string" calcext:value-type="string">
            <text:p>dn14:1.13.6</text:p>
          </table:table-cell>
          <table:table-cell office:value-type="string" calcext:value-type="string">
            <text:p>udāhu devatā tathāgatassa etamatthaṁ ārocesuṁ, yena tathāgato atīte buddhe parinibbute chinnapapañce chinnavaṭume pariyādinnavaṭṭe sabbadukkhavītivatte jātitopi anussarati, nāmatopi anussarati, gottatopi anussarati, āyuppamāṇatopi anussarati, sāvakayugatopi anussarati, sāvakasannipātatopi anussarati: ‘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Or did deities tell hi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3.7</text:p>
          </table:table-cell>
          <table:table-cell office:value-type="string" calcext:value-type="string">
            <text:p>Ayañca hidaṁ tesaṁ bhikkhūnaṁ antarākathā vippakatā hoti. </text:p>
          </table:table-cell>
          <table:table-cell office:value-type="string" calcext:value-type="string">
            <text:p/>
          </table:table-cell>
          <table:table-cell office:value-type="string" calcext:value-type="string">
            <text:p>But this conversation among those mendicants was left unfinish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4.1</text:p>
          </table:table-cell>
          <table:table-cell office:value-type="string" calcext:value-type="string">
            <text:p>Atha kho bhagavā sāyanhasamayaṁ paṭisallānā vuṭṭhito yena karerimaṇḍalamāḷo tenupasaṅkami; upasaṅkamitvā paññatte āsane nisīdi. </text:p>
          </table:table-cell>
          <table:table-cell office:value-type="string" calcext:value-type="string">
            <text:p/>
          </table:table-cell>
          <table:table-cell office:value-type="string" calcext:value-type="string">
            <text:p>Then in the late afternoon, the Buddha came out of retreat and went to the pavilion by the kari tree, where he sat on the seat spread ou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10, ms7D_29, msdiv14, pts-cs1.14, sc28</text:p>
          </table:table-cell>
          <table:table-cell/>
        </table:table-row>
        <table:table-row table:style-name="ro1">
          <table:table-cell office:value-type="string" calcext:value-type="string">
            <text:p>dn14:1.14.2</text:p>
          </table:table-cell>
          <table:table-cell office:value-type="string" calcext:value-type="string">
            <text:p>Nisajja kho bhagavā bhikkhū āmantesi: </text:p>
          </table:table-cell>
          <table:table-cell office:value-type="string" calcext:value-type="string">
            <text:p/>
          </table:table-cell>
          <table:table-cell office:value-type="string" calcext:value-type="string">
            <text:p>and addressed the mendicant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3</text:p>
          </table:table-cell>
          <table:table-cell office:value-type="string" calcext:value-type="string">
            <text:p>“kāya nuttha, bhikkhave, etarahi kathāya sannisinnā; kā ca pana vo antarākathā vippakatā”ti? </text:p>
          </table:table-cell>
          <table:table-cell office:value-type="string" calcext:value-type="string">
            <text:p/>
          </table:table-cell>
          <table:table-cell office:value-type="string" calcext:value-type="string">
            <text:p>“Mendicants, what were you sitting talking about just now? What conversation was unfinish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4.4</text:p>
          </table:table-cell>
          <table:table-cell office:value-type="string" calcext:value-type="string">
            <text:p>Evaṁ vutte, te bhikkhū bhagavantaṁ etadavocuṁ: </text:p>
          </table:table-cell>
          <table:table-cell office:value-type="string" calcext:value-type="string">
            <text:p/>
          </table:table-cell>
          <table:table-cell office:value-type="string" calcext:value-type="string">
            <text:p>The mendicants told him what had happened, adding,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14, cck10.12, csp1ed7.9, csp2ed7.9, dr10.11, mc10.9, ms7D_30, ndp7.10, pts-vp-pli2.10, sc29, sya10.11, vri2.8</text:p>
          </table:table-cell>
          <table:table-cell/>
        </table:table-row>
        <table:table-row table:style-name="ro1">
          <table:table-cell office:value-type="string" calcext:value-type="string">
            <text:p>dn14:1.14.5</text:p>
          </table:table-cell>
          <table:table-cell office:value-type="string" calcext:value-type="string">
            <text:p>“idha, bhante, amhākaṁ acirapakkantassa bhagavato ayaṁ antarākathā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6</text:p>
          </table:table-cell>
          <table:table-cell office:value-type="string" calcext:value-type="string">
            <text:p>‘acchariyaṁ, āvuso, abbhutaṁ, āvuso, tathāgatassa mahiddhikatā mahānubhāvat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7</text:p>
          </table:table-cell>
          <table:table-cell office:value-type="string" calcext:value-type="string">
            <text:p>Yatra hi nāma tathāgato atīte buddhe parinibbute chinnapapañce chinnavaṭume pariyādinnavaṭṭe sabbadukkhavītivatte jātitopi anussarissati, nāmatopi anussarissati, gottatopi anussarissati, āyuppamāṇatopi anussarissati, sāvakayugatopi anussarissati, sāvakasannipātatopi anussariss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8</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9</text:p>
          </table:table-cell>
          <table:table-cell office:value-type="string" calcext:value-type="string">
            <text:p>Kiṁ nu kho, āvuso, tathāgatasseva nu kho esā dhammadhātu suppaṭividdhā, yassā dhammadhātuyā suppaṭividdhattā tathāgato atīte buddhe parinibbute chinnapapañce chinnavaṭume pariyādinnavaṭṭe sabbadukkhavītivatte jātitopi anussarati, nāmatopi anussarati, gottatopi anussarati, āyuppamāṇatopi anussarati, sāvakayugatopi anussarati, sāvakasannipātatopi anussar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10</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11</text:p>
          </table:table-cell>
          <table:table-cell office:value-type="string" calcext:value-type="string">
            <text:p>Udāhu devatā tathāgatassa etamatthaṁ ārocesuṁ, yena tathāgato atīte buddhe parinibbute chinnapapañce chinnavaṭume pariyādinnavaṭṭe sabbadukkhavītivatte jātitopi anussarati, nāmatopi anussarati, gottatopi anussarati, āyuppamāṇatopi anussarati, sāvakayugatopi anussarati, sāvakasannipātatopi anussar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12</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4.13</text:p>
          </table:table-cell>
          <table:table-cell office:value-type="string" calcext:value-type="string">
            <text:p>Ayaṁ kho no, bhante, antarākathā vippakatā, atha bhagavā anuppatto”ti. </text:p>
          </table:table-cell>
          <table:table-cell office:value-type="string" calcext:value-type="string">
            <text:p/>
          </table:table-cell>
          <table:table-cell office:value-type="string" calcext:value-type="string">
            <text:p>“This was our conversation that was unfinished when the Buddha arriv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5.1</text:p>
          </table:table-cell>
          <table:table-cell office:value-type="string" calcext:value-type="string">
            <text:p>“Tathāgatassevesā, bhikkhave, dhammadhātu suppaṭividdhā, yassā dhammadhātuyā suppaṭividdhattā tathāgato atīte buddhe parinibbute chinnapapañce chinnavaṭume pariyādinnavaṭṭe sabbadukkhavītivatte jātitopi anussarati, nāmatopi anussarati, gottatopi anussarati, āyuppamāṇatopi anussarati, sāvakayugatopi anussarati, sāvakasannipātatopi anussarati: </text:p>
          </table:table-cell>
          <table:table-cell office:value-type="string" calcext:value-type="string">
            <text:p/>
          </table:table-cell>
          <table:table-cell office:value-type="string" calcext:value-type="string">
            <text:p>“It is because the Realized One has clearly comprehended the principle of the teachings that he can recollect all these thing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3, ms7D_31, msdiv15, pts-cs1.15, sc30, sya10.12</text:p>
          </table:table-cell>
          <table:table-cell/>
        </table:table-row>
        <table:table-row table:style-name="ro1">
          <table:table-cell office:value-type="string" calcext:value-type="string">
            <text:p>dn14:1.15.2</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5.3</text:p>
          </table:table-cell>
          <table:table-cell office:value-type="string" calcext:value-type="string">
            <text:p>Devatāpi tathāgatassa etamatthaṁ ārocesuṁ, yena tathāgato atīte buddhe parinibbute chinnapapañce chinnavaṭume pariyādinnavaṭṭe sabbadukkhavītivatte jātitopi anussarati, nāmatopi anussarati, gottatopi anussarati, āyuppamāṇatopi anussarati, sāvakayugatopi anussarati, sāvakasannipātatopi anussarati: </text:p>
          </table:table-cell>
          <table:table-cell office:value-type="string" calcext:value-type="string">
            <text:p/>
          </table:table-cell>
          <table:table-cell office:value-type="string" calcext:value-type="string">
            <text:p>And the deities also told m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5.4</text:p>
          </table:table-cell>
          <table:table-cell office:value-type="string" calcext:value-type="string">
            <text:p>‘evaṁjaccā te bhagavanto ahesuṁ itipi, 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5.5</text:p>
          </table:table-cell>
          <table:table-cell office:value-type="string" calcext:value-type="string">
            <text:p>Iccheyyātha no tumhe, bhikkhave, bhiyyoso mattāya pubbenivāsapaṭisaṁyuttaṁ dhammiṁ kathaṁ sotun”ti? </text:p>
          </table:table-cell>
          <table:table-cell office:value-type="string" calcext:value-type="string">
            <text:p/>
          </table:table-cell>
          <table:table-cell office:value-type="string" calcext:value-type="string">
            <text:p>Would you like to hear a further Dhamma talk on the subject of past liv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8.16, ms7D_32, ndp7.11, pts-vp-pli2.11, sc31, vri2.9</text:p>
          </table:table-cell>
          <table:table-cell/>
        </table:table-row>
        <table:table-row table:style-name="ro1">
          <table:table-cell office:value-type="string" calcext:value-type="string">
            <text:p>dn14:1.15.6</text:p>
          </table:table-cell>
          <table:table-cell office:value-type="string" calcext:value-type="string">
            <text:p>“Etassa, bhagavā, kālo; etassa, sugata, kālo; </text:p>
          </table:table-cell>
          <table:table-cell office:value-type="string" calcext:value-type="string">
            <text:p/>
          </table:table-cell>
          <table:table-cell office:value-type="string" calcext:value-type="string">
            <text:p>“Now is the time, Blessed One! Now is the time, Holy On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5.7</text:p>
          </table:table-cell>
          <table:table-cell office:value-type="string" calcext:value-type="string">
            <text:p>yaṁ bhagavā bhiyyoso mattāya pubbenivāsapaṭisaṁyuttaṁ dhammiṁ kathaṁ kareyya, bhagavato sutvā bhikkhū dhāressantī”ti. </text:p>
          </table:table-cell>
          <table:table-cell office:value-type="string" calcext:value-type="string">
            <text:p/>
          </table:table-cell>
          <table:table-cell office:value-type="string" calcext:value-type="string">
            <text:p>Let the Buddha give a further Dhamma talk on the subject of past lives. The mendicants will listen and remember it.”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5.8</text:p>
          </table:table-cell>
          <table:table-cell office:value-type="string" calcext:value-type="string">
            <text:p>“Tena hi, bhikkhave, suṇātha, sādhukaṁ manasi karotha, bhāsissāmī”ti. </text:p>
          </table:table-cell>
          <table:table-cell office:value-type="string" calcext:value-type="string">
            <text:p/>
          </table:table-cell>
          <table:table-cell office:value-type="string" calcext:value-type="string">
            <text:p>“Well then, mendicants, listen and pay close attention, I will speak.”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1.15.9</text:p>
          </table:table-cell>
          <table:table-cell office:value-type="string" calcext:value-type="string">
            <text:p>“Evaṁ, bhante”ti kho te bhikkhū bhagavato paccassosuṁ. </text:p>
          </table:table-cell>
          <table:table-cell office:value-type="string" calcext:value-type="string">
            <text:p/>
          </table:table-cell>
          <table:table-cell office:value-type="string" calcext:value-type="string">
            <text:p>“Yes, sir,” they repli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5.10</text:p>
          </table:table-cell>
          <table:table-cell office:value-type="string" calcext:value-type="string">
            <text:p>Bhagavā etadavoca: </text:p>
          </table:table-cell>
          <table:table-cell office:value-type="string" calcext:value-type="string">
            <text:p/>
          </table:table-cell>
          <table:table-cell office:value-type="string" calcext:value-type="string">
            <text:p>The Buddha said thi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6.1</text:p>
          </table:table-cell>
          <table:table-cell office:value-type="string" calcext:value-type="string">
            <text:p>“Ito so, bhikkhave, ekanavutikappe yaṁ vipassī bhagavā arahaṁ sammāsambuddho loke udapādi. </text:p>
          </table:table-cell>
          <table:table-cell office:value-type="string" calcext:value-type="string">
            <text:p/>
          </table:table-cell>
          <table:table-cell office:value-type="string" calcext:value-type="string">
            <text:p>“Ninety-one eons ago, the Buddha Vipassī arose in the world, perfected and fully awakene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4, csp1ed7.10, csp2ed7.10, dr10.12, mc10.10, ms7D_33, msdiv16, pts-cs1.16, pts-vp-pli2.12, sc32, sya10.13</text:p>
          </table:table-cell>
          <table:table-cell/>
        </table:table-row>
        <table:table-row table:style-name="ro1">
          <table:table-cell office:value-type="string" calcext:value-type="string">
            <text:p>dn14:1.16.2</text:p>
          </table:table-cell>
          <table:table-cell office:value-type="string" calcext:value-type="string">
            <text:p>Vipassī, bhikkhave, bhagavā arahaṁ sammāsambuddho khattiyo jātiyā ahosi, khattiyakule udapādi. </text:p>
          </table:table-cell>
          <table:table-cell office:value-type="string" calcext:value-type="string">
            <text:p/>
          </table:table-cell>
          <table:table-cell office:value-type="string" calcext:value-type="string">
            <text:p>He was born as an aristocrat into an aristocrat famil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3</text:p>
          </table:table-cell>
          <table:table-cell office:value-type="string" calcext:value-type="string">
            <text:p>Vipassī, bhikkhave, bhagavā arahaṁ sammāsambuddho koṇḍañño gottena ahosi. </text:p>
          </table:table-cell>
          <table:table-cell office:value-type="string" calcext:value-type="string">
            <text:p/>
          </table:table-cell>
          <table:table-cell office:value-type="string" calcext:value-type="string">
            <text:p>His clan was Koṇḍaññ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4</text:p>
          </table:table-cell>
          <table:table-cell office:value-type="string" calcext:value-type="string">
            <text:p>Vipassissa, bhikkhave, bhagavato arahato sammāsambuddhassa asītivassasahassāni āyuppamāṇaṁ ahosi. </text:p>
          </table:table-cell>
          <table:table-cell office:value-type="string" calcext:value-type="string">
            <text:p/>
          </table:table-cell>
          <table:table-cell office:value-type="string" calcext:value-type="string">
            <text:p>He lived for 8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5</text:p>
          </table:table-cell>
          <table:table-cell office:value-type="string" calcext:value-type="string">
            <text:p>Vipassī, bhikkhave, bhagavā arahaṁ sammāsambuddho pāṭaliyā mūle abhisambuddho. </text:p>
          </table:table-cell>
          <table:table-cell office:value-type="string" calcext:value-type="string">
            <text:p/>
          </table:table-cell>
          <table:table-cell office:value-type="string" calcext:value-type="string">
            <text:p>He was awakened at the root of a trumpet flower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6</text:p>
          </table:table-cell>
          <table:table-cell office:value-type="string" calcext:value-type="string">
            <text:p>Vipassissa, bhikkhave, bhagavato arahato sammāsambuddhassa khaṇḍatissaṁ nāma sāvakayugaṁ ahosi aggaṁ bhaddayugaṁ. </text:p>
          </table:table-cell>
          <table:table-cell office:value-type="string" calcext:value-type="string">
            <text:p/>
          </table:table-cell>
          <table:table-cell office:value-type="string" calcext:value-type="string">
            <text:p>He had a fine pair of chief disciples named Khaṇḍa and Tiss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7</text:p>
          </table:table-cell>
          <table:table-cell office:value-type="string" calcext:value-type="string">
            <text:p>Vipassissa, bhikkhave, bhagavato arahato sammāsambuddhassa tayo sāvakānaṁ sannipātā ahesuṁ. </text:p>
          </table:table-cell>
          <table:table-cell office:value-type="string" calcext:value-type="string">
            <text:p/>
          </table:table-cell>
          <table:table-cell office:value-type="string" calcext:value-type="string">
            <text:p>He had three gatherings of disciple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8</text:p>
          </table:table-cell>
          <table:table-cell office:value-type="string" calcext:value-type="string">
            <text:p>Eko sāvakānaṁ sannipāto ahosi aṭṭhasaṭṭhibhikkhusatasahassaṁ, eko sāvakānaṁ sannipāto ahosi bhikkhusatasahassaṁ, eko sāvakānaṁ sannipāto ahosi asītibhikkhusahassāni. </text:p>
          </table:table-cell>
          <table:table-cell office:value-type="string" calcext:value-type="string">
            <text:p/>
          </table:table-cell>
          <table:table-cell office:value-type="string" calcext:value-type="string">
            <text:p>one of 6,800,000, one of 100,000, and one of 80,000—</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9</text:p>
          </table:table-cell>
          <table:table-cell office:value-type="string" calcext:value-type="string">
            <text:p>Vipassissa, bhikkhave,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all of them mendicants who had ended their defilement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10</text:p>
          </table:table-cell>
          <table:table-cell office:value-type="string" calcext:value-type="string">
            <text:p>Vipassissa, bhikkhave, bhagavato arahato sammāsambuddhassa asoko nāma bhikkhu upaṭṭhāko ahosi aggupaṭṭhāko. </text:p>
          </table:table-cell>
          <table:table-cell office:value-type="string" calcext:value-type="string">
            <text:p/>
          </table:table-cell>
          <table:table-cell office:value-type="string" calcext:value-type="string">
            <text:p>He had as chief attendant a mendicant named Asok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11</text:p>
          </table:table-cell>
          <table:table-cell office:value-type="string" calcext:value-type="string">
            <text:p>Vipassissa, bhikkhave, bhagavato arahato sammāsambuddhassa bandhumā nāma rājā pitā ahosi. </text:p>
          </table:table-cell>
          <table:table-cell office:value-type="string" calcext:value-type="string">
            <text:p/>
          </table:table-cell>
          <table:table-cell office:value-type="string" calcext:value-type="string">
            <text:p>His father was King Bandhu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12</text:p>
          </table:table-cell>
          <table:table-cell office:value-type="string" calcext:value-type="string">
            <text:p>Bandhumatī nāma devī mātā ahosi janetti. </text:p>
          </table:table-cell>
          <table:table-cell office:value-type="string" calcext:value-type="string">
            <text:p/>
          </table:table-cell>
          <table:table-cell office:value-type="string" calcext:value-type="string">
            <text:p>his birth mother was Queen Bandhumat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6.13</text:p>
          </table:table-cell>
          <table:table-cell office:value-type="string" calcext:value-type="string">
            <text:p>Bandhumassa rañño bandhumatī nāma nagaraṁ rājadhānī ahosi. </text:p>
          </table:table-cell>
          <table:table-cell office:value-type="string" calcext:value-type="string">
            <text:p/>
          </table:table-cell>
          <table:table-cell office:value-type="string" calcext:value-type="string">
            <text:p>and their capital city was named Bandhumat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7.0</text:p>
          </table:table-cell>
          <table:table-cell office:value-type="string" calcext:value-type="string">
            <text:p>2. Bodhisattadhammatā </text:p>
          </table:table-cell>
          <table:table-cell office:value-type="string" calcext:value-type="string">
            <text:p/>
          </table:table-cell>
          <table:table-cell office:value-type="string" calcext:value-type="string">
            <text:p>2. What’s Normal For One Intent on Awakening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1.17.1</text:p>
          </table:table-cell>
          <table:table-cell office:value-type="string" calcext:value-type="string">
            <text:p>Atha kho, bhikkhave, vipassī bodhisatto tusitā kāyā cavitvā sato sampajāno mātukucchiṁ okkami. </text:p>
          </table:table-cell>
          <table:table-cell office:value-type="string" calcext:value-type="string">
            <text:p/>
          </table:table-cell>
          <table:table-cell office:value-type="string" calcext:value-type="string">
            <text:p>When Vipassī, the being intent on awakening, passed away from the host of Joyful Gods, he was conceived in his mother’s womb, mindful and awar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34, msdiv17, pts-cs1.17, sc33</text:p>
          </table:table-cell>
          <table:table-cell/>
        </table:table-row>
        <table:table-row table:style-name="ro1">
          <table:table-cell office:value-type="string" calcext:value-type="string">
            <text:p>dn14:1.17.2</text:p>
          </table:table-cell>
          <table:table-cell office:value-type="string" calcext:value-type="string">
            <text:p>Ayamettha dhammatā. (1)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7.3</text:p>
          </table:table-cell>
          <table:table-cell office:value-type="string" calcext:value-type="string">
            <text:p>Dhammatā esā, bhikkhave, yadā bodhisatto tusitā kāyā cavitvā mātukucchiṁ okkamati. </text:p>
          </table:table-cell>
          <table:table-cell office:value-type="string" calcext:value-type="string">
            <text:p/>
          </table:table-cell>
          <table:table-cell office:value-type="string" calcext:value-type="string">
            <text:p>It’s normal that, when the being intent on awakening passes away from the host of Joyful Gods, he is conceived in his mother’s womb.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18, cck10.15, dr10.13, ms7D_35, msdiv18, ndp7.12, sc34, sya10.14, vri2.10</text:p>
          </table:table-cell>
          <table:table-cell/>
        </table:table-row>
        <table:table-row table:style-name="ro1">
          <table:table-cell office:value-type="string" calcext:value-type="string">
            <text:p>dn14:1.17.4</text:p>
          </table:table-cell>
          <table:table-cell office:value-type="string" calcext:value-type="string">
            <text:p>Atha sadevake loke samārake sabrahmake sassamaṇabrāhmaṇiyā pajāya sadevamanussāya appamāṇo uḷāro obhāso pātubhavati atikkammeva devānaṁ devānubhāvaṁ. </text:p>
          </table:table-cell>
          <table:table-cell office:value-type="string" calcext:value-type="string">
            <text:p/>
          </table:table-cell>
          <table:table-cell office:value-type="string" calcext:value-type="string">
            <text:p>And then—in this world with its gods, Māras and Brahmās, this population with its ascetics and brahmins, gods and humans—an immeasurable, magnificent light appears, surpassing the glory of the go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7.5</text:p>
          </table:table-cell>
          <table:table-cell office:value-type="string" calcext:value-type="string">
            <text:p>Yāpi tā lokantarikā aghā asaṁvutā andhakārā andhakāratimisā, yatthapime candimasūriyā evaṁmahiddhikā evaṁmahānubhāvā ābhāya nānubhonti, tatthapi appamāṇo uḷāro obhāso pātubhavati atikkammeva devānaṁ devānubhāvaṁ. </text:p>
          </table:table-cell>
          <table:table-cell office:value-type="string" calcext:value-type="string">
            <text:p/>
          </table:table-cell>
          <table:table-cell office:value-type="string" calcext:value-type="string">
            <text:p>Even in the boundless desolation of interstellar space—so utterly dark that even the light of the moon and the sun, so mighty and powerful, makes no impression—an immeasurable, magnificent light appears, surpassing the glory of the go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7.6</text:p>
          </table:table-cell>
          <table:table-cell office:value-type="string" calcext:value-type="string">
            <text:p>Yepi tattha sattā upapannā, tepi tenobhāsena aññamaññaṁ sañjānanti: ‘aññepi kira, bho, santi sattā idhūpapannā’ti. </text:p>
          </table:table-cell>
          <table:table-cell office:value-type="string" calcext:value-type="string">
            <text:p/>
          </table:table-cell>
          <table:table-cell office:value-type="string" calcext:value-type="string">
            <text:p>And the sentient beings reborn there recognize each other by that light: ‘So, it seems other sentient beings have been reborn he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7.7</text:p>
          </table:table-cell>
          <table:table-cell office:value-type="string" calcext:value-type="string">
            <text:p>Ayañca dasasahassī lokadhātu saṅkampati sampakampati sampavedhati. Appamāṇo ca uḷāro obhāso loke pātubhavati atikkammeva devānaṁ devānubhāvaṁ. </text:p>
          </table:table-cell>
          <table:table-cell office:value-type="string" calcext:value-type="string">
            <text:p/>
          </table:table-cell>
          <table:table-cell office:value-type="string" calcext:value-type="string">
            <text:p>And this galaxy shakes and rocks and trembles. And an immeasurable, magnificent light appears in the world, surpassing the glory of the go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17.8</text:p>
          </table:table-cell>
          <table:table-cell office:value-type="string" calcext:value-type="string">
            <text:p>Ayamettha dhammatā. (2)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7.9</text:p>
          </table:table-cell>
          <table:table-cell office:value-type="string" calcext:value-type="string">
            <text:p>Dhammatā esā, bhikkhave, yadā bodhisatto mātukucchiṁ okkanto hoti, cattāro naṁ devaputtā catuddisaṁ rakkhāya upagacchanti: ‘mā naṁ bodhisattaṁ vā bodhisattamātaraṁ vā manusso vā amanusso vā koci vā viheṭhesī’ti. </text:p>
          </table:table-cell>
          <table:table-cell office:value-type="string" calcext:value-type="string">
            <text:p/>
          </table:table-cell>
          <table:table-cell office:value-type="string" calcext:value-type="string">
            <text:p>It’s normal that, when the being intent on awakening is conceived in his mother’s belly, four gods approach to guard the four directions, so that no human or non-human or anyone at all shall harm the being intent on awakening or his moth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11, csp2ed7.11, mc10.11, ms7D_36, msdiv19, sc35</text:p>
          </table:table-cell>
          <table:table-cell office:value-type="string" calcext:value-type="string">
            <text:p>catuddisaṁ → cātuddisaṁ (sya-all, km)</text:p>
          </table:table-cell>
        </table:table-row>
        <table:table-row table:style-name="ro1">
          <table:table-cell office:value-type="string" calcext:value-type="string">
            <text:p>dn14:1.17.10</text:p>
          </table:table-cell>
          <table:table-cell office:value-type="string" calcext:value-type="string">
            <text:p>Ayamettha dhammatā. (3)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8.1</text:p>
          </table:table-cell>
          <table:table-cell office:value-type="string" calcext:value-type="string">
            <text:p>Dhammatā esā, bhikkhave, yadā bodhisatto mātukucchiṁ okkanto hoti, pakatiyā sīlavatī bodhisattamātā hoti, viratā pāṇātipātā, viratā adinnādānā, viratā kāmesumicchācārā, viratā musāvādā, viratā surāmerayamajjappamādaṭṭhānā. </text:p>
          </table:table-cell>
          <table:table-cell office:value-type="string" calcext:value-type="string">
            <text:p/>
          </table:table-cell>
          <table:table-cell office:value-type="string" calcext:value-type="string">
            <text:p>It’s normal that, when the being intent on awakening is conceived in his mother’s belly, she becomes naturally ethical. She refrains from killing living creatures, stealing, sexual misconduct, lying, and alcoholic drinks that cause negligenc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37, msdiv20, pts-cs1.18, pts-vp-pli2.13, sc36</text:p>
          </table:table-cell>
          <table:table-cell/>
        </table:table-row>
        <table:table-row table:style-name="ro1">
          <table:table-cell office:value-type="string" calcext:value-type="string">
            <text:p>dn14:1.18.2</text:p>
          </table:table-cell>
          <table:table-cell office:value-type="string" calcext:value-type="string">
            <text:p>Ayamettha dhammatā. (4)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19.1</text:p>
          </table:table-cell>
          <table:table-cell office:value-type="string" calcext:value-type="string">
            <text:p>Dhammatā esā, bhikkhave, yadā bodhisatto mātukucchiṁ okkanto hoti, na bodhisattamātu purisesu mānasaṁ uppajjati kāmaguṇūpasaṁhitaṁ, anatikkamanīyā ca bodhisattamātā hoti kenaci purisena rattacittena. </text:p>
          </table:table-cell>
          <table:table-cell office:value-type="string" calcext:value-type="string">
            <text:p/>
          </table:table-cell>
          <table:table-cell office:value-type="string" calcext:value-type="string">
            <text:p>It’s normal that, when the being intent on awakening is conceived in his mother’s belly, she no longer feels sexual desire for men, and she cannot be violated by a man of lustful inten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6, dr10.14, ms7D_38, msdiv21, pts-cs1.19, sc37</text:p>
          </table:table-cell>
          <table:table-cell/>
        </table:table-row>
        <table:table-row table:style-name="ro1">
          <table:table-cell office:value-type="string" calcext:value-type="string">
            <text:p>dn14:1.19.2</text:p>
          </table:table-cell>
          <table:table-cell office:value-type="string" calcext:value-type="string">
            <text:p>Ayamettha dhammatā. (5)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0.1</text:p>
          </table:table-cell>
          <table:table-cell office:value-type="string" calcext:value-type="string">
            <text:p>Dhammatā esā, bhikkhave, yadā bodhisatto mātukucchiṁ okkanto hoti, lābhinī bodhisattamātā hoti pañcannaṁ kāmaguṇānaṁ. Sā pañcahi kāmaguṇehi samappitā samaṅgībhūtā paricāreti. </text:p>
          </table:table-cell>
          <table:table-cell office:value-type="string" calcext:value-type="string">
            <text:p/>
          </table:table-cell>
          <table:table-cell office:value-type="string" calcext:value-type="string">
            <text:p>It’s normal that, when the being intent on awakening is conceived in his mother’s belly, she obtains the five kinds of sensual stimulation and amuses herself, supplied and provided with them.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39, msdiv22, pts-cs1.20, sc38, sya10.15</text:p>
          </table:table-cell>
          <table:table-cell/>
        </table:table-row>
        <table:table-row table:style-name="ro1">
          <table:table-cell office:value-type="string" calcext:value-type="string">
            <text:p>dn14:1.20.2</text:p>
          </table:table-cell>
          <table:table-cell office:value-type="string" calcext:value-type="string">
            <text:p>Ayamettha dhammatā. (6)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1.1</text:p>
          </table:table-cell>
          <table:table-cell office:value-type="string" calcext:value-type="string">
            <text:p>Dhammatā esā, bhikkhave, yadā bodhisatto mātukucchiṁ okkanto hoti, na bodhisattamātu kocideva ābādho uppajjati. Sukhinī bodhisattamātā hoti akilantakāyā, bodhisattañca bodhisattamātā tirokucchigataṁ passati sabbaṅgapaccaṅgiṁ ahīnindriyaṁ. </text:p>
          </table:table-cell>
          <table:table-cell office:value-type="string" calcext:value-type="string">
            <text:p/>
          </table:table-cell>
          <table:table-cell office:value-type="string" calcext:value-type="string">
            <text:p>It’s normal that, when the being intent on awakening is conceived in his mother’s belly, no afflictions beset her. She’s happy and free of bodily fatigue. And she sees the being intent on awakening in her womb, complete with all his various parts, not deficient in any faculty.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7, csp1ed7.12, csp2ed7.12, dr10.15, mc10.12, ms7D_40, msdiv23, ndp7.13, pts-cs1.21, pts-vp-pli2.14, sc39, vri2.11</text:p>
          </table:table-cell>
          <table:table-cell/>
        </table:table-row>
        <table:table-row table:style-name="ro1">
          <table:table-cell office:value-type="string" calcext:value-type="string">
            <text:p>dn14:1.21.2</text:p>
          </table:table-cell>
          <table:table-cell office:value-type="string" calcext:value-type="string">
            <text:p>Seyyathāpi, bhikkhave, maṇi veḷuriyo subho jātimā aṭṭhaṁso suparikammakato accho vippasanno anāvilo sabbākārasampanno. Tatrāssa suttaṁ āvutaṁ nīlaṁ vā pītaṁ vā lohitaṁ vā odātaṁ vā paṇḍusuttaṁ vā. </text:p>
          </table:table-cell>
          <table:table-cell office:value-type="string" calcext:value-type="string">
            <text:p/>
          </table:table-cell>
          <table:table-cell office:value-type="string" calcext:value-type="string">
            <text:p>Suppose there was a beryl gem that was naturally beautiful, eight-faceted, well-worked, transparent, clear, and unclouded, endowed with all good qualities. And it was strung with a thread of blue, yellow, red, white, or golden brown.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trāssa → tatra yaṁ (bj); tatrassa (sya-all, km, pts1ed)</text:p>
          </table:table-cell>
        </table:table-row>
        <table:table-row table:style-name="ro1">
          <table:table-cell office:value-type="string" calcext:value-type="string">
            <text:p>dn14:1.21.3</text:p>
          </table:table-cell>
          <table:table-cell office:value-type="string" calcext:value-type="string">
            <text:p>Tamenaṁ cakkhumā puriso hatthe karitvā paccavekkheyya: ‘ayaṁ kho maṇi veḷuriyo subho jātimā aṭṭhaṁso suparikammakato accho vippasanno anāvilo sabbākārasampanno. Tatridaṁ suttaṁ āvutaṁ nīlaṁ vā pītaṁ vā lohitaṁ vā odātaṁ vā paṇḍusuttaṁ vā’ti. </text:p>
          </table:table-cell>
          <table:table-cell office:value-type="string" calcext:value-type="string">
            <text:p/>
          </table:table-cell>
          <table:table-cell office:value-type="string" calcext:value-type="string">
            <text:p>And someone with good eyesight were to take it in their hand and examine it: ‘This beryl gem is naturally beautiful, eight-faceted, well-worked, transparent, clear, and unclouded, endowed with all good qualities. And it’s strung with a thread of blue, yellow, red, white, or golden brow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1.4</text:p>
          </table:table-cell>
          <table:table-cell office:value-type="string" calcext:value-type="string">
            <text:p>Evameva kho, bhikkhave, yadā bodhisatto mātukucchiṁ okkanto hoti, na bodhisattamātu kocideva ābādho uppajjati, sukhinī bodhisattamātā hoti akilantakāyā, bodhisattañca bodhisattamātā tirokucchigataṁ passati sabbaṅgapaccaṅgiṁ ahīnindriyaṁ. </text:p>
          </table:table-cell>
          <table:table-cell office:value-type="string" calcext:value-type="string">
            <text:p/>
          </table:table-cell>
          <table:table-cell office:value-type="string" calcext:value-type="string">
            <text:p>In the same way, when the being intent on awakening is conceived in his mother’s belly, no afflictions beset her. She’s happy and free of bodily fatigue. And she sees the being intent on awakening in her womb, complete with all his various parts, not deficient in any faculty.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1.5</text:p>
          </table:table-cell>
          <table:table-cell office:value-type="string" calcext:value-type="string">
            <text:p>Ayamettha dhammatā. (7)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2.1</text:p>
          </table:table-cell>
          <table:table-cell office:value-type="string" calcext:value-type="string">
            <text:p>Dhammatā esā, bhikkhave, sattāhajāte bodhisatte bodhisattamātā kālaṁ karoti tusitaṁ kāyaṁ upapajjati. </text:p>
          </table:table-cell>
          <table:table-cell office:value-type="string" calcext:value-type="string">
            <text:p/>
          </table:table-cell>
          <table:table-cell office:value-type="string" calcext:value-type="string">
            <text:p>It’s normal that, seven days after the being intent on awakening is born, his mother passes away and is reborn in the host of Joyful God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20, ms7D_41, msdiv24, pts-cs1.22, sc40</text:p>
          </table:table-cell>
          <table:table-cell/>
        </table:table-row>
        <table:table-row table:style-name="ro1">
          <table:table-cell office:value-type="string" calcext:value-type="string">
            <text:p>dn14:1.22.2</text:p>
          </table:table-cell>
          <table:table-cell office:value-type="string" calcext:value-type="string">
            <text:p>Ayamettha dhammatā. (8)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3.1</text:p>
          </table:table-cell>
          <table:table-cell office:value-type="string" calcext:value-type="string">
            <text:p>Dhammatā esā, bhikkhave, yathā aññā itthikā nava vā dasa vā māse gabbhaṁ kucchinā pariharitvā vijāyanti, na hevaṁ bodhisattaṁ bodhisattamātā vijāyati. Daseva māsāni bodhisattaṁ bodhisattamātā kucchinā pariharitvā vijāyati. </text:p>
          </table:table-cell>
          <table:table-cell office:value-type="string" calcext:value-type="string">
            <text:p/>
          </table:table-cell>
          <table:table-cell office:value-type="string" calcext:value-type="string">
            <text:p>It’s normal that, while other women carry the infant in the womb for nine or ten months before giving birth, not so the mother of the being intent on awakening. She gives birth after exactly ten month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42, msdiv25, pts-cs1.23, sc41, sya10.16</text:p>
          </table:table-cell>
          <table:table-cell/>
        </table:table-row>
        <table:table-row table:style-name="ro1">
          <table:table-cell office:value-type="string" calcext:value-type="string">
            <text:p>dn14:1.23.2</text:p>
          </table:table-cell>
          <table:table-cell office:value-type="string" calcext:value-type="string">
            <text:p>Ayamettha dhammatā. (9)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4.1</text:p>
          </table:table-cell>
          <table:table-cell office:value-type="string" calcext:value-type="string">
            <text:p>Dhammatā esā, bhikkhave, yathā aññā itthikā nisinnā vā nipannā vā vijāyanti, na hevaṁ bodhisattaṁ bodhisattamātā vijāyati. Ṭhitāva bodhisattaṁ bodhisattamātā vijāyati. </text:p>
          </table:table-cell>
          <table:table-cell office:value-type="string" calcext:value-type="string">
            <text:p/>
          </table:table-cell>
          <table:table-cell office:value-type="string" calcext:value-type="string">
            <text:p>It’s normal that, while other women give birth while sitting or lying down, not so the mother of the being intent on awakening. She only gives birth standing up.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43, msdiv26, pts-cs1.24, sc42</text:p>
          </table:table-cell>
          <table:table-cell/>
        </table:table-row>
        <table:table-row table:style-name="ro1">
          <table:table-cell office:value-type="string" calcext:value-type="string">
            <text:p>dn14:1.24.2</text:p>
          </table:table-cell>
          <table:table-cell office:value-type="string" calcext:value-type="string">
            <text:p>Ayamettha dhammatā. (10)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5.1</text:p>
          </table:table-cell>
          <table:table-cell office:value-type="string" calcext:value-type="string">
            <text:p>Dhammatā esā, bhikkhave, yadā bodhisatto mātukucchimhā nikkhamati, devā paṭhamaṁ paṭiggaṇhanti, pacchā manussā. </text:p>
          </table:table-cell>
          <table:table-cell office:value-type="string" calcext:value-type="string">
            <text:p/>
          </table:table-cell>
          <table:table-cell office:value-type="string" calcext:value-type="string">
            <text:p>It’s normal that, when the being intent on awakening emerges from his mother’s womb, gods receive him first, then human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44, msdiv27, pts-cs1.25, sc43</text:p>
          </table:table-cell>
          <table:table-cell/>
        </table:table-row>
        <table:table-row table:style-name="ro1">
          <table:table-cell office:value-type="string" calcext:value-type="string">
            <text:p>dn14:1.25.2</text:p>
          </table:table-cell>
          <table:table-cell office:value-type="string" calcext:value-type="string">
            <text:p>Ayamettha dhammatā. (11)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6.1</text:p>
          </table:table-cell>
          <table:table-cell office:value-type="string" calcext:value-type="string">
            <text:p>Dhammatā esā, bhikkhave, yadā bodhisatto mātukucchimhā nikkhamati, appattova bodhisatto pathaviṁ hoti, cattāro naṁ devaputtā paṭiggahetvā mātu purato ṭhapenti: ‘attamanā, devi, hohi; mahesakkho te putto uppanno’ti. </text:p>
          </table:table-cell>
          <table:table-cell office:value-type="string" calcext:value-type="string">
            <text:p/>
          </table:table-cell>
          <table:table-cell office:value-type="string" calcext:value-type="string">
            <text:p>It’s normal that, when the being intent on awakening emerges from his mother’s womb, before he reaches the ground, four gods receive him and place him before his mother, saying: ‘Rejoice, O Queen! An illustrious child is born to you.’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18, ms7D_45, msdiv28, pts-cs1.26, sc44</text:p>
          </table:table-cell>
          <table:table-cell/>
        </table:table-row>
        <table:table-row table:style-name="ro1">
          <table:table-cell office:value-type="string" calcext:value-type="string">
            <text:p>dn14:1.26.2</text:p>
          </table:table-cell>
          <table:table-cell office:value-type="string" calcext:value-type="string">
            <text:p>Ayamettha dhammatā. (12)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7.1</text:p>
          </table:table-cell>
          <table:table-cell office:value-type="string" calcext:value-type="string">
            <text:p>Dhammatā esā, bhikkhave, yadā bodhisatto mātukucchimhā nikkhamati, visadova nikkhamati amakkhito udena amakkhito semhena amakkhito ruhirena amakkhito kenaci asucinā suddho visado. </text:p>
          </table:table-cell>
          <table:table-cell office:value-type="string" calcext:value-type="string">
            <text:p/>
          </table:table-cell>
          <table:table-cell office:value-type="string" calcext:value-type="string">
            <text:p>It’s normal that, when the being intent on awakening emerges from his mother’s womb, he emerges already clean, unsoiled by waters, mucus, blood, or any other kind of impurity, pure and clea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13, csp2ed7.13, dr10.16, mc10.13, ms7D_46, msdiv29, pts-cs1.27, pts-vp-pli2.15, sc45, sya10.17</text:p>
          </table:table-cell>
          <table:table-cell office:value-type="string" calcext:value-type="string">
            <text:p>udena → uddena (bj, sya-all, km, pts1ed); udarena (katthaci) | asucinā suddho → visuddho (sya-all)</text:p>
          </table:table-cell>
        </table:table-row>
        <table:table-row table:style-name="ro1">
          <table:table-cell office:value-type="string" calcext:value-type="string">
            <text:p>dn14:1.27.2</text:p>
          </table:table-cell>
          <table:table-cell office:value-type="string" calcext:value-type="string">
            <text:p>Seyyathāpi, bhikkhave, maṇiratanaṁ kāsike vatthe nikkhittaṁ neva maṇiratanaṁ kāsikaṁ vatthaṁ makkheti, nāpi kāsikaṁ vatthaṁ maṇiratanaṁ makkheti. </text:p>
          </table:table-cell>
          <table:table-cell office:value-type="string" calcext:value-type="string">
            <text:p/>
          </table:table-cell>
          <table:table-cell office:value-type="string" calcext:value-type="string">
            <text:p>Suppose a jewel-treasure was placed on a cloth from Kāsī. The jewel would not soil the cloth, nor would the cloth soil the jewel.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27.3</text:p>
          </table:table-cell>
          <table:table-cell office:value-type="string" calcext:value-type="string">
            <text:p>Taṁ kissa hetu? </text:p>
          </table:table-cell>
          <table:table-cell office:value-type="string" calcext:value-type="string">
            <text:p/>
          </table:table-cell>
          <table:table-cell office:value-type="string" calcext:value-type="string">
            <text:p>Why is tha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27.4</text:p>
          </table:table-cell>
          <table:table-cell office:value-type="string" calcext:value-type="string">
            <text:p>Ubhinnaṁ suddhattā. </text:p>
          </table:table-cell>
          <table:table-cell office:value-type="string" calcext:value-type="string">
            <text:p/>
          </table:table-cell>
          <table:table-cell office:value-type="string" calcext:value-type="string">
            <text:p>Because of the cleanliness of them bo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7.5</text:p>
          </table:table-cell>
          <table:table-cell office:value-type="string" calcext:value-type="string">
            <text:p>Evameva kho, bhikkhave, yadā bodhisatto mātukucchimhā nikkhamati, visadova nikkhamati amakkhito, udena amakkhito semhena amakkhito ruhirena amakkhito kenaci asucinā suddho visado. </text:p>
          </table:table-cell>
          <table:table-cell office:value-type="string" calcext:value-type="string">
            <text:p/>
          </table:table-cell>
          <table:table-cell office:value-type="string" calcext:value-type="string">
            <text:p>In the same way, when the being intent on awakening emerges from his mother’s womb, he emerges already clean, unsoiled by waters, mucus, blood, or any other kind of impurity, pure and clea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7.6</text:p>
          </table:table-cell>
          <table:table-cell office:value-type="string" calcext:value-type="string">
            <text:p>Ayamettha dhammatā. (13)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8.1</text:p>
          </table:table-cell>
          <table:table-cell office:value-type="string" calcext:value-type="string">
            <text:p>Dhammatā esā, bhikkhave, yadā bodhisatto mātukucchimhā nikkhamati, dve udakassa dhārā antalikkhā pātubhavanti—ekā sītassa ekā uṇhassa yena bodhisattassa udakakiccaṁ karonti mātu ca. </text:p>
          </table:table-cell>
          <table:table-cell office:value-type="string" calcext:value-type="string">
            <text:p/>
          </table:table-cell>
          <table:table-cell office:value-type="string" calcext:value-type="string">
            <text:p>It’s normal that, when the being intent on awakening emerges from his mother’s womb, two streams of water appear in the sky, one cool, one warm, for bathing the being intent on awakening and his moth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47, msdiv30, pts-cs1.28, sc46, vri2.12</text:p>
          </table:table-cell>
          <table:table-cell/>
        </table:table-row>
        <table:table-row table:style-name="ro1">
          <table:table-cell office:value-type="string" calcext:value-type="string">
            <text:p>dn14:1.28.2</text:p>
          </table:table-cell>
          <table:table-cell office:value-type="string" calcext:value-type="string">
            <text:p>Ayamettha dhammatā. (14)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29.1</text:p>
          </table:table-cell>
          <table:table-cell office:value-type="string" calcext:value-type="string">
            <text:p>Dhammatā esā, bhikkhave, sampatijāto bodhisatto samehi pādehi patiṭṭhahitvā uttarābhimukho sattapadavītihārena gacchati setamhi chatte anudhāriyamāne, sabbā ca disā anuviloketi, āsabhiṁ vācaṁ bhāsati ‘aggohamasmi lokassa, jeṭṭhohamasmi lokassa, seṭṭhohamasmi lokassa, ayamantimā jāti, natthi dāni punabbhavo’ti. </text:p>
          </table:table-cell>
          <table:table-cell office:value-type="string" calcext:value-type="string">
            <text:p/>
          </table:table-cell>
          <table:table-cell office:value-type="string" calcext:value-type="string">
            <text:p>It’s normal that, as soon as he’s born, the being intent on awakening stands firm with his own feet on the ground. Facing north, he takes seven strides with a white parasol held above him, surveys all quarters, and makes this dramatic statement: ‘I am the foremost in the world! I am the eldest in the world! I am the best in the world! This is my last rebirth. Now there are no more future live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22, cck10.19, ms7D_48, msdiv31, ndp7.14, pts-cs1.29, sc47</text:p>
          </table:table-cell>
          <table:table-cell office:value-type="string" calcext:value-type="string">
            <text:p>uttarābhimukho → uttarenābhimukho (sya-all, km); uttarenamukho (mr)</text:p>
          </table:table-cell>
        </table:table-row>
        <table:table-row table:style-name="ro1">
          <table:table-cell office:value-type="string" calcext:value-type="string">
            <text:p>dn14:1.29.2</text:p>
          </table:table-cell>
          <table:table-cell office:value-type="string" calcext:value-type="string">
            <text:p>Ayamettha dhammatā. (15)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0.1</text:p>
          </table:table-cell>
          <table:table-cell office:value-type="string" calcext:value-type="string">
            <text:p>Dhammatā esā, bhikkhave, yadā bodhisatto mātukucchimhā nikkhamati, atha sadevake loke samārake sabrahmake sassamaṇabrāhmaṇiyā pajāya sadevamanussāya appamāṇo uḷāro obhāso pātubhavati, atikkammeva devānaṁ devānubhāvaṁ. </text:p>
          </table:table-cell>
          <table:table-cell office:value-type="string" calcext:value-type="string">
            <text:p/>
          </table:table-cell>
          <table:table-cell office:value-type="string" calcext:value-type="string">
            <text:p>It’s normal that, when the being intent on awakening emerges from his mother’s womb, then—in this world with its gods, Māras and Brahmās, this population with its ascetics and brahmins, gods and humans—an immeasurable, magnificent light appears, surpassing the glory of the god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17, mc10.14, ms7D_49, msdiv32, pts-cs1.30, sc48, sya10.18</text:p>
          </table:table-cell>
          <table:table-cell/>
        </table:table-row>
        <table:table-row table:style-name="ro1">
          <table:table-cell office:value-type="string" calcext:value-type="string">
            <text:p>dn14:1.30.2</text:p>
          </table:table-cell>
          <table:table-cell office:value-type="string" calcext:value-type="string">
            <text:p>Yāpi tā lokantarikā aghā asaṁvutā andhakārā andhakāratimisā, yatthapime candimasūriyā evaṁmahiddhikā evaṁmahānubhāvā ābhāya nānubhonti, tatthapi appamāṇo uḷāro obhāso pātubhavati atikkammeva devānaṁ devānubhāvaṁ. </text:p>
          </table:table-cell>
          <table:table-cell office:value-type="string" calcext:value-type="string">
            <text:p/>
          </table:table-cell>
          <table:table-cell office:value-type="string" calcext:value-type="string">
            <text:p>Even in the boundless desolation of interstellar space—so utterly dark that even the light of the moon and the sun, so mighty and powerful, makes no impression—an immeasurable, magnificent light appears, surpassing the glory of the go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0.3</text:p>
          </table:table-cell>
          <table:table-cell office:value-type="string" calcext:value-type="string">
            <text:p>Yepi tattha sattā upapannā, tepi tenobhāsena aññamaññaṁ sañjānanti: ‘aññepi kira, bho, santi sattā idhūpapannā’ti. </text:p>
          </table:table-cell>
          <table:table-cell office:value-type="string" calcext:value-type="string">
            <text:p/>
          </table:table-cell>
          <table:table-cell office:value-type="string" calcext:value-type="string">
            <text:p>And the sentient beings reborn there recognize each other by that light: ‘So, it seems other sentient beings have been reborn he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0.4</text:p>
          </table:table-cell>
          <table:table-cell office:value-type="string" calcext:value-type="string">
            <text:p>Ayañca dasasahassī lokadhātu saṅkampati sampakampati sampavedhati appamāṇo ca uḷāro obhāso loke pātubhavati atikkammeva devānaṁ devānubhāvaṁ. </text:p>
          </table:table-cell>
          <table:table-cell office:value-type="string" calcext:value-type="string">
            <text:p/>
          </table:table-cell>
          <table:table-cell office:value-type="string" calcext:value-type="string">
            <text:p>And this galaxy shakes and rocks and trembles. And an immeasurable, magnificent light appears in the world, surpassing the glory of the go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0.5</text:p>
          </table:table-cell>
          <table:table-cell office:value-type="string" calcext:value-type="string">
            <text:p>Ayamettha dhammatā. (16) </text:p>
          </table:table-cell>
          <table:table-cell office:value-type="string" calcext:value-type="string">
            <text:p/>
          </table:table-cell>
          <table:table-cell office:value-type="string" calcext:value-type="string">
            <text:p>This is normal in such a c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1.0</text:p>
          </table:table-cell>
          <table:table-cell office:value-type="string" calcext:value-type="string">
            <text:p>3. Dvattiṁsamahāpurisalakkhaṇā </text:p>
          </table:table-cell>
          <table:table-cell office:value-type="string" calcext:value-type="string">
            <text:p/>
          </table:table-cell>
          <table:table-cell office:value-type="string" calcext:value-type="string">
            <text:p>3. The Thirty-Two Marks of a Great Man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1.31.1</text:p>
          </table:table-cell>
          <table:table-cell office:value-type="string" calcext:value-type="string">
            <text:p>Jāte kho pana, bhikkhave, vipassimhi kumāre bandhumato rañño paṭivedesuṁ: </text:p>
          </table:table-cell>
          <table:table-cell office:value-type="string" calcext:value-type="string">
            <text:p/>
          </table:table-cell>
          <table:table-cell office:value-type="string" calcext:value-type="string">
            <text:p>When Prince Vipassī was born, they announced it to King Bandhumat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0, csp1ed7.14, csp2ed7.14, dr10.18, ms7D_50, msdiv33, ndp7.15, pts-cs1.31, pts-vp-pli2.16, sc49, sya10.19, vri2.13</text:p>
          </table:table-cell>
          <table:table-cell/>
        </table:table-row>
        <table:table-row table:style-name="ro1">
          <table:table-cell office:value-type="string" calcext:value-type="string">
            <text:p>dn14:1.31.2</text:p>
          </table:table-cell>
          <table:table-cell office:value-type="string" calcext:value-type="string">
            <text:p>‘putto te, deva, jāto, taṁ devo passatū’ti. </text:p>
          </table:table-cell>
          <table:table-cell office:value-type="string" calcext:value-type="string">
            <text:p/>
          </table:table-cell>
          <table:table-cell office:value-type="string" calcext:value-type="string">
            <text:p>‘Sire, your son is born! Let your majesty examine him!’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eva → deva te (mr)</text:p>
          </table:table-cell>
        </table:table-row>
        <table:table-row table:style-name="ro1">
          <table:table-cell office:value-type="string" calcext:value-type="string">
            <text:p>dn14:1.31.3</text:p>
          </table:table-cell>
          <table:table-cell office:value-type="string" calcext:value-type="string">
            <text:p>Addasā kho, bhikkhave, bandhumā rājā vipassiṁ kumāraṁ, disvā nemitte brāhmaṇe āmantāpetvā etadavoca: </text:p>
          </table:table-cell>
          <table:table-cell office:value-type="string" calcext:value-type="string">
            <text:p/>
          </table:table-cell>
          <table:table-cell office:value-type="string" calcext:value-type="string">
            <text:p>When the king had examined the prince, he had the brahmin soothsayers summoned and said to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4</text:p>
          </table:table-cell>
          <table:table-cell office:value-type="string" calcext:value-type="string">
            <text:p>‘passantu bhonto nemittā brāhmaṇā kumāran’ti. </text:p>
          </table:table-cell>
          <table:table-cell office:value-type="string" calcext:value-type="string">
            <text:p/>
          </table:table-cell>
          <table:table-cell office:value-type="string" calcext:value-type="string">
            <text:p>‘Gentlemen, please examine the princ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5</text:p>
          </table:table-cell>
          <table:table-cell office:value-type="string" calcext:value-type="string">
            <text:p>Addasaṁsu kho, bhikkhave, nemittā brāhmaṇā vipassiṁ kumāraṁ, disvā bandhumantaṁ rājānaṁ etadavocuṁ: </text:p>
          </table:table-cell>
          <table:table-cell office:value-type="string" calcext:value-type="string">
            <text:p/>
          </table:table-cell>
          <table:table-cell office:value-type="string" calcext:value-type="string">
            <text:p>When they had examined him they said to the k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6</text:p>
          </table:table-cell>
          <table:table-cell office:value-type="string" calcext:value-type="string">
            <text:p>‘attamano, deva, hohi, mahesakkho te putto uppanno, lābhā te, mahārāja, suladdhaṁ te, mahārāja, yassa te kule evarūpo putto uppanno. </text:p>
          </table:table-cell>
          <table:table-cell office:value-type="string" calcext:value-type="string">
            <text:p/>
          </table:table-cell>
          <table:table-cell office:value-type="string" calcext:value-type="string">
            <text:p>‘Rejoice, O King! An illustrious son is born to you. You are fortunate, so very fortunate, to have a son such as this born in this famil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7</text:p>
          </table:table-cell>
          <table:table-cell office:value-type="string" calcext:value-type="string">
            <text:p>Ayañhi, deva, kumāro dvattiṁsamahāpurisalakkhaṇehi samannāgato, yehi samannāgatassa mahāpurisassa dveva gatiyo bhavanti anaññā. </text:p>
          </table:table-cell>
          <table:table-cell office:value-type="string" calcext:value-type="string">
            <text:p/>
          </table:table-cell>
          <table:table-cell office:value-type="string" calcext:value-type="string">
            <text:p>For the prince has the thirty-two marks of a great man. A great man who possesses these has only two possible destinies, no oth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8</text:p>
          </table:table-cell>
          <table:table-cell office:value-type="string" calcext:value-type="string">
            <text:p>Sace agāraṁ ajjhāvasati, rājā hoti cakkavattī dhammiko dhammarājā cāturanto vijitāvī janapadatthāvariyappatto sattaratanasamannāgato. </text:p>
          </table:table-cell>
          <table:table-cell office:value-type="string" calcext:value-type="string">
            <text:p/>
          </table:table-cell>
          <table:table-cell office:value-type="string" calcext:value-type="string">
            <text:p>If he stays at home he becomes a king, a wheel-turning monarch, a just and principled king. His dominion extends to all four sides, he achieves stability in the country, and he possesses the seven treasur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9</text:p>
          </table:table-cell>
          <table:table-cell office:value-type="string" calcext:value-type="string">
            <text:p>Tassimāni sattaratanāni bhavanti. </text:p>
          </table:table-cell>
          <table:table-cell office:value-type="string" calcext:value-type="string">
            <text:p/>
          </table:table-cell>
          <table:table-cell office:value-type="string" calcext:value-type="string">
            <text:p>He has the following seven treasur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10</text:p>
          </table:table-cell>
          <table:table-cell office:value-type="string" calcext:value-type="string">
            <text:p>Seyyathidaṁ—cakkaratanaṁ hatthiratanaṁ assaratanaṁ maṇiratanaṁ itthiratanaṁ gahapatiratanaṁ pariṇāyakaratanameva sattamaṁ. </text:p>
          </table:table-cell>
          <table:table-cell office:value-type="string" calcext:value-type="string">
            <text:p/>
          </table:table-cell>
          <table:table-cell office:value-type="string" calcext:value-type="string">
            <text:p>the wheel, the elephant, the horse, the jewel, the woman, the treasurer, and the counselor as the seventh treasure.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bj8.24</text:p>
          </table:table-cell>
          <table:table-cell/>
        </table:table-row>
        <table:table-row table:style-name="ro1">
          <table:table-cell office:value-type="string" calcext:value-type="string">
            <text:p>dn14:1.31.11</text:p>
          </table:table-cell>
          <table:table-cell office:value-type="string" calcext:value-type="string">
            <text:p>Parosahassaṁ kho panassa puttā bhavanti sūrā vīraṅgarūpā parasenappamaddanā. </text:p>
          </table:table-cell>
          <table:table-cell office:value-type="string" calcext:value-type="string">
            <text:p/>
          </table:table-cell>
          <table:table-cell office:value-type="string" calcext:value-type="string">
            <text:p>He has over a thousand sons who are valiant and heroic, crushing the armies of his enemi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12</text:p>
          </table:table-cell>
          <table:table-cell office:value-type="string" calcext:value-type="string">
            <text:p>So imaṁ pathaviṁ sāgarapariyantaṁ adaṇḍena asatthena dhammena abhivijiya ajjhāvasati. </text:p>
          </table:table-cell>
          <table:table-cell office:value-type="string" calcext:value-type="string">
            <text:p/>
          </table:table-cell>
          <table:table-cell office:value-type="string" calcext:value-type="string">
            <text:p>After conquering this land girt by sea, he reigns by principle, without rod or swor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1.13</text:p>
          </table:table-cell>
          <table:table-cell office:value-type="string" calcext:value-type="string">
            <text:p>Sace kho pana agārasmā anagāriyaṁ pabbajati, arahaṁ hoti sammāsambuddho loke vivaṭacchado. </text:p>
          </table:table-cell>
          <table:table-cell office:value-type="string" calcext:value-type="string">
            <text:p/>
          </table:table-cell>
          <table:table-cell office:value-type="string" calcext:value-type="string">
            <text:p>But if he goes forth from the lay life to homelessness, he becomes a perfected one, a fully awakened Buddha, who draws back the veil from the worl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2.1</text:p>
          </table:table-cell>
          <table:table-cell office:value-type="string" calcext:value-type="string">
            <text:p>Katamehi cāyaṁ, deva, kumāro dvattiṁsamahāpurisalakkhaṇehi samannāgato, yehi samannāgatassa mahāpurisassa dveva gatiyo bhavanti anaññā. </text:p>
          </table:table-cell>
          <table:table-cell office:value-type="string" calcext:value-type="string">
            <text:p/>
          </table:table-cell>
          <table:table-cell office:value-type="string" calcext:value-type="string">
            <text:p>And what are the marks which he possesse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1, mc10.15, ms7D_51, msdiv34, pts-cs1.32, pts-vp-pli2.17, sc50</text:p>
          </table:table-cell>
          <table:table-cell/>
        </table:table-row>
        <table:table-row table:style-name="ro1">
          <table:table-cell office:value-type="string" calcext:value-type="string">
            <text:p>dn14:1.32.2</text:p>
          </table:table-cell>
          <table:table-cell office:value-type="string" calcext:value-type="string">
            <text:p>Sace agāraṁ ajjhāvasati, rājā hoti cakkavattī dhammiko dhammarājā cāturanto vijitāvī janapadatthāvariyappatto sattaratanasamannāgat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2.3</text:p>
          </table:table-cell>
          <table:table-cell office:value-type="string" calcext:value-type="string">
            <text:p>Tassimāni sattaratanāni bhav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2.4</text:p>
          </table:table-cell>
          <table:table-cell office:value-type="string" calcext:value-type="string">
            <text:p>Seyyathidaṁ—cakkaratanaṁ hatthiratanaṁ assaratanaṁ maṇiratanaṁ itthiratanaṁ gahapatiratanaṁ pariṇāyakaratanameva sattam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2.5</text:p>
          </table:table-cell>
          <table:table-cell office:value-type="string" calcext:value-type="string">
            <text:p>Parosahassaṁ kho panassa puttā bhavanti sūrā vīraṅgarūpā parasenappamaddan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2.6</text:p>
          </table:table-cell>
          <table:table-cell office:value-type="string" calcext:value-type="string">
            <text:p>So imaṁ pathaviṁ sāgarapariyantaṁ adaṇḍena asatthena dhammena abhivijiya ajjhāvasati. </text:p>
          </table:table-cell>
          <table:table-cell office:value-type="string" calcext:value-type="string">
            <text:p/>
          </table:table-cell>
          <table:table-cell office:value-type="string" calcext:value-type="string">
            <text:p>After conquering this land girt by sea, he reigns by principle, without rod or swor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2.7</text:p>
          </table:table-cell>
          <table:table-cell office:value-type="string" calcext:value-type="string">
            <text:p>Sace kho pana agārasmā anagāriyaṁ pabbajati, arahaṁ hoti sammāsambuddho loke vivaṭacchado. Ayañhi, deva, kumāro suppatiṭṭhitapādo. Yaṁ pāyaṁ, deva, kumāro suppatiṭṭhitapādo. Idampissa mahāpurisassa mahāpurisalakkhaṇaṁ bhavati. (1) </text:p>
          </table:table-cell>
          <table:table-cell office:value-type="string" calcext:value-type="string">
            <text:p/>
          </table:table-cell>
          <table:table-cell office:value-type="string" calcext:value-type="string">
            <text:p>He has well-planted feet.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2, msdiv35, sc51</text:p>
          </table:table-cell>
          <table:table-cell/>
        </table:table-row>
        <table:table-row table:style-name="ro1">
          <table:table-cell office:value-type="string" calcext:value-type="string">
            <text:p>dn14:1.32.8</text:p>
          </table:table-cell>
          <table:table-cell office:value-type="string" calcext:value-type="string">
            <text:p>Imassa, deva, kumārassa heṭṭhā pādatalesu cakkāni jātāni sahassārāni sanemikāni sanābhikāni sabbākāraparipūrāni. Yampi imassa, deva, kumārassa heṭṭhā pādatalesu cakkāni jātāni sahassārāni sanemikāni sanābhikāni sabbākāraparipūrāni, idampissa mahāpurisassa mahāpurisalakkhaṇaṁ bhavati. (2) </text:p>
          </table:table-cell>
          <table:table-cell office:value-type="string" calcext:value-type="string">
            <text:p/>
          </table:table-cell>
          <table:table-cell office:value-type="string" calcext:value-type="string">
            <text:p>On the soles of his feet there are thousand-spoked wheels, with rims and hubs, complete in every detail.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7.15, csp2ed7.15, dr10.19, ms7D_53, sc52</text:p>
          </table:table-cell>
          <table:table-cell office:value-type="string" calcext:value-type="string">
            <text:p>Imassa, deva → imassa hi deva (?)</text:p>
          </table:table-cell>
        </table:table-row>
        <table:table-row table:style-name="ro1">
          <table:table-cell office:value-type="string" calcext:value-type="string">
            <text:p>dn14:1.32.9</text:p>
          </table:table-cell>
          <table:table-cell office:value-type="string" calcext:value-type="string">
            <text:p>Ayañhi, deva, kumāro āyatapaṇhī …pe… (3) </text:p>
          </table:table-cell>
          <table:table-cell office:value-type="string" calcext:value-type="string">
            <text:p/>
          </table:table-cell>
          <table:table-cell office:value-type="string" calcext:value-type="string">
            <text:p>He has projecting heel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4, sc53, sya10.20</text:p>
          </table:table-cell>
          <table:table-cell/>
        </table:table-row>
        <table:table-row table:style-name="ro1">
          <table:table-cell office:value-type="string" calcext:value-type="string">
            <text:p>dn14:1.32.10</text:p>
          </table:table-cell>
          <table:table-cell office:value-type="string" calcext:value-type="string">
            <text:p>Ayañhi, deva, kumāro dīghaṅgulī …pe… (4) </text:p>
          </table:table-cell>
          <table:table-cell office:value-type="string" calcext:value-type="string">
            <text:p/>
          </table:table-cell>
          <table:table-cell office:value-type="string" calcext:value-type="string">
            <text:p>He has long finger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5, sc54</text:p>
          </table:table-cell>
          <table:table-cell/>
        </table:table-row>
        <table:table-row table:style-name="ro1">
          <table:table-cell office:value-type="string" calcext:value-type="string">
            <text:p>dn14:1.32.11</text:p>
          </table:table-cell>
          <table:table-cell office:value-type="string" calcext:value-type="string">
            <text:p>Ayañhi, deva, kumāro mudutalunahatthapādo …pe… (5) </text:p>
          </table:table-cell>
          <table:table-cell office:value-type="string" calcext:value-type="string">
            <text:p/>
          </table:table-cell>
          <table:table-cell office:value-type="string" calcext:value-type="string">
            <text:p>His hands and feet are tender.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6, sc55</text:p>
          </table:table-cell>
          <table:table-cell/>
        </table:table-row>
        <table:table-row table:style-name="ro1">
          <table:table-cell office:value-type="string" calcext:value-type="string">
            <text:p>dn14:1.32.12</text:p>
          </table:table-cell>
          <table:table-cell office:value-type="string" calcext:value-type="string">
            <text:p>Ayañhi, deva kumāro jālahatthapādo …pe… (6) </text:p>
          </table:table-cell>
          <table:table-cell office:value-type="string" calcext:value-type="string">
            <text:p/>
          </table:table-cell>
          <table:table-cell office:value-type="string" calcext:value-type="string">
            <text:p>His hands and feet cling gracefully.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7, sc56</text:p>
          </table:table-cell>
          <table:table-cell/>
        </table:table-row>
        <table:table-row table:style-name="ro1">
          <table:table-cell office:value-type="string" calcext:value-type="string">
            <text:p>dn14:1.32.13</text:p>
          </table:table-cell>
          <table:table-cell office:value-type="string" calcext:value-type="string">
            <text:p>Ayañhi, deva, kumāro ussaṅkhapādo …pe… (7) </text:p>
          </table:table-cell>
          <table:table-cell office:value-type="string" calcext:value-type="string">
            <text:p/>
          </table:table-cell>
          <table:table-cell office:value-type="string" calcext:value-type="string">
            <text:p>His feet are arched.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58, sc57</text:p>
          </table:table-cell>
          <table:table-cell/>
        </table:table-row>
        <table:table-row table:style-name="ro1">
          <table:table-cell office:value-type="string" calcext:value-type="string">
            <text:p>dn14:1.32.14</text:p>
          </table:table-cell>
          <table:table-cell office:value-type="string" calcext:value-type="string">
            <text:p>Ayañhi, deva, kumāro eṇijaṅgho …pe… (8) </text:p>
          </table:table-cell>
          <table:table-cell office:value-type="string" calcext:value-type="string">
            <text:p/>
          </table:table-cell>
          <table:table-cell office:value-type="string" calcext:value-type="string">
            <text:p>His calves are like those of an antelop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ck10.22, ms7D_59, sc58</text:p>
          </table:table-cell>
          <table:table-cell/>
        </table:table-row>
        <table:table-row table:style-name="ro1">
          <table:table-cell office:value-type="string" calcext:value-type="string">
            <text:p>dn14:1.32.15</text:p>
          </table:table-cell>
          <table:table-cell office:value-type="string" calcext:value-type="string">
            <text:p>Ayañhi, deva, kumāro ṭhitakova anonamanto ubhohi pāṇitalehi jaṇṇukāni parimasati parimajjati …pe… (9) </text:p>
          </table:table-cell>
          <table:table-cell office:value-type="string" calcext:value-type="string">
            <text:p/>
          </table:table-cell>
          <table:table-cell office:value-type="string" calcext:value-type="string">
            <text:p>When standing upright and not bending over, the palms of both hands touch the kne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8.26, ms7D_60, sc59</text:p>
          </table:table-cell>
          <table:table-cell office:value-type="string" calcext:value-type="string">
            <text:p>parimasati → parāmasati (mr)</text:p>
          </table:table-cell>
        </table:table-row>
        <table:table-row table:style-name="ro1">
          <table:table-cell office:value-type="string" calcext:value-type="string">
            <text:p>dn14:1.32.16</text:p>
          </table:table-cell>
          <table:table-cell office:value-type="string" calcext:value-type="string">
            <text:p>Ayañhi, deva, kumāro kosohitavatthaguyho …pe… (10) </text:p>
          </table:table-cell>
          <table:table-cell office:value-type="string" calcext:value-type="string">
            <text:p/>
          </table:table-cell>
          <table:table-cell office:value-type="string" calcext:value-type="string">
            <text:p>His private parts are retracted.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1, sc60, vri2.14</text:p>
          </table:table-cell>
          <table:table-cell/>
        </table:table-row>
        <table:table-row table:style-name="ro1">
          <table:table-cell office:value-type="string" calcext:value-type="string">
            <text:p>dn14:1.32.17</text:p>
          </table:table-cell>
          <table:table-cell office:value-type="string" calcext:value-type="string">
            <text:p>Ayañhi, deva, kumāro suvaṇṇavaṇṇo kañcanasannibhattaco …pe… (11) </text:p>
          </table:table-cell>
          <table:table-cell office:value-type="string" calcext:value-type="string">
            <text:p/>
          </table:table-cell>
          <table:table-cell office:value-type="string" calcext:value-type="string">
            <text:p>He is gold colored; his skin has a golden shee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2, sc61</text:p>
          </table:table-cell>
          <table:table-cell/>
        </table:table-row>
        <table:table-row table:style-name="ro1">
          <table:table-cell office:value-type="string" calcext:value-type="string">
            <text:p>dn14:1.32.18</text:p>
          </table:table-cell>
          <table:table-cell office:value-type="string" calcext:value-type="string">
            <text:p>Ayañhi, deva, kumāro sukhumacchavī; sukhumattā chaviyā rajojallaṁ kāye na upalimpati …pe… (12) </text:p>
          </table:table-cell>
          <table:table-cell office:value-type="string" calcext:value-type="string">
            <text:p/>
          </table:table-cell>
          <table:table-cell office:value-type="string" calcext:value-type="string">
            <text:p>He has delicate skin, so delicate that dust and dirt don’t stick to his body.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3, pts-vp-pli2.18, sc62</text:p>
          </table:table-cell>
          <table:table-cell office:value-type="string" calcext:value-type="string">
            <text:p>upalimpati → upalippati (bj, sya-all)</text:p>
          </table:table-cell>
        </table:table-row>
        <table:table-row table:style-name="ro1">
          <table:table-cell office:value-type="string" calcext:value-type="string">
            <text:p>dn14:1.32.19</text:p>
          </table:table-cell>
          <table:table-cell office:value-type="string" calcext:value-type="string">
            <text:p>Ayañhi, deva, kumāro ekekalomo; ekekāni lomāni lomakūpesu jātāni …pe… (13) </text:p>
          </table:table-cell>
          <table:table-cell office:value-type="string" calcext:value-type="string">
            <text:p/>
          </table:table-cell>
          <table:table-cell office:value-type="string" calcext:value-type="string">
            <text:p>His hairs grow one per por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c10.16, ms7D_64, sc63</text:p>
          </table:table-cell>
          <table:table-cell/>
        </table:table-row>
        <table:table-row table:style-name="ro1">
          <table:table-cell office:value-type="string" calcext:value-type="string">
            <text:p>dn14:1.32.20</text:p>
          </table:table-cell>
          <table:table-cell office:value-type="string" calcext:value-type="string">
            <text:p>Ayañhi, deva, kumāro uddhaggalomo; uddhaggāni lomāni jātāni nīlāni añjanavaṇṇāni kuṇḍalāvaṭṭāni dakkhiṇāvaṭṭakajātāni …pe… (14) </text:p>
          </table:table-cell>
          <table:table-cell office:value-type="string" calcext:value-type="string">
            <text:p/>
          </table:table-cell>
          <table:table-cell office:value-type="string" calcext:value-type="string">
            <text:p>His hairs stand up; they’re blue-black and curl clockwis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5, sc64</text:p>
          </table:table-cell>
          <table:table-cell/>
        </table:table-row>
        <table:table-row table:style-name="ro1">
          <table:table-cell office:value-type="string" calcext:value-type="string">
            <text:p>dn14:1.32.21</text:p>
          </table:table-cell>
          <table:table-cell office:value-type="string" calcext:value-type="string">
            <text:p>Ayañhi, deva, kumāro brahmujugatto …pe… (15) </text:p>
          </table:table-cell>
          <table:table-cell office:value-type="string" calcext:value-type="string">
            <text:p/>
          </table:table-cell>
          <table:table-cell office:value-type="string" calcext:value-type="string">
            <text:p>His body is as straight as Brahmā’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dr10.20, ms7D_66, sc65</text:p>
          </table:table-cell>
          <table:table-cell/>
        </table:table-row>
        <table:table-row table:style-name="ro1">
          <table:table-cell office:value-type="string" calcext:value-type="string">
            <text:p>dn14:1.32.22</text:p>
          </table:table-cell>
          <table:table-cell office:value-type="string" calcext:value-type="string">
            <text:p>Ayañhi, deva, kumāro sattussado …pe… (16) </text:p>
          </table:table-cell>
          <table:table-cell office:value-type="string" calcext:value-type="string">
            <text:p/>
          </table:table-cell>
          <table:table-cell office:value-type="string" calcext:value-type="string">
            <text:p>He has bulging muscles in seven plac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7, sc66</text:p>
          </table:table-cell>
          <table:table-cell/>
        </table:table-row>
        <table:table-row table:style-name="ro1">
          <table:table-cell office:value-type="string" calcext:value-type="string">
            <text:p>dn14:1.32.23</text:p>
          </table:table-cell>
          <table:table-cell office:value-type="string" calcext:value-type="string">
            <text:p>Ayañhi, deva, kumāro sīhapubbaddhakāyo …pe… (17) </text:p>
          </table:table-cell>
          <table:table-cell office:value-type="string" calcext:value-type="string">
            <text:p/>
          </table:table-cell>
          <table:table-cell office:value-type="string" calcext:value-type="string">
            <text:p>His chest is like that of a lio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8, sc67, sya10.21</text:p>
          </table:table-cell>
          <table:table-cell/>
        </table:table-row>
        <table:table-row table:style-name="ro1">
          <table:table-cell office:value-type="string" calcext:value-type="string">
            <text:p>dn14:1.32.24</text:p>
          </table:table-cell>
          <table:table-cell office:value-type="string" calcext:value-type="string">
            <text:p>Ayañhi, deva, kumāro citantaraṁso …pe… (18) </text:p>
          </table:table-cell>
          <table:table-cell office:value-type="string" calcext:value-type="string">
            <text:p/>
          </table:table-cell>
          <table:table-cell office:value-type="string" calcext:value-type="string">
            <text:p>The gap between the shoulder-blades is filled i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69, sc68</text:p>
          </table:table-cell>
          <table:table-cell office:value-type="string" calcext:value-type="string">
            <text:p>citantaraṁso → pittantaraṁso (sya-all, km)</text:p>
          </table:table-cell>
        </table:table-row>
        <table:table-row table:style-name="ro1">
          <table:table-cell office:value-type="string" calcext:value-type="string">
            <text:p>dn14:1.32.25</text:p>
          </table:table-cell>
          <table:table-cell office:value-type="string" calcext:value-type="string">
            <text:p>Ayañhi, deva, kumāro nigrodhaparimaṇḍalo yāvatakvassa kāyo tāvatakvassa byāmo, yāvatakvassa byāmo, tāvatakvassa kāyo …pe… (19) </text:p>
          </table:table-cell>
          <table:table-cell office:value-type="string" calcext:value-type="string">
            <text:p/>
          </table:table-cell>
          <table:table-cell office:value-type="string" calcext:value-type="string">
            <text:p>He has the proportional circumference of a banyan tree: the span of his arms equals the height of his body.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ck10.23, ms7D_70, ndp7.16, sc69</text:p>
          </table:table-cell>
          <table:table-cell/>
        </table:table-row>
        <table:table-row table:style-name="ro1">
          <table:table-cell office:value-type="string" calcext:value-type="string">
            <text:p>dn14:1.32.26</text:p>
          </table:table-cell>
          <table:table-cell office:value-type="string" calcext:value-type="string">
            <text:p>Ayañhi, deva, kumāro samavaṭṭakkhandho …pe… (20) </text:p>
          </table:table-cell>
          <table:table-cell office:value-type="string" calcext:value-type="string">
            <text:p/>
          </table:table-cell>
          <table:table-cell office:value-type="string" calcext:value-type="string">
            <text:p>His torso is cylindrical.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7.16, csp2ed7.16, ms7D_71, sc70</text:p>
          </table:table-cell>
          <table:table-cell/>
        </table:table-row>
        <table:table-row table:style-name="ro1">
          <table:table-cell office:value-type="string" calcext:value-type="string">
            <text:p>dn14:1.32.27</text:p>
          </table:table-cell>
          <table:table-cell office:value-type="string" calcext:value-type="string">
            <text:p>Ayañhi, deva, kumāro rasaggasaggī …pe… (21) </text:p>
          </table:table-cell>
          <table:table-cell office:value-type="string" calcext:value-type="string">
            <text:p/>
          </table:table-cell>
          <table:table-cell office:value-type="string" calcext:value-type="string">
            <text:p>He has an excellent sense of tast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2, sc71</text:p>
          </table:table-cell>
          <table:table-cell/>
        </table:table-row>
        <table:table-row table:style-name="ro1">
          <table:table-cell office:value-type="string" calcext:value-type="string">
            <text:p>dn14:1.32.28</text:p>
          </table:table-cell>
          <table:table-cell office:value-type="string" calcext:value-type="string">
            <text:p>Ayañhi, deva, kumāro sīhahanu …pe… (22) </text:p>
          </table:table-cell>
          <table:table-cell office:value-type="string" calcext:value-type="string">
            <text:p/>
          </table:table-cell>
          <table:table-cell office:value-type="string" calcext:value-type="string">
            <text:p>His jaw is like that of a lio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3, sc72</text:p>
          </table:table-cell>
          <table:table-cell/>
        </table:table-row>
        <table:table-row table:style-name="ro1">
          <table:table-cell office:value-type="string" calcext:value-type="string">
            <text:p>dn14:1.32.29</text:p>
          </table:table-cell>
          <table:table-cell office:value-type="string" calcext:value-type="string">
            <text:p>Ayañhi, deva, kumāro cattālīsadanto …pe… (23) </text:p>
          </table:table-cell>
          <table:table-cell office:value-type="string" calcext:value-type="string">
            <text:p/>
          </table:table-cell>
          <table:table-cell office:value-type="string" calcext:value-type="string">
            <text:p>He has forty teeth.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4, sc73</text:p>
          </table:table-cell>
          <table:table-cell/>
        </table:table-row>
        <table:table-row table:style-name="ro1">
          <table:table-cell office:value-type="string" calcext:value-type="string">
            <text:p>dn14:1.32.30</text:p>
          </table:table-cell>
          <table:table-cell office:value-type="string" calcext:value-type="string">
            <text:p>Ayañhi, deva, kumāro samadanto …pe… (24) </text:p>
          </table:table-cell>
          <table:table-cell office:value-type="string" calcext:value-type="string">
            <text:p/>
          </table:table-cell>
          <table:table-cell office:value-type="string" calcext:value-type="string">
            <text:p>His teeth are eve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5, sc74</text:p>
          </table:table-cell>
          <table:table-cell/>
        </table:table-row>
        <table:table-row table:style-name="ro1">
          <table:table-cell office:value-type="string" calcext:value-type="string">
            <text:p>dn14:1.32.31</text:p>
          </table:table-cell>
          <table:table-cell office:value-type="string" calcext:value-type="string">
            <text:p>Ayañhi, deva, kumāro aviraḷadanto …pe… (25) </text:p>
          </table:table-cell>
          <table:table-cell office:value-type="string" calcext:value-type="string">
            <text:p/>
          </table:table-cell>
          <table:table-cell office:value-type="string" calcext:value-type="string">
            <text:p>His teeth have no gap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6, sc75</text:p>
          </table:table-cell>
          <table:table-cell/>
        </table:table-row>
        <table:table-row table:style-name="ro1">
          <table:table-cell office:value-type="string" calcext:value-type="string">
            <text:p>dn14:1.32.32</text:p>
          </table:table-cell>
          <table:table-cell office:value-type="string" calcext:value-type="string">
            <text:p>Ayañhi, deva, kumāro susukkadāṭho …pe… (26) </text:p>
          </table:table-cell>
          <table:table-cell office:value-type="string" calcext:value-type="string">
            <text:p/>
          </table:table-cell>
          <table:table-cell office:value-type="string" calcext:value-type="string">
            <text:p>His teeth are perfectly whit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7, sc76</text:p>
          </table:table-cell>
          <table:table-cell/>
        </table:table-row>
        <table:table-row table:style-name="ro1">
          <table:table-cell office:value-type="string" calcext:value-type="string">
            <text:p>dn14:1.32.33</text:p>
          </table:table-cell>
          <table:table-cell office:value-type="string" calcext:value-type="string">
            <text:p>Ayañhi, deva, kumāro pahūtajivho …pe… (27) </text:p>
          </table:table-cell>
          <table:table-cell office:value-type="string" calcext:value-type="string">
            <text:p/>
          </table:table-cell>
          <table:table-cell office:value-type="string" calcext:value-type="string">
            <text:p>He has a large tongu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8.28, ms7D_78, sc77</text:p>
          </table:table-cell>
          <table:table-cell/>
        </table:table-row>
        <table:table-row table:style-name="ro1">
          <table:table-cell office:value-type="string" calcext:value-type="string">
            <text:p>dn14:1.32.34</text:p>
          </table:table-cell>
          <table:table-cell office:value-type="string" calcext:value-type="string">
            <text:p>Ayañhi, deva, kumāro brahmassaro karavīkabhāṇī …pe… (28) </text:p>
          </table:table-cell>
          <table:table-cell office:value-type="string" calcext:value-type="string">
            <text:p/>
          </table:table-cell>
          <table:table-cell office:value-type="string" calcext:value-type="string">
            <text:p>He has the voice of Brahmā, like a cuckoo’s call.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79, sc78</text:p>
          </table:table-cell>
          <table:table-cell/>
        </table:table-row>
        <table:table-row table:style-name="ro1">
          <table:table-cell office:value-type="string" calcext:value-type="string">
            <text:p>dn14:1.32.35</text:p>
          </table:table-cell>
          <table:table-cell office:value-type="string" calcext:value-type="string">
            <text:p>Ayañhi, deva, kumāro abhinīlanetto …pe… (29) </text:p>
          </table:table-cell>
          <table:table-cell office:value-type="string" calcext:value-type="string">
            <text:p/>
          </table:table-cell>
          <table:table-cell office:value-type="string" calcext:value-type="string">
            <text:p>His eyes are deep blu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dr10.21, ms7D_80, sc79</text:p>
          </table:table-cell>
          <table:table-cell/>
        </table:table-row>
        <table:table-row table:style-name="ro1">
          <table:table-cell office:value-type="string" calcext:value-type="string">
            <text:p>dn14:1.32.36</text:p>
          </table:table-cell>
          <table:table-cell office:value-type="string" calcext:value-type="string">
            <text:p>Ayañhi, deva, kumāro gopakhumo …pe… (30) </text:p>
          </table:table-cell>
          <table:table-cell office:value-type="string" calcext:value-type="string">
            <text:p/>
          </table:table-cell>
          <table:table-cell office:value-type="string" calcext:value-type="string">
            <text:p>He has eyelashes like a cow’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81, sc80</text:p>
          </table:table-cell>
          <table:table-cell/>
        </table:table-row>
        <table:table-row table:style-name="ro1">
          <table:table-cell office:value-type="string" calcext:value-type="string">
            <text:p>dn14:1.32.37</text:p>
          </table:table-cell>
          <table:table-cell office:value-type="string" calcext:value-type="string">
            <text:p>Imassa, deva, kumārassa uṇṇā bhamukantare jātā odātā mudutūlasannibhā. Yampi imassa, deva, kumārassa uṇṇā bhamukantare jātā odātā mudutūlasannibhā, idampimassa mahāpurisassa mahāpurisalakkhaṇaṁ bhavati. (31) </text:p>
          </table:table-cell>
          <table:table-cell office:value-type="string" calcext:value-type="string">
            <text:p/>
          </table:table-cell>
          <table:table-cell office:value-type="string" calcext:value-type="string">
            <text:p>Between his eyebrows there grows a tuft, soft and white like cotton-wool.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c10.17, ms7D_82, pts-vp-pli2.19, sc81</text:p>
          </table:table-cell>
          <table:table-cell/>
        </table:table-row>
        <table:table-row table:style-name="ro1">
          <table:table-cell office:value-type="string" calcext:value-type="string">
            <text:p>dn14:1.32.38</text:p>
          </table:table-cell>
          <table:table-cell office:value-type="string" calcext:value-type="string">
            <text:p>Ayañhi, deva, kumāro uṇhīsasīso. Yaṁ pāyaṁ, deva, kumāro uṇhīsasīso, idampissa mahāpurisassa mahāpurisalakkhaṇaṁ bhavati. (32) </text:p>
          </table:table-cell>
          <table:table-cell office:value-type="string" calcext:value-type="string">
            <text:p/>
          </table:table-cell>
          <table:table-cell office:value-type="string" calcext:value-type="string">
            <text:p>His head is shaped like a turban.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83, sc82, sya10.22, vri2.15</text:p>
          </table:table-cell>
          <table:table-cell/>
        </table:table-row>
        <table:table-row table:style-name="ro1">
          <table:table-cell office:value-type="string" calcext:value-type="string">
            <text:p>dn14:1.33.1</text:p>
          </table:table-cell>
          <table:table-cell office:value-type="string" calcext:value-type="string">
            <text:p>Imehi kho ayaṁ, deva, kumāro dvattiṁsamahāpurisalakkhaṇehi samannāgato, yehi samannāgatassa mahāpurisassa dveva gatiyo bhavanti anaññā. </text:p>
          </table:table-cell>
          <table:table-cell office:value-type="string" calcext:value-type="string">
            <text:p/>
          </table:table-cell>
          <table:table-cell office:value-type="string" calcext:value-type="string">
            <text:p>These are the thirty-two marks of a great man that the prince has. A great man who possesses these has only two possible destinies, no oth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4, csp1ed7.17, csp2ed7.17, ms7D_84, msdiv36, pts-cs1.33, sc83</text:p>
          </table:table-cell>
          <table:table-cell/>
        </table:table-row>
        <table:table-row table:style-name="ro1">
          <table:table-cell office:value-type="string" calcext:value-type="string">
            <text:p>dn14:1.33.2</text:p>
          </table:table-cell>
          <table:table-cell office:value-type="string" calcext:value-type="string">
            <text:p>Sace agāraṁ ajjhāvasati, rājā hoti cakkavattī dhammiko dhammarājā cāturanto vijitāvī janapadatthāvariyappatto sattaratanasamannāgato. </text:p>
          </table:table-cell>
          <table:table-cell office:value-type="string" calcext:value-type="string">
            <text:p/>
          </table:table-cell>
          <table:table-cell office:value-type="string" calcext:value-type="string">
            <text:p>If he stays at home he becomes a king, a wheel-turning monarc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3.3</text:p>
          </table:table-cell>
          <table:table-cell office:value-type="string" calcext:value-type="string">
            <text:p>Tassimāni sattaratanāni bhav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3.4</text:p>
          </table:table-cell>
          <table:table-cell office:value-type="string" calcext:value-type="string">
            <text:p>Seyyathidaṁ—cakkaratanaṁ hatthiratanaṁ assaratanaṁ maṇiratanaṁ itthiratanaṁ gahapatiratanaṁ pariṇāyakaratanameva sattam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3.5</text:p>
          </table:table-cell>
          <table:table-cell office:value-type="string" calcext:value-type="string">
            <text:p>Parosahassaṁ kho panassa puttā bhavanti sūrā vīraṅgarūpā parasenappamaddan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3.6</text:p>
          </table:table-cell>
          <table:table-cell office:value-type="string" calcext:value-type="string">
            <text:p>So imaṁ pathaviṁ sāgarapariyantaṁ adaṇḍena asatthena dhammena abhivijiya ajjhāvas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satthena dhammena → dhammena samena (sya-all, km)</text:p>
          </table:table-cell>
        </table:table-row>
        <table:table-row table:style-name="ro1">
          <table:table-cell office:value-type="string" calcext:value-type="string">
            <text:p>dn14:1.33.7</text:p>
          </table:table-cell>
          <table:table-cell office:value-type="string" calcext:value-type="string">
            <text:p>Sace kho pana agārasmā anagāriyaṁ pabbajati, arahaṁ hoti sammāsambuddho loke vivaṭacchado’ti. </text:p>
          </table:table-cell>
          <table:table-cell office:value-type="string" calcext:value-type="string">
            <text:p/>
          </table:table-cell>
          <table:table-cell office:value-type="string" calcext:value-type="string">
            <text:p>But if he goes forth from the lay life to homelessness, he becomes a perfected one, a fully awakened Buddha, who draws back the veil from the worl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3.8.0</text:p>
          </table:table-cell>
          <table:table-cell office:value-type="string" calcext:value-type="string">
            <text:p>4. Vipassīsamaññā </text:p>
          </table:table-cell>
          <table:table-cell office:value-type="string" calcext:value-type="string">
            <text:p/>
          </table:table-cell>
          <table:table-cell office:value-type="string" calcext:value-type="string">
            <text:p>4. How He Came to be Known as Vipassī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1.33.9</text:p>
          </table:table-cell>
          <table:table-cell office:value-type="string" calcext:value-type="string">
            <text:p>Atha kho, bhikkhave, bandhumā rājā nemitte brāhmaṇe ahatehi vatthehi acchādāpetvā sabbakāmehi santappesi. </text:p>
          </table:table-cell>
          <table:table-cell office:value-type="string" calcext:value-type="string">
            <text:p/>
          </table:table-cell>
          <table:table-cell office:value-type="string" calcext:value-type="string">
            <text:p>Then King Bandhuma had the brahmin soothsayers dressed in fresh clothes and satisfied all their need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5, dr10.22, mc10.18, ms7D_85, msdiv37, ndp7.17, pts-vp-pli2.20, sc84, sya10.23</text:p>
          </table:table-cell>
          <table:table-cell office:value-type="string" calcext:value-type="string">
            <text:p>acchādāpetvā → acchādetvā (sya-all, km)</text:p>
          </table:table-cell>
        </table:table-row>
        <table:table-row table:style-name="ro1">
          <table:table-cell office:value-type="string" calcext:value-type="string">
            <text:p>dn14:1.34.1</text:p>
          </table:table-cell>
          <table:table-cell office:value-type="string" calcext:value-type="string">
            <text:p>Atha kho, bhikkhave, bandhumā rājā vipassissa kumārassa dhātiyo upaṭṭhāpesi. </text:p>
          </table:table-cell>
          <table:table-cell office:value-type="string" calcext:value-type="string">
            <text:p/>
          </table:table-cell>
          <table:table-cell office:value-type="string" calcext:value-type="string">
            <text:p>Then the king appointed nurses for Prince Vipassī.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pts-cs1.34</text:p>
          </table:table-cell>
          <table:table-cell/>
        </table:table-row>
        <table:table-row table:style-name="ro1">
          <table:table-cell office:value-type="string" calcext:value-type="string">
            <text:p>dn14:1.34.2</text:p>
          </table:table-cell>
          <table:table-cell office:value-type="string" calcext:value-type="string">
            <text:p>Aññā khīraṁ pāyenti, aññā nhāpenti, aññā dhārenti, aññā aṅkena pariharanti. </text:p>
          </table:table-cell>
          <table:table-cell office:value-type="string" calcext:value-type="string">
            <text:p/>
          </table:table-cell>
          <table:table-cell office:value-type="string" calcext:value-type="string">
            <text:p>Some suckled him, some bathed him, some held him, and some carried him on their hip.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3</text:p>
          </table:table-cell>
          <table:table-cell office:value-type="string" calcext:value-type="string">
            <text:p>Jātassa kho pana, bhikkhave, vipassissa kumārassa setacchattaṁ dhārayittha divā ceva rattiñca: </text:p>
          </table:table-cell>
          <table:table-cell office:value-type="string" calcext:value-type="string">
            <text:p/>
          </table:table-cell>
          <table:table-cell office:value-type="string" calcext:value-type="string">
            <text:p>From when he was born, a white parasol was held over him night and day, with the though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4</text:p>
          </table:table-cell>
          <table:table-cell office:value-type="string" calcext:value-type="string">
            <text:p>‘mā naṁ sītaṁ vā uṇhaṁ vā tiṇaṁ vā rajo vā ussāvo vā bādhayitthā’ti. </text:p>
          </table:table-cell>
          <table:table-cell office:value-type="string" calcext:value-type="string">
            <text:p/>
          </table:table-cell>
          <table:table-cell office:value-type="string" calcext:value-type="string">
            <text:p>‘Don’t let cold, heat, grass, dust, or damp bother hi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5</text:p>
          </table:table-cell>
          <table:table-cell office:value-type="string" calcext:value-type="string">
            <text:p>Jāto kho pana, bhikkhave, vipassī kumāro bahuno janassa piyo ahosi manāpo. </text:p>
          </table:table-cell>
          <table:table-cell office:value-type="string" calcext:value-type="string">
            <text:p/>
          </table:table-cell>
          <table:table-cell office:value-type="string" calcext:value-type="string">
            <text:p>He was dear and beloved by many peopl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6</text:p>
          </table:table-cell>
          <table:table-cell office:value-type="string" calcext:value-type="string">
            <text:p>Seyyathāpi, bhikkhave, uppalaṁ vā padumaṁ vā puṇḍarīkaṁ vā bahuno janassa piyaṁ manāpaṁ; </text:p>
          </table:table-cell>
          <table:table-cell office:value-type="string" calcext:value-type="string">
            <text:p/>
          </table:table-cell>
          <table:table-cell office:value-type="string" calcext:value-type="string">
            <text:p>like a blue water lily, or a pink or white lotu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7</text:p>
          </table:table-cell>
          <table:table-cell office:value-type="string" calcext:value-type="string">
            <text:p>evameva kho, bhikkhave, vipassī kumāro bahuno janassa piyo ahosi manāp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4.8</text:p>
          </table:table-cell>
          <table:table-cell office:value-type="string" calcext:value-type="string">
            <text:p>Svāssudaṁ aṅkeneva aṅkaṁ parihariyati. </text:p>
          </table:table-cell>
          <table:table-cell office:value-type="string" calcext:value-type="string">
            <text:p/>
          </table:table-cell>
          <table:table-cell office:value-type="string" calcext:value-type="string">
            <text:p>He was always passed from hip to hip.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5.1</text:p>
          </table:table-cell>
          <table:table-cell office:value-type="string" calcext:value-type="string">
            <text:p>Jāto kho pana, bhikkhave, vipassī kumāro mañjussaro ca ahosi vaggussaro ca madhurassaro ca pemaniyassaro ca. </text:p>
          </table:table-cell>
          <table:table-cell office:value-type="string" calcext:value-type="string">
            <text:p/>
          </table:table-cell>
          <table:table-cell office:value-type="string" calcext:value-type="string">
            <text:p>From when he was born, his voice was charming, graceful, sweet, and lovely.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30, ms7D_86, msdiv38, pts-cs1.35, sc85</text:p>
          </table:table-cell>
          <table:table-cell office:value-type="string" calcext:value-type="string">
            <text:p>kho pana, bhikkhave, vipassī kumāro mañjussaro ca → kumāro brahmassaro mañjussaro ca (mr)</text:p>
          </table:table-cell>
        </table:table-row>
        <table:table-row table:style-name="ro1">
          <table:table-cell office:value-type="string" calcext:value-type="string">
            <text:p>dn14:1.35.2</text:p>
          </table:table-cell>
          <table:table-cell office:value-type="string" calcext:value-type="string">
            <text:p>Seyyathāpi, bhikkhave, himavante pabbate karavīkā nāma sakuṇajāti mañjussarā ca vaggussarā ca madhurassarā ca pemaniyassarā ca; </text:p>
          </table:table-cell>
          <table:table-cell office:value-type="string" calcext:value-type="string">
            <text:p/>
          </table:table-cell>
          <table:table-cell office:value-type="string" calcext:value-type="string">
            <text:p>It was as sweet as the song of a cuckoo-bird found in the Himalaya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5.3</text:p>
          </table:table-cell>
          <table:table-cell office:value-type="string" calcext:value-type="string">
            <text:p>evameva kho, bhikkhave, vipassī kumāro mañjussaro ca ahosi vaggussaro ca madhurassaro ca pemaniyassaro 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6.1</text:p>
          </table:table-cell>
          <table:table-cell office:value-type="string" calcext:value-type="string">
            <text:p>Jātassa kho pana, bhikkhave, vipassissa kumārassa kammavipākajaṁ dibbacakkhu pāturahosi yena sudaṁ samantā yojanaṁ passati divā ceva rattiñca. </text:p>
          </table:table-cell>
          <table:table-cell office:value-type="string" calcext:value-type="string">
            <text:p/>
          </table:table-cell>
          <table:table-cell office:value-type="string" calcext:value-type="string">
            <text:p>From when he was born, Prince Vipassī had the power of clairvoyance which manifested as a result of past deeds. He could see for a league all around both by day and by night.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87, msdiv39, pts-cs1.36, sc86, vri2.16</text:p>
          </table:table-cell>
          <table:table-cell office:value-type="string" calcext:value-type="string">
            <text:p>yena sudaṁ → yena dūraṁ (sya-all, km)</text:p>
          </table:table-cell>
        </table:table-row>
        <table:table-row table:style-name="ro1">
          <table:table-cell office:value-type="string" calcext:value-type="string">
            <text:p>dn14:1.37.1</text:p>
          </table:table-cell>
          <table:table-cell office:value-type="string" calcext:value-type="string">
            <text:p>Jāto kho pana, bhikkhave, vipassī kumāro animisanto pekkhati seyyathāpi devā tāvatiṁsā. </text:p>
          </table:table-cell>
          <table:table-cell office:value-type="string" calcext:value-type="string">
            <text:p/>
          </table:table-cell>
          <table:table-cell office:value-type="string" calcext:value-type="string">
            <text:p>And he was unblinkingly watchful, like the gods of the Thirty-Thre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23, ms7D_88, msdiv40, pts-cs1.37, sc87</text:p>
          </table:table-cell>
          <table:table-cell/>
        </table:table-row>
        <table:table-row table:style-name="ro1">
          <table:table-cell office:value-type="string" calcext:value-type="string">
            <text:p>dn14:1.37.2</text:p>
          </table:table-cell>
          <table:table-cell office:value-type="string" calcext:value-type="string">
            <text:p>‘Animisanto kumāro pekkhatī’ti kho, bhikkhave, vipassissa kumārassa ‘vipassī vipassī’ tveva samaññā udapādi. </text:p>
          </table:table-cell>
          <table:table-cell office:value-type="string" calcext:value-type="string">
            <text:p/>
          </table:table-cell>
          <table:table-cell office:value-type="string" calcext:value-type="string">
            <text:p>And because it was said that he was unblinkingly watchful, he came to be known as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nimisanto kumāro pekkhatī’ti kho, bhikkhave → jātassa kho pana bhikkhave (sya-all); animmissantā pekkhāti evameva kho bhikkheve (km); jātassa kho pana bhikkhave (mr)</text:p>
          </table:table-cell>
        </table:table-row>
        <table:table-row table:style-name="ro1">
          <table:table-cell office:value-type="string" calcext:value-type="string">
            <text:p>dn14:1.37.3</text:p>
          </table:table-cell>
          <table:table-cell office:value-type="string" calcext:value-type="string">
            <text:p>Atha kho, bhikkhave, bandhumā rājā atthakaraṇe nisinno vipassiṁ kumāraṁ aṅke nisīdāpetvā atthe anusāsati. </text:p>
          </table:table-cell>
          <table:table-cell office:value-type="string" calcext:value-type="string">
            <text:p/>
          </table:table-cell>
          <table:table-cell office:value-type="string" calcext:value-type="string">
            <text:p>Then while King Bandhuma was sitting in judgment, he’d sit Prince Vipassī in his lap and explain the case to him.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6, csp1ed7.18, csp2ed7.18, ms7D_89, msdiv41, pts-vp-pli2.21, sc88, sya10.24</text:p>
          </table:table-cell>
          <table:table-cell office:value-type="string" calcext:value-type="string">
            <text:p>atthakaraṇe → aṭṭakaraṇe (sya-all, km)</text:p>
          </table:table-cell>
        </table:table-row>
        <table:table-row table:style-name="ro1">
          <table:table-cell office:value-type="string" calcext:value-type="string">
            <text:p>dn14:1.37.4</text:p>
          </table:table-cell>
          <table:table-cell office:value-type="string" calcext:value-type="string">
            <text:p>Tatra sudaṁ, bhikkhave, vipassī kumāro pituaṅke nisinno viceyya viceyya atthe panāyati ñāyena. </text:p>
          </table:table-cell>
          <table:table-cell office:value-type="string" calcext:value-type="string">
            <text:p/>
          </table:table-cell>
          <table:table-cell office:value-type="string" calcext:value-type="string">
            <text:p>And sitting there in his father’s lap, Vipassī would thoroughly consider the case and draw a conclusion using a logical procedure. </text:p>
          </table:table-cell>
          <table:table-cell office:value-type="string" calcext:value-type="string">
            <text:p/>
          </table:table-cell>
          <table:table-cell office:value-type="string" calcext:value-type="string">
            <text:p>MW is wrong here.</text:p>
          </table:table-cell>
          <table:table-cell office:value-type="string" calcext:value-type="string">
            <text:p>{}</text:p>
          </table:table-cell>
          <table:table-cell office:value-type="string" calcext:value-type="string">
            <text:p/>
          </table:table-cell>
          <table:table-cell office:value-type="string" calcext:value-type="string">
            <text:p>ñāyena → ñāṇena (sya-all, km)</text:p>
          </table:table-cell>
        </table:table-row>
        <table:table-row table:style-name="ro1">
          <table:table-cell office:value-type="string" calcext:value-type="string">
            <text:p>dn14:1.37.5</text:p>
          </table:table-cell>
          <table:table-cell office:value-type="string" calcext:value-type="string">
            <text:p>Viceyya viceyya kumāro atthe panāyati ñāyenāti kho, bhikkhave, vipassissa kumārassa bhiyyoso mattāya ‘vipassī vipassī’ tveva samaññā udapādi. </text:p>
          </table:table-cell>
          <table:table-cell office:value-type="string" calcext:value-type="string">
            <text:p/>
          </table:table-cell>
          <table:table-cell office:value-type="string" calcext:value-type="string">
            <text:p>So this was all the more reason for him to be known as ‘Vipassī’.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1.38.1</text:p>
          </table:table-cell>
          <table:table-cell office:value-type="string" calcext:value-type="string">
            <text:p>Atha kho, bhikkhave, bandhumā rājā vipassissa kumārassa tayo pāsāde kārāpesi, ekaṁ vassikaṁ ekaṁ hemantikaṁ ekaṁ gimhikaṁ; </text:p>
          </table:table-cell>
          <table:table-cell office:value-type="string" calcext:value-type="string">
            <text:p/>
          </table:table-cell>
          <table:table-cell office:value-type="string" calcext:value-type="string">
            <text:p>Then King Bandhuma had three stilt longhouses built for him—one for the winter, one for the summer, and one for the rainy seaso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90, msdiv42, pts-cs1.38, sc89</text:p>
          </table:table-cell>
          <table:table-cell/>
        </table:table-row>
        <table:table-row table:style-name="ro1">
          <table:table-cell office:value-type="string" calcext:value-type="string">
            <text:p>dn14:1.38.2</text:p>
          </table:table-cell>
          <table:table-cell office:value-type="string" calcext:value-type="string">
            <text:p>pañca kāmaguṇāni upaṭṭhāpesi. </text:p>
          </table:table-cell>
          <table:table-cell office:value-type="string" calcext:value-type="string">
            <text:p/>
          </table:table-cell>
          <table:table-cell office:value-type="string" calcext:value-type="string">
            <text:p>and provided him with the five kinds of sensual stimul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1.38.3</text:p>
          </table:table-cell>
          <table:table-cell office:value-type="string" calcext:value-type="string">
            <text:p>Tatra sudaṁ, bhikkhave, vipassī kumāro vassike pāsāde cattāro māse nippurisehi tūriyehi paricārayamāno na heṭṭhāpāsādaṁ orohatīti. </text:p>
          </table:table-cell>
          <table:table-cell office:value-type="string" calcext:value-type="string">
            <text:p/>
          </table:table-cell>
          <table:table-cell office:value-type="string" calcext:value-type="string">
            <text:p>Prince Vipassī stayed in a stilt longhouse without coming downstairs for the four months of the rainy season, where he was entertained by musicians—none of them me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Tatra sudaṁ, bhikkhave, vipassī kumāro vassike pāsāde cattāro māse → vassike pāsāde vassike cattāro māse (bj, pts1ed)</text:p>
          </table:table-cell>
        </table:table-row>
        <table:table-row table:style-name="ro1">
          <table:table-cell office:value-type="string" calcext:value-type="string">
            <text:p>dn14:1.38.4</text:p>
          </table:table-cell>
          <table:table-cell office:value-type="string" calcext:value-type="string">
            <text:p>Paṭhamabhāṇavār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dn14:2.1.0</text:p>
          </table:table-cell>
          <table:table-cell office:value-type="string" calcext:value-type="string">
            <text:p>5. Jiṇṇapurisa </text:p>
          </table:table-cell>
          <table:table-cell office:value-type="string" calcext:value-type="string">
            <text:p/>
          </table:table-cell>
          <table:table-cell office:value-type="string" calcext:value-type="string">
            <text:p>5. The Old Man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1.1</text:p>
          </table:table-cell>
          <table:table-cell office:value-type="string" calcext:value-type="string">
            <text:p>Atha kho, bhikkhave, vipassī kumāro bahūnaṁ vassānaṁ bahūnaṁ vassasatānaṁ bahūnaṁ vassasahassānaṁ accayena sārathiṁ āmantesi: </text:p>
          </table:table-cell>
          <table:table-cell office:value-type="string" calcext:value-type="string">
            <text:p/>
          </table:table-cell>
          <table:table-cell office:value-type="string" calcext:value-type="string">
            <text:p>Then, after many thousand years had passed, Prince Vipassī addressed his chariote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32, dr10.24, mc10.19, ms7D_92, msdiv43, ndp7.18, pts-cs2.1, sc90, vri2.17</text:p>
          </table:table-cell>
          <table:table-cell/>
        </table:table-row>
        <table:table-row table:style-name="ro1">
          <table:table-cell office:value-type="string" calcext:value-type="string">
            <text:p>dn14:2.1.2</text:p>
          </table:table-cell>
          <table:table-cell office:value-type="string" calcext:value-type="string">
            <text:p>‘yojehi, samma sārathi, bhaddāni bhaddāni yānāni uyyānabhūmiṁ gacchāma subhūmidassanāyā’ti. </text:p>
          </table:table-cell>
          <table:table-cell office:value-type="string" calcext:value-type="string">
            <text:p/>
          </table:table-cell>
          <table:table-cell office:value-type="string" calcext:value-type="string">
            <text:p>‘My dear charioteer, harness the finest chariots. We will go to a park and see the scenery.’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3</text:p>
          </table:table-cell>
          <table:table-cell office:value-type="string" calcext:value-type="string">
            <text:p>‘Evaṁ, devā’ti kho, bhikkhave, sārathi vipassissa kumārassa paṭissutvā bhaddāni bhaddāni yānāni yojetvā vipassissa kumārassa paṭivedesi: </text:p>
          </table:table-cell>
          <table:table-cell office:value-type="string" calcext:value-type="string">
            <text:p/>
          </table:table-cell>
          <table:table-cell office:value-type="string" calcext:value-type="string">
            <text:p>‘Yes, sir,’ replied the charioteer. He harnessed the chariots and informed the princ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text:p>
          </table:table-cell>
          <table:table-cell office:value-type="string" calcext:value-type="string">
            <text:p>‘yuttāni kho te, deva, bhaddāni bhaddāni yānāni, </text:p>
          </table:table-cell>
          <table:table-cell office:value-type="string" calcext:value-type="string">
            <text:p/>
          </table:table-cell>
          <table:table-cell office:value-type="string" calcext:value-type="string">
            <text:p>‘Sire, the finest chariots are harness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5</text:p>
          </table:table-cell>
          <table:table-cell office:value-type="string" calcext:value-type="string">
            <text:p>yassadāni kālaṁ maññasī’ti. </text:p>
          </table:table-cell>
          <table:table-cell office:value-type="string" calcext:value-type="string">
            <text:p/>
          </table:table-cell>
          <table:table-cell office:value-type="string" calcext:value-type="string">
            <text:p>Please go at your convenienc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6</text:p>
          </table:table-cell>
          <table:table-cell office:value-type="string" calcext:value-type="string">
            <text:p>Atha kho, bhikkhave, vipassī kumāro bhaddaṁ bhaddaṁ yānaṁ abhiruhitvā bhaddehi bhaddehi yānehi uyyānabhūmiṁ niyyāsi. </text:p>
          </table:table-cell>
          <table:table-cell office:value-type="string" calcext:value-type="string">
            <text:p/>
          </table:table-cell>
          <table:table-cell office:value-type="string" calcext:value-type="string">
            <text:p>Then Prince Vipassī mounted a fine carriage and, along with other fine carriages, set out for the park.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bhaddaṁ yānaṁ → bhadraṁ yānaṁ (sya-all, km)</text:p>
          </table:table-cell>
        </table:table-row>
        <table:table-row table:style-name="ro1">
          <table:table-cell office:value-type="string" calcext:value-type="string">
            <text:p>dn14:2.2.1</text:p>
          </table:table-cell>
          <table:table-cell office:value-type="string" calcext:value-type="string">
            <text:p>Addasā kho, bhikkhave, vipassī kumāro uyyānabhūmiṁ niyyanto purisaṁ jiṇṇaṁ gopānasivaṅkaṁ bhoggaṁ daṇḍaparāyanaṁ pavedhamānaṁ gacchantaṁ āturaṁ gatayobbanaṁ. </text:p>
          </table:table-cell>
          <table:table-cell office:value-type="string" calcext:value-type="string">
            <text:p/>
          </table:table-cell>
          <table:table-cell office:value-type="string" calcext:value-type="string">
            <text:p>Along the way he saw an elderly man, bent double, crooked, leaning on a staff, trembling as he walked, ailing, past his prim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27, csp1ed7.19, csp2ed7.19, dr10.25, ms7D_93, msdiv44, pts-cs2.2, pts-vp-pli2.22, sc91, sya10.25</text:p>
          </table:table-cell>
          <table:table-cell office:value-type="string" calcext:value-type="string">
            <text:p>bhoggaṁ → bhaggaṁ (sya-all, km)</text:p>
          </table:table-cell>
        </table:table-row>
        <table:table-row table:style-name="ro1">
          <table:table-cell office:value-type="string" calcext:value-type="string">
            <text:p>dn14:2.2.2</text:p>
          </table:table-cell>
          <table:table-cell office:value-type="string" calcext:value-type="string">
            <text:p>Disvā sārathiṁ āmantesi: </text:p>
          </table:table-cell>
          <table:table-cell office:value-type="string" calcext:value-type="string">
            <text:p/>
          </table:table-cell>
          <table:table-cell office:value-type="string" calcext:value-type="string">
            <text:p>He addressed his chariote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3</text:p>
          </table:table-cell>
          <table:table-cell office:value-type="string" calcext:value-type="string">
            <text:p>‘ayaṁ pana, samma sārathi, puriso kiṅkato? </text:p>
          </table:table-cell>
          <table:table-cell office:value-type="string" calcext:value-type="string">
            <text:p/>
          </table:table-cell>
          <table:table-cell office:value-type="string" calcext:value-type="string">
            <text:p>‘My dear charioteer, what has that man don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4</text:p>
          </table:table-cell>
          <table:table-cell office:value-type="string" calcext:value-type="string">
            <text:p>Kesāpissa na yathā aññesaṁ, kāyopissa na yathā aññesan’ti. </text:p>
          </table:table-cell>
          <table:table-cell office:value-type="string" calcext:value-type="string">
            <text:p/>
          </table:table-cell>
          <table:table-cell office:value-type="string" calcext:value-type="string">
            <text:p>For his hair and his body are unlike those of other me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5</text:p>
          </table:table-cell>
          <table:table-cell office:value-type="string" calcext:value-type="string">
            <text:p>‘Eso kho, deva, jiṇṇo nāmā’ti. </text:p>
          </table:table-cell>
          <table:table-cell office:value-type="string" calcext:value-type="string">
            <text:p/>
          </table:table-cell>
          <table:table-cell office:value-type="string" calcext:value-type="string">
            <text:p>‘That, Your Majesty, is called an old man.’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6</text:p>
          </table:table-cell>
          <table:table-cell office:value-type="string" calcext:value-type="string">
            <text:p>‘Kiṁ paneso, samma sārathi, jiṇṇo nāmā’ti? </text:p>
          </table:table-cell>
          <table:table-cell office:value-type="string" calcext:value-type="string">
            <text:p/>
          </table:table-cell>
          <table:table-cell office:value-type="string" calcext:value-type="string">
            <text:p>‘But why is he called an old man?’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7</text:p>
          </table:table-cell>
          <table:table-cell office:value-type="string" calcext:value-type="string">
            <text:p>‘Eso kho, deva, jiṇṇo nāma. Na dāni tena ciraṁ jīvitabbaṁ bhavissatī’ti. </text:p>
          </table:table-cell>
          <table:table-cell office:value-type="string" calcext:value-type="string">
            <text:p/>
          </table:table-cell>
          <table:table-cell office:value-type="string" calcext:value-type="string">
            <text:p>‘He’s called an old man because now he has not long to liv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8</text:p>
          </table:table-cell>
          <table:table-cell office:value-type="string" calcext:value-type="string">
            <text:p>‘Kiṁ pana, samma sārathi, ahampi jarādhammo, jaraṁ anatīto’ti? </text:p>
          </table:table-cell>
          <table:table-cell office:value-type="string" calcext:value-type="string">
            <text:p/>
          </table:table-cell>
          <table:table-cell office:value-type="string" calcext:value-type="string">
            <text:p>‘But my dear charioteer, am I liable to grow old? Am I not exempt from old ag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9</text:p>
          </table:table-cell>
          <table:table-cell office:value-type="string" calcext:value-type="string">
            <text:p>‘Tvañca, deva, mayañcamha sabbe jarādhammā, jaraṁ anatītā’ti. </text:p>
          </table:table-cell>
          <table:table-cell office:value-type="string" calcext:value-type="string">
            <text:p/>
          </table:table-cell>
          <table:table-cell office:value-type="string" calcext:value-type="string">
            <text:p>‘Everyone is liable to grow old, Your Majesty, including you. No-one is exempt from old ag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10</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Well then, my dear charioteer, that’s enough of the park for today. Let’s return to the royal compound.’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11</text:p>
          </table:table-cell>
          <table:table-cell office:value-type="string" calcext:value-type="string">
            <text:p>‘Evaṁ, devā’ti kho, bhikkhave, sārathi vipassissa kumārassa paṭissutvā tatova antepuraṁ paccaniyyā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2.12</text:p>
          </table:table-cell>
          <table:table-cell office:value-type="string" calcext:value-type="string">
            <text:p>Tatra sudaṁ, bhikkhave, vipassī kumāro antepuraṁ gato dukkhī dummano pajjhāyati: </text:p>
          </table:table-cell>
          <table:table-cell office:value-type="string" calcext:value-type="string">
            <text:p/>
          </table:table-cell>
          <table:table-cell office:value-type="string" calcext:value-type="string">
            <text:p>Back at the royal compound, the prince brooded, miserable and sa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13</text:p>
          </table:table-cell>
          <table:table-cell office:value-type="string" calcext:value-type="string">
            <text:p>‘dhiratthu kira, bho, jāti nāma, yatra hi nāma jātassa jarā paññāyissatī’ti. </text:p>
          </table:table-cell>
          <table:table-cell office:value-type="string" calcext:value-type="string">
            <text:p/>
          </table:table-cell>
          <table:table-cell office:value-type="string" calcext:value-type="string">
            <text:p>‘Damn this thing called rebirth, since old age will come to anyone who’s bor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3.1</text:p>
          </table:table-cell>
          <table:table-cell office:value-type="string" calcext:value-type="string">
            <text:p>Atha kho, bhikkhave, bandhumā rājā sārathiṁ āmantāpetvā etadavoca: </text:p>
          </table:table-cell>
          <table:table-cell office:value-type="string" calcext:value-type="string">
            <text:p/>
          </table:table-cell>
          <table:table-cell office:value-type="string" calcext:value-type="string">
            <text:p>Then King Bandhuma summoned the charioteer and sai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34, cck10.28, dr10.26, mc10.20, ms7D_94, msdiv45, ndp7.19, pts-cs2.3, pts-vp-pli2.23, sc92, sya10.26</text:p>
          </table:table-cell>
          <table:table-cell/>
        </table:table-row>
        <table:table-row table:style-name="ro1">
          <table:table-cell office:value-type="string" calcext:value-type="string">
            <text:p>dn14:2.3.2</text:p>
          </table:table-cell>
          <table:table-cell office:value-type="string" calcext:value-type="string">
            <text:p>‘kacci, samma sārathi, kumāro uyyānabhūmiyā abhiramittha? Kacci, samma sārathi, kumāro uyyānabhūmiyā attamano ahosī’ti? </text:p>
          </table:table-cell>
          <table:table-cell office:value-type="string" calcext:value-type="string">
            <text:p/>
          </table:table-cell>
          <table:table-cell office:value-type="string" calcext:value-type="string">
            <text:p>‘My dear charioteer, I hope the prince enjoyed himself at the park? I hope he was happy t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3.3</text:p>
          </table:table-cell>
          <table:table-cell office:value-type="string" calcext:value-type="string">
            <text:p>‘Na kho, deva, kumāro uyyānabhūmiyā abhiramittha, na kho, deva, kumāro uyyānabhūmiyā attamano ahosī’ti. </text:p>
          </table:table-cell>
          <table:table-cell office:value-type="string" calcext:value-type="string">
            <text:p/>
          </table:table-cell>
          <table:table-cell office:value-type="string" calcext:value-type="string">
            <text:p>‘No, Your Majesty, the prince didn’t enjoy himself at the park.’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3.4</text:p>
          </table:table-cell>
          <table:table-cell office:value-type="string" calcext:value-type="string">
            <text:p>‘Kiṁ pana, samma sārathi, addasa kumāro uyyānabhūmiṁ niyyanto’ti? </text:p>
          </table:table-cell>
          <table:table-cell office:value-type="string" calcext:value-type="string">
            <text:p/>
          </table:table-cell>
          <table:table-cell office:value-type="string" calcext:value-type="string">
            <text:p>‘But what did he see on the way to the park?’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3.5</text:p>
          </table:table-cell>
          <table:table-cell office:value-type="string" calcext:value-type="string">
            <text:p>‘Addasā kho, deva, kumāro uyyānabhūmiṁ niyyanto purisaṁ jiṇṇaṁ gopānasivaṅkaṁ bhoggaṁ daṇḍaparāyanaṁ pavedhamānaṁ gacchantaṁ āturaṁ gatayobbanaṁ. </text:p>
          </table:table-cell>
          <table:table-cell office:value-type="string" calcext:value-type="string">
            <text:p/>
          </table:table-cell>
          <table:table-cell office:value-type="string" calcext:value-type="string">
            <text:p>And the charioteer told the king about seeing the old man and the prince’s reac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6</text:p>
          </table:table-cell>
          <table:table-cell office:value-type="string" calcext:value-type="string">
            <text:p>Disvā maṁ etadavo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7</text:p>
          </table:table-cell>
          <table:table-cell office:value-type="string" calcext:value-type="string">
            <text:p>“ayaṁ pana, samma sārathi, puriso kiṅkato, kesāpissa na yathā aññesaṁ, kāyopissa na yathā aññes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8</text:p>
          </table:table-cell>
          <table:table-cell office:value-type="string" calcext:value-type="string">
            <text:p>“Eso kho, deva, jiṇṇ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9</text:p>
          </table:table-cell>
          <table:table-cell office:value-type="string" calcext:value-type="string">
            <text:p>“Kiṁ paneso, samma sārathi, jiṇṇ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10</text:p>
          </table:table-cell>
          <table:table-cell office:value-type="string" calcext:value-type="string">
            <text:p>“Eso kho, deva, jiṇṇo nāma na dāni tena ciraṁ jīvitabbaṁ bhavissat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11</text:p>
          </table:table-cell>
          <table:table-cell office:value-type="string" calcext:value-type="string">
            <text:p>“Kiṁ pana, samma sārathi, ahampi jarādhammo, jaraṁ anatīt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12</text:p>
          </table:table-cell>
          <table:table-cell office:value-type="string" calcext:value-type="string">
            <text:p>“Tvañca, deva, mayañcamha sabbe jarādhammā, jaraṁ anatīt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3.13</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95, sc93, vri2.18</text:p>
          </table:table-cell>
          <table:table-cell/>
        </table:table-row>
        <table:table-row table:style-name="ro1">
          <table:table-cell office:value-type="string" calcext:value-type="string">
            <text:p>dn14:2.3.14</text:p>
          </table:table-cell>
          <table:table-cell office:value-type="string" calcext:value-type="string">
            <text:p>“Evaṁ, devā”ti kho ahaṁ, deva, vipassissa kumārassa paṭissutvā tatova antepuraṁ paccaniyyāsi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15</text:p>
          </table:table-cell>
          <table:table-cell office:value-type="string" calcext:value-type="string">
            <text:p>So kho, deva, kumāro antepuraṁ gato dukkhī dummano pajjhāy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3.16</text:p>
          </table:table-cell>
          <table:table-cell office:value-type="string" calcext:value-type="string">
            <text:p>“dhiratthu kira, bho, jāti nāma, yatra hi nāma jātassa jarā paññāyissat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4.0</text:p>
          </table:table-cell>
          <table:table-cell office:value-type="string" calcext:value-type="string">
            <text:p>6. Byādhitapurisa </text:p>
          </table:table-cell>
          <table:table-cell office:value-type="string" calcext:value-type="string">
            <text:p/>
          </table:table-cell>
          <table:table-cell office:value-type="string" calcext:value-type="string">
            <text:p>6. The Sick Man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4.1</text:p>
          </table:table-cell>
          <table:table-cell office:value-type="string" calcext:value-type="string">
            <text:p>Atha kho, bhikkhave, bandhumassa rañño etadahosi: </text:p>
          </table:table-cell>
          <table:table-cell office:value-type="string" calcext:value-type="string">
            <text:p/>
          </table:table-cell>
          <table:table-cell office:value-type="string" calcext:value-type="string">
            <text:p>Then King Bandhuma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20, csp2ed7.20, ms7D_96, msdiv46, pts-cs2.4, sc94</text:p>
          </table:table-cell>
          <table:table-cell/>
        </table:table-row>
        <table:table-row table:style-name="ro1">
          <table:table-cell office:value-type="string" calcext:value-type="string">
            <text:p>dn14:2.4.2</text:p>
          </table:table-cell>
          <table:table-cell office:value-type="string" calcext:value-type="string">
            <text:p>‘Mā heva kho vipassī kumāro na rajjaṁ kāresi, mā heva vipassī kumāro agārasmā anagāriyaṁ pabbaji, mā heva nemittānaṁ brāhmaṇānaṁ saccaṁ assa vacanan’ti. </text:p>
          </table:table-cell>
          <table:table-cell office:value-type="string" calcext:value-type="string">
            <text:p/>
          </table:table-cell>
          <table:table-cell office:value-type="string" calcext:value-type="string">
            <text:p>‘Prince Vipassī must not renounce the throne. He must not go forth from the lay life to homelessness. And the words of the brahmin soothsayers must not come true.’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cck10.29, ms7D_97, sc95</text:p>
          </table:table-cell>
          <table:table-cell/>
        </table:table-row>
        <table:table-row table:style-name="ro1">
          <table:table-cell office:value-type="string" calcext:value-type="string">
            <text:p>dn14:2.4.3</text:p>
          </table:table-cell>
          <table:table-cell office:value-type="string" calcext:value-type="string">
            <text:p>Atha kho, bhikkhave, bandhumā rājā vipassissa kumārassa bhiyyoso mattāya pañca kāmaguṇāni upaṭṭhāpesi: </text:p>
          </table:table-cell>
          <table:table-cell office:value-type="string" calcext:value-type="string">
            <text:p/>
          </table:table-cell>
          <table:table-cell office:value-type="string" calcext:value-type="string">
            <text:p>To this end he provided the prince with even more of the five kinds of sensual stimul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4.4</text:p>
          </table:table-cell>
          <table:table-cell office:value-type="string" calcext:value-type="string">
            <text:p>‘yathā vipassī kumāro rajjaṁ kareyya, yathā vipassī kumāro na agārasmā anagāriyaṁ pabbajeyya, yathā nemittānaṁ brāhmaṇānaṁ micchā assa vacan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4.5</text:p>
          </table:table-cell>
          <table:table-cell office:value-type="string" calcext:value-type="string">
            <text:p>Tatra sudaṁ, bhikkhave, vipassī kumāro pañcahi kāmaguṇehi samappito samaṅgībhūto paricāreti. </text:p>
          </table:table-cell>
          <table:table-cell office:value-type="string" calcext:value-type="string">
            <text:p/>
          </table:table-cell>
          <table:table-cell office:value-type="string" calcext:value-type="string">
            <text:p>with which the prince amused himself.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98, sc96</text:p>
          </table:table-cell>
          <table:table-cell/>
        </table:table-row>
        <table:table-row table:style-name="ro1">
          <table:table-cell office:value-type="string" calcext:value-type="string">
            <text:p>dn14:2.5.1</text:p>
          </table:table-cell>
          <table:table-cell office:value-type="string" calcext:value-type="string">
            <text:p>Atha kho, bhikkhave, vipassī kumāro bahūnaṁ vassānaṁ …pe… </text:p>
          </table:table-cell>
          <table:table-cell office:value-type="string" calcext:value-type="string">
            <text:p/>
          </table:table-cell>
          <table:table-cell office:value-type="string" calcext:value-type="string">
            <text:p>Then, after many thousand years had passed, Prince Vipassī had his charioteer drive him to the park once mor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pts-cs2.5</text:p>
          </table:table-cell>
          <table:table-cell/>
        </table:table-row>
        <table:table-row table:style-name="ro1">
          <table:table-cell office:value-type="string" calcext:value-type="string">
            <text:p>dn14:2.6.1</text:p>
          </table:table-cell>
          <table:table-cell office:value-type="string" calcext:value-type="string">
            <text:p>Addasā kho, bhikkhave, vipassī kumāro uyyānabhūmiṁ niyyanto purisaṁ ābādhikaṁ dukkhitaṁ bāḷhagilānaṁ sake muttakarīse palipannaṁ semānaṁ aññehi vuṭṭhāpiyamānaṁ aññehi saṁvesiyamānaṁ. </text:p>
          </table:table-cell>
          <table:table-cell office:value-type="string" calcext:value-type="string">
            <text:p/>
          </table:table-cell>
          <table:table-cell office:value-type="string" calcext:value-type="string">
            <text:p>Along the way he saw a man who was ill, suffering, gravely ill, collapsed in his own urine and feces, being picked up by some and put down by other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36, cck10.30, dr10.27, mc10.21, ms7D_99, msdiv47, ndp7.20, pts-cs2.6, pts-vp-pli2.24, sc97, sya10.27</text:p>
          </table:table-cell>
          <table:table-cell office:value-type="string" calcext:value-type="string">
            <text:p>semānaṁ → sayamānaṁ (sya-all, km, mr)</text:p>
          </table:table-cell>
        </table:table-row>
        <table:table-row table:style-name="ro1">
          <table:table-cell office:value-type="string" calcext:value-type="string">
            <text:p>dn14:2.6.2</text:p>
          </table:table-cell>
          <table:table-cell office:value-type="string" calcext:value-type="string">
            <text:p>Disvā sārathiṁ āmantesi: </text:p>
          </table:table-cell>
          <table:table-cell office:value-type="string" calcext:value-type="string">
            <text:p/>
          </table:table-cell>
          <table:table-cell office:value-type="string" calcext:value-type="string">
            <text:p>He addressed his chariote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6.3</text:p>
          </table:table-cell>
          <table:table-cell office:value-type="string" calcext:value-type="string">
            <text:p>‘ayaṁ pana, samma sārathi, puriso kiṅkato? </text:p>
          </table:table-cell>
          <table:table-cell office:value-type="string" calcext:value-type="string">
            <text:p/>
          </table:table-cell>
          <table:table-cell office:value-type="string" calcext:value-type="string">
            <text:p>‘My dear charioteer, what has that man don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6.4</text:p>
          </table:table-cell>
          <table:table-cell office:value-type="string" calcext:value-type="string">
            <text:p>Akkhīnipissa na yathā aññesaṁ, saropissa na yathā aññesan’ti? </text:p>
          </table:table-cell>
          <table:table-cell office:value-type="string" calcext:value-type="string">
            <text:p/>
          </table:table-cell>
          <table:table-cell office:value-type="string" calcext:value-type="string">
            <text:p>For his eyes and his voice are unlike those of other me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ropissa → siropissa (sya-all, km)</text:p>
          </table:table-cell>
        </table:table-row>
        <table:table-row table:style-name="ro1">
          <table:table-cell office:value-type="string" calcext:value-type="string">
            <text:p>dn14:2.6.5</text:p>
          </table:table-cell>
          <table:table-cell office:value-type="string" calcext:value-type="string">
            <text:p>‘Eso kho, deva, byādhito nāmā’ti. </text:p>
          </table:table-cell>
          <table:table-cell office:value-type="string" calcext:value-type="string">
            <text:p/>
          </table:table-cell>
          <table:table-cell office:value-type="string" calcext:value-type="string">
            <text:p>‘That, Your Majesty, is called a sick man.’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6</text:p>
          </table:table-cell>
          <table:table-cell office:value-type="string" calcext:value-type="string">
            <text:p>‘Kiṁ paneso, samma sārathi, byādhito nāmā’ti? </text:p>
          </table:table-cell>
          <table:table-cell office:value-type="string" calcext:value-type="string">
            <text:p/>
          </table:table-cell>
          <table:table-cell office:value-type="string" calcext:value-type="string">
            <text:p>‘But why is he called a sick man?’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7</text:p>
          </table:table-cell>
          <table:table-cell office:value-type="string" calcext:value-type="string">
            <text:p>‘Eso kho, deva, byādhito nāma appeva nāma tamhā ābādhā vuṭṭhaheyyā’ti. </text:p>
          </table:table-cell>
          <table:table-cell office:value-type="string" calcext:value-type="string">
            <text:p/>
          </table:table-cell>
          <table:table-cell office:value-type="string" calcext:value-type="string">
            <text:p>‘He’s called an sick man; hopefully he will recover from that illness.’ </text:p>
          </table:table-cell>
          <table:table-cell office:value-type="string" calcext:value-type="string">
            <text:p/>
          </table:table-cell>
          <table:table-cell office:value-type="string" calcext:value-type="string">
            <text:p>Both RD and MW misconstrue this idiom. It is commonly used in the sense of “shortly, in no long time”, i.e. “hopefully” something will happen.</text:p>
          </table:table-cell>
          <table:table-cell office:value-type="string" calcext:value-type="string">
            <text:p>&lt;p&gt;{}&lt;/p&gt;</text:p>
          </table:table-cell>
          <table:table-cell table:number-columns-repeated="2"/>
        </table:table-row>
        <table:table-row table:style-name="ro1">
          <table:table-cell office:value-type="string" calcext:value-type="string">
            <text:p>dn14:2.6.8</text:p>
          </table:table-cell>
          <table:table-cell office:value-type="string" calcext:value-type="string">
            <text:p>‘Kiṁ pana, samma sārathi, ahampi byādhidhammo, byādhiṁ anatīto’ti? </text:p>
          </table:table-cell>
          <table:table-cell office:value-type="string" calcext:value-type="string">
            <text:p/>
          </table:table-cell>
          <table:table-cell office:value-type="string" calcext:value-type="string">
            <text:p>‘But my dear charioteer, am I liable to fall sick? Am I not exempt from sicknes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9</text:p>
          </table:table-cell>
          <table:table-cell office:value-type="string" calcext:value-type="string">
            <text:p>‘Tvañca, deva, mayañcamha sabbe byādhidhammā, byādhiṁ anatītā’ti. </text:p>
          </table:table-cell>
          <table:table-cell office:value-type="string" calcext:value-type="string">
            <text:p/>
          </table:table-cell>
          <table:table-cell office:value-type="string" calcext:value-type="string">
            <text:p>‘Everyone is liable to fall sick, Your Majesty, including you. No-one is exempt from sicknes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10</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Well then, my dear charioteer, that’s enough of the park for today. Let’s return to the royal compound.’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11</text:p>
          </table:table-cell>
          <table:table-cell office:value-type="string" calcext:value-type="string">
            <text:p>‘Evaṁ, devā’ti kho, bhikkhave, sārathi vipassissa kumārassa paṭissutvā tatova antepuraṁ paccaniyyā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6.12</text:p>
          </table:table-cell>
          <table:table-cell office:value-type="string" calcext:value-type="string">
            <text:p>Tatra sudaṁ, bhikkhave, vipassī kumāro antepuraṁ gato dukkhī dummano pajjhāyati: </text:p>
          </table:table-cell>
          <table:table-cell office:value-type="string" calcext:value-type="string">
            <text:p/>
          </table:table-cell>
          <table:table-cell office:value-type="string" calcext:value-type="string">
            <text:p>Back at the royal compound, the prince brooded, miserable and sa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6.13</text:p>
          </table:table-cell>
          <table:table-cell office:value-type="string" calcext:value-type="string">
            <text:p>‘dhiratthu kira, bho, jāti nāma, yatra hi nāma jātassa jarā paññāyissati, byādhi paññāyissatī’ti. </text:p>
          </table:table-cell>
          <table:table-cell office:value-type="string" calcext:value-type="string">
            <text:p/>
          </table:table-cell>
          <table:table-cell office:value-type="string" calcext:value-type="string">
            <text:p>‘Damn this thing called rebirth, since old age and sickness will come to anyone who’s bor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7.1</text:p>
          </table:table-cell>
          <table:table-cell office:value-type="string" calcext:value-type="string">
            <text:p>Atha kho, bhikkhave, bandhumā rājā sārathiṁ āmantāpetvā etadavoca: </text:p>
          </table:table-cell>
          <table:table-cell office:value-type="string" calcext:value-type="string">
            <text:p/>
          </table:table-cell>
          <table:table-cell office:value-type="string" calcext:value-type="string">
            <text:p>Then King Bandhuma summoned the charioteer and sai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1, csp1ed7.21, csp2ed7.21, dr10.28, mc10.22, ms7D_100, msdiv48, ndp7.21, pts-cs2.7, pts-vp-pli2.25, sc98, sya10.28, vri2.19</text:p>
          </table:table-cell>
          <table:table-cell/>
        </table:table-row>
        <table:table-row table:style-name="ro1">
          <table:table-cell office:value-type="string" calcext:value-type="string">
            <text:p>dn14:2.7.2</text:p>
          </table:table-cell>
          <table:table-cell office:value-type="string" calcext:value-type="string">
            <text:p>‘kacci, samma sārathi, kumāro uyyānabhūmiyā abhiramittha, kacci, samma sārathi, kumāro uyyānabhūmiyā attamano ahosī’ti? </text:p>
          </table:table-cell>
          <table:table-cell office:value-type="string" calcext:value-type="string">
            <text:p/>
          </table:table-cell>
          <table:table-cell office:value-type="string" calcext:value-type="string">
            <text:p>‘My dear charioteer, I hope the prince enjoyed himself at the park? I hope he was happy t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7.3</text:p>
          </table:table-cell>
          <table:table-cell office:value-type="string" calcext:value-type="string">
            <text:p>‘Na kho, deva, kumāro uyyānabhūmiyā abhiramittha, na kho, deva, kumāro uyyānabhūmiyā attamano ahosī’ti. </text:p>
          </table:table-cell>
          <table:table-cell office:value-type="string" calcext:value-type="string">
            <text:p/>
          </table:table-cell>
          <table:table-cell office:value-type="string" calcext:value-type="string">
            <text:p>‘No, Your Majesty, the prince didn’t enjoy himself at the park.’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7.4</text:p>
          </table:table-cell>
          <table:table-cell office:value-type="string" calcext:value-type="string">
            <text:p>‘Kiṁ pana, samma sārathi, addasa kumāro uyyānabhūmiṁ niyyanto’ti? </text:p>
          </table:table-cell>
          <table:table-cell office:value-type="string" calcext:value-type="string">
            <text:p/>
          </table:table-cell>
          <table:table-cell office:value-type="string" calcext:value-type="string">
            <text:p>‘But what did he see on the way to the park?’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7.5</text:p>
          </table:table-cell>
          <table:table-cell office:value-type="string" calcext:value-type="string">
            <text:p>‘Addasā kho, deva, kumāro uyyānabhūmiṁ niyyanto purisaṁ ābādhikaṁ dukkhitaṁ bāḷhagilānaṁ sake muttakarīse palipannaṁ semānaṁ aññehi vuṭṭhāpiyamānaṁ aññehi saṁvesiyamānaṁ. </text:p>
          </table:table-cell>
          <table:table-cell office:value-type="string" calcext:value-type="string">
            <text:p/>
          </table:table-cell>
          <table:table-cell office:value-type="string" calcext:value-type="string">
            <text:p>And the charioteer told the king about seeing the sick man and the prince’s reac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6</text:p>
          </table:table-cell>
          <table:table-cell office:value-type="string" calcext:value-type="string">
            <text:p>Disvā maṁ etadavo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7</text:p>
          </table:table-cell>
          <table:table-cell office:value-type="string" calcext:value-type="string">
            <text:p>“ayaṁ pana, samma sārathi, puriso kiṅkato, akkhīnipissa na yathā aññesaṁ, saropissa na yathā aññes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8</text:p>
          </table:table-cell>
          <table:table-cell office:value-type="string" calcext:value-type="string">
            <text:p>“Eso kho, deva, byādhit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9</text:p>
          </table:table-cell>
          <table:table-cell office:value-type="string" calcext:value-type="string">
            <text:p>“Kiṁ paneso, samma sārathi, byādhit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0</text:p>
          </table:table-cell>
          <table:table-cell office:value-type="string" calcext:value-type="string">
            <text:p>“Eso kho, deva, byādhito nāma appeva nāma tamhā ābādhā vuṭṭhaheyy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1</text:p>
          </table:table-cell>
          <table:table-cell office:value-type="string" calcext:value-type="string">
            <text:p>“Kiṁ pana, samma sārathi, ahampi byādhidhammo, byādhiṁ anatīt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2</text:p>
          </table:table-cell>
          <table:table-cell office:value-type="string" calcext:value-type="string">
            <text:p>“Tvañca, deva, mayañcamha sabbe byādhidhammā, byādhiṁ anatīt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3</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4</text:p>
          </table:table-cell>
          <table:table-cell office:value-type="string" calcext:value-type="string">
            <text:p>“Evaṁ, devā”ti kho ahaṁ, deva, vipassissa kumārassa paṭissutvā tatova antepuraṁ paccaniyyāsi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5</text:p>
          </table:table-cell>
          <table:table-cell office:value-type="string" calcext:value-type="string">
            <text:p>So kho, deva, kumāro antepuraṁ gato dukkhī dummano pajjhāy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7.16</text:p>
          </table:table-cell>
          <table:table-cell office:value-type="string" calcext:value-type="string">
            <text:p>“dhiratthu kira, bho, jāti nāma, yatra hi nāma jātassa jarā paññāyissati, byādhi paññāyissat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8.0</text:p>
          </table:table-cell>
          <table:table-cell office:value-type="string" calcext:value-type="string">
            <text:p>7. Kālaṅkatapurisa </text:p>
          </table:table-cell>
          <table:table-cell office:value-type="string" calcext:value-type="string">
            <text:p/>
          </table:table-cell>
          <table:table-cell office:value-type="string" calcext:value-type="string">
            <text:p>7. The Dead Man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8.1</text:p>
          </table:table-cell>
          <table:table-cell office:value-type="string" calcext:value-type="string">
            <text:p>Atha kho, bhikkhave, bandhumassa rañño etadahosi: </text:p>
          </table:table-cell>
          <table:table-cell office:value-type="string" calcext:value-type="string">
            <text:p/>
          </table:table-cell>
          <table:table-cell office:value-type="string" calcext:value-type="string">
            <text:p>Then King Bandhuma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38, dr10.29, ms7D_101, msdiv49, pts-cs2.8, sc99, sya10.29</text:p>
          </table:table-cell>
          <table:table-cell/>
        </table:table-row>
        <table:table-row table:style-name="ro1">
          <table:table-cell office:value-type="string" calcext:value-type="string">
            <text:p>dn14:2.8.2</text:p>
          </table:table-cell>
          <table:table-cell office:value-type="string" calcext:value-type="string">
            <text:p>‘mā heva kho vipassī kumāro na rajjaṁ kāresi, mā heva vipassī kumāro agārasmā anagāriyaṁ pabbaji, mā heva nemittānaṁ brāhmaṇānaṁ saccaṁ assa vacanan’ti. </text:p>
          </table:table-cell>
          <table:table-cell office:value-type="string" calcext:value-type="string">
            <text:p/>
          </table:table-cell>
          <table:table-cell office:value-type="string" calcext:value-type="string">
            <text:p>‘Prince Vipassī must not renounce the throne. He must not go forth from the lay life to homelessness. And the words of the brahmin soothsayers must not come tru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8.3</text:p>
          </table:table-cell>
          <table:table-cell office:value-type="string" calcext:value-type="string">
            <text:p>Atha kho, bhikkhave, bandhumā rājā vipassissa kumārassa bhiyyoso mattāya pañca kāmaguṇāni upaṭṭhāpesi: </text:p>
          </table:table-cell>
          <table:table-cell office:value-type="string" calcext:value-type="string">
            <text:p/>
          </table:table-cell>
          <table:table-cell office:value-type="string" calcext:value-type="string">
            <text:p>To this end he provided the prince with even more of the five kinds of sensual stimul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8.4</text:p>
          </table:table-cell>
          <table:table-cell office:value-type="string" calcext:value-type="string">
            <text:p>‘yathā vipassī kumāro rajjaṁ kareyya, yathā vipassī kumāro na agārasmā anagāriyaṁ pabbajeyya, yathā nemittānaṁ brāhmaṇānaṁ micchā assa vacan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9.1</text:p>
          </table:table-cell>
          <table:table-cell office:value-type="string" calcext:value-type="string">
            <text:p>Tatra sudaṁ, bhikkhave, vipassī kumāro pañcahi kāmaguṇehi samappito samaṅgībhūto paricāreti. </text:p>
          </table:table-cell>
          <table:table-cell office:value-type="string" calcext:value-type="string">
            <text:p/>
          </table:table-cell>
          <table:table-cell office:value-type="string" calcext:value-type="string">
            <text:p>with which the prince amused himself.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02, pts-cs2.9, sc100</text:p>
          </table:table-cell>
          <table:table-cell/>
        </table:table-row>
        <table:table-row table:style-name="ro1">
          <table:table-cell office:value-type="string" calcext:value-type="string">
            <text:p>dn14:2.9.2</text:p>
          </table:table-cell>
          <table:table-cell office:value-type="string" calcext:value-type="string">
            <text:p>Atha kho, bhikkhave, vipassī kumāro bahūnaṁ vassānaṁ …pe… </text:p>
          </table:table-cell>
          <table:table-cell office:value-type="string" calcext:value-type="string">
            <text:p/>
          </table:table-cell>
          <table:table-cell office:value-type="string" calcext:value-type="string">
            <text:p>Then, after many thousand years had passed, Prince Vipassī had his charioteer drive him to the park once mor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1</text:p>
          </table:table-cell>
          <table:table-cell office:value-type="string" calcext:value-type="string">
            <text:p>Addasā kho, bhikkhave, vipassī kumāro uyyānabhūmiṁ niyyanto mahājanakāyaṁ sannipatitaṁ nānārattānañca dussānaṁ vilātaṁ kayiramānaṁ. </text:p>
          </table:table-cell>
          <table:table-cell office:value-type="string" calcext:value-type="string">
            <text:p/>
          </table:table-cell>
          <table:table-cell office:value-type="string" calcext:value-type="string">
            <text:p>Along the way he saw a large crowd gathered making a bier out of garments of different colors. </text:p>
          </table:table-cell>
          <table:table-cell office:value-type="string" calcext:value-type="string">
            <text:p/>
          </table:table-cell>
          <table:table-cell office:value-type="string" calcext:value-type="string">
            <text:p>Neither reading vilāta or milāta appears to occur elsewhere in this sense. Comm says “Vilātanti sivikaṁ”; Tika says: “Bhantanettakuppalādi vividhaṁ katvā lātabbato vilāto, vayhaṁ, sivikā cāti āha ‘‘vilātanti sivika’’nti. Sivikāya diṭṭhapubbattā mahāsatto citakapañjaraṁ ‘‘sivika’’nti āha”.</text:p>
          </table:table-cell>
          <table:table-cell office:value-type="string" calcext:value-type="string">
            <text:p>&lt;p&gt;{}</text:p>
          </table:table-cell>
          <table:table-cell office:value-type="string" calcext:value-type="string">
            <text:p>bj8.40, cck10.32, cck10.33, csp1ed7.22, csp2ed7.22, dr10.30, mc10.23, ms7D_103, msdiv50, ndp7.22, pts-cs2.10, pts-vp-pli2.26, sc101, sya10.30, vri2.20</text:p>
          </table:table-cell>
          <table:table-cell/>
        </table:table-row>
        <table:table-row table:style-name="ro1">
          <table:table-cell office:value-type="string" calcext:value-type="string">
            <text:p>dn14:2.10.2</text:p>
          </table:table-cell>
          <table:table-cell office:value-type="string" calcext:value-type="string">
            <text:p>Disvā sārathiṁ āmantesi: </text:p>
          </table:table-cell>
          <table:table-cell office:value-type="string" calcext:value-type="string">
            <text:p/>
          </table:table-cell>
          <table:table-cell office:value-type="string" calcext:value-type="string">
            <text:p>He addressed his chariote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0.3</text:p>
          </table:table-cell>
          <table:table-cell office:value-type="string" calcext:value-type="string">
            <text:p>‘kiṁ nu kho so, samma sārathi, mahājanakāyo sannipatito nānārattānañca dussānaṁ vilātaṁ kayiratī’ti? </text:p>
          </table:table-cell>
          <table:table-cell office:value-type="string" calcext:value-type="string">
            <text:p/>
          </table:table-cell>
          <table:table-cell office:value-type="string" calcext:value-type="string">
            <text:p>‘My dear charioteer, why is that crowd making a bier?’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4</text:p>
          </table:table-cell>
          <table:table-cell office:value-type="string" calcext:value-type="string">
            <text:p>‘Eso kho, deva, kālaṅkato nāmā’ti. </text:p>
          </table:table-cell>
          <table:table-cell office:value-type="string" calcext:value-type="string">
            <text:p/>
          </table:table-cell>
          <table:table-cell office:value-type="string" calcext:value-type="string">
            <text:p>‘That, Your Majesty, is for someone who’s departed.’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5</text:p>
          </table:table-cell>
          <table:table-cell office:value-type="string" calcext:value-type="string">
            <text:p>‘Tena hi, samma sārathi, yena so kālaṅkato tena rathaṁ pesehī’ti. </text:p>
          </table:table-cell>
          <table:table-cell office:value-type="string" calcext:value-type="string">
            <text:p/>
          </table:table-cell>
          <table:table-cell office:value-type="string" calcext:value-type="string">
            <text:p>‘Well then, drive the chariot up to the departed.’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6</text:p>
          </table:table-cell>
          <table:table-cell office:value-type="string" calcext:value-type="string">
            <text:p>‘Evaṁ, devā’ti kho, bhikkhave, sārathi vipassissa kumārassa paṭissutvā yena so kālaṅkato tena rathaṁ pese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7</text:p>
          </table:table-cell>
          <table:table-cell office:value-type="string" calcext:value-type="string">
            <text:p>Addasā kho, bhikkhave, vipassī kumāro petaṁ kālaṅkataṁ, disvā sārathiṁ āmantesi: </text:p>
          </table:table-cell>
          <table:table-cell office:value-type="string" calcext:value-type="string">
            <text:p/>
          </table:table-cell>
          <table:table-cell office:value-type="string" calcext:value-type="string">
            <text:p>When the prince saw the corpse of the departed, he addressed the charioteer,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8</text:p>
          </table:table-cell>
          <table:table-cell office:value-type="string" calcext:value-type="string">
            <text:p>‘kiṁ panāyaṁ, samma sārathi, kālaṅkato nāmā’ti? </text:p>
          </table:table-cell>
          <table:table-cell office:value-type="string" calcext:value-type="string">
            <text:p/>
          </table:table-cell>
          <table:table-cell office:value-type="string" calcext:value-type="string">
            <text:p>‘But why is he called depart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9</text:p>
          </table:table-cell>
          <table:table-cell office:value-type="string" calcext:value-type="string">
            <text:p>‘Eso kho, deva, kālaṅkato nāma. Na dāni taṁ dakkhanti mātā vā pitā vā aññe vā ñātisālohitā, sopi na dakkhissati mātaraṁ vā pitaraṁ vā aññe vā ñātisālohite’ti. </text:p>
          </table:table-cell>
          <table:table-cell office:value-type="string" calcext:value-type="string">
            <text:p/>
          </table:table-cell>
          <table:table-cell office:value-type="string" calcext:value-type="string">
            <text:p>‘He’s called departed because now his mother and father, his relatives and kin shall see him no more, and he shall never again see them.’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10</text:p>
          </table:table-cell>
          <table:table-cell office:value-type="string" calcext:value-type="string">
            <text:p>‘Kiṁ pana, samma sārathi, ahampi maraṇadhammo maraṇaṁ anatīto; </text:p>
          </table:table-cell>
          <table:table-cell office:value-type="string" calcext:value-type="string">
            <text:p/>
          </table:table-cell>
          <table:table-cell office:value-type="string" calcext:value-type="string">
            <text:p>‘But my dear charioteer, am I liable to die? Am I not exempt from dea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11</text:p>
          </table:table-cell>
          <table:table-cell office:value-type="string" calcext:value-type="string">
            <text:p>mampi na dakkhanti devo vā devī vā aññe vā ñātisālohitā; </text:p>
          </table:table-cell>
          <table:table-cell office:value-type="string" calcext:value-type="string">
            <text:p/>
          </table:table-cell>
          <table:table-cell office:value-type="string" calcext:value-type="string">
            <text:p>Will the king and queen and my other relatives and kin see me no mo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0.12</text:p>
          </table:table-cell>
          <table:table-cell office:value-type="string" calcext:value-type="string">
            <text:p>ahampi na dakkhissāmi devaṁ vā deviṁ vā aññe vā ñātisālohite’ti? </text:p>
          </table:table-cell>
          <table:table-cell office:value-type="string" calcext:value-type="string">
            <text:p/>
          </table:table-cell>
          <table:table-cell office:value-type="string" calcext:value-type="string">
            <text:p>And shall I never again see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13</text:p>
          </table:table-cell>
          <table:table-cell office:value-type="string" calcext:value-type="string">
            <text:p>‘Tvañca, deva, mayañcamha sabbe maraṇadhammā maraṇaṁ anatītā; </text:p>
          </table:table-cell>
          <table:table-cell office:value-type="string" calcext:value-type="string">
            <text:p/>
          </table:table-cell>
          <table:table-cell office:value-type="string" calcext:value-type="string">
            <text:p>‘Everyone is liable to die, Your Majesty, including you. No-one is exempt from dea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14</text:p>
          </table:table-cell>
          <table:table-cell office:value-type="string" calcext:value-type="string">
            <text:p>tampi na dakkhanti devo vā devī vā aññe vā ñātisālohitā; </text:p>
          </table:table-cell>
          <table:table-cell office:value-type="string" calcext:value-type="string">
            <text:p/>
          </table:table-cell>
          <table:table-cell office:value-type="string" calcext:value-type="string">
            <text:p>The king and queen and your other relatives and kin shall see you no mo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0.15</text:p>
          </table:table-cell>
          <table:table-cell office:value-type="string" calcext:value-type="string">
            <text:p>tvampi na dakkhissasi devaṁ vā deviṁ vā aññe vā ñātisālohite’ti. </text:p>
          </table:table-cell>
          <table:table-cell office:value-type="string" calcext:value-type="string">
            <text:p/>
          </table:table-cell>
          <table:table-cell office:value-type="string" calcext:value-type="string">
            <text:p>and you shall never again see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16</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Well then, my dear charioteer, that’s enough of the park for today. Let’s return to the royal compound.’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17</text:p>
          </table:table-cell>
          <table:table-cell office:value-type="string" calcext:value-type="string">
            <text:p>‘Evaṁ, devā’ti kho, bhikkhave, sārathi vipassissa kumārassa paṭissutvā tatova antepuraṁ paccaniyyā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0.18</text:p>
          </table:table-cell>
          <table:table-cell office:value-type="string" calcext:value-type="string">
            <text:p>Tatra sudaṁ, bhikkhave, vipassī kumāro antepuraṁ gato dukkhī dummano pajjhāyati: </text:p>
          </table:table-cell>
          <table:table-cell office:value-type="string" calcext:value-type="string">
            <text:p/>
          </table:table-cell>
          <table:table-cell office:value-type="string" calcext:value-type="string">
            <text:p>Back at the royal compound, the prince brooded, miserable and sa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0.19</text:p>
          </table:table-cell>
          <table:table-cell office:value-type="string" calcext:value-type="string">
            <text:p>‘dhiratthu kira, bho, jāti nāma, yatra hi nāma jātassa jarā paññāyissati, byādhi paññāyissati, maraṇaṁ paññāyissatī’ti. </text:p>
          </table:table-cell>
          <table:table-cell office:value-type="string" calcext:value-type="string">
            <text:p/>
          </table:table-cell>
          <table:table-cell office:value-type="string" calcext:value-type="string">
            <text:p>‘Damn this thing called rebirth, since old age, sickness, and death will come to anyone who’s bor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1.1</text:p>
          </table:table-cell>
          <table:table-cell office:value-type="string" calcext:value-type="string">
            <text:p>Atha kho, bhikkhave, bandhumā rājā sārathiṁ āmantāpetvā etadavoca: </text:p>
          </table:table-cell>
          <table:table-cell office:value-type="string" calcext:value-type="string">
            <text:p/>
          </table:table-cell>
          <table:table-cell office:value-type="string" calcext:value-type="string">
            <text:p>Then King Bandhuma summoned the charioteer and sai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42, cck10.34, csp1ed7.23, csp2ed7.23, dr10.31, dr10.32, mc10.24, ms7D_104, msdiv51, ndp7.23, pts-cs2.11, pts-vp-pli2.27, sc102, sya10.31, vri2.21</text:p>
          </table:table-cell>
          <table:table-cell/>
        </table:table-row>
        <table:table-row table:style-name="ro1">
          <table:table-cell office:value-type="string" calcext:value-type="string">
            <text:p>dn14:2.11.2</text:p>
          </table:table-cell>
          <table:table-cell office:value-type="string" calcext:value-type="string">
            <text:p>‘kacci, samma sārathi, kumāro uyyānabhūmiyā abhiramittha, kacci, samma sārathi, kumāro uyyānabhūmiyā attamano ahosī’ti? </text:p>
          </table:table-cell>
          <table:table-cell office:value-type="string" calcext:value-type="string">
            <text:p/>
          </table:table-cell>
          <table:table-cell office:value-type="string" calcext:value-type="string">
            <text:p>‘My dear charioteer, I hope the prince enjoyed himself at the park? I hope he was happy t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1.3</text:p>
          </table:table-cell>
          <table:table-cell office:value-type="string" calcext:value-type="string">
            <text:p>‘Na kho, deva, kumāro uyyānabhūmiyā abhiramittha, na kho, deva, kumāro uyyānabhūmiyā attamano ahosī’ti. </text:p>
          </table:table-cell>
          <table:table-cell office:value-type="string" calcext:value-type="string">
            <text:p/>
          </table:table-cell>
          <table:table-cell office:value-type="string" calcext:value-type="string">
            <text:p>‘No, Your Majesty, the prince didn’t enjoy himself at the park.’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1.4</text:p>
          </table:table-cell>
          <table:table-cell office:value-type="string" calcext:value-type="string">
            <text:p>‘Kiṁ pana, samma sārathi, addasa kumāro uyyānabhūmiṁ niyyanto’ti? </text:p>
          </table:table-cell>
          <table:table-cell office:value-type="string" calcext:value-type="string">
            <text:p/>
          </table:table-cell>
          <table:table-cell office:value-type="string" calcext:value-type="string">
            <text:p>‘But what did he see on the way to the park?’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1.5</text:p>
          </table:table-cell>
          <table:table-cell office:value-type="string" calcext:value-type="string">
            <text:p>‘Addasā kho, deva, kumāro uyyānabhūmiṁ niyyanto mahājanakāyaṁ sannipatitaṁ nānārattānañca dussānaṁ vilātaṁ kayiramānaṁ. </text:p>
          </table:table-cell>
          <table:table-cell office:value-type="string" calcext:value-type="string">
            <text:p/>
          </table:table-cell>
          <table:table-cell office:value-type="string" calcext:value-type="string">
            <text:p>And the charioteer told the king about seeing the dead man and the prince’s reac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6</text:p>
          </table:table-cell>
          <table:table-cell office:value-type="string" calcext:value-type="string">
            <text:p>Disvā maṁ etadavo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7</text:p>
          </table:table-cell>
          <table:table-cell office:value-type="string" calcext:value-type="string">
            <text:p>“kiṁ nu kho so, samma sārathi, mahājanakāyo sannipatito nānārattānañca dussānaṁ vilātaṁ kayirat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8</text:p>
          </table:table-cell>
          <table:table-cell office:value-type="string" calcext:value-type="string">
            <text:p>“Eso kho, deva, kālaṅkat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9</text:p>
          </table:table-cell>
          <table:table-cell office:value-type="string" calcext:value-type="string">
            <text:p>“Tena hi, samma sārathi, yena so kālaṅkato tena rathaṁ peseh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0</text:p>
          </table:table-cell>
          <table:table-cell office:value-type="string" calcext:value-type="string">
            <text:p>“Evaṁ, devā”ti kho ahaṁ, deva, vipassissa kumārassa paṭissutvā yena so kālaṅkato tena rathaṁ pesesi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1</text:p>
          </table:table-cell>
          <table:table-cell office:value-type="string" calcext:value-type="string">
            <text:p>Addasā kho, deva, kumāro petaṁ kālaṅkataṁ, disvā maṁ etadavo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2</text:p>
          </table:table-cell>
          <table:table-cell office:value-type="string" calcext:value-type="string">
            <text:p>“kiṁ panāyaṁ, samma sārathi, kālaṅkato nām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3</text:p>
          </table:table-cell>
          <table:table-cell office:value-type="string" calcext:value-type="string">
            <text:p>“Eso kho, deva, kālaṅkato nām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4</text:p>
          </table:table-cell>
          <table:table-cell office:value-type="string" calcext:value-type="string">
            <text:p>Na dāni taṁ dakkhanti mātā vā pitā vā aññe vā ñātisālohitā, sopi na dakkhissati mātaraṁ vā pitaraṁ vā aññe vā ñātisālohite”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5</text:p>
          </table:table-cell>
          <table:table-cell office:value-type="string" calcext:value-type="string">
            <text:p>“Kiṁ pana, samma sārathi, ahampi maraṇadhammo maraṇaṁ anatīt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6</text:p>
          </table:table-cell>
          <table:table-cell office:value-type="string" calcext:value-type="string">
            <text:p>mampi na dakkhanti devo vā devī vā aññe vā ñātisālohit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7</text:p>
          </table:table-cell>
          <table:table-cell office:value-type="string" calcext:value-type="string">
            <text:p>ahampi na dakkhissāmi devaṁ vā deviṁ vā aññe vā ñātisālohite”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8</text:p>
          </table:table-cell>
          <table:table-cell office:value-type="string" calcext:value-type="string">
            <text:p>“Tvañca, deva, mayañcamha sabbe maraṇadhammā maraṇaṁ anatīt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19</text:p>
          </table:table-cell>
          <table:table-cell office:value-type="string" calcext:value-type="string">
            <text:p>tampi na dakkhanti devo vā devī vā aññe vā ñātisālohitā, tvampi na dakkhissasi devaṁ vā deviṁ vā aññe vā ñātisālohite”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20</text:p>
          </table:table-cell>
          <table:table-cell office:value-type="string" calcext:value-type="string">
            <text:p>“Tena hi, samma sārathi, alaṁ dānajja uyyānabhūmiyā, itova antepuraṁ paccaniyyāh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21</text:p>
          </table:table-cell>
          <table:table-cell office:value-type="string" calcext:value-type="string">
            <text:p>“Evaṁ, devā”ti kho ahaṁ, deva, vipassissa kumārassa paṭissutvā tatova antepuraṁ paccaniyyāsi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22</text:p>
          </table:table-cell>
          <table:table-cell office:value-type="string" calcext:value-type="string">
            <text:p>So kho, deva, kumāro antepuraṁ gato dukkhī dummano pajjhāya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1.23</text:p>
          </table:table-cell>
          <table:table-cell office:value-type="string" calcext:value-type="string">
            <text:p>“dhiratthu kira, bho, jāti nāma, yatra hi nāma jātassa jarā paññāyissati, byādhi paññāyissati, maraṇaṁ paññāyissat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2.0</text:p>
          </table:table-cell>
          <table:table-cell office:value-type="string" calcext:value-type="string">
            <text:p>8. Pabbajita </text:p>
          </table:table-cell>
          <table:table-cell office:value-type="string" calcext:value-type="string">
            <text:p/>
          </table:table-cell>
          <table:table-cell office:value-type="string" calcext:value-type="string">
            <text:p>8. The Renunciate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12.1</text:p>
          </table:table-cell>
          <table:table-cell office:value-type="string" calcext:value-type="string">
            <text:p>Atha kho, bhikkhave, bandhumassa rañño etadahosi: </text:p>
          </table:table-cell>
          <table:table-cell office:value-type="string" calcext:value-type="string">
            <text:p/>
          </table:table-cell>
          <table:table-cell office:value-type="string" calcext:value-type="string">
            <text:p>Then King Bandhuma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5, ms7D_105, msdiv52, pts-cs2.12, pts-vp-pli2.28, sc103, sya10.32</text:p>
          </table:table-cell>
          <table:table-cell/>
        </table:table-row>
        <table:table-row table:style-name="ro1">
          <table:table-cell office:value-type="string" calcext:value-type="string">
            <text:p>dn14:2.12.2</text:p>
          </table:table-cell>
          <table:table-cell office:value-type="string" calcext:value-type="string">
            <text:p>‘mā heva kho vipassī kumāro na rajjaṁ kāresi, mā heva vipassī kumāro agārasmā anagāriyaṁ pabbaji, mā heva nemittānaṁ brāhmaṇānaṁ saccaṁ assa vacanan’ti. </text:p>
          </table:table-cell>
          <table:table-cell office:value-type="string" calcext:value-type="string">
            <text:p/>
          </table:table-cell>
          <table:table-cell office:value-type="string" calcext:value-type="string">
            <text:p>‘Prince Vipassī must not renounce the throne. He must not go forth from the lay life to homelessness. And the words of the brahmin soothsayers must not come tru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2.3</text:p>
          </table:table-cell>
          <table:table-cell office:value-type="string" calcext:value-type="string">
            <text:p>Atha kho, bhikkhave, bandhumā rājā vipassissa kumārassa bhiyyoso mattāya pañca kāmaguṇāni upaṭṭhāpesi: </text:p>
          </table:table-cell>
          <table:table-cell office:value-type="string" calcext:value-type="string">
            <text:p/>
          </table:table-cell>
          <table:table-cell office:value-type="string" calcext:value-type="string">
            <text:p>To this end he provided the prince with even more of the five kinds of sensual stimul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2.4</text:p>
          </table:table-cell>
          <table:table-cell office:value-type="string" calcext:value-type="string">
            <text:p>‘yathā vipassī kumāro rajjaṁ kareyya, yathā vipassī kumāro na agārasmā anagāriyaṁ pabbajeyya, yathā nemittānaṁ brāhmaṇānaṁ micchā assa vacan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3.1</text:p>
          </table:table-cell>
          <table:table-cell office:value-type="string" calcext:value-type="string">
            <text:p>Tatra sudaṁ, bhikkhave, vipassī kumāro pañcahi kāmaguṇehi samappito samaṅgībhūto paricāreti. </text:p>
          </table:table-cell>
          <table:table-cell office:value-type="string" calcext:value-type="string">
            <text:p/>
          </table:table-cell>
          <table:table-cell office:value-type="string" calcext:value-type="string">
            <text:p>with which the prince amused himself.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24, csp2ed7.24, dr10.33, ms7D_106, pts-cs2.13, sc104</text:p>
          </table:table-cell>
          <table:table-cell/>
        </table:table-row>
        <table:table-row table:style-name="ro1">
          <table:table-cell office:value-type="string" calcext:value-type="string">
            <text:p>dn14:2.13.2</text:p>
          </table:table-cell>
          <table:table-cell office:value-type="string" calcext:value-type="string">
            <text:p>Atha kho, bhikkhave, vipassī kumāro bahūnaṁ vassānaṁ bahūnaṁ vassasatānaṁ bahūnaṁ vassasahassānaṁ accayena sārathiṁ āmantesi: </text:p>
          </table:table-cell>
          <table:table-cell office:value-type="string" calcext:value-type="string">
            <text:p/>
          </table:table-cell>
          <table:table-cell office:value-type="string" calcext:value-type="string">
            <text:p>Then, after many thousand years had passed, Prince Vipassī had his charioteer drive him to the park once mo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3.3</text:p>
          </table:table-cell>
          <table:table-cell office:value-type="string" calcext:value-type="string">
            <text:p>‘yojehi, samma sārathi, bhaddāni bhaddāni yānāni, uyyānabhūmiṁ gacchāma subhūmidassanāy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3.4</text:p>
          </table:table-cell>
          <table:table-cell office:value-type="string" calcext:value-type="string">
            <text:p>‘Evaṁ, devā’ti kho, bhikkhave, sārathi vipassissa kumārassa paṭissutvā bhaddāni bhaddāni yānāni yojetvā vipassissa kumārassa paṭived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3.5</text:p>
          </table:table-cell>
          <table:table-cell office:value-type="string" calcext:value-type="string">
            <text:p>‘yuttāni kho te, deva, bhaddāni bhaddāni yānān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3.6</text:p>
          </table:table-cell>
          <table:table-cell office:value-type="string" calcext:value-type="string">
            <text:p>yassadāni kālaṁ maññas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3.7</text:p>
          </table:table-cell>
          <table:table-cell office:value-type="string" calcext:value-type="string">
            <text:p>Atha kho, bhikkhave, vipassī kumāro bhaddaṁ bhaddaṁ yānaṁ abhiruhitvā bhaddehi bhaddehi yānehi uyyānabhūmiṁ niyyā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1</text:p>
          </table:table-cell>
          <table:table-cell office:value-type="string" calcext:value-type="string">
            <text:p>Addasā kho, bhikkhave, vipassī kumāro uyyānabhūmiṁ niyyanto purisaṁ bhaṇḍuṁ pabbajitaṁ kāsāyavasanaṁ. </text:p>
          </table:table-cell>
          <table:table-cell office:value-type="string" calcext:value-type="string">
            <text:p/>
          </table:table-cell>
          <table:table-cell office:value-type="string" calcext:value-type="string">
            <text:p>Along the way he saw a man, a renunciate with shaven head, wearing an ocher rob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44, cck10.36, dr10.34, mc10.25, ms7D_107, msdiv53, ndp7.24, pts-cs2.14, pts-vp-pli2.29, sc105, sya10.33, vri2.22</text:p>
          </table:table-cell>
          <table:table-cell/>
        </table:table-row>
        <table:table-row table:style-name="ro1">
          <table:table-cell office:value-type="string" calcext:value-type="string">
            <text:p>dn14:2.14.2</text:p>
          </table:table-cell>
          <table:table-cell office:value-type="string" calcext:value-type="string">
            <text:p>Disvā sārathiṁ āmantesi: </text:p>
          </table:table-cell>
          <table:table-cell office:value-type="string" calcext:value-type="string">
            <text:p/>
          </table:table-cell>
          <table:table-cell office:value-type="string" calcext:value-type="string">
            <text:p>He addressed his chariote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4.3</text:p>
          </table:table-cell>
          <table:table-cell office:value-type="string" calcext:value-type="string">
            <text:p>‘ayaṁ pana, samma sārathi, puriso kiṅkato? </text:p>
          </table:table-cell>
          <table:table-cell office:value-type="string" calcext:value-type="string">
            <text:p/>
          </table:table-cell>
          <table:table-cell office:value-type="string" calcext:value-type="string">
            <text:p>‘My dear charioteer, what has that man don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4.4</text:p>
          </table:table-cell>
          <table:table-cell office:value-type="string" calcext:value-type="string">
            <text:p>Sīsampissa na yathā aññesaṁ, vatthānipissa na yathā aññesan’ti? </text:p>
          </table:table-cell>
          <table:table-cell office:value-type="string" calcext:value-type="string">
            <text:p/>
          </table:table-cell>
          <table:table-cell office:value-type="string" calcext:value-type="string">
            <text:p>For his head and his clothes are unlike those of other me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5</text:p>
          </table:table-cell>
          <table:table-cell office:value-type="string" calcext:value-type="string">
            <text:p>‘Eso kho, deva, pabbajito nāmā’ti. </text:p>
          </table:table-cell>
          <table:table-cell office:value-type="string" calcext:value-type="string">
            <text:p/>
          </table:table-cell>
          <table:table-cell office:value-type="string" calcext:value-type="string">
            <text:p>‘That, Your Majesty, is called a renunciat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6</text:p>
          </table:table-cell>
          <table:table-cell office:value-type="string" calcext:value-type="string">
            <text:p>‘Kiṁ paneso, samma sārathi, pabbajito nāmā’ti? </text:p>
          </table:table-cell>
          <table:table-cell office:value-type="string" calcext:value-type="string">
            <text:p/>
          </table:table-cell>
          <table:table-cell office:value-type="string" calcext:value-type="string">
            <text:p>‘But why is he called a renunciat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7</text:p>
          </table:table-cell>
          <table:table-cell office:value-type="string" calcext:value-type="string">
            <text:p>‘Eso kho, deva, pabbajito nāma sādhu dhammacariyā sādhu samacariyā sādhu kusalakiriyā sādhu puññakiriyā sādhu avihiṁsā sādhu bhūtānukampā’ti. </text:p>
          </table:table-cell>
          <table:table-cell office:value-type="string" calcext:value-type="string">
            <text:p/>
          </table:table-cell>
          <table:table-cell office:value-type="string" calcext:value-type="string">
            <text:p>‘He is called a renunciate because he celebrates principled and fair conduct, skillful actions, good deeds, harmlessness, and compassion for living creature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
          </table:table-cell>
          <table:table-cell office:value-type="string" calcext:value-type="string">
            <text:p>samacariyā → sammacariyā (mr) | kusalakiriyā → kusalacariyā (sya-all, km)</text:p>
          </table:table-cell>
        </table:table-row>
        <table:table-row table:style-name="ro1">
          <table:table-cell office:value-type="string" calcext:value-type="string">
            <text:p>dn14:2.14.8</text:p>
          </table:table-cell>
          <table:table-cell office:value-type="string" calcext:value-type="string">
            <text:p>‘Sādhu kho so, samma sārathi, pabbajito nāma, sādhu dhammacariyā sādhu samacariyā sādhu kusalakiriyā sādhu puññakiriyā sādhu avihiṁsā sādhu bhūtānukampā. </text:p>
          </table:table-cell>
          <table:table-cell office:value-type="string" calcext:value-type="string">
            <text:p/>
          </table:table-cell>
          <table:table-cell office:value-type="string" calcext:value-type="string">
            <text:p>‘Then I celebrate the one called a renunciate, who celebrates principled and fair conduct, skillful actions, good deeds, harmlessness, and compassion for living creatur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9</text:p>
          </table:table-cell>
          <table:table-cell office:value-type="string" calcext:value-type="string">
            <text:p>Tena hi, samma sārathi, yena so pabbajito tena rathaṁ pesehī’ti. </text:p>
          </table:table-cell>
          <table:table-cell office:value-type="string" calcext:value-type="string">
            <text:p/>
          </table:table-cell>
          <table:table-cell office:value-type="string" calcext:value-type="string">
            <text:p>Well then, drive the chariot up to that renunciat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10</text:p>
          </table:table-cell>
          <table:table-cell office:value-type="string" calcext:value-type="string">
            <text:p>‘Evaṁ, devā’ti kho, bhikkhave, sārathi vipassissa kumārassa paṭissutvā yena so pabbajito tena rathaṁ pese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11</text:p>
          </table:table-cell>
          <table:table-cell office:value-type="string" calcext:value-type="string">
            <text:p>Atha kho, bhikkhave, vipassī kumāro taṁ pabbajitaṁ etadavoca: </text:p>
          </table:table-cell>
          <table:table-cell office:value-type="string" calcext:value-type="string">
            <text:p/>
          </table:table-cell>
          <table:table-cell office:value-type="string" calcext:value-type="string">
            <text:p>Then Prince Vipassī said to that renunciat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12</text:p>
          </table:table-cell>
          <table:table-cell office:value-type="string" calcext:value-type="string">
            <text:p>‘tvaṁ pana, samma, kiṅkato, </text:p>
          </table:table-cell>
          <table:table-cell office:value-type="string" calcext:value-type="string">
            <text:p/>
          </table:table-cell>
          <table:table-cell office:value-type="string" calcext:value-type="string">
            <text:p>‘My good man, what have you don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4.13</text:p>
          </table:table-cell>
          <table:table-cell office:value-type="string" calcext:value-type="string">
            <text:p>sīsampi te na yathā aññesaṁ, vatthānipi te na yathā aññesan’ti? </text:p>
          </table:table-cell>
          <table:table-cell office:value-type="string" calcext:value-type="string">
            <text:p/>
          </table:table-cell>
          <table:table-cell office:value-type="string" calcext:value-type="string">
            <text:p>For your head and your clothes are unlike those of other men.’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4.14</text:p>
          </table:table-cell>
          <table:table-cell office:value-type="string" calcext:value-type="string">
            <text:p>‘Ahaṁ kho, deva, pabbajito nāmā’ti. </text:p>
          </table:table-cell>
          <table:table-cell office:value-type="string" calcext:value-type="string">
            <text:p/>
          </table:table-cell>
          <table:table-cell office:value-type="string" calcext:value-type="string">
            <text:p>‘Sire, I am what is called a renunciat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15</text:p>
          </table:table-cell>
          <table:table-cell office:value-type="string" calcext:value-type="string">
            <text:p>‘Kiṁ pana tvaṁ, samma, pabbajito nāmā’ti? </text:p>
          </table:table-cell>
          <table:table-cell office:value-type="string" calcext:value-type="string">
            <text:p/>
          </table:table-cell>
          <table:table-cell office:value-type="string" calcext:value-type="string">
            <text:p>‘But why are you called a renunciate?’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16</text:p>
          </table:table-cell>
          <table:table-cell office:value-type="string" calcext:value-type="string">
            <text:p>‘Ahaṁ kho, deva, pabbajito nāma, sādhu dhammacariyā sādhu samacariyā sādhu kusalakiriyā sādhu puññakiriyā sādhu avihiṁsā sādhu bhūtānukampā’ti. </text:p>
          </table:table-cell>
          <table:table-cell office:value-type="string" calcext:value-type="string">
            <text:p/>
          </table:table-cell>
          <table:table-cell office:value-type="string" calcext:value-type="string">
            <text:p>‘I am called a renunciate because I celebrate principled and fair conduct, skillful actions, good deeds, harmlessness, and compassion for living creature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4.17</text:p>
          </table:table-cell>
          <table:table-cell office:value-type="string" calcext:value-type="string">
            <text:p>‘Sādhu kho tvaṁ, samma, pabbajito nāma sādhu dhammacariyā sādhu samacariyā sādhu kusalakiriyā sādhu puññakiriyā sādhu avihiṁsā sādhu bhūtānukampā’ti. </text:p>
          </table:table-cell>
          <table:table-cell office:value-type="string" calcext:value-type="string">
            <text:p/>
          </table:table-cell>
          <table:table-cell office:value-type="string" calcext:value-type="string">
            <text:p>‘Then I celebrate the one called a renunciate, who celebrates principled and fair conduct, skillful actions, good deeds, harmlessness, and compassion for living creature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5.0</text:p>
          </table:table-cell>
          <table:table-cell office:value-type="string" calcext:value-type="string">
            <text:p>9. Bodhisattapabbajjā </text:p>
          </table:table-cell>
          <table:table-cell office:value-type="string" calcext:value-type="string">
            <text:p/>
          </table:table-cell>
          <table:table-cell office:value-type="string" calcext:value-type="string">
            <text:p>9. The Going Forth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15.1</text:p>
          </table:table-cell>
          <table:table-cell office:value-type="string" calcext:value-type="string">
            <text:p>Atha kho, bhikkhave, vipassī kumāro sārathiṁ āmantesi: </text:p>
          </table:table-cell>
          <table:table-cell office:value-type="string" calcext:value-type="string">
            <text:p/>
          </table:table-cell>
          <table:table-cell office:value-type="string" calcext:value-type="string">
            <text:p>Then the prince addressed the chariote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7, csp1ed7.25, csp2ed7.25, ms7D_108, msdiv54, pts-cs2.15, sc106, sya10.34</text:p>
          </table:table-cell>
          <table:table-cell/>
        </table:table-row>
        <table:table-row table:style-name="ro1">
          <table:table-cell office:value-type="string" calcext:value-type="string">
            <text:p>dn14:2.15.2</text:p>
          </table:table-cell>
          <table:table-cell office:value-type="string" calcext:value-type="string">
            <text:p>‘tena hi, samma sārathi, rathaṁ ādāya itova antepuraṁ paccaniyyāhi. </text:p>
          </table:table-cell>
          <table:table-cell office:value-type="string" calcext:value-type="string">
            <text:p/>
          </table:table-cell>
          <table:table-cell office:value-type="string" calcext:value-type="string">
            <text:p>‘Well then, my dear charioteer, take the chariot and return to the royal compou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5.3</text:p>
          </table:table-cell>
          <table:table-cell office:value-type="string" calcext:value-type="string">
            <text:p>Ahaṁ pana idheva kesamassuṁ ohāretvā kāsāyāni vatthāni acchādetvā agārasmā anagāriyaṁ pabbajissāmī’ti. </text:p>
          </table:table-cell>
          <table:table-cell office:value-type="string" calcext:value-type="string">
            <text:p/>
          </table:table-cell>
          <table:table-cell office:value-type="string" calcext:value-type="string">
            <text:p>I shall shave off my hair and beard right here, dress in ocher robes, and go forth from the lay life to homelessnes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5.4</text:p>
          </table:table-cell>
          <table:table-cell office:value-type="string" calcext:value-type="string">
            <text:p>‘Evaṁ, devā’ti kho, bhikkhave, sārathi vipassissa kumārassa paṭissutvā rathaṁ ādāya tatova antepuraṁ paccaniyyāsi. </text:p>
          </table:table-cell>
          <table:table-cell office:value-type="string" calcext:value-type="string">
            <text:p/>
          </table:table-cell>
          <table:table-cell office:value-type="string" calcext:value-type="string">
            <text:p>‘Yes, Your Majesty,’ replied the charioteer and did so.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5.5</text:p>
          </table:table-cell>
          <table:table-cell office:value-type="string" calcext:value-type="string">
            <text:p>Vipassī pana kumāro tattheva kesamassuṁ ohāretvā kāsāyāni vatthāni acchādetvā agārasmā anagāriyaṁ pabbaji. </text:p>
          </table:table-cell>
          <table:table-cell office:value-type="string" calcext:value-type="string">
            <text:p/>
          </table:table-cell>
          <table:table-cell office:value-type="string" calcext:value-type="string">
            <text:p>Then Prince Vipassī shaved off his hair and beard, dressed in ocher robes, and went forth from the lay life to homelessnes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2.16.0</text:p>
          </table:table-cell>
          <table:table-cell office:value-type="string" calcext:value-type="string">
            <text:p>10. Mahājanakāyaanupabbajjā </text:p>
          </table:table-cell>
          <table:table-cell office:value-type="string" calcext:value-type="string">
            <text:p/>
          </table:table-cell>
          <table:table-cell office:value-type="string" calcext:value-type="string">
            <text:p>10. A Great Crowd Goes Forth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16.1</text:p>
          </table:table-cell>
          <table:table-cell office:value-type="string" calcext:value-type="string">
            <text:p>Assosi kho, bhikkhave, bandhumatiyā rājadhāniyā mahājanakāyo caturāsītipāṇasahassāni: </text:p>
          </table:table-cell>
          <table:table-cell office:value-type="string" calcext:value-type="string">
            <text:p/>
          </table:table-cell>
          <table:table-cell office:value-type="string" calcext:value-type="string">
            <text:p>A large crowd of 84,000 people in the capital of Bandhumatī hear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35, mc10.26, ms7D_109, msdiv55, ndp7.25, pts-cs2.16, pts-vp-pli2.30, sc107, vri2.23</text:p>
          </table:table-cell>
          <table:table-cell/>
        </table:table-row>
        <table:table-row table:style-name="ro1">
          <table:table-cell office:value-type="string" calcext:value-type="string">
            <text:p>dn14:2.16.2</text:p>
          </table:table-cell>
          <table:table-cell office:value-type="string" calcext:value-type="string">
            <text:p>‘vipassī kira kumāro kesamassuṁ ohāretvā kāsāyāni vatthāni acchādetvā agārasmā anagāriyaṁ pabbajito’ti. </text:p>
          </table:table-cell>
          <table:table-cell office:value-type="string" calcext:value-type="string">
            <text:p/>
          </table:table-cell>
          <table:table-cell office:value-type="string" calcext:value-type="string">
            <text:p>that Vipassī had gone for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6.3</text:p>
          </table:table-cell>
          <table:table-cell office:value-type="string" calcext:value-type="string">
            <text:p>Sutvāna tesaṁ etadahosi: </text:p>
          </table:table-cell>
          <table:table-cell office:value-type="string" calcext:value-type="string">
            <text:p/>
          </table:table-cell>
          <table:table-cell office:value-type="string" calcext:value-type="string">
            <text:p>It occurred to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6.4</text:p>
          </table:table-cell>
          <table:table-cell office:value-type="string" calcext:value-type="string">
            <text:p>‘na hi nūna so orako dhammavinayo, na sā orakā pabbajjā, yattha vipassī kumāro kesamassuṁ ohāretvā kāsāyāni vatthāni acchādetvā agārasmā anagāriyaṁ pabbajito. </text:p>
          </table:table-cell>
          <table:table-cell office:value-type="string" calcext:value-type="string">
            <text:p/>
          </table:table-cell>
          <table:table-cell office:value-type="string" calcext:value-type="string">
            <text:p>‘This must be no ordinary teaching and training, no ordinary going forth in which Prince Vipassī has gone forth.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orakā → orikā (sya-all, pts1ed)</text:p>
          </table:table-cell>
        </table:table-row>
        <table:table-row table:style-name="ro1">
          <table:table-cell office:value-type="string" calcext:value-type="string">
            <text:p>dn14:2.16.5</text:p>
          </table:table-cell>
          <table:table-cell office:value-type="string" calcext:value-type="string">
            <text:p>Vipassīpi nāma kumāro kesamassuṁ ohāretvā kāsāyāni vatthāni acchādetvā agārasmā anagāriyaṁ pabbajissati, kimaṅgaṁ pana mayan’ti. </text:p>
          </table:table-cell>
          <table:table-cell office:value-type="string" calcext:value-type="string">
            <text:p/>
          </table:table-cell>
          <table:table-cell office:value-type="string" calcext:value-type="string">
            <text:p>If even the prince goes forth, why don’t we do the sam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na mayan’ti → pana na mayanti (sya-all, km, pts1ed) | kimaṅgaṁ → kimaṅga (bj, pts1ed)</text:p>
          </table:table-cell>
        </table:table-row>
        <table:table-row table:style-name="ro1">
          <table:table-cell office:value-type="string" calcext:value-type="string">
            <text:p>dn14:2.16.6</text:p>
          </table:table-cell>
          <table:table-cell office:value-type="string" calcext:value-type="string">
            <text:p>Atha kho, so bhikkhave, mahājanakāyo caturāsītipāṇasahassāni kesamassuṁ ohāretvā kāsāyāni vatthāni acchādetvā vipassiṁ bodhisattaṁ agārasmā anagāriyaṁ pabbajitaṁ anupabbajiṁsu. </text:p>
          </table:table-cell>
          <table:table-cell office:value-type="string" calcext:value-type="string">
            <text:p/>
          </table:table-cell>
          <table:table-cell office:value-type="string" calcext:value-type="string">
            <text:p>Then that great crowd of 84,000 people shaved off their hair and beard, dressed in ocher robes, and followed the one intent on awakening, Vipassī, by going forth from the lay life to homelessnes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10, sc108</text:p>
          </table:table-cell>
          <table:table-cell office:value-type="string" calcext:value-type="string">
            <text:p>mahājanakāyo → mahājanakāyā (sya-all, km)</text:p>
          </table:table-cell>
        </table:table-row>
        <table:table-row table:style-name="ro1">
          <table:table-cell office:value-type="string" calcext:value-type="string">
            <text:p>dn14:2.16.7</text:p>
          </table:table-cell>
          <table:table-cell office:value-type="string" calcext:value-type="string">
            <text:p>Tāya sudaṁ, bhikkhave, parisāya parivuto vipassī bodhisatto gāmanigamajanapadarājadhānīsu cārikaṁ carati. </text:p>
          </table:table-cell>
          <table:table-cell office:value-type="string" calcext:value-type="string">
            <text:p/>
          </table:table-cell>
          <table:table-cell office:value-type="string" calcext:value-type="string">
            <text:p>Escorted by that assembly, Vipassī wandered on tour among the villages, towns, and capital cities. </text:p>
          </table:table-cell>
          <table:table-cell office:value-type="string" calcext:value-type="string">
            <text:p/>
          </table:table-cell>
          <table:table-cell office:value-type="string" calcext:value-type="string">
            <text:p>Following PTS in omitting janapada, which seems out of place here, and is absent from the parallel passage in DN 19.</text:p>
          </table:table-cell>
          <table:table-cell office:value-type="string" calcext:value-type="string">
            <text:p>{}&lt;/p&gt;</text:p>
          </table:table-cell>
          <table:table-cell table:number-columns-repeated="2"/>
        </table:table-row>
        <table:table-row table:style-name="ro1">
          <table:table-cell office:value-type="string" calcext:value-type="string">
            <text:p>dn14:2.17.1</text:p>
          </table:table-cell>
          <table:table-cell office:value-type="string" calcext:value-type="string">
            <text:p>Atha kho, bhikkhave, vipassissa bodhisattassa rahogatassa paṭisallīnassa evaṁ cetaso parivitakko udapādi: </text:p>
          </table:table-cell>
          <table:table-cell office:value-type="string" calcext:value-type="string">
            <text:p/>
          </table:table-cell>
          <table:table-cell office:value-type="string" calcext:value-type="string">
            <text:p>Then as he was in private retreat this thought came to his min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8, csp1ed7.26, csp2ed7.26, ms7D_111, msdiv56, pts-cs2.17, sc109, sya10.35</text:p>
          </table:table-cell>
          <table:table-cell/>
        </table:table-row>
        <table:table-row table:style-name="ro1">
          <table:table-cell office:value-type="string" calcext:value-type="string">
            <text:p>dn14:2.17.2</text:p>
          </table:table-cell>
          <table:table-cell office:value-type="string" calcext:value-type="string">
            <text:p>‘na kho metaṁ patirūpaṁ yohaṁ ākiṇṇo viharāmi, yannūnāhaṁ eko gaṇamhā vūpakaṭṭho vihareyyan’ti. </text:p>
          </table:table-cell>
          <table:table-cell office:value-type="string" calcext:value-type="string">
            <text:p/>
          </table:table-cell>
          <table:table-cell office:value-type="string" calcext:value-type="string">
            <text:p>‘It’s not appropriate for me to live in a crowd. Why don’t I live alone, withdrawn from the group?’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kho metaṁ → na kho panetaṁ (sya-all, km); na kho me taṁ (pts1ed)</text:p>
          </table:table-cell>
        </table:table-row>
        <table:table-row table:style-name="ro1">
          <table:table-cell office:value-type="string" calcext:value-type="string">
            <text:p>dn14:2.17.3</text:p>
          </table:table-cell>
          <table:table-cell office:value-type="string" calcext:value-type="string">
            <text:p>Atha kho, bhikkhave, vipassī bodhisatto aparena samayena eko gaṇamhā vūpakaṭṭho vihāsi, aññeneva tāni caturāsītipabbajitasahassāni agamaṁsu, aññena maggena vipassī bodhisatto. </text:p>
          </table:table-cell>
          <table:table-cell office:value-type="string" calcext:value-type="string">
            <text:p/>
          </table:table-cell>
          <table:table-cell office:value-type="string" calcext:value-type="string">
            <text:p>After some time he withdrew from the group to live alone. The 84,000 went one way, but Vipassī went another.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0</text:p>
          </table:table-cell>
          <table:table-cell office:value-type="string" calcext:value-type="string">
            <text:p>11. Bodhisattaabhinivesa </text:p>
          </table:table-cell>
          <table:table-cell office:value-type="string" calcext:value-type="string">
            <text:p/>
          </table:table-cell>
          <table:table-cell office:value-type="string" calcext:value-type="string">
            <text:p>11. Vipassī’s Reflections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2.18.1</text:p>
          </table:table-cell>
          <table:table-cell office:value-type="string" calcext:value-type="string">
            <text:p>Atha kho, bhikkhave, vipassissa bodhisattassa vāsūpagatassa rahogatassa paṭisallīnassa evaṁ cetaso parivitakko udapādi: </text:p>
          </table:table-cell>
          <table:table-cell office:value-type="string" calcext:value-type="string">
            <text:p/>
          </table:table-cell>
          <table:table-cell office:value-type="string" calcext:value-type="string">
            <text:p>Then as Vipassī, the one intent on awakening, was in private retreat this thought came to his min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46, dr10.36, mc10.27, ms7D_112, msdiv57, pts-cs2.18, pts-vp-pli2.31, sc110</text:p>
          </table:table-cell>
          <table:table-cell/>
        </table:table-row>
        <table:table-row table:style-name="ro1">
          <table:table-cell office:value-type="string" calcext:value-type="string">
            <text:p>dn14:2.18.2</text:p>
          </table:table-cell>
          <table:table-cell office:value-type="string" calcext:value-type="string">
            <text:p>‘kicchaṁ vatāyaṁ loko āpanno, jāyati ca jīyati ca mīyati ca cavati ca upapajjati ca, atha ca panimassa dukkhassa nissaraṇaṁ nappajānāti jarāmaraṇassa, </text:p>
          </table:table-cell>
          <table:table-cell office:value-type="string" calcext:value-type="string">
            <text:p/>
          </table:table-cell>
          <table:table-cell office:value-type="string" calcext:value-type="string">
            <text:p>‘Alas, this world has fallen into trouble. It’s born, grows old, dies, passes away, and is reborn, yet it doesn’t understand how to escape from this suffering, from old age and death.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jīyati ca mīyati ca → jiyyati ca miyyati ca (mr)</text:p>
          </table:table-cell>
        </table:table-row>
        <table:table-row table:style-name="ro1">
          <table:table-cell office:value-type="string" calcext:value-type="string">
            <text:p>dn14:2.18.3</text:p>
          </table:table-cell>
          <table:table-cell office:value-type="string" calcext:value-type="string">
            <text:p>kudāssu nāma imassa dukkhassa nissaraṇaṁ paññāyissati jarāmaraṇassā’ti? </text:p>
          </table:table-cell>
          <table:table-cell office:value-type="string" calcext:value-type="string">
            <text:p/>
          </table:table-cell>
          <table:table-cell office:value-type="string" calcext:value-type="string">
            <text:p>Oh, when will an escape be found from this suffering, from old age and dea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4</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13, sc111</text:p>
          </table:table-cell>
          <table:table-cell/>
        </table:table-row>
        <table:table-row table:style-name="ro1">
          <table:table-cell office:value-type="string" calcext:value-type="string">
            <text:p>dn14:2.18.5</text:p>
          </table:table-cell>
          <table:table-cell office:value-type="string" calcext:value-type="string">
            <text:p>‘kimhi nu kho sati jarāmaraṇaṁ hoti, kiṁpaccayā jarāmaraṇan’ti? </text:p>
          </table:table-cell>
          <table:table-cell office:value-type="string" calcext:value-type="string">
            <text:p/>
          </table:table-cell>
          <table:table-cell office:value-type="string" calcext:value-type="string">
            <text:p>‘When what exists is there old age and death? What is a condition for old age and dea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6</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7</text:p>
          </table:table-cell>
          <table:table-cell office:value-type="string" calcext:value-type="string">
            <text:p>‘jātiyā kho sati jarāmaraṇaṁ hoti, jātipaccayā jarāmaraṇan’ti. </text:p>
          </table:table-cell>
          <table:table-cell office:value-type="string" calcext:value-type="string">
            <text:p/>
          </table:table-cell>
          <table:table-cell office:value-type="string" calcext:value-type="string">
            <text:p>‘When rebirth exists there’s old age and death. Rebirth is a condition for old age and dea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8</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14, ndp7.26, sc112, vri2.24</text:p>
          </table:table-cell>
          <table:table-cell/>
        </table:table-row>
        <table:table-row table:style-name="ro1">
          <table:table-cell office:value-type="string" calcext:value-type="string">
            <text:p>dn14:2.18.9</text:p>
          </table:table-cell>
          <table:table-cell office:value-type="string" calcext:value-type="string">
            <text:p>‘kimhi nu kho sati jāti hoti, kiṁpaccayā jātī’ti? </text:p>
          </table:table-cell>
          <table:table-cell office:value-type="string" calcext:value-type="string">
            <text:p/>
          </table:table-cell>
          <table:table-cell office:value-type="string" calcext:value-type="string">
            <text:p>‘When what exists is there rebirth? What is a condition for rebir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0</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1</text:p>
          </table:table-cell>
          <table:table-cell office:value-type="string" calcext:value-type="string">
            <text:p>‘bhave kho sati jāti hoti, bhavapaccayā jātī’ti. </text:p>
          </table:table-cell>
          <table:table-cell office:value-type="string" calcext:value-type="string">
            <text:p/>
          </table:table-cell>
          <table:table-cell office:value-type="string" calcext:value-type="string">
            <text:p>‘When continued existence exists there’s rebirth. Continued existence is a condition for rebirth.’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12</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39, ms7D_115, sc113</text:p>
          </table:table-cell>
          <table:table-cell/>
        </table:table-row>
        <table:table-row table:style-name="ro1">
          <table:table-cell office:value-type="string" calcext:value-type="string">
            <text:p>dn14:2.18.13</text:p>
          </table:table-cell>
          <table:table-cell office:value-type="string" calcext:value-type="string">
            <text:p>‘kimhi nu kho sati bhavo hoti, kiṁpaccayā bhavo’ti? </text:p>
          </table:table-cell>
          <table:table-cell office:value-type="string" calcext:value-type="string">
            <text:p/>
          </table:table-cell>
          <table:table-cell office:value-type="string" calcext:value-type="string">
            <text:p>‘When what exists is there continued existence? What is a condition for continued existenc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4</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5</text:p>
          </table:table-cell>
          <table:table-cell office:value-type="string" calcext:value-type="string">
            <text:p>‘upādāne kho sati bhavo hoti, upādānapaccayā bhavo’ti. </text:p>
          </table:table-cell>
          <table:table-cell office:value-type="string" calcext:value-type="string">
            <text:p/>
          </table:table-cell>
          <table:table-cell office:value-type="string" calcext:value-type="string">
            <text:p>‘When grasping exists there’s continued existence. Grasping is a condition for continued existenc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16</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37, ms7D_116, sc114, sya10.36</text:p>
          </table:table-cell>
          <table:table-cell/>
        </table:table-row>
        <table:table-row table:style-name="ro1">
          <table:table-cell office:value-type="string" calcext:value-type="string">
            <text:p>dn14:2.18.17</text:p>
          </table:table-cell>
          <table:table-cell office:value-type="string" calcext:value-type="string">
            <text:p>‘kimhi nu kho sati upādānaṁ hoti, kiṁpaccayā upādānan’ti? </text:p>
          </table:table-cell>
          <table:table-cell office:value-type="string" calcext:value-type="string">
            <text:p/>
          </table:table-cell>
          <table:table-cell office:value-type="string" calcext:value-type="string">
            <text:p>‘When what exists is there grasping? What is a condition for grasp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8</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19</text:p>
          </table:table-cell>
          <table:table-cell office:value-type="string" calcext:value-type="string">
            <text:p>‘taṇhāya kho sati upādānaṁ hoti, taṇhāpaccayā upādānan’ti. </text:p>
          </table:table-cell>
          <table:table-cell office:value-type="string" calcext:value-type="string">
            <text:p/>
          </table:table-cell>
          <table:table-cell office:value-type="string" calcext:value-type="string">
            <text:p>‘When craving exists there’s grasping. Craving is a condition for grasp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20</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27, csp2ed7.27, ms7D_117, sc115</text:p>
          </table:table-cell>
          <table:table-cell/>
        </table:table-row>
        <table:table-row table:style-name="ro1">
          <table:table-cell office:value-type="string" calcext:value-type="string">
            <text:p>dn14:2.18.21</text:p>
          </table:table-cell>
          <table:table-cell office:value-type="string" calcext:value-type="string">
            <text:p>‘kimhi nu kho sati taṇhā hoti, kiṁpaccayā taṇhā’ti? </text:p>
          </table:table-cell>
          <table:table-cell office:value-type="string" calcext:value-type="string">
            <text:p/>
          </table:table-cell>
          <table:table-cell office:value-type="string" calcext:value-type="string">
            <text:p>‘When what exists is there craving? What is a condition for crav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22</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23</text:p>
          </table:table-cell>
          <table:table-cell office:value-type="string" calcext:value-type="string">
            <text:p>‘vedanāya kho sati taṇhā hoti, vedanāpaccayā taṇhā’ti. </text:p>
          </table:table-cell>
          <table:table-cell office:value-type="string" calcext:value-type="string">
            <text:p/>
          </table:table-cell>
          <table:table-cell office:value-type="string" calcext:value-type="string">
            <text:p>‘When feeling exists there’s craving. Feeling is a condition for crav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24</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18, pts-vp-pli2.32, sc116</text:p>
          </table:table-cell>
          <table:table-cell/>
        </table:table-row>
        <table:table-row table:style-name="ro1">
          <table:table-cell office:value-type="string" calcext:value-type="string">
            <text:p>dn14:2.18.25</text:p>
          </table:table-cell>
          <table:table-cell office:value-type="string" calcext:value-type="string">
            <text:p>‘kimhi nu kho sati vedanā hoti, kiṁpaccayā vedanā’ti? </text:p>
          </table:table-cell>
          <table:table-cell office:value-type="string" calcext:value-type="string">
            <text:p/>
          </table:table-cell>
          <table:table-cell office:value-type="string" calcext:value-type="string">
            <text:p>‘When what exists is there feeling? What is a condition for feel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26</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27</text:p>
          </table:table-cell>
          <table:table-cell office:value-type="string" calcext:value-type="string">
            <text:p>‘phasse kho sati vedanā hoti, phassapaccayā vedanā’ti. </text:p>
          </table:table-cell>
          <table:table-cell office:value-type="string" calcext:value-type="string">
            <text:p/>
          </table:table-cell>
          <table:table-cell office:value-type="string" calcext:value-type="string">
            <text:p>‘When contact exists there’s feeling. Contact is a condition for feel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28</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c10.28, ms7D_119, sc117</text:p>
          </table:table-cell>
          <table:table-cell/>
        </table:table-row>
        <table:table-row table:style-name="ro1">
          <table:table-cell office:value-type="string" calcext:value-type="string">
            <text:p>dn14:2.18.29</text:p>
          </table:table-cell>
          <table:table-cell office:value-type="string" calcext:value-type="string">
            <text:p>‘kimhi nu kho sati phasso hoti, kiṁpaccayā phasso’ti? </text:p>
          </table:table-cell>
          <table:table-cell office:value-type="string" calcext:value-type="string">
            <text:p/>
          </table:table-cell>
          <table:table-cell office:value-type="string" calcext:value-type="string">
            <text:p>‘When what exists is there contact? What is a condition for contac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0</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1</text:p>
          </table:table-cell>
          <table:table-cell office:value-type="string" calcext:value-type="string">
            <text:p>‘saḷāyatane kho sati phasso hoti, saḷāyatanapaccayā phasso’ti. </text:p>
          </table:table-cell>
          <table:table-cell office:value-type="string" calcext:value-type="string">
            <text:p/>
          </table:table-cell>
          <table:table-cell office:value-type="string" calcext:value-type="string">
            <text:p>‘When the six sense fields exist there’s contact. The six sense fields are a condition for contact.’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32</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48, cck10.40, ms7D_120, sc118, vri2.25</text:p>
          </table:table-cell>
          <table:table-cell/>
        </table:table-row>
        <table:table-row table:style-name="ro1">
          <table:table-cell office:value-type="string" calcext:value-type="string">
            <text:p>dn14:2.18.33</text:p>
          </table:table-cell>
          <table:table-cell office:value-type="string" calcext:value-type="string">
            <text:p>‘kimhi nu kho sati saḷāyatanaṁ hoti, kiṁpaccayā saḷāyatanan’ti? </text:p>
          </table:table-cell>
          <table:table-cell office:value-type="string" calcext:value-type="string">
            <text:p/>
          </table:table-cell>
          <table:table-cell office:value-type="string" calcext:value-type="string">
            <text:p>‘When what exists are there the six sense fields? What is a condition for the six sense field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4</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5</text:p>
          </table:table-cell>
          <table:table-cell office:value-type="string" calcext:value-type="string">
            <text:p>‘nāmarūpe kho sati saḷāyatanaṁ hoti, nāmarūpapaccayā saḷāyatanan’ti. </text:p>
          </table:table-cell>
          <table:table-cell office:value-type="string" calcext:value-type="string">
            <text:p/>
          </table:table-cell>
          <table:table-cell office:value-type="string" calcext:value-type="string">
            <text:p>‘When name and form exist there are the six sense fields. Name and form are a condition for the six sense field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36</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21, sc119, sya10.37</text:p>
          </table:table-cell>
          <table:table-cell/>
        </table:table-row>
        <table:table-row table:style-name="ro1">
          <table:table-cell office:value-type="string" calcext:value-type="string">
            <text:p>dn14:2.18.37</text:p>
          </table:table-cell>
          <table:table-cell office:value-type="string" calcext:value-type="string">
            <text:p>‘kimhi nu kho sati nāmarūpaṁ hoti, kiṁpaccayā nāmarūpan’ti? </text:p>
          </table:table-cell>
          <table:table-cell office:value-type="string" calcext:value-type="string">
            <text:p/>
          </table:table-cell>
          <table:table-cell office:value-type="string" calcext:value-type="string">
            <text:p>‘When what exists are there name and form? What is a condition for name and for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8</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39</text:p>
          </table:table-cell>
          <table:table-cell office:value-type="string" calcext:value-type="string">
            <text:p>‘viññāṇe kho sati nāmarūpaṁ hoti, viññāṇapaccayā nāmarūpan’ti. </text:p>
          </table:table-cell>
          <table:table-cell office:value-type="string" calcext:value-type="string">
            <text:p/>
          </table:table-cell>
          <table:table-cell office:value-type="string" calcext:value-type="string">
            <text:p>‘When consciousness exists there are name and form. Consciousness is a condition for name and for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8.40</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38, ms7D_122, ndp7.27, sc120</text:p>
          </table:table-cell>
          <table:table-cell/>
        </table:table-row>
        <table:table-row table:style-name="ro1">
          <table:table-cell office:value-type="string" calcext:value-type="string">
            <text:p>dn14:2.18.41</text:p>
          </table:table-cell>
          <table:table-cell office:value-type="string" calcext:value-type="string">
            <text:p>‘kimhi nu kho sati viññāṇaṁ hoti, kiṁpaccayā viññāṇan’ti? </text:p>
          </table:table-cell>
          <table:table-cell office:value-type="string" calcext:value-type="string">
            <text:p/>
          </table:table-cell>
          <table:table-cell office:value-type="string" calcext:value-type="string">
            <text:p>‘When what exists is there consciousness? What is a condition for consciousnes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42</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8.43</text:p>
          </table:table-cell>
          <table:table-cell office:value-type="string" calcext:value-type="string">
            <text:p>‘nāmarūpe kho sati viññāṇaṁ hoti, nāmarūpapaccayā viññāṇan’ti. </text:p>
          </table:table-cell>
          <table:table-cell office:value-type="string" calcext:value-type="string">
            <text:p/>
          </table:table-cell>
          <table:table-cell office:value-type="string" calcext:value-type="string">
            <text:p>‘When name and form exist there’s consciousness. Name and form are a condition for consciousnes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9.1</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41, csp1ed7.28, csp2ed7.28, ms7D_123, msdiv58, pts-cs2.19, pts-vp-pli2.33, sc121</text:p>
          </table:table-cell>
          <table:table-cell/>
        </table:table-row>
        <table:table-row table:style-name="ro1">
          <table:table-cell office:value-type="string" calcext:value-type="string">
            <text:p>dn14:2.19.2</text:p>
          </table:table-cell>
          <table:table-cell office:value-type="string" calcext:value-type="string">
            <text:p>‘paccudāvattati kho idaṁ viññāṇaṁ nāmarūpamhā, nāparaṁ gacchati. </text:p>
          </table:table-cell>
          <table:table-cell office:value-type="string" calcext:value-type="string">
            <text:p/>
          </table:table-cell>
          <table:table-cell office:value-type="string" calcext:value-type="string">
            <text:p>‘This consciousness turns back from name and form, and doesn’t go beyond tha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9.3</text:p>
          </table:table-cell>
          <table:table-cell office:value-type="string" calcext:value-type="string">
            <text:p>Ettāvatā jāyetha vā jiyyetha vā miyyetha vā cavetha vā upapajjetha vā, yadidaṁ </text:p>
          </table:table-cell>
          <table:table-cell office:value-type="string" calcext:value-type="string">
            <text:p/>
          </table:table-cell>
          <table:table-cell office:value-type="string" calcext:value-type="string">
            <text:p>It is to this extent that one may be reborn, grow old, die, pass away, or reappear. That i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9.4</text:p>
          </table:table-cell>
          <table:table-cell office:value-type="string" calcext:value-type="string">
            <text:p>nāmarūpapaccayā viññāṇaṁ, viññāṇapaccayā nāmarūpaṁ, nāmarūpapaccayā saḷāyatanaṁ, saḷāyatanapaccayā phasso, phassapaccayā vedanā, vedanāpaccayā taṇhā, taṇhāpaccayā upādānaṁ, upādānapaccayā bhavo, bhavapaccayā jāti, jātipaccayā jarāmaraṇaṁ sokaparidevadukkhadomanassupāyāsā sambhavanti. </text:p>
          </table:table-cell>
          <table:table-cell office:value-type="string" calcext:value-type="string">
            <text:p/>
          </table:table-cell>
          <table:table-cell office:value-type="string" calcext:value-type="string">
            <text:p>Name and form are conditions for consciousness. Consciousness is a condition for name and form. Name and form are conditions for the six sense fields. The six sense fields are conditions for contact. Contact is a condition for feeling. Feeling is a condition for craving. Craving is a condition for grasping. Grasping is a condition for continued existence. Continued existence is a condition for rebirth. Rebirth is a condition for old age and death, sorrow, lamentation, pain, sadness, and distress to come to b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19.5</text:p>
          </table:table-cell>
          <table:table-cell office:value-type="string" calcext:value-type="string">
            <text:p>Evametassa kevalassa dukkhakkhandhassa samudayo hoti’. </text:p>
          </table:table-cell>
          <table:table-cell office:value-type="string" calcext:value-type="string">
            <text:p/>
          </table:table-cell>
          <table:table-cell office:value-type="string" calcext:value-type="string">
            <text:p>That is how this entire mass of suffering originat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19.6</text:p>
          </table:table-cell>
          <table:table-cell office:value-type="string" calcext:value-type="string">
            <text:p>‘Samudayo samudayo’ti kho, bhikkhave, vipassissa bodhisattassa pubbe ananussutesu dhammesu cakkhuṁ udapādi, ñāṇaṁ udapādi, paññā udapādi, vijjā udapādi, āloko udapādi. </text:p>
          </table:table-cell>
          <table:table-cell office:value-type="string" calcext:value-type="string">
            <text:p/>
          </table:table-cell>
          <table:table-cell office:value-type="string" calcext:value-type="string">
            <text:p>‘Origination, origination.’ Such was the vision, knowledge, wisdom, realization, and light that arose in Vipassī, the one intent on awakening, regarding teachings not learned before from another.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c10.29, ms7D_124, msdiv59, sc122</text:p>
          </table:table-cell>
          <table:table-cell/>
        </table:table-row>
        <table:table-row table:style-name="ro1">
          <table:table-cell office:value-type="string" calcext:value-type="string">
            <text:p>dn14:2.20.1</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25, msdiv60, pts-cs2.20, sc123, sya10.38</text:p>
          </table:table-cell>
          <table:table-cell/>
        </table:table-row>
        <table:table-row table:style-name="ro1">
          <table:table-cell office:value-type="string" calcext:value-type="string">
            <text:p>dn14:2.20.2</text:p>
          </table:table-cell>
          <table:table-cell office:value-type="string" calcext:value-type="string">
            <text:p>‘kimhi nu kho asati jarāmaraṇaṁ na hoti, kissa nirodhā jarāmaraṇanirodho’ti? </text:p>
          </table:table-cell>
          <table:table-cell office:value-type="string" calcext:value-type="string">
            <text:p/>
          </table:table-cell>
          <table:table-cell office:value-type="string" calcext:value-type="string">
            <text:p>‘When what doesn’t exist is there no old age and death? When what ceases do old age and death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4</text:p>
          </table:table-cell>
          <table:table-cell office:value-type="string" calcext:value-type="string">
            <text:p>‘jātiyā kho asati jarāmaraṇaṁ na hoti, jātinirodhā jarāmaraṇanirodho’ti. </text:p>
          </table:table-cell>
          <table:table-cell office:value-type="string" calcext:value-type="string">
            <text:p/>
          </table:table-cell>
          <table:table-cell office:value-type="string" calcext:value-type="string">
            <text:p>‘When rebirth doesn’t exist there’s no old age and death. When rebirth ceases, old age and death ce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5</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39, ms7D_126, sc124, vri2.26</text:p>
          </table:table-cell>
          <table:table-cell/>
        </table:table-row>
        <table:table-row table:style-name="ro1">
          <table:table-cell office:value-type="string" calcext:value-type="string">
            <text:p>dn14:2.20.6</text:p>
          </table:table-cell>
          <table:table-cell office:value-type="string" calcext:value-type="string">
            <text:p>‘kimhi nu kho asati jāti na hoti, kissa nirodhā jātinirodho’ti? </text:p>
          </table:table-cell>
          <table:table-cell office:value-type="string" calcext:value-type="string">
            <text:p/>
          </table:table-cell>
          <table:table-cell office:value-type="string" calcext:value-type="string">
            <text:p>‘When what doesn’t exist is there no rebirth? When what ceases does rebirth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7</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8</text:p>
          </table:table-cell>
          <table:table-cell office:value-type="string" calcext:value-type="string">
            <text:p>‘bhave kho asati jāti na hoti, bhavanirodhā jātinirodho’ti. </text:p>
          </table:table-cell>
          <table:table-cell office:value-type="string" calcext:value-type="string">
            <text:p/>
          </table:table-cell>
          <table:table-cell office:value-type="string" calcext:value-type="string">
            <text:p>‘When continued existence doesn’t exist there’s no rebirth. When continued existence ceases, rebirth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9</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50, cck10.42, ms7D_127, sc125</text:p>
          </table:table-cell>
          <table:table-cell/>
        </table:table-row>
        <table:table-row table:style-name="ro1">
          <table:table-cell office:value-type="string" calcext:value-type="string">
            <text:p>dn14:2.20.10</text:p>
          </table:table-cell>
          <table:table-cell office:value-type="string" calcext:value-type="string">
            <text:p>‘kimhi nu kho asati bhavo na hoti, kissa nirodhā bhavanirodho’ti? </text:p>
          </table:table-cell>
          <table:table-cell office:value-type="string" calcext:value-type="string">
            <text:p/>
          </table:table-cell>
          <table:table-cell office:value-type="string" calcext:value-type="string">
            <text:p>‘When what doesn’t exist is there no continued existence? When what ceases does continued existence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11</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12</text:p>
          </table:table-cell>
          <table:table-cell office:value-type="string" calcext:value-type="string">
            <text:p>‘upādāne kho asati bhavo na hoti, upādānanirodhā bhavanirodho’ti. </text:p>
          </table:table-cell>
          <table:table-cell office:value-type="string" calcext:value-type="string">
            <text:p/>
          </table:table-cell>
          <table:table-cell office:value-type="string" calcext:value-type="string">
            <text:p>‘When grasping doesn’t exist there’s no continued existence. When grasping ceases, continued existence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13</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29, csp2ed7.29, ms7D_128, ndp7.28, sc126</text:p>
          </table:table-cell>
          <table:table-cell/>
        </table:table-row>
        <table:table-row table:style-name="ro1">
          <table:table-cell office:value-type="string" calcext:value-type="string">
            <text:p>dn14:2.20.14</text:p>
          </table:table-cell>
          <table:table-cell office:value-type="string" calcext:value-type="string">
            <text:p>‘kimhi nu kho asati upādānaṁ na hoti, kissa nirodhā upādānanirodho’ti? </text:p>
          </table:table-cell>
          <table:table-cell office:value-type="string" calcext:value-type="string">
            <text:p/>
          </table:table-cell>
          <table:table-cell office:value-type="string" calcext:value-type="string">
            <text:p>‘When what doesn’t exist is there no grasping? When what ceases does grasping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15</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16</text:p>
          </table:table-cell>
          <table:table-cell office:value-type="string" calcext:value-type="string">
            <text:p>‘taṇhāya kho asati upādānaṁ na hoti, taṇhānirodhā upādānanirodho’ti. </text:p>
          </table:table-cell>
          <table:table-cell office:value-type="string" calcext:value-type="string">
            <text:p/>
          </table:table-cell>
          <table:table-cell office:value-type="string" calcext:value-type="string">
            <text:p>‘When craving doesn’t exist there’s no grasping. When craving ceases, grasping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17</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29, pts-vp-pli2.34, sc127</text:p>
          </table:table-cell>
          <table:table-cell/>
        </table:table-row>
        <table:table-row table:style-name="ro1">
          <table:table-cell office:value-type="string" calcext:value-type="string">
            <text:p>dn14:2.20.18</text:p>
          </table:table-cell>
          <table:table-cell office:value-type="string" calcext:value-type="string">
            <text:p>‘kimhi nu kho asati taṇhā na hoti, kissa nirodhā taṇhānirodho’ti? </text:p>
          </table:table-cell>
          <table:table-cell office:value-type="string" calcext:value-type="string">
            <text:p/>
          </table:table-cell>
          <table:table-cell office:value-type="string" calcext:value-type="string">
            <text:p>‘When what doesn’t exist is there no craving? When what ceases does craving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19</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20</text:p>
          </table:table-cell>
          <table:table-cell office:value-type="string" calcext:value-type="string">
            <text:p>‘vedanāya kho asati taṇhā na hoti, vedanānirodhā taṇhānirodho’ti. </text:p>
          </table:table-cell>
          <table:table-cell office:value-type="string" calcext:value-type="string">
            <text:p/>
          </table:table-cell>
          <table:table-cell office:value-type="string" calcext:value-type="string">
            <text:p>‘When feeling doesn’t exist there’s no craving. When feeling ceases, craving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21</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40, mc10.30, ms7D_130, sc128, sya10.39</text:p>
          </table:table-cell>
          <table:table-cell/>
        </table:table-row>
        <table:table-row table:style-name="ro1">
          <table:table-cell office:value-type="string" calcext:value-type="string">
            <text:p>dn14:2.20.22</text:p>
          </table:table-cell>
          <table:table-cell office:value-type="string" calcext:value-type="string">
            <text:p>‘kimhi nu kho asati vedanā na hoti, kissa nirodhā vedanānirodho’ti? </text:p>
          </table:table-cell>
          <table:table-cell office:value-type="string" calcext:value-type="string">
            <text:p/>
          </table:table-cell>
          <table:table-cell office:value-type="string" calcext:value-type="string">
            <text:p>‘When what doesn’t exist is there no feeling? When what ceases does feeling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23</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24</text:p>
          </table:table-cell>
          <table:table-cell office:value-type="string" calcext:value-type="string">
            <text:p>‘phasse kho asati vedanā na hoti, phassanirodhā vedanānirodho’ti. </text:p>
          </table:table-cell>
          <table:table-cell office:value-type="string" calcext:value-type="string">
            <text:p/>
          </table:table-cell>
          <table:table-cell office:value-type="string" calcext:value-type="string">
            <text:p>‘When contact doesn’t exist there’s no feeling. When contact ceases, feeling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25</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31, sc129</text:p>
          </table:table-cell>
          <table:table-cell/>
        </table:table-row>
        <table:table-row table:style-name="ro1">
          <table:table-cell office:value-type="string" calcext:value-type="string">
            <text:p>dn14:2.20.26</text:p>
          </table:table-cell>
          <table:table-cell office:value-type="string" calcext:value-type="string">
            <text:p>‘kimhi nu kho asati phasso na hoti, kissa nirodhā phassanirodho’ti? </text:p>
          </table:table-cell>
          <table:table-cell office:value-type="string" calcext:value-type="string">
            <text:p/>
          </table:table-cell>
          <table:table-cell office:value-type="string" calcext:value-type="string">
            <text:p>‘When what doesn’t exist is there no contact? When what ceases does contact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27</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28</text:p>
          </table:table-cell>
          <table:table-cell office:value-type="string" calcext:value-type="string">
            <text:p>‘saḷāyatane kho asati phasso na hoti, saḷāyatananirodhā phassanirodho’ti. </text:p>
          </table:table-cell>
          <table:table-cell office:value-type="string" calcext:value-type="string">
            <text:p/>
          </table:table-cell>
          <table:table-cell office:value-type="string" calcext:value-type="string">
            <text:p>‘When the six sense fields don’t exist there’s no contact. When the six sense fields cease, contact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29</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43, ms7D_132, sc130, vri2.27</text:p>
          </table:table-cell>
          <table:table-cell/>
        </table:table-row>
        <table:table-row table:style-name="ro1">
          <table:table-cell office:value-type="string" calcext:value-type="string">
            <text:p>dn14:2.20.30</text:p>
          </table:table-cell>
          <table:table-cell office:value-type="string" calcext:value-type="string">
            <text:p>‘kimhi nu kho asati saḷāyatanaṁ na hoti, kissa nirodhā saḷāyatananirodho’ti? </text:p>
          </table:table-cell>
          <table:table-cell office:value-type="string" calcext:value-type="string">
            <text:p/>
          </table:table-cell>
          <table:table-cell office:value-type="string" calcext:value-type="string">
            <text:p>‘When what doesn’t exist are there no six sense fields? When what ceases do the six sense fields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1</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2</text:p>
          </table:table-cell>
          <table:table-cell office:value-type="string" calcext:value-type="string">
            <text:p>‘nāmarūpe kho asati saḷāyatanaṁ na hoti, nāmarūpanirodhā saḷāyatananirodho’ti. </text:p>
          </table:table-cell>
          <table:table-cell office:value-type="string" calcext:value-type="string">
            <text:p/>
          </table:table-cell>
          <table:table-cell office:value-type="string" calcext:value-type="string">
            <text:p>‘When name and form don’t exist there are no six sense fields. When name and form cease, the six sense fields ce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33</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52, ms7D_133, sc131</text:p>
          </table:table-cell>
          <table:table-cell/>
        </table:table-row>
        <table:table-row table:style-name="ro1">
          <table:table-cell office:value-type="string" calcext:value-type="string">
            <text:p>dn14:2.20.34</text:p>
          </table:table-cell>
          <table:table-cell office:value-type="string" calcext:value-type="string">
            <text:p>‘kimhi nu kho asati nāmarūpaṁ na hoti, kissa nirodhā nāmarūpanirodho’ti? </text:p>
          </table:table-cell>
          <table:table-cell office:value-type="string" calcext:value-type="string">
            <text:p/>
          </table:table-cell>
          <table:table-cell office:value-type="string" calcext:value-type="string">
            <text:p>‘When what doesn’t exist are there no name and form? When what ceases do name and form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5</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6</text:p>
          </table:table-cell>
          <table:table-cell office:value-type="string" calcext:value-type="string">
            <text:p>‘viññāṇe kho asati nāmarūpaṁ na hoti, viññāṇanirodhā nāmarūpanirodho’ti. </text:p>
          </table:table-cell>
          <table:table-cell office:value-type="string" calcext:value-type="string">
            <text:p/>
          </table:table-cell>
          <table:table-cell office:value-type="string" calcext:value-type="string">
            <text:p>‘When consciousness doesn’t exist there are no name and form. When consciousness ceases, name and form ceas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0.37</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30, csp2ed7.30, ms7D_134, sc132</text:p>
          </table:table-cell>
          <table:table-cell/>
        </table:table-row>
        <table:table-row table:style-name="ro1">
          <table:table-cell office:value-type="string" calcext:value-type="string">
            <text:p>dn14:2.20.38</text:p>
          </table:table-cell>
          <table:table-cell office:value-type="string" calcext:value-type="string">
            <text:p>‘kimhi nu kho asati viññāṇaṁ na hoti, kissa nirodhā viññāṇanirodho’ti? </text:p>
          </table:table-cell>
          <table:table-cell office:value-type="string" calcext:value-type="string">
            <text:p/>
          </table:table-cell>
          <table:table-cell office:value-type="string" calcext:value-type="string">
            <text:p>‘When what doesn’t exist is there no consciousness? When what ceases does consciousness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39</text:p>
          </table:table-cell>
          <table:table-cell office:value-type="string" calcext:value-type="string">
            <text:p>Atha kho, bhikkhave, vipassissa bodhisattassa yoniso manasikārā ahu paññāya abhisamayo: </text:p>
          </table:table-cell>
          <table:table-cell office:value-type="string" calcext:value-type="string">
            <text:p/>
          </table:table-cell>
          <table:table-cell office:value-type="string" calcext:value-type="string">
            <text:p>Then, through proper attention, Vipassī comprehended with wisdo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0.40</text:p>
          </table:table-cell>
          <table:table-cell office:value-type="string" calcext:value-type="string">
            <text:p>‘nāmarūpe kho asati viññāṇaṁ na hoti, nāmarūpanirodhā viññāṇanirodho’ti. </text:p>
          </table:table-cell>
          <table:table-cell office:value-type="string" calcext:value-type="string">
            <text:p/>
          </table:table-cell>
          <table:table-cell office:value-type="string" calcext:value-type="string">
            <text:p>‘When name and form don’t exist there’s no consciousness. When name and form cease, consciousness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1.1</text:p>
          </table:table-cell>
          <table:table-cell office:value-type="string" calcext:value-type="string">
            <text:p>Atha kho, bhikkhave, vipassissa bodhisattassa etadahosi: </text:p>
          </table:table-cell>
          <table:table-cell office:value-type="string" calcext:value-type="string">
            <text:p/>
          </table:table-cell>
          <table:table-cell office:value-type="string" calcext:value-type="string">
            <text:p>Then Vipassī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44, dr10.41, mc10.31, ms7D_135, msdiv61, ndp7.29, pts-cs2.21, pts-vp-pli2.35, sc133, sya10.40</text:p>
          </table:table-cell>
          <table:table-cell/>
        </table:table-row>
        <table:table-row table:style-name="ro1">
          <table:table-cell office:value-type="string" calcext:value-type="string">
            <text:p>dn14:2.21.2</text:p>
          </table:table-cell>
          <table:table-cell office:value-type="string" calcext:value-type="string">
            <text:p>‘adhigato kho myāyaṁ maggo sambodhāya yadidaṁ—</text:p>
          </table:table-cell>
          <table:table-cell office:value-type="string" calcext:value-type="string">
            <text:p/>
          </table:table-cell>
          <table:table-cell office:value-type="string" calcext:value-type="string">
            <text:p>‘I have discovered the path to awakening. That is: </text:p>
          </table:table-cell>
          <table:table-cell office:value-type="string" calcext:value-type="string">
            <text:p/>
          </table:table-cell>
          <table:table-cell office:value-type="string" calcext:value-type="string">
            <text:p>The PTS’s inclusion of vipassana here, unaccountably followed by RD and MW, is an egregious and embarassing error. No manuscript contains this reading, and the PTS edition itself states that the word is found only in the commentary. To be clear, there it is obviously presented not as a reading but as an explanation: “Maggoti vipassanāmaggo.”</text:p>
          </table:table-cell>
          <table:table-cell office:value-type="string" calcext:value-type="string">
            <text:p>{}</text:p>
          </table:table-cell>
          <table:table-cell table:number-columns-repeated="2"/>
        </table:table-row>
        <table:table-row table:style-name="ro1">
          <table:table-cell office:value-type="string" calcext:value-type="string">
            <text:p>dn14:2.21.3</text:p>
          </table:table-cell>
          <table:table-cell office:value-type="string" calcext:value-type="string">
            <text:p>nāmarūp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text:p>
          </table:table-cell>
          <table:table-cell office:value-type="string" calcext:value-type="string">
            <text:p/>
          </table:table-cell>
          <table:table-cell office:value-type="string" calcext:value-type="string">
            <text:p>When name and form cease, consciousness ceases. When consciousness ceases, name and form cease. When name and form cease, the six sense fields cease. When the six sense fields cease, contact ceases. When contact ceases, feeling ceases. When feeling ceases, craving ceases. When craving ceases, grasping ceases. When grasping ceases, continued existence ceases. When continued existence ceases, rebirth ceases. When rebirth ceases, old age and death, sorrow, lamentation, pain, sadness, and distress ceas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1.4</text:p>
          </table:table-cell>
          <table:table-cell office:value-type="string" calcext:value-type="string">
            <text:p>Evametassa kevalassa dukkhakkhandhassa nirodho hoti’. </text:p>
          </table:table-cell>
          <table:table-cell office:value-type="string" calcext:value-type="string">
            <text:p/>
          </table:table-cell>
          <table:table-cell office:value-type="string" calcext:value-type="string">
            <text:p>That is how this entire mass of suffering ceas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1.5</text:p>
          </table:table-cell>
          <table:table-cell office:value-type="string" calcext:value-type="string">
            <text:p>‘Nirodho nirodho’ti kho, bhikkhave, vipassissa bodhisattassa pubbe ananussutesu dhammesu cakkhuṁ udapādi, ñāṇaṁ udapādi, paññā udapādi, vijjā udapādi, āloko udapādi. </text:p>
          </table:table-cell>
          <table:table-cell office:value-type="string" calcext:value-type="string">
            <text:p/>
          </table:table-cell>
          <table:table-cell office:value-type="string" calcext:value-type="string">
            <text:p>‘Cessation, cessation.’ Such was the vision, knowledge, wisdom, realization, and light that arose in Vipassī, the one intent on awakening, regarding teachings not learned before from another.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36, msdiv62, sc134</text:p>
          </table:table-cell>
          <table:table-cell/>
        </table:table-row>
        <table:table-row table:style-name="ro1">
          <table:table-cell office:value-type="string" calcext:value-type="string">
            <text:p>dn14:2.22.1</text:p>
          </table:table-cell>
          <table:table-cell office:value-type="string" calcext:value-type="string">
            <text:p>Atha kho, bhikkhave, vipassī bodhisatto aparena samayena pañcasu upādānakkhandhesu udayabbayānupassī vihāsi: </text:p>
          </table:table-cell>
          <table:table-cell office:value-type="string" calcext:value-type="string">
            <text:p/>
          </table:table-cell>
          <table:table-cell office:value-type="string" calcext:value-type="string">
            <text:p>Some time later Vipassī meditated observing rise and fall in the five grasping aggregate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37, msdiv63, pts-cs2.22, sc135, vri2.28</text:p>
          </table:table-cell>
          <table:table-cell/>
        </table:table-row>
        <table:table-row table:style-name="ro1">
          <table:table-cell office:value-type="string" calcext:value-type="string">
            <text:p>dn14:2.22.2</text:p>
          </table:table-cell>
          <table:table-cell office:value-type="string" calcext:value-type="string">
            <text:p>‘iti rūpaṁ, iti rūpassa samudayo, iti rūpassa atthaṅgamo; </text:p>
          </table:table-cell>
          <table:table-cell office:value-type="string" calcext:value-type="string">
            <text:p/>
          </table:table-cell>
          <table:table-cell office:value-type="string" calcext:value-type="string">
            <text:p>‘Such is form, such is the origin of form, such is the ending of for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2.3</text:p>
          </table:table-cell>
          <table:table-cell office:value-type="string" calcext:value-type="string">
            <text:p>iti vedanā, iti vedanāya samudayo, iti vedanāya atthaṅgamo; </text:p>
          </table:table-cell>
          <table:table-cell office:value-type="string" calcext:value-type="string">
            <text:p/>
          </table:table-cell>
          <table:table-cell office:value-type="string" calcext:value-type="string">
            <text:p>Such is feeling, such is the origin of feeling, such is the ending of feel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2.4</text:p>
          </table:table-cell>
          <table:table-cell office:value-type="string" calcext:value-type="string">
            <text:p>iti saññā, iti saññāya samudayo, iti saññāya atthaṅgamo; </text:p>
          </table:table-cell>
          <table:table-cell office:value-type="string" calcext:value-type="string">
            <text:p/>
          </table:table-cell>
          <table:table-cell office:value-type="string" calcext:value-type="string">
            <text:p>Such is perception, such is the origin of perception, such is the ending of percep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2.5</text:p>
          </table:table-cell>
          <table:table-cell office:value-type="string" calcext:value-type="string">
            <text:p>iti saṅkhārā, iti saṅkhārānaṁ samudayo, iti saṅkhārānaṁ atthaṅgamo; </text:p>
          </table:table-cell>
          <table:table-cell office:value-type="string" calcext:value-type="string">
            <text:p/>
          </table:table-cell>
          <table:table-cell office:value-type="string" calcext:value-type="string">
            <text:p>Such are choices, such is the origin of choices, such is the ending of choic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2.6</text:p>
          </table:table-cell>
          <table:table-cell office:value-type="string" calcext:value-type="string">
            <text:p>iti viññāṇaṁ, iti viññāṇassa samudayo, iti viññāṇassa atthaṅgamo’ti, </text:p>
          </table:table-cell>
          <table:table-cell office:value-type="string" calcext:value-type="string">
            <text:p/>
          </table:table-cell>
          <table:table-cell office:value-type="string" calcext:value-type="string">
            <text:p>Such is consciousness, such is the origin of consciousness, such is the ending of consciousnes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2.22.7</text:p>
          </table:table-cell>
          <table:table-cell office:value-type="string" calcext:value-type="string">
            <text:p>tassa pañcasu upādānakkhandhesu udayabbayānupassino viharato na cirasseva anupādāya āsavehi cittaṁ vimuccīti. </text:p>
          </table:table-cell>
          <table:table-cell office:value-type="string" calcext:value-type="string">
            <text:p/>
          </table:table-cell>
          <table:table-cell office:value-type="string" calcext:value-type="string">
            <text:p>Meditating like this his mind was soon freed from defilements by not grasp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2.22.8</text:p>
          </table:table-cell>
          <table:table-cell office:value-type="string" calcext:value-type="string">
            <text:p>Dutiyabhāṇavār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dn14:3.1.0</text:p>
          </table:table-cell>
          <table:table-cell office:value-type="string" calcext:value-type="string">
            <text:p>12. Brahmayācanakathā </text:p>
          </table:table-cell>
          <table:table-cell office:value-type="string" calcext:value-type="string">
            <text:p/>
          </table:table-cell>
          <table:table-cell office:value-type="string" calcext:value-type="string">
            <text:p>12. The Appeal of Brahmā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1.1</text:p>
          </table:table-cell>
          <table:table-cell office:value-type="string" calcext:value-type="string">
            <text:p>Atha kho, bhikkhave, vipassissa bhagavato arahato sammāsambuddhassa etadahosi: </text:p>
          </table:table-cell>
          <table:table-cell office:value-type="string" calcext:value-type="string">
            <text:p/>
          </table:table-cell>
          <table:table-cell office:value-type="string" calcext:value-type="string">
            <text:p>Then the Blessed One Vipassī, the perfected one, the fully awakened Buddha,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54, cck10.45, csp1ed7.31, csp2ed7.31, dr10.42, mc10.32, ms7D_139, msdiv64, pts-cs3.1, pts-vp-pli2.36, sc136, sya10.41</text:p>
          </table:table-cell>
          <table:table-cell/>
        </table:table-row>
        <table:table-row table:style-name="ro1">
          <table:table-cell office:value-type="string" calcext:value-type="string">
            <text:p>dn14:3.1.2</text:p>
          </table:table-cell>
          <table:table-cell office:value-type="string" calcext:value-type="string">
            <text:p>‘yannūnāhaṁ dhammaṁ deseyyan’ti. </text:p>
          </table:table-cell>
          <table:table-cell office:value-type="string" calcext:value-type="string">
            <text:p/>
          </table:table-cell>
          <table:table-cell office:value-type="string" calcext:value-type="string">
            <text:p>‘Why don’t I teach the Dhamma?’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3</text:p>
          </table:table-cell>
          <table:table-cell office:value-type="string" calcext:value-type="string">
            <text:p>Atha kho, bhikkhave, vipassissa bhagavato arahato sammāsambuddhassa etadahosi: </text:p>
          </table:table-cell>
          <table:table-cell office:value-type="string" calcext:value-type="string">
            <text:p/>
          </table:table-cell>
          <table:table-cell office:value-type="string" calcext:value-type="string">
            <text:p>Then he thought,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4</text:p>
          </table:table-cell>
          <table:table-cell office:value-type="string" calcext:value-type="string">
            <text:p>‘adhigato kho myāyaṁ dhammo gambhīro duddaso duranubodho santo paṇīto atakkāvacaro nipuṇo paṇḍitavedanīyo. </text:p>
          </table:table-cell>
          <table:table-cell office:value-type="string" calcext:value-type="string">
            <text:p/>
          </table:table-cell>
          <table:table-cell office:value-type="string" calcext:value-type="string">
            <text:p>‘This principle I have discovered is deep, hard to see, hard to understand, peaceful, sublime, beyond the scope of reason, subtle, comprehensible to the astut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text:p>
          </table:table-cell>
          <table:table-cell office:value-type="string" calcext:value-type="string">
            <text:p>Ālayarāmā kho panāyaṁ pajā ālayaratā ālayasammuditā. </text:p>
          </table:table-cell>
          <table:table-cell office:value-type="string" calcext:value-type="string">
            <text:p/>
          </table:table-cell>
          <table:table-cell office:value-type="string" calcext:value-type="string">
            <text:p>But people like attachment, they love it and enjoy i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6</text:p>
          </table:table-cell>
          <table:table-cell office:value-type="string" calcext:value-type="string">
            <text:p>Ālayarāmāya kho pana pajāya ālayaratāya ālayasammuditāya duddasaṁ idaṁ ṭhānaṁ yadidaṁ idappaccayatāpaṭiccasamuppādo. </text:p>
          </table:table-cell>
          <table:table-cell office:value-type="string" calcext:value-type="string">
            <text:p/>
          </table:table-cell>
          <table:table-cell office:value-type="string" calcext:value-type="string">
            <text:p>It’s hard for them to see this thing; that is, specific conditionality, dependent origin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7</text:p>
          </table:table-cell>
          <table:table-cell office:value-type="string" calcext:value-type="string">
            <text:p>Idampi kho ṭhānaṁ duddasaṁ yadidaṁ sabbasaṅkhārasamatho sabbūpadhipaṭinissaggo taṇhākkhayo virāgo nirodho nibbānaṁ. </text:p>
          </table:table-cell>
          <table:table-cell office:value-type="string" calcext:value-type="string">
            <text:p/>
          </table:table-cell>
          <table:table-cell office:value-type="string" calcext:value-type="string">
            <text:p>It’s also hard for them to see this thing; that is, the stilling of all activities, the letting go of all attachments, the ending of craving, fading away, cessation, extinguishmen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8</text:p>
          </table:table-cell>
          <table:table-cell office:value-type="string" calcext:value-type="string">
            <text:p>Ahañceva kho pana dhammaṁ deseyyaṁ, pare ca me na ājāneyyuṁ; so mamassa kilamatho, sā mamassa vihesā’ti. </text:p>
          </table:table-cell>
          <table:table-cell office:value-type="string" calcext:value-type="string">
            <text:p/>
          </table:table-cell>
          <table:table-cell office:value-type="string" calcext:value-type="string">
            <text:p>And if I were to teach the Dhamma, others might not understand me, which would be wearying and troublesome for m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1</text:p>
          </table:table-cell>
          <table:table-cell office:value-type="string" calcext:value-type="string">
            <text:p>Apissu, bhikkhave, vipassiṁ bhagavantaṁ arahantaṁ sammāsambuddhaṁ imā anacchariyā gāthāyo paṭibhaṁsu pubbe assutapubbā: </text:p>
          </table:table-cell>
          <table:table-cell office:value-type="string" calcext:value-type="string">
            <text:p/>
          </table:table-cell>
          <table:table-cell office:value-type="string" calcext:value-type="string">
            <text:p>And then these verses, which were neither supernaturally inspired, nor learned before in the past, occurred to him: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40, msdiv65, ndp7.30, pts-cs3.2, sc137</text:p>
          </table:table-cell>
          <table:table-cell/>
        </table:table-row>
        <table:table-row table:style-name="ro1">
          <table:table-cell office:value-type="string" calcext:value-type="string">
            <text:p>dn14:3.2.2</text:p>
          </table:table-cell>
          <table:table-cell office:value-type="string" calcext:value-type="string">
            <text:p>‘Kicchena me adhigataṁ, </text:p>
          </table:table-cell>
          <table:table-cell office:value-type="string" calcext:value-type="string">
            <text:p/>
          </table:table-cell>
          <table:table-cell office:value-type="string" calcext:value-type="string">
            <text:p>‘I’ve struggled hard to realize this, </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ms7D_141, sc138</text:p>
          </table:table-cell>
          <table:table-cell/>
        </table:table-row>
        <table:table-row table:style-name="ro1">
          <table:table-cell office:value-type="string" calcext:value-type="string">
            <text:p>dn14:3.2.3</text:p>
          </table:table-cell>
          <table:table-cell office:value-type="string" calcext:value-type="string">
            <text:p>halaṁ dāni pakāsituṁ; </text:p>
          </table:table-cell>
          <table:table-cell office:value-type="string" calcext:value-type="string">
            <text:p/>
          </table:table-cell>
          <table:table-cell office:value-type="string" calcext:value-type="string">
            <text:p>enough with trying to explain it!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4</text:p>
          </table:table-cell>
          <table:table-cell office:value-type="string" calcext:value-type="string">
            <text:p>Rāgadosaparetehi, </text:p>
          </table:table-cell>
          <table:table-cell office:value-type="string" calcext:value-type="string">
            <text:p/>
          </table:table-cell>
          <table:table-cell office:value-type="string" calcext:value-type="string">
            <text:p>This teaching is not easily understood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5</text:p>
          </table:table-cell>
          <table:table-cell office:value-type="string" calcext:value-type="string">
            <text:p>nāyaṁ dhammo susambudho. </text:p>
          </table:table-cell>
          <table:table-cell office:value-type="string" calcext:value-type="string">
            <text:p/>
          </table:table-cell>
          <table:table-cell office:value-type="string" calcext:value-type="string">
            <text:p>by those mired in greed and hat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6</text:p>
          </table:table-cell>
          <table:table-cell office:value-type="string" calcext:value-type="string">
            <text:p>Paṭisotagāmiṁ nipuṇaṁ, </text:p>
          </table:table-cell>
          <table:table-cell office:value-type="string" calcext:value-type="string">
            <text:p/>
          </table:table-cell>
          <table:table-cell office:value-type="string" calcext:value-type="string">
            <text:p>Those caught up in greed can’t see </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7D_142, sc139</text:p>
          </table:table-cell>
          <table:table-cell/>
        </table:table-row>
        <table:table-row table:style-name="ro1">
          <table:table-cell office:value-type="string" calcext:value-type="string">
            <text:p>dn14:3.2.7</text:p>
          </table:table-cell>
          <table:table-cell office:value-type="string" calcext:value-type="string">
            <text:p>gambhīraṁ duddasaṁ aṇuṁ; </text:p>
          </table:table-cell>
          <table:table-cell office:value-type="string" calcext:value-type="string">
            <text:p/>
          </table:table-cell>
          <table:table-cell office:value-type="string" calcext:value-type="string">
            <text:p>what’s subtle, going against the stream,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text:p>
          </table:table-cell>
          <table:table-cell office:value-type="string" calcext:value-type="string">
            <text:p>Rāgarattā na dakkhanti, </text:p>
          </table:table-cell>
          <table:table-cell office:value-type="string" calcext:value-type="string">
            <text:p/>
          </table:table-cell>
          <table:table-cell office:value-type="string" calcext:value-type="string">
            <text:p>deep, hard to see, and very fine,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9</text:p>
          </table:table-cell>
          <table:table-cell office:value-type="string" calcext:value-type="string">
            <text:p>tamokhandhena āvuṭā’ti. </text:p>
          </table:table-cell>
          <table:table-cell office:value-type="string" calcext:value-type="string">
            <text:p/>
          </table:table-cell>
          <table:table-cell office:value-type="string" calcext:value-type="string">
            <text:p>for they’re shrouded in a mass of darkness.’ </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n14:3.2.10</text:p>
          </table:table-cell>
          <table:table-cell office:value-type="string" calcext:value-type="string">
            <text:p>Itiha, bhikkhave, vipassissa bhagavato arahato sammāsambuddhassa paṭisañcikkhato appossukkatāya cittaṁ nami, no dhammadesanāya. </text:p>
          </table:table-cell>
          <table:table-cell office:value-type="string" calcext:value-type="string">
            <text:p/>
          </table:table-cell>
          <table:table-cell office:value-type="string" calcext:value-type="string">
            <text:p>So, as the Buddha Vipassī reflected like this, his mind inclined to remaining passive, not to teaching the Dhamma.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43, sc140, vri2.29</text:p>
          </table:table-cell>
          <table:table-cell/>
        </table:table-row>
        <table:table-row table:style-name="ro1">
          <table:table-cell office:value-type="string" calcext:value-type="string">
            <text:p>dn14:3.2.11</text:p>
          </table:table-cell>
          <table:table-cell office:value-type="string" calcext:value-type="string">
            <text:p>Atha kho, bhikkhave, aññatarassa mahābrahmuno vipassissa bhagavato arahato sammāsambuddhassa cetasā cetoparivitakkamaññāya etadahosi: </text:p>
          </table:table-cell>
          <table:table-cell office:value-type="string" calcext:value-type="string">
            <text:p/>
          </table:table-cell>
          <table:table-cell office:value-type="string" calcext:value-type="string">
            <text:p>Then a certain Great Brahmā, knowing what the Buddha Vipassī was thinking,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46, csp1ed7.32, csp2ed7.32, dr10.43, ms7D_144, msdiv66, pts-vp-pli2.37, sc141, sya10.42</text:p>
          </table:table-cell>
          <table:table-cell/>
        </table:table-row>
        <table:table-row table:style-name="ro1">
          <table:table-cell office:value-type="string" calcext:value-type="string">
            <text:p>dn14:3.2.12</text:p>
          </table:table-cell>
          <table:table-cell office:value-type="string" calcext:value-type="string">
            <text:p>‘nassati vata bho loko, vinassati vata bho loko, yatra hi nāma vipassissa bhagavato arahato sammāsambuddhassa appossukkatāya cittaṁ namati, no dhammadesanāyā’ti. </text:p>
          </table:table-cell>
          <table:table-cell office:value-type="string" calcext:value-type="string">
            <text:p/>
          </table:table-cell>
          <table:table-cell office:value-type="string" calcext:value-type="string">
            <text:p>‘Oh my goodness! The world will be lost, the world will perish! For the mind of the Realized One Vipassī, the perfected one, the fully awakened Buddha, inclines to remaining passive, not to teaching the Dhamma.’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mati → nami (sya-all, km, mr); namissati (?)</text:p>
          </table:table-cell>
        </table:table-row>
        <table:table-row table:style-name="ro1">
          <table:table-cell office:value-type="string" calcext:value-type="string">
            <text:p>dn14:3.2.13</text:p>
          </table:table-cell>
          <table:table-cell office:value-type="string" calcext:value-type="string">
            <text:p>Atha kho so, bhikkhave, mahābrahmā seyyathāpi nāma balavā puriso samiñjitaṁ vā bāhaṁ pasāreyya, pasāritaṁ vā bāhaṁ samiñjeyya; evameva—brahmaloke antarahito vipassissa bhagavato arahato sammāsambuddhassa purato pāturahosi. </text:p>
          </table:table-cell>
          <table:table-cell office:value-type="string" calcext:value-type="string">
            <text:p/>
          </table:table-cell>
          <table:table-cell office:value-type="string" calcext:value-type="string">
            <text:p>Then, as easily as a strong person would extend or contract their arm, he vanished from the Brahmā realm and reappeared in front of the Buddha Vipass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text:p>
          </table:table-cell>
          <table:table-cell office:value-type="string" calcext:value-type="string">
            <text:p>Atha kho so, bhikkhave, mahābrahmā ekaṁsaṁ uttarāsaṅgaṁ karitvā dakkhiṇaṁ jāṇumaṇḍalaṁ pathaviyaṁ nihantvā yena vipassī bhagavā arahaṁ sammāsambuddho tenañjaliṁ paṇāmetvā vipassiṁ bhagavantaṁ arahantaṁ sammāsambuddhaṁ etadavoca: </text:p>
          </table:table-cell>
          <table:table-cell office:value-type="string" calcext:value-type="string">
            <text:p/>
          </table:table-cell>
          <table:table-cell office:value-type="string" calcext:value-type="string">
            <text:p>He arranged his robe over one shoulder, knelt on his right knee, raised his joined palms toward the Buddha Vipassī, and said,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pts-cs3.3</text:p>
          </table:table-cell>
          <table:table-cell office:value-type="string" calcext:value-type="string">
            <text:p>nihantvā → nidahanto (sya-all, km)</text:p>
          </table:table-cell>
        </table:table-row>
        <table:table-row table:style-name="ro1">
          <table:table-cell office:value-type="string" calcext:value-type="string">
            <text:p>dn14:3.3.2</text:p>
          </table:table-cell>
          <table:table-cell office:value-type="string" calcext:value-type="string">
            <text:p>‘desetu, bhante, bhagavā dhammaṁ, desetu sugato dhammaṁ, </text:p>
          </table:table-cell>
          <table:table-cell office:value-type="string" calcext:value-type="string">
            <text:p/>
          </table:table-cell>
          <table:table-cell office:value-type="string" calcext:value-type="string">
            <text:p>‘Sir, let the Blessed One teach the Dhamma! Let the Holy One teach the Dham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3</text:p>
          </table:table-cell>
          <table:table-cell office:value-type="string" calcext:value-type="string">
            <text:p>santi sattā apparajakkhajātikā; assavanatā dhammassa parihāyanti, </text:p>
          </table:table-cell>
          <table:table-cell office:value-type="string" calcext:value-type="string">
            <text:p/>
          </table:table-cell>
          <table:table-cell office:value-type="string" calcext:value-type="string">
            <text:p>There are beings with little dust in their eyes. They’re in decline because they haven’t heard the teaching.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nti → santīdha (sya-all, km)</text:p>
          </table:table-cell>
        </table:table-row>
        <table:table-row table:style-name="ro1">
          <table:table-cell office:value-type="string" calcext:value-type="string">
            <text:p>dn14:3.3.4</text:p>
          </table:table-cell>
          <table:table-cell office:value-type="string" calcext:value-type="string">
            <text:p>bhavissanti dhammassa aññātāro’ti. </text:p>
          </table:table-cell>
          <table:table-cell office:value-type="string" calcext:value-type="string">
            <text:p/>
          </table:table-cell>
          <table:table-cell office:value-type="string" calcext:value-type="string">
            <text:p>There will be those who understand the teach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4.1</text:p>
          </table:table-cell>
          <table:table-cell office:value-type="string" calcext:value-type="string">
            <text:p>Evaṁ vutte, bhikkhave, vipassī bhagavā arahaṁ sammāsambuddho taṁ mahābrahmānaṁ etadavoca: </text:p>
          </table:table-cell>
          <table:table-cell office:value-type="string" calcext:value-type="string">
            <text:p/>
          </table:table-cell>
          <table:table-cell office:value-type="string" calcext:value-type="string">
            <text:p>When he said this, the Buddha Vipassī said to him,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56, cck10.47, mc10.33, ms7D_145, msdiv67, ndp7.31, pts-cs3.4, pts-vp-pli2.38, sc142, sya10.43</text:p>
          </table:table-cell>
          <table:table-cell office:value-type="string" calcext:value-type="string">
            <text:p>Evaṁ vutte → atha kho (bj, mr)</text:p>
          </table:table-cell>
        </table:table-row>
        <table:table-row table:style-name="ro1">
          <table:table-cell office:value-type="string" calcext:value-type="string">
            <text:p>dn14:3.4.2</text:p>
          </table:table-cell>
          <table:table-cell office:value-type="string" calcext:value-type="string">
            <text:p>‘mayhampi kho, brahme, etadahosi: </text:p>
          </table:table-cell>
          <table:table-cell office:value-type="string" calcext:value-type="string">
            <text:p/>
          </table:table-cell>
          <table:table-cell office:value-type="string" calcext:value-type="string">
            <text:p>‘I too thought this, Brahmā,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3</text:p>
          </table:table-cell>
          <table:table-cell office:value-type="string" calcext:value-type="string">
            <text:p>“yannūnāhaṁ dhammaṁ deseyyan”ti. </text:p>
          </table:table-cell>
          <table:table-cell office:value-type="string" calcext:value-type="string">
            <text:p/>
          </table:table-cell>
          <table:table-cell office:value-type="string" calcext:value-type="string">
            <text:p>“Why don’t I teach the Dham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4</text:p>
          </table:table-cell>
          <table:table-cell office:value-type="string" calcext:value-type="string">
            <text:p>Tassa mayhaṁ, brahme, etadahosi: </text:p>
          </table:table-cell>
          <table:table-cell office:value-type="string" calcext:value-type="string">
            <text:p/>
          </table:table-cell>
          <table:table-cell office:value-type="string" calcext:value-type="string">
            <text:p>Then it occurred to m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5</text:p>
          </table:table-cell>
          <table:table-cell office:value-type="string" calcext:value-type="string">
            <text:p>“adhigato kho myāyaṁ dhammo gambhīro duddaso duranubodho santo paṇīto atakkāvacaro nipuṇo paṇḍitavedanīy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6</text:p>
          </table:table-cell>
          <table:table-cell office:value-type="string" calcext:value-type="string">
            <text:p>Ālayarāmā kho panāyaṁ pajā ālayaratā ālayasammudit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7</text:p>
          </table:table-cell>
          <table:table-cell office:value-type="string" calcext:value-type="string">
            <text:p>Ālayarāmāya kho pana pajāya ālayaratāya ālayasammuditāya duddasaṁ idaṁ ṭhānaṁ yadidaṁ idappaccayatāpaṭiccasamuppād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8</text:p>
          </table:table-cell>
          <table:table-cell office:value-type="string" calcext:value-type="string">
            <text:p>Idampi kho ṭhānaṁ duddasaṁ yadidaṁ sabbasaṅkhārasamatho sabbūpadhipaṭinissaggo taṇhākkhayo virāgo nirodho nibb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9</text:p>
          </table:table-cell>
          <table:table-cell office:value-type="string" calcext:value-type="string">
            <text:p>Ahañceva kho pana dhammaṁ deseyyaṁ, pare ca me na ājāneyyuṁ; so mamassa kilamatho, sā mamassa vihesā”ti. </text:p>
          </table:table-cell>
          <table:table-cell office:value-type="string" calcext:value-type="string">
            <text:p/>
          </table:table-cell>
          <table:table-cell office:value-type="string" calcext:value-type="string">
            <text:p>“If I were to teach the Dhamma, others might not understand me, which would be wearying and troublesome for m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4.10</text:p>
          </table:table-cell>
          <table:table-cell office:value-type="string" calcext:value-type="string">
            <text:p>Apissu maṁ, brahme, imā anacchariyā gāthāyo paṭibhaṁsu pubbe assutapubb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4.11</text:p>
          </table:table-cell>
          <table:table-cell office:value-type="string" calcext:value-type="string">
            <text:p>“Kicchena me adhigat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dr10.44, ms7D_146, sc143</text:p>
          </table:table-cell>
          <table:table-cell/>
        </table:table-row>
        <table:table-row table:style-name="ro1">
          <table:table-cell office:value-type="string" calcext:value-type="string">
            <text:p>dn14:3.4.12</text:p>
          </table:table-cell>
          <table:table-cell office:value-type="string" calcext:value-type="string">
            <text:p>halaṁ dāni pakāsit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4.13</text:p>
          </table:table-cell>
          <table:table-cell office:value-type="string" calcext:value-type="string">
            <text:p>Rāgadosapareteh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4.14</text:p>
          </table:table-cell>
          <table:table-cell office:value-type="string" calcext:value-type="string">
            <text:p>nāyaṁ dhammo susambudh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4.15</text:p>
          </table:table-cell>
          <table:table-cell office:value-type="string" calcext:value-type="string">
            <text:p>Paṭisotagāmiṁ nipuṇ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7D_147, sc144</text:p>
          </table:table-cell>
          <table:table-cell/>
        </table:table-row>
        <table:table-row table:style-name="ro1">
          <table:table-cell office:value-type="string" calcext:value-type="string">
            <text:p>dn14:3.4.16</text:p>
          </table:table-cell>
          <table:table-cell office:value-type="string" calcext:value-type="string">
            <text:p>gambhīraṁ duddasaṁ aṇ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4.17</text:p>
          </table:table-cell>
          <table:table-cell office:value-type="string" calcext:value-type="string">
            <text:p>Rāgarattā na dakkh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4.18</text:p>
          </table:table-cell>
          <table:table-cell office:value-type="string" calcext:value-type="string">
            <text:p>tamokhandhena āvuṭ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n14:3.4.19</text:p>
          </table:table-cell>
          <table:table-cell office:value-type="string" calcext:value-type="string">
            <text:p>Itiha me, brahme, paṭisañcikkhato appossukkatāya cittaṁ nami, no dhammadesanāyā’ti. </text:p>
          </table:table-cell>
          <table:table-cell office:value-type="string" calcext:value-type="string">
            <text:p/>
          </table:table-cell>
          <table:table-cell office:value-type="string" calcext:value-type="string">
            <text:p>So, as I reflected like this, my mind inclined to remaining passive, not to teaching the Dhamma.’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48, sc145, vri2.30</text:p>
          </table:table-cell>
          <table:table-cell/>
        </table:table-row>
        <table:table-row table:style-name="ro1">
          <table:table-cell office:value-type="string" calcext:value-type="string">
            <text:p>dn14:3.5.1</text:p>
          </table:table-cell>
          <table:table-cell office:value-type="string" calcext:value-type="string">
            <text:p>Dutiyampi kho, bhikkhave, so mahābrahmā …pe… </text:p>
          </table:table-cell>
          <table:table-cell office:value-type="string" calcext:value-type="string">
            <text:p/>
          </table:table-cell>
          <table:table-cell office:value-type="string" calcext:value-type="string">
            <text:p>For a second tim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49, msdiv68, pts-cs3.5, sc146</text:p>
          </table:table-cell>
          <table:table-cell/>
        </table:table-row>
        <table:table-row table:style-name="ro1">
          <table:table-cell office:value-type="string" calcext:value-type="string">
            <text:p>dn14:3.5.2</text:p>
          </table:table-cell>
          <table:table-cell office:value-type="string" calcext:value-type="string">
            <text:p>tatiyampi kho, bhikkhave, so mahābrahmā vipassiṁ bhagavantaṁ arahantaṁ sammāsambuddhaṁ etadavoca: </text:p>
          </table:table-cell>
          <table:table-cell office:value-type="string" calcext:value-type="string">
            <text:p/>
          </table:table-cell>
          <table:table-cell office:value-type="string" calcext:value-type="string">
            <text:p>and a third time that Great Brahmā begged the Buddha to teac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5.3</text:p>
          </table:table-cell>
          <table:table-cell office:value-type="string" calcext:value-type="string">
            <text:p>‘desetu, bhante, bhagavā dhammaṁ, desetu sugato dhammaṁ, santi sattā apparajakkhajātikā, assavanatā dhammassa parihāyanti, bhavissanti dhammassa aññātār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6.1</text:p>
          </table:table-cell>
          <table:table-cell office:value-type="string" calcext:value-type="string">
            <text:p>Atha kho, bhikkhave, vipassī bhagavā arahaṁ sammāsambuddho brahmuno ca ajjhesanaṁ viditvā sattesu ca kāruññataṁ paṭicca buddhacakkhunā lokaṁ volokesi. </text:p>
          </table:table-cell>
          <table:table-cell office:value-type="string" calcext:value-type="string">
            <text:p/>
          </table:table-cell>
          <table:table-cell office:value-type="string" calcext:value-type="string">
            <text:p>Then, understanding Brahmā’s invitation, the Buddha Vipassī surveyed the world with the eye of a Buddha, because of his compassion for sentient being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58, cck10.48, csp1ed7.33, csp2ed7.33, dr10.45, mc10.34, ms7D_150, msdiv69, pts-cs3.6, pts-vp-pli2.39, sc147, sya10.44</text:p>
          </table:table-cell>
          <table:table-cell/>
        </table:table-row>
        <table:table-row table:style-name="ro1">
          <table:table-cell office:value-type="string" calcext:value-type="string">
            <text:p>dn14:3.6.2</text:p>
          </table:table-cell>
          <table:table-cell office:value-type="string" calcext:value-type="string">
            <text:p>Addasā kho, bhikkhave, vipassī bhagavā arahaṁ sammāsambuddho buddhacakkhunā lokaṁ volokento satte apparajakkhe mahārajakkhe tikkhindriye mudindriye svākāre dvākāre suviññāpaye duviññāpaye appekacce paralokavajjabhayadassāvine viharante, appekacce na paralokavajjabhayadassāvine viharante. </text:p>
          </table:table-cell>
          <table:table-cell office:value-type="string" calcext:value-type="string">
            <text:p/>
          </table:table-cell>
          <table:table-cell office:value-type="string" calcext:value-type="string">
            <text:p>And he saw sentient beings with little dust in their eyes, and some with much dust in their eyes; with keen faculties and with weak faculties, with good qualities and with bad qualities, easy to teach and hard to teach. And some of them lived seeing the danger in the fault to do with the next world, while others did not.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uviññāpaye duviññāpaye → duviññāpaye bhabbe abhabbe (sya-all, km) | appekacce na paralokavajjabhayadassāvine viharante → ayaṁ pāṭho sya-all, km potthakesu natthi</text:p>
          </table:table-cell>
        </table:table-row>
        <table:table-row table:style-name="ro1">
          <table:table-cell office:value-type="string" calcext:value-type="string">
            <text:p>dn14:3.6.3</text:p>
          </table:table-cell>
          <table:table-cell office:value-type="string" calcext:value-type="string">
            <text:p>Seyyathāpi nāma uppaliniyaṁ vā paduminiyaṁ vā puṇḍarīkiniyaṁ vā appekaccāni uppalāni vā padumāni vā puṇḍarīkāni vā udake jātāni udake saṁvaḍḍhāni udakānuggatāni anto nimuggaposīni. Appekaccāni uppalāni vā padumāni vā puṇḍarīkāni vā udake jātāni udake saṁvaḍḍhāni samodakaṁ ṭhitāni. Appekaccāni uppalāni vā padumāni vā puṇḍarīkāni vā udake jātāni udake saṁvaḍḍhāni udakā accuggamma ṭhitāni anupalittāni udakena. </text:p>
          </table:table-cell>
          <table:table-cell office:value-type="string" calcext:value-type="string">
            <text:p/>
          </table:table-cell>
          <table:table-cell office:value-type="string" calcext:value-type="string">
            <text:p>It’s like a pool with blue water lilies, or pink or white lotuses. Some of them sprout and grow in the water without rising above it, thriving underwater. Some of them sprout and grow in the water reaching the water’s surface. And some of them sprout and grow in the water but rise up above the water and stand with no water clinging to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6.4</text:p>
          </table:table-cell>
          <table:table-cell office:value-type="string" calcext:value-type="string">
            <text:p>Evameva kho, bhikkhave, vipassī bhagavā arahaṁ sammāsambuddho buddhacakkhunā lokaṁ volokento addasa satte apparajakkhe mahārajakkhe tikkhindriye mudindriye svākāre dvākāre suviññāpaye duviññāpaye appekacce paralokavajjabhayadassāvine viharante, appekacce na paralokavajjabhayadassāvine viharante. </text:p>
          </table:table-cell>
          <table:table-cell office:value-type="string" calcext:value-type="string">
            <text:p/>
          </table:table-cell>
          <table:table-cell office:value-type="string" calcext:value-type="string">
            <text:p>In the same way, the Buddha Vipassī saw sentient beings with little dust in their eyes, and some with much dust in their eye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3.7.1</text:p>
          </table:table-cell>
          <table:table-cell office:value-type="string" calcext:value-type="string">
            <text:p>Atha kho so, bhikkhave, mahābrahmā vipassissa bhagavato arahato sammāsambuddhassa cetasā cetoparivitakkamaññāya vipassiṁ bhagavantaṁ arahantaṁ sammāsambuddhaṁ gāthāhi ajjhabhāsi: </text:p>
          </table:table-cell>
          <table:table-cell office:value-type="string" calcext:value-type="string">
            <text:p/>
          </table:table-cell>
          <table:table-cell office:value-type="string" calcext:value-type="string">
            <text:p>Then that Great Brahmā, knowing what the Buddha Vipassī was thinking, addressed him in vers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51, msdiv70, ndp7.32, pts-cs3.7, sc148</text:p>
          </table:table-cell>
          <table:table-cell/>
        </table:table-row>
        <table:table-row table:style-name="ro1">
          <table:table-cell office:value-type="string" calcext:value-type="string">
            <text:p>dn14:3.7.2</text:p>
          </table:table-cell>
          <table:table-cell office:value-type="string" calcext:value-type="string">
            <text:p>‘Sele yathā pabbatamuddhaniṭṭhito, </text:p>
          </table:table-cell>
          <table:table-cell office:value-type="string" calcext:value-type="string">
            <text:p/>
          </table:table-cell>
          <table:table-cell office:value-type="string" calcext:value-type="string">
            <text:p>‘Standing high on a rocky mountain, </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cck10.49, ms7D_152, sc149, vri2.31</text:p>
          </table:table-cell>
          <table:table-cell/>
        </table:table-row>
        <table:table-row table:style-name="ro1">
          <table:table-cell office:value-type="string" calcext:value-type="string">
            <text:p>dn14:3.7.3</text:p>
          </table:table-cell>
          <table:table-cell office:value-type="string" calcext:value-type="string">
            <text:p>Yathāpi passe janataṁ samantato; </text:p>
          </table:table-cell>
          <table:table-cell office:value-type="string" calcext:value-type="string">
            <text:p/>
          </table:table-cell>
          <table:table-cell office:value-type="string" calcext:value-type="string">
            <text:p>you can see the people all around.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4</text:p>
          </table:table-cell>
          <table:table-cell office:value-type="string" calcext:value-type="string">
            <text:p>Tathūpamaṁ dhammamayaṁ sumedha, </text:p>
          </table:table-cell>
          <table:table-cell office:value-type="string" calcext:value-type="string">
            <text:p/>
          </table:table-cell>
          <table:table-cell office:value-type="string" calcext:value-type="string">
            <text:p>In just the same way, all-seer, wise one,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5</text:p>
          </table:table-cell>
          <table:table-cell office:value-type="string" calcext:value-type="string">
            <text:p>Pāsādamāruyha samantacakkhu; </text:p>
          </table:table-cell>
          <table:table-cell office:value-type="string" calcext:value-type="string">
            <text:p/>
          </table:table-cell>
          <table:table-cell office:value-type="string" calcext:value-type="string">
            <text:p>having ascended the Temple of Truth,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6</text:p>
          </table:table-cell>
          <table:table-cell office:value-type="string" calcext:value-type="string">
            <text:p>Sokāvatiṇṇaṁ janatamapetasoko, </text:p>
          </table:table-cell>
          <table:table-cell office:value-type="string" calcext:value-type="string">
            <text:p/>
          </table:table-cell>
          <table:table-cell office:value-type="string" calcext:value-type="string">
            <text:p>being free of sorrow, look at these people </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okāvatiṇṇaṁ → sokāvakiṇṇaṁ (sya-all, km)</text:p>
          </table:table-cell>
        </table:table-row>
        <table:table-row table:style-name="ro1">
          <table:table-cell office:value-type="string" calcext:value-type="string">
            <text:p>dn14:3.7.7</text:p>
          </table:table-cell>
          <table:table-cell office:value-type="string" calcext:value-type="string">
            <text:p>Avekkhassu jātijarābhibhūtaṁ. </text:p>
          </table:table-cell>
          <table:table-cell office:value-type="string" calcext:value-type="string">
            <text:p/>
          </table:table-cell>
          <table:table-cell office:value-type="string" calcext:value-type="string">
            <text:p>swamped with sorrow, oppressed by rebirth and old ag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7.8</text:p>
          </table:table-cell>
          <table:table-cell office:value-type="string" calcext:value-type="string">
            <text:p>Uṭṭhehi vīra vijitasaṅgāma, </text:p>
          </table:table-cell>
          <table:table-cell office:value-type="string" calcext:value-type="string">
            <text:p/>
          </table:table-cell>
          <table:table-cell office:value-type="string" calcext:value-type="string">
            <text:p>Rise, hero! Victor in battle, leader of the caravan, </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10.35, ms7D_153, sc150, sya10.45</text:p>
          </table:table-cell>
          <table:table-cell/>
        </table:table-row>
        <table:table-row table:style-name="ro1">
          <table:table-cell office:value-type="string" calcext:value-type="string">
            <text:p>dn14:3.7.9</text:p>
          </table:table-cell>
          <table:table-cell office:value-type="string" calcext:value-type="string">
            <text:p>Satthavāha aṇaṇa vicara loke; </text:p>
          </table:table-cell>
          <table:table-cell office:value-type="string" calcext:value-type="string">
            <text:p/>
          </table:table-cell>
          <table:table-cell office:value-type="string" calcext:value-type="string">
            <text:p>wander the world without obligation.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10</text:p>
          </table:table-cell>
          <table:table-cell office:value-type="string" calcext:value-type="string">
            <text:p>Desassu bhagavā dhammaṁ, </text:p>
          </table:table-cell>
          <table:table-cell office:value-type="string" calcext:value-type="string">
            <text:p/>
          </table:table-cell>
          <table:table-cell office:value-type="string" calcext:value-type="string">
            <text:p>Let the Blessed One teach the Dhamma! </text:p>
          </table:table-cell>
          <table:table-cell table:number-columns-repeated="2"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Desassu → desetu (sya-all, km, pts1ed)</text:p>
          </table:table-cell>
        </table:table-row>
        <table:table-row table:style-name="ro1">
          <table:table-cell office:value-type="string" calcext:value-type="string">
            <text:p>dn14:3.7.11</text:p>
          </table:table-cell>
          <table:table-cell office:value-type="string" calcext:value-type="string">
            <text:p>Aññātāro bhavissantī’ti. </text:p>
          </table:table-cell>
          <table:table-cell office:value-type="string" calcext:value-type="string">
            <text:p/>
          </table:table-cell>
          <table:table-cell office:value-type="string" calcext:value-type="string">
            <text:p>There will be those who understand!’ </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n14:3.7.12</text:p>
          </table:table-cell>
          <table:table-cell office:value-type="string" calcext:value-type="string">
            <text:p>Atha kho, bhikkhave, vipassī bhagavā arahaṁ sammāsambuddho taṁ mahābrahmānaṁ gāthāya ajjhabhāsi: </text:p>
          </table:table-cell>
          <table:table-cell office:value-type="string" calcext:value-type="string">
            <text:p/>
          </table:table-cell>
          <table:table-cell office:value-type="string" calcext:value-type="string">
            <text:p>Then the Buddha Vipassī addressed that Great Brahmā in vers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7.34, csp2ed7.34, ms7D_154, msdiv71, sc151</text:p>
          </table:table-cell>
          <table:table-cell/>
        </table:table-row>
        <table:table-row table:style-name="ro1">
          <table:table-cell office:value-type="string" calcext:value-type="string">
            <text:p>dn14:3.7.13</text:p>
          </table:table-cell>
          <table:table-cell office:value-type="string" calcext:value-type="string">
            <text:p>‘Apārutā tesaṁ amatassa dvārā, </text:p>
          </table:table-cell>
          <table:table-cell office:value-type="string" calcext:value-type="string">
            <text:p/>
          </table:table-cell>
          <table:table-cell office:value-type="string" calcext:value-type="string">
            <text:p>‘Flung open are the doors to the deathless! </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dr10.46, ms7D_155, sc152</text:p>
          </table:table-cell>
          <table:table-cell/>
        </table:table-row>
        <table:table-row table:style-name="ro1">
          <table:table-cell office:value-type="string" calcext:value-type="string">
            <text:p>dn14:3.7.14</text:p>
          </table:table-cell>
          <table:table-cell office:value-type="string" calcext:value-type="string">
            <text:p>Ye sotavanto pamuñcantu saddhaṁ; </text:p>
          </table:table-cell>
          <table:table-cell office:value-type="string" calcext:value-type="string">
            <text:p/>
          </table:table-cell>
          <table:table-cell office:value-type="string" calcext:value-type="string">
            <text:p>Let those with ears to hear decide their faith.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15</text:p>
          </table:table-cell>
          <table:table-cell office:value-type="string" calcext:value-type="string">
            <text:p>Vihiṁsasaññī paguṇaṁ na bhāsiṁ, </text:p>
          </table:table-cell>
          <table:table-cell office:value-type="string" calcext:value-type="string">
            <text:p/>
          </table:table-cell>
          <table:table-cell office:value-type="string" calcext:value-type="string">
            <text:p>Thinking it would be troublesome, Brahmā, I did not teach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7.16</text:p>
          </table:table-cell>
          <table:table-cell office:value-type="string" calcext:value-type="string">
            <text:p>Dhammaṁ paṇītaṁ manujesu brahme’ti. </text:p>
          </table:table-cell>
          <table:table-cell office:value-type="string" calcext:value-type="string">
            <text:p/>
          </table:table-cell>
          <table:table-cell office:value-type="string" calcext:value-type="string">
            <text:p>the sophisticated, sublime Dhamma among humans.’ </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n14:3.7.17</text:p>
          </table:table-cell>
          <table:table-cell office:value-type="string" calcext:value-type="string">
            <text:p>Atha kho so, bhikkhave, mahābrahmā: ‘katāvakāso khomhi vipassinā bhagavatā arahatā sammāsambuddhena dhammadesanāyā’ti vipassiṁ bhagavantaṁ arahantaṁ sammāsambuddhaṁ abhivādetvā padakkhiṇaṁ katvā tattheva antaradhāyi. </text:p>
          </table:table-cell>
          <table:table-cell office:value-type="string" calcext:value-type="string">
            <text:p/>
          </table:table-cell>
          <table:table-cell office:value-type="string" calcext:value-type="string">
            <text:p>Then the Great Brahmā, knowing that his request for the Buddha Vipassī to teach the Dhamma had been granted, bowed and respectfully circled him, keeping him on his right, before vanishing right there.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7D_156, pts-vp-pli2.40, sc153</text:p>
          </table:table-cell>
          <table:table-cell/>
        </table:table-row>
        <table:table-row table:style-name="ro1">
          <table:table-cell office:value-type="string" calcext:value-type="string">
            <text:p>dn14:3.8.0</text:p>
          </table:table-cell>
          <table:table-cell office:value-type="string" calcext:value-type="string">
            <text:p>13. Aggasāvakayuga </text:p>
          </table:table-cell>
          <table:table-cell office:value-type="string" calcext:value-type="string">
            <text:p/>
          </table:table-cell>
          <table:table-cell office:value-type="string" calcext:value-type="string">
            <text:p>13. The Chief Disciples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8.1</text:p>
          </table:table-cell>
          <table:table-cell office:value-type="string" calcext:value-type="string">
            <text:p>Atha kho, bhikkhave, vipassissa bhagavato arahato sammāsambuddhassa etadahosi: </text:p>
          </table:table-cell>
          <table:table-cell office:value-type="string" calcext:value-type="string">
            <text:p/>
          </table:table-cell>
          <table:table-cell office:value-type="string" calcext:value-type="string">
            <text:p>Then the Blessed One Vipassī, the perfected one, the fully awakened Buddha, thought,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0, cck10.50, ms7D_157, msdiv72, ndp7.33, pts-cs3.8, sc154, sya10.46</text:p>
          </table:table-cell>
          <table:table-cell/>
        </table:table-row>
        <table:table-row table:style-name="ro1">
          <table:table-cell office:value-type="string" calcext:value-type="string">
            <text:p>dn14:3.8.2</text:p>
          </table:table-cell>
          <table:table-cell office:value-type="string" calcext:value-type="string">
            <text:p>‘kassa nu kho ahaṁ paṭhamaṁ dhammaṁ deseyyaṁ, </text:p>
          </table:table-cell>
          <table:table-cell office:value-type="string" calcext:value-type="string">
            <text:p/>
          </table:table-cell>
          <table:table-cell office:value-type="string" calcext:value-type="string">
            <text:p>‘Who should I teach first of all?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8.3</text:p>
          </table:table-cell>
          <table:table-cell office:value-type="string" calcext:value-type="string">
            <text:p>ko imaṁ dhammaṁ khippameva ājānissatī’ti? </text:p>
          </table:table-cell>
          <table:table-cell office:value-type="string" calcext:value-type="string">
            <text:p/>
          </table:table-cell>
          <table:table-cell office:value-type="string" calcext:value-type="string">
            <text:p>Who will quickly understand this teach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8.4</text:p>
          </table:table-cell>
          <table:table-cell office:value-type="string" calcext:value-type="string">
            <text:p>Atha kho, bhikkhave, vipassissa bhagavato arahato sammāsambuddhassa etadahosi: </text:p>
          </table:table-cell>
          <table:table-cell office:value-type="string" calcext:value-type="string">
            <text:p/>
          </table:table-cell>
          <table:table-cell office:value-type="string" calcext:value-type="string">
            <text:p>Then he though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8.5</text:p>
          </table:table-cell>
          <table:table-cell office:value-type="string" calcext:value-type="string">
            <text:p>‘ayaṁ kho khaṇḍo ca rājaputto tisso ca purohitaputto bandhumatiyā rājadhāniyā paṭivasanti paṇḍitā viyattā medhāvino dīgharattaṁ apparajakkhajātikā. </text:p>
          </table:table-cell>
          <table:table-cell office:value-type="string" calcext:value-type="string">
            <text:p/>
          </table:table-cell>
          <table:table-cell office:value-type="string" calcext:value-type="string">
            <text:p>‘That Khaṇḍa, the king’s son, and Tissa, the high priest’s son, are astute, competent, clever, and have long had little dust in their eye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8.6</text:p>
          </table:table-cell>
          <table:table-cell office:value-type="string" calcext:value-type="string">
            <text:p>Yannūnāhaṁ khaṇḍassa ca rājaputtassa, tissassa ca purohitaputtassa paṭhamaṁ dhammaṁ deseyyaṁ, te imaṁ dhammaṁ khippameva ājānissantī’ti. </text:p>
          </table:table-cell>
          <table:table-cell office:value-type="string" calcext:value-type="string">
            <text:p/>
          </table:table-cell>
          <table:table-cell office:value-type="string" calcext:value-type="string">
            <text:p>Why don’t I teach them first of all? They will quickly understand this teach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9.1</text:p>
          </table:table-cell>
          <table:table-cell office:value-type="string" calcext:value-type="string">
            <text:p>Atha kho, bhikkhave, vipassī bhagavā arahaṁ sammāsambuddho seyyathāpi nāma balavā puriso samiñjitaṁ vā bāhaṁ pasāreyya, pasāritaṁ vā bāhaṁ samiñjeyya; evameva—bodhirukkhamūle antarahito bandhumatiyā rājadhāniyā kheme migadāye pāturahosi. </text:p>
          </table:table-cell>
          <table:table-cell office:value-type="string" calcext:value-type="string">
            <text:p/>
          </table:table-cell>
          <table:table-cell office:value-type="string" calcext:value-type="string">
            <text:p>Then, as easily as a strong person would extend or contract their arm, he vanished from the tree of awakening and reappeared near the capital city of Bandhumatī, in the deer park named Sanctuary. </text:p>
          </table:table-cell>
          <table:table-cell office:value-type="string" calcext:value-type="string">
            <text:p/>
          </table:table-cell>
          <table:table-cell office:value-type="string" calcext:value-type="string">
            <text:p>Comm takes khema as a proper name; it is a common name for sanctuaries in the Jatakas.</text:p>
          </table:table-cell>
          <table:table-cell office:value-type="string" calcext:value-type="string">
            <text:p>&lt;p&gt;{}&lt;/p&gt;</text:p>
          </table:table-cell>
          <table:table-cell office:value-type="string" calcext:value-type="string">
            <text:p>csp1ed7.35, csp2ed7.35, dr10.47, mc10.36, ms7D_158, msdiv73, pts-cs3.9, sc155, vri2.32</text:p>
          </table:table-cell>
          <table:table-cell/>
        </table:table-row>
        <table:table-row table:style-name="ro1">
          <table:table-cell office:value-type="string" calcext:value-type="string">
            <text:p>dn14:3.9.2</text:p>
          </table:table-cell>
          <table:table-cell office:value-type="string" calcext:value-type="string">
            <text:p>Atha kho, bhikkhave, vipassī bhagavā arahaṁ sammāsambuddho dāyapālaṁ āmantesi: </text:p>
          </table:table-cell>
          <table:table-cell office:value-type="string" calcext:value-type="string">
            <text:p/>
          </table:table-cell>
          <table:table-cell office:value-type="string" calcext:value-type="string">
            <text:p>Then the Buddha Vipassī addressed the park keep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dāyapālaṁ → migadāyapālaṁ (sya-all)</text:p>
          </table:table-cell>
        </table:table-row>
        <table:table-row table:style-name="ro1">
          <table:table-cell office:value-type="string" calcext:value-type="string">
            <text:p>dn14:3.9.3</text:p>
          </table:table-cell>
          <table:table-cell office:value-type="string" calcext:value-type="string">
            <text:p>‘ehi tvaṁ, samma dāyapāla, bandhumatiṁ rājadhāniṁ pavisitvā khaṇḍañca rājaputtaṁ tissañca purohitaputtaṁ evaṁ vadehi—</text:p>
          </table:table-cell>
          <table:table-cell office:value-type="string" calcext:value-type="string">
            <text:p/>
          </table:table-cell>
          <table:table-cell office:value-type="string" calcext:value-type="string">
            <text:p>‘My dear park keeper, please enter the city and say this to the king’s son Khaṇḍa and the high priest’s son Tiss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9.4</text:p>
          </table:table-cell>
          <table:table-cell office:value-type="string" calcext:value-type="string">
            <text:p>vipassī, bhante, bhagavā arahaṁ sammāsambuddho bandhumatiṁ rājadhāniṁ anuppatto kheme migadāye viharati, so tumhākaṁ dassanakāmo’ti. </text:p>
          </table:table-cell>
          <table:table-cell office:value-type="string" calcext:value-type="string">
            <text:p/>
          </table:table-cell>
          <table:table-cell office:value-type="string" calcext:value-type="string">
            <text:p>“Sirs, the Blessed One Vipassī, the perfected one, the fully awakened Buddha, has arrived at Bandhumatī and is staying in the deer park named Sanctuary. He wishes to see you.”’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9.5</text:p>
          </table:table-cell>
          <table:table-cell office:value-type="string" calcext:value-type="string">
            <text:p>‘Evaṁ, bhante’ti kho, bhikkhave, dāyapālo vipassissa bhagavato arahato sammāsambuddhassa paṭissutvā bandhumatiṁ rājadhāniṁ pavisitvā khaṇḍañca rājaputtaṁ tissañca purohitaputtaṁ etadavoca: </text:p>
          </table:table-cell>
          <table:table-cell office:value-type="string" calcext:value-type="string">
            <text:p/>
          </table:table-cell>
          <table:table-cell office:value-type="string" calcext:value-type="string">
            <text:p>‘Yes, sir,’ replied the park keeper, and did as he was ask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9.6</text:p>
          </table:table-cell>
          <table:table-cell office:value-type="string" calcext:value-type="string">
            <text:p>‘vipassī, bhante, bhagavā arahaṁ sammāsambuddho bandhumatiṁ rājadhāniṁ anuppatto kheme migadāye viharati; so tumhākaṁ dassanakām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0.1</text:p>
          </table:table-cell>
          <table:table-cell office:value-type="string" calcext:value-type="string">
            <text:p>Atha kho, bhikkhave, khaṇḍo ca rājaputto tisso ca purohitaputto bhaddāni bhaddāni yānāni yojāpetvā bhaddaṁ bhaddaṁ yānaṁ abhiruhitvā bhaddehi bhaddehi yānehi bandhumatiyā rājadhāniyā niyyiṁsu. Yena khemo migadāyo tena pāyiṁsu. </text:p>
          </table:table-cell>
          <table:table-cell office:value-type="string" calcext:value-type="string">
            <text:p/>
          </table:table-cell>
          <table:table-cell office:value-type="string" calcext:value-type="string">
            <text:p>Then the king’s son Khaṇḍa and the high priest’s son Tissa had the finest carriages harnessed. Then they mounted a fine carriage and, along with other fine carriages, set out from Bandhumatī for the Sanctuary.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51, ms7D_159, msdiv74, pts-cs3.10, pts-vp-pli2.41, sc156, sya10.47</text:p>
          </table:table-cell>
          <table:table-cell/>
        </table:table-row>
        <table:table-row table:style-name="ro1">
          <table:table-cell office:value-type="string" calcext:value-type="string">
            <text:p>dn14:3.10.2</text:p>
          </table:table-cell>
          <table:table-cell office:value-type="string" calcext:value-type="string">
            <text:p>Yāvatikā yānassa bhūmi, yānena gantvā yānā paccorohitvā pattikāva yena vipassī bhagavā arahaṁ sammāsambuddho tenupasaṅkamiṁsu. upasaṅkamitvā vipassiṁ bhagavantaṁ arahantaṁ sammāsambuddhaṁ abhivādetvā ekamantaṁ nisīdiṁsu. </text:p>
          </table:table-cell>
          <table:table-cell office:value-type="string" calcext:value-type="string">
            <text:p/>
          </table:table-cell>
          <table:table-cell office:value-type="string" calcext:value-type="string">
            <text:p>They went by carriage as far as the terrain allowed, then descended and approached the Buddha Vipassī on foot. They bowed and sat down to one sid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ttikāva → pattikā (sya-all, km)</text:p>
          </table:table-cell>
        </table:table-row>
        <table:table-row table:style-name="ro1">
          <table:table-cell office:value-type="string" calcext:value-type="string">
            <text:p>dn14:3.11.1</text:p>
          </table:table-cell>
          <table:table-cell office:value-type="string" calcext:value-type="string">
            <text:p>Tesaṁ vipassī bhagavā arahaṁ sammāsambuddho anupubbiṁ kathaṁ kathesi, seyyathidaṁ—</text:p>
          </table:table-cell>
          <table:table-cell office:value-type="string" calcext:value-type="string">
            <text:p/>
          </table:table-cell>
          <table:table-cell office:value-type="string" calcext:value-type="string">
            <text:p>The Buddha Vipassī taught them step by step, with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0.48, mc10.37, ms7D_160, msdiv75, ndp7.34, pts-cs3.11, sc157</text:p>
          </table:table-cell>
          <table:table-cell office:value-type="string" calcext:value-type="string">
            <text:p>anupubbiṁ kathaṁ → anupubbīkathaṁ (sya-all, km); ānupubbikathaṁ (pts1ed)</text:p>
          </table:table-cell>
        </table:table-row>
        <table:table-row table:style-name="ro1">
          <table:table-cell office:value-type="string" calcext:value-type="string">
            <text:p>dn14:3.11.2</text:p>
          </table:table-cell>
          <table:table-cell office:value-type="string" calcext:value-type="string">
            <text:p>dānakathaṁ sīlakathaṁ saggakathaṁ kāmānaṁ ādīnavaṁ okāraṁ saṅkilesaṁ nekkhamme ānisaṁsaṁ pakāsesi. </text:p>
          </table:table-cell>
          <table:table-cell office:value-type="string" calcext:value-type="string">
            <text:p/>
          </table:table-cell>
          <table:table-cell office:value-type="string" calcext:value-type="string">
            <text:p>a talk on giving, ethical conduct, and heaven. He explained the drawbacks of sensual pleasures, so sordid and corrupt, and the benefit of renunci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1.3</text:p>
          </table:table-cell>
          <table:table-cell office:value-type="string" calcext:value-type="string">
            <text:p>Yadā te bhagavā aññāsi kallacitte muducitte vinīvaraṇacitte udaggacitte pasannacitte, atha yā buddhānaṁ sāmukkaṁsikā dhammadesanā, taṁ pakāsesi—</text:p>
          </table:table-cell>
          <table:table-cell office:value-type="string" calcext:value-type="string">
            <text:p/>
          </table:table-cell>
          <table:table-cell office:value-type="string" calcext:value-type="string">
            <text:p>And when he knew that their minds were ready, pliable, rid of hindrances, joyful, and confident he explained the special teaching of the Buddha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1.4</text:p>
          </table:table-cell>
          <table:table-cell office:value-type="string" calcext:value-type="string">
            <text:p>dukkhaṁ samudayaṁ nirodhaṁ maggaṁ. </text:p>
          </table:table-cell>
          <table:table-cell office:value-type="string" calcext:value-type="string">
            <text:p/>
          </table:table-cell>
          <table:table-cell office:value-type="string" calcext:value-type="string">
            <text:p>suffering, its origin, its cessation, and the pa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1.5</text:p>
          </table:table-cell>
          <table:table-cell office:value-type="string" calcext:value-type="string">
            <text:p>Seyyathāpi nāma suddhaṁ vatthaṁ apagatakāḷakaṁ sammadeva rajanaṁ paṭiggaṇheyya; </text:p>
          </table:table-cell>
          <table:table-cell office:value-type="string" calcext:value-type="string">
            <text:p/>
          </table:table-cell>
          <table:table-cell office:value-type="string" calcext:value-type="string">
            <text:p>Just as a clean cloth rid of stains would properly absorb dy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1.6</text:p>
          </table:table-cell>
          <table:table-cell office:value-type="string" calcext:value-type="string">
            <text:p>evameva khaṇḍassa ca rājaputtassa tissassa ca purohitaputtassa tasmiṁyeva āsane virajaṁ vītamalaṁ dhammacakkhuṁ udapādi: </text:p>
          </table:table-cell>
          <table:table-cell office:value-type="string" calcext:value-type="string">
            <text:p/>
          </table:table-cell>
          <table:table-cell office:value-type="string" calcext:value-type="string">
            <text:p>in that very seat the stainless, immaculate vision of the Dhamma arose in the king’s son Khaṇḍa and the high priest’s son Tiss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1.7</text:p>
          </table:table-cell>
          <table:table-cell office:value-type="string" calcext:value-type="string">
            <text:p>‘yaṁ kiñci samudayadhammaṁ sabbaṁ taṁ nirodhadhamman’ti. </text:p>
          </table:table-cell>
          <table:table-cell office:value-type="string" calcext:value-type="string">
            <text:p/>
          </table:table-cell>
          <table:table-cell office:value-type="string" calcext:value-type="string">
            <text:p>‘Everything that has a beginning has an en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2.1</text:p>
          </table:table-cell>
          <table:table-cell office:value-type="string" calcext:value-type="string">
            <text:p>Te diṭṭhadhammā pattadhammā viditadhammā pariyogāḷhadhammā tiṇṇavicikicchā vigatakathaṅkathā vesārajjappattā aparappaccayā satthusāsane vipassiṁ bhagavantaṁ arahantaṁ sammāsambuddhaṁ etadavocuṁ: </text:p>
          </table:table-cell>
          <table:table-cell office:value-type="string" calcext:value-type="string">
            <text:p/>
          </table:table-cell>
          <table:table-cell office:value-type="string" calcext:value-type="string">
            <text:p>They saw, attained, understood, and fathomed the Dhamma. They went beyond doubt, got rid of indecision, and became self-assured and independent of others regarding the Teacher’s instructions. They said to the Buddha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2, cck10.52, csp1ed7.36, csp2ed7.36, ms7D_161, msdiv76, pts-cs3.12, pts-vp-pli2.42, sc158, vri2.33</text:p>
          </table:table-cell>
          <table:table-cell/>
        </table:table-row>
        <table:table-row table:style-name="ro1">
          <table:table-cell office:value-type="string" calcext:value-type="string">
            <text:p>dn14:3.12.2</text:p>
          </table:table-cell>
          <table:table-cell office:value-type="string" calcext:value-type="string">
            <text:p>‘abhikkantaṁ, bhante, abhikkantaṁ, bhante. </text:p>
          </table:table-cell>
          <table:table-cell office:value-type="string" calcext:value-type="string">
            <text:p/>
          </table:table-cell>
          <table:table-cell office:value-type="string" calcext:value-type="string">
            <text:p>‘Excellent, sir! Excellen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2.3</text:p>
          </table:table-cell>
          <table:table-cell office:value-type="string" calcext:value-type="string">
            <text:p>Seyyathāpi, bhante, nikkujjitaṁ vā ukkujjeyya, paṭicchannaṁ vā vivareyya, mūḷhassa vā maggaṁ ācikkheyya, andhakāre vā telapajjotaṁ dhāreyya: “cakkhumanto rūpāni dakkhantī”ti; evamevaṁ bhagavatā anekapariyāyena dhammo pakāsito. </text:p>
          </table:table-cell>
          <table:table-cell office:value-type="string" calcext:value-type="string">
            <text:p/>
          </table:table-cell>
          <table:table-cell office:value-type="string" calcext:value-type="string">
            <text:p>As if he were righting the overturned, or revealing the hidden, or pointing out the path to the lost, or lighting a lamp in the dark so people with good eyes can see what’s there, the Buddha has made the teaching clear in many way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2.4</text:p>
          </table:table-cell>
          <table:table-cell office:value-type="string" calcext:value-type="string">
            <text:p>Ete mayaṁ, bhante, bhagavantaṁ saraṇaṁ gacchāma dhammañca. </text:p>
          </table:table-cell>
          <table:table-cell office:value-type="string" calcext:value-type="string">
            <text:p/>
          </table:table-cell>
          <table:table-cell office:value-type="string" calcext:value-type="string">
            <text:p>We go for refuge to the Blessed One, to the teaching, and to the mendicant Saṅgh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2.5</text:p>
          </table:table-cell>
          <table:table-cell office:value-type="string" calcext:value-type="string">
            <text:p>Labheyyāma mayaṁ, bhante, bhagavato santike pabbajjaṁ, labheyyāma upasampadan’ti. </text:p>
          </table:table-cell>
          <table:table-cell office:value-type="string" calcext:value-type="string">
            <text:p/>
          </table:table-cell>
          <table:table-cell office:value-type="string" calcext:value-type="string">
            <text:p>Sir, may we receive the going forth and ordination in the Buddha’s presenc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3.1</text:p>
          </table:table-cell>
          <table:table-cell office:value-type="string" calcext:value-type="string">
            <text:p>Alatthuṁ kho, bhikkhave, khaṇḍo ca rājaputto, tisso ca purohitaputto vipassissa bhagavato arahato sammāsambuddhassa santike pabbajjaṁ alatthuṁ upasampadaṁ. </text:p>
          </table:table-cell>
          <table:table-cell office:value-type="string" calcext:value-type="string">
            <text:p/>
          </table:table-cell>
          <table:table-cell office:value-type="string" calcext:value-type="string">
            <text:p>And they received the going forth, the ordination in the Buddha Vipassī’s presenc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62, msdiv77, pts-cs3.13, sc159, sya10.48</text:p>
          </table:table-cell>
          <table:table-cell/>
        </table:table-row>
        <table:table-row table:style-name="ro1">
          <table:table-cell office:value-type="string" calcext:value-type="string">
            <text:p>dn14:3.13.2</text:p>
          </table:table-cell>
          <table:table-cell office:value-type="string" calcext:value-type="string">
            <text:p>Te vipassī bhagavā arahaṁ sammāsambuddho dhammiyā kathāya sandassesi samādapesi samuttejesi sampahaṁsesi; </text:p>
          </table:table-cell>
          <table:table-cell office:value-type="string" calcext:value-type="string">
            <text:p/>
          </table:table-cell>
          <table:table-cell office:value-type="string" calcext:value-type="string">
            <text:p>Then the Buddha Vipassī educated, encouraged, fired up, and inspired them with a Dhamma talk.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3.3</text:p>
          </table:table-cell>
          <table:table-cell office:value-type="string" calcext:value-type="string">
            <text:p>saṅkhārānaṁ ādīnavaṁ okāraṁ saṅkilesaṁ nibbāne ānisaṁsaṁ pakāsesi. </text:p>
          </table:table-cell>
          <table:table-cell office:value-type="string" calcext:value-type="string">
            <text:p/>
          </table:table-cell>
          <table:table-cell office:value-type="string" calcext:value-type="string">
            <text:p>He explained the drawbacks of conditioned phenomena, so sordid and corrupt, and the benefit of extinguishment.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ibbāne → nibbāne va (bj); nekkhamme (sya-all, km)</text:p>
          </table:table-cell>
        </table:table-row>
        <table:table-row table:style-name="ro1">
          <table:table-cell office:value-type="string" calcext:value-type="string">
            <text:p>dn14:3.13.4</text:p>
          </table:table-cell>
          <table:table-cell office:value-type="string" calcext:value-type="string">
            <text:p>Tesaṁ vipassinā bhagavatā arahatā sammāsambuddhena dhammiyā kathāya sandassiyamānānaṁ samādapiyamānānaṁ samuttejiyamānānaṁ sampahaṁsiyamānānaṁ nacirasseva anupādāya āsavehi cittāni vimucciṁsu. </text:p>
          </table:table-cell>
          <table:table-cell office:value-type="string" calcext:value-type="string">
            <text:p/>
          </table:table-cell>
          <table:table-cell office:value-type="string" calcext:value-type="string">
            <text:p>Being taught like this their minds were soon freed from defilements by not grasp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4.0</text:p>
          </table:table-cell>
          <table:table-cell office:value-type="string" calcext:value-type="string">
            <text:p>14. Mahājanakāyapabbajjā </text:p>
          </table:table-cell>
          <table:table-cell office:value-type="string" calcext:value-type="string">
            <text:p/>
          </table:table-cell>
          <table:table-cell office:value-type="string" calcext:value-type="string">
            <text:p>14. The Going Forth of the Large Crowd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14.1</text:p>
          </table:table-cell>
          <table:table-cell office:value-type="string" calcext:value-type="string">
            <text:p>Assosi kho, bhikkhave, bandhumatiyā rājadhāniyā mahājanakāyo caturāsītipāṇasahassāni: </text:p>
          </table:table-cell>
          <table:table-cell office:value-type="string" calcext:value-type="string">
            <text:p/>
          </table:table-cell>
          <table:table-cell office:value-type="string" calcext:value-type="string">
            <text:p>A large crowd of 84,000 people in the capital of Bandhumatī hear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4, cck10.53, dr10.49, mc10.38, ms7D_163, msdiv78, ndp7.35, pts-cs3.14, pts-vp-pli2.43, sc160, sya10.49</text:p>
          </table:table-cell>
          <table:table-cell/>
        </table:table-row>
        <table:table-row table:style-name="ro1">
          <table:table-cell office:value-type="string" calcext:value-type="string">
            <text:p>dn14:3.14.2</text:p>
          </table:table-cell>
          <table:table-cell office:value-type="string" calcext:value-type="string">
            <text:p>‘vipassī kira bhagavā arahaṁ sammāsambuddho bandhumatiṁ rājadhāniṁ anuppatto kheme migadāye viharati. </text:p>
          </table:table-cell>
          <table:table-cell office:value-type="string" calcext:value-type="string">
            <text:p/>
          </table:table-cell>
          <table:table-cell office:value-type="string" calcext:value-type="string">
            <text:p>that the Blessed One Vipassī, the perfected one, the fully awakened Buddha, had arrived at Bandhumatī and was staying in the deer park named Sanctuar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4.3</text:p>
          </table:table-cell>
          <table:table-cell office:value-type="string" calcext:value-type="string">
            <text:p>Khaṇḍo ca kira rājaputto tisso ca purohitaputto vipassissa bhagavato arahato sammāsambuddhassa santike kesamassuṁ ohāretvā kāsāyāni vatthāni acchādetvā agārasmā anagāriyaṁ pabbajitā’ti. </text:p>
          </table:table-cell>
          <table:table-cell office:value-type="string" calcext:value-type="string">
            <text:p/>
          </table:table-cell>
          <table:table-cell office:value-type="string" calcext:value-type="string">
            <text:p>And they heard that the king’s son Khaṇḍa and the high priest’s son Tissa had shaved off their hair and beard, dressed in ocher robes, and gone forth from the lay life to homelessness in the Buddha’s presenc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4.4</text:p>
          </table:table-cell>
          <table:table-cell office:value-type="string" calcext:value-type="string">
            <text:p>Sutvāna nesaṁ etadahosi: </text:p>
          </table:table-cell>
          <table:table-cell office:value-type="string" calcext:value-type="string">
            <text:p/>
          </table:table-cell>
          <table:table-cell office:value-type="string" calcext:value-type="string">
            <text:p>It occurred to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4.5</text:p>
          </table:table-cell>
          <table:table-cell office:value-type="string" calcext:value-type="string">
            <text:p>‘na hi nūna so orako dhammavinayo, na sā orakā pabbajjā, yattha khaṇḍo ca rājaputto tisso ca purohitaputto kesamassuṁ ohāretvā kāsāyāni vatthāni acchādetvā agārasmā anagāriyaṁ pabbajitā. </text:p>
          </table:table-cell>
          <table:table-cell office:value-type="string" calcext:value-type="string">
            <text:p/>
          </table:table-cell>
          <table:table-cell office:value-type="string" calcext:value-type="string">
            <text:p>‘This must be no ordinary teaching and training, no ordinary going forth in which the king’s son Khaṇḍa and the high priest’s son Tissa have gone for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4.6</text:p>
          </table:table-cell>
          <table:table-cell office:value-type="string" calcext:value-type="string">
            <text:p>Khaṇḍo ca rājaputto tisso ca purohitaputto kesamassuṁ ohāretvā kāsāyāni vatthāni acchādetvā agārasmā anagāriyaṁ pabbajissanti, kimaṅgaṁ pana mayan’ti. </text:p>
          </table:table-cell>
          <table:table-cell office:value-type="string" calcext:value-type="string">
            <text:p/>
          </table:table-cell>
          <table:table-cell office:value-type="string" calcext:value-type="string">
            <text:p>If even they go forth, why don’t we do the sam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4.7</text:p>
          </table:table-cell>
          <table:table-cell office:value-type="string" calcext:value-type="string">
            <text:p>Atha kho so, bhikkhave, mahājanakāyo caturāsītipāṇasahassāni bandhumatiyā rājadhāniyā nikkhamitvā yena khemo migadāyo yena vipassī bhagavā arahaṁ sammāsambuddho tenupasaṅkamiṁsu; upasaṅkamitvā vipassiṁ bhagavantaṁ arahantaṁ sammāsambuddhaṁ abhivādetvā ekamantaṁ nisīdiṁsu. </text:p>
          </table:table-cell>
          <table:table-cell office:value-type="string" calcext:value-type="string">
            <text:p/>
          </table:table-cell>
          <table:table-cell office:value-type="string" calcext:value-type="string">
            <text:p>Then those 84,000 people left Bandhumatī for the deer park named Sanctuary, where they approached the Buddha Vipassī, bowed and sat down to one si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5.1</text:p>
          </table:table-cell>
          <table:table-cell office:value-type="string" calcext:value-type="string">
            <text:p>Tesaṁ vipassī bhagavā arahaṁ sammāsambuddho anupubbiṁ kathaṁ kathesi. </text:p>
          </table:table-cell>
          <table:table-cell office:value-type="string" calcext:value-type="string">
            <text:p/>
          </table:table-cell>
          <table:table-cell office:value-type="string" calcext:value-type="string">
            <text:p>The Buddha Vipassī taught them step by step, with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54, csp1ed7.37, csp2ed7.37, dr10.50, ms7D_164, msdiv79, pts-cs3.15, sc161, vri2.34</text:p>
          </table:table-cell>
          <table:table-cell/>
        </table:table-row>
        <table:table-row table:style-name="ro1">
          <table:table-cell office:value-type="string" calcext:value-type="string">
            <text:p>dn14:3.15.2</text:p>
          </table:table-cell>
          <table:table-cell office:value-type="string" calcext:value-type="string">
            <text:p>Seyyathidaṁ—dānakathaṁ sīlakathaṁ saggakathaṁ kāmānaṁ ādīnavaṁ okāraṁ saṅkilesaṁ nekkhamme ānisaṁsaṁ pakāsesi. </text:p>
          </table:table-cell>
          <table:table-cell office:value-type="string" calcext:value-type="string">
            <text:p/>
          </table:table-cell>
          <table:table-cell office:value-type="string" calcext:value-type="string">
            <text:p>a talk on giving, ethical conduct, and heaven. He explained the drawbacks of sensual pleasures, so sordid and corrupt, and the benefit of renunciatio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3</text:p>
          </table:table-cell>
          <table:table-cell office:value-type="string" calcext:value-type="string">
            <text:p>Yadā te bhagavā aññāsi kallacitte muducitte vinīvaraṇacitte udaggacitte pasannacitte, atha yā buddhānaṁ sāmukkaṁsikā dhammadesanā, taṁ pakāsesi—</text:p>
          </table:table-cell>
          <table:table-cell office:value-type="string" calcext:value-type="string">
            <text:p/>
          </table:table-cell>
          <table:table-cell office:value-type="string" calcext:value-type="string">
            <text:p>And when he knew that their minds were ready, pliable, rid of hindrances, joyful, and confident he explained the special teaching of the Buddha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4</text:p>
          </table:table-cell>
          <table:table-cell office:value-type="string" calcext:value-type="string">
            <text:p>dukkhaṁ samudayaṁ nirodhaṁ maggaṁ. </text:p>
          </table:table-cell>
          <table:table-cell office:value-type="string" calcext:value-type="string">
            <text:p/>
          </table:table-cell>
          <table:table-cell office:value-type="string" calcext:value-type="string">
            <text:p>suffering, its origin, its cessation, and the pat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5</text:p>
          </table:table-cell>
          <table:table-cell office:value-type="string" calcext:value-type="string">
            <text:p>Seyyathāpi nāma suddhaṁ vatthaṁ apagatakāḷakaṁ sammadeva rajanaṁ paṭiggaṇheyya; </text:p>
          </table:table-cell>
          <table:table-cell office:value-type="string" calcext:value-type="string">
            <text:p/>
          </table:table-cell>
          <table:table-cell office:value-type="string" calcext:value-type="string">
            <text:p>Just as a clean cloth rid of stains would properly absorb dy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6</text:p>
          </table:table-cell>
          <table:table-cell office:value-type="string" calcext:value-type="string">
            <text:p>evameva tesaṁ caturāsītipāṇasahassānaṁ tasmiṁyeva āsane virajaṁ vītamalaṁ dhammacakkhuṁ udapādi: </text:p>
          </table:table-cell>
          <table:table-cell office:value-type="string" calcext:value-type="string">
            <text:p/>
          </table:table-cell>
          <table:table-cell office:value-type="string" calcext:value-type="string">
            <text:p>in that very seat the stainless, immaculate vision of the Dhamma arose in those 84,000 peopl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5.7</text:p>
          </table:table-cell>
          <table:table-cell office:value-type="string" calcext:value-type="string">
            <text:p>‘yaṁ kiñci samudayadhammaṁ sabbaṁ taṁ nirodhadhamman’ti. </text:p>
          </table:table-cell>
          <table:table-cell office:value-type="string" calcext:value-type="string">
            <text:p/>
          </table:table-cell>
          <table:table-cell office:value-type="string" calcext:value-type="string">
            <text:p>‘Everything that has a beginning has an en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6.1</text:p>
          </table:table-cell>
          <table:table-cell office:value-type="string" calcext:value-type="string">
            <text:p>Te diṭṭhadhammā pattadhammā viditadhammā pariyogāḷhadhammā tiṇṇavicikicchā vigatakathaṅkathā vesārajjappattā aparappaccayā satthusāsane vipassiṁ bhagavantaṁ arahantaṁ sammāsambuddhaṁ etadavocuṁ: </text:p>
          </table:table-cell>
          <table:table-cell office:value-type="string" calcext:value-type="string">
            <text:p/>
          </table:table-cell>
          <table:table-cell office:value-type="string" calcext:value-type="string">
            <text:p>They saw, attained, understood, and fathomed the Dhamma. They went beyond doubt, got rid of indecision, and became self-assured and independent of others regarding the Teacher’s instructions. They said to the Buddha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65, msdiv80, sc162, sya10.50</text:p>
          </table:table-cell>
          <table:table-cell/>
        </table:table-row>
        <table:table-row table:style-name="ro1">
          <table:table-cell office:value-type="string" calcext:value-type="string">
            <text:p>dn14:3.16.2</text:p>
          </table:table-cell>
          <table:table-cell office:value-type="string" calcext:value-type="string">
            <text:p>‘abhikkantaṁ, bhante, abhikkantaṁ, bhante. </text:p>
          </table:table-cell>
          <table:table-cell office:value-type="string" calcext:value-type="string">
            <text:p/>
          </table:table-cell>
          <table:table-cell office:value-type="string" calcext:value-type="string">
            <text:p>‘Excellent, sir! Excellen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6.3</text:p>
          </table:table-cell>
          <table:table-cell office:value-type="string" calcext:value-type="string">
            <text:p>Seyyathāpi, bhante, nikkujjitaṁ vā ukkujjeyya, paṭicchannaṁ vā vivareyya, mūḷhassa vā maggaṁ ācikkheyya, andhakāre vā telapajjotaṁ dhāreyya: “cakkhumanto rūpāni dakkhantī”ti; evamevaṁ bhagavatā anekapariyāyena dhammo pakāsito. </text:p>
          </table:table-cell>
          <table:table-cell office:value-type="string" calcext:value-type="string">
            <text:p/>
          </table:table-cell>
          <table:table-cell office:value-type="string" calcext:value-type="string">
            <text:p>And just like Khaṇḍa and Tissa they asked for and received ordination. Then the Buddha taught them further.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6.4</text:p>
          </table:table-cell>
          <table:table-cell office:value-type="string" calcext:value-type="string">
            <text:p>Ete mayaṁ, bhante, bhagavantaṁ saraṇaṁ gacchāma dhammañca bhikkhusaṅghañ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6.5</text:p>
          </table:table-cell>
          <table:table-cell office:value-type="string" calcext:value-type="string">
            <text:p>Labheyyāma mayaṁ, bhante, bhagavato santike pabbajjaṁ labheyyāma upasampad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7.1</text:p>
          </table:table-cell>
          <table:table-cell office:value-type="string" calcext:value-type="string">
            <text:p>Alatthuṁ kho, bhikkhave, tāni caturāsītipāṇasahassāni vipassissa bhagavato arahato sammāsambuddhassa santike pabbajjaṁ, alatthuṁ upasampad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c10.39, ms7D_166, msdiv81, pts-cs3.17, pts-vp-pli2.44, sc163</text:p>
          </table:table-cell>
          <table:table-cell/>
        </table:table-row>
        <table:table-row table:style-name="ro1">
          <table:table-cell office:value-type="string" calcext:value-type="string">
            <text:p>dn14:3.17.2</text:p>
          </table:table-cell>
          <table:table-cell office:value-type="string" calcext:value-type="string">
            <text:p>Te vipassī bhagavā arahaṁ sammāsambuddho dhammiyā kathāya sandassesi samādapesi samuttejesi sampahaṁs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7.3</text:p>
          </table:table-cell>
          <table:table-cell office:value-type="string" calcext:value-type="string">
            <text:p>saṅkhārānaṁ ādīnavaṁ okāraṁ saṅkilesaṁ nibbāne ānisaṁsaṁ pakās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7.4</text:p>
          </table:table-cell>
          <table:table-cell office:value-type="string" calcext:value-type="string">
            <text:p>Tesaṁ vipassinā bhagavatā arahatā sammāsambuddhena dhammiyā kathāya sandassiyamānānaṁ samādapiyamānānaṁ samuttejiyamānānaṁ sampahaṁsiyamānānaṁ nacirasseva anupādāya āsavehi cittāni vimucciṁsu. </text:p>
          </table:table-cell>
          <table:table-cell office:value-type="string" calcext:value-type="string">
            <text:p/>
          </table:table-cell>
          <table:table-cell office:value-type="string" calcext:value-type="string">
            <text:p>Being taught like this their minds were soon freed from defilements by not grasping.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8.0</text:p>
          </table:table-cell>
          <table:table-cell office:value-type="string" calcext:value-type="string">
            <text:p>15. Purimapabbajitānaṁ dhammābhisamaya </text:p>
          </table:table-cell>
          <table:table-cell office:value-type="string" calcext:value-type="string">
            <text:p/>
          </table:table-cell>
          <table:table-cell office:value-type="string" calcext:value-type="string">
            <text:p>15. The 84,000 Who Had Gone Forth Previously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18.1</text:p>
          </table:table-cell>
          <table:table-cell office:value-type="string" calcext:value-type="string">
            <text:p>Assosuṁ kho, bhikkhave, tāni purimāni caturāsītipabbajitasahassāni: </text:p>
          </table:table-cell>
          <table:table-cell office:value-type="string" calcext:value-type="string">
            <text:p/>
          </table:table-cell>
          <table:table-cell office:value-type="string" calcext:value-type="string">
            <text:p>The 84,000 people who had gone forth previously also hear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6, cck10.55, csp1ed7.38, csp2ed7.38, dr10.51, ms7D_167, msdiv82, ndp7.36, pts-cs3.18, sc164</text:p>
          </table:table-cell>
          <table:table-cell/>
        </table:table-row>
        <table:table-row table:style-name="ro1">
          <table:table-cell office:value-type="string" calcext:value-type="string">
            <text:p>dn14:3.18.2</text:p>
          </table:table-cell>
          <table:table-cell office:value-type="string" calcext:value-type="string">
            <text:p>‘vipassī kira bhagavā arahaṁ sammāsambuddho bandhumatiṁ rājadhāniṁ anuppatto kheme migadāye viharati, dhammañca kira desetī’ti. </text:p>
          </table:table-cell>
          <table:table-cell office:value-type="string" calcext:value-type="string">
            <text:p/>
          </table:table-cell>
          <table:table-cell office:value-type="string" calcext:value-type="string">
            <text:p>‘It seems the Blessed One Vipassī, the perfected one, the fully awakened Buddha, has arrived at Bandhumatī and is staying in the deer park named Sanctuary. And he is teaching the Dham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8.3</text:p>
          </table:table-cell>
          <table:table-cell office:value-type="string" calcext:value-type="string">
            <text:p>Atha kho, bhikkhave, tāni caturāsītipabbajitasahassāni yena bandhumatī rājadhānī yena khemo migadāyo yena vipassī bhagavā arahaṁ sammāsambuddho tenupasaṅkamiṁsu; upasaṅkamitvā vipassiṁ bhagavantaṁ arahantaṁ sammāsambuddhaṁ abhivādetvā ekamantaṁ nisīdiṁsu. </text:p>
          </table:table-cell>
          <table:table-cell office:value-type="string" calcext:value-type="string">
            <text:p/>
          </table:table-cell>
          <table:table-cell office:value-type="string" calcext:value-type="string">
            <text:p>Then they too went to see the Buddha Vipassī, realized the Dhamma, went forth, and became freed from defilement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19.1</text:p>
          </table:table-cell>
          <table:table-cell office:value-type="string" calcext:value-type="string">
            <text:p>Tesaṁ vipassī bhagavā arahaṁ sammāsambuddho anupubbiṁ kathaṁ kath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68, msdiv83, pts-cs3.19, sc165, sya10.51, vri2.35</text:p>
          </table:table-cell>
          <table:table-cell/>
        </table:table-row>
        <table:table-row table:style-name="ro1">
          <table:table-cell office:value-type="string" calcext:value-type="string">
            <text:p>dn14:3.19.2</text:p>
          </table:table-cell>
          <table:table-cell office:value-type="string" calcext:value-type="string">
            <text:p>Seyyathidaṁ—dānakathaṁ sīlakathaṁ saggakathaṁ kāmānaṁ ādīnavaṁ okāraṁ saṅkilesaṁ nekkhamme ānisaṁsaṁ pakās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9.3</text:p>
          </table:table-cell>
          <table:table-cell office:value-type="string" calcext:value-type="string">
            <text:p>Yadā te bhagavā aññāsi kallacitte muducitte vinīvaraṇacitte udaggacitte pasannacitte, atha yā buddhānaṁ sāmukkaṁsikā dhammadesanā, taṁ pakāsesi—</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9.4</text:p>
          </table:table-cell>
          <table:table-cell office:value-type="string" calcext:value-type="string">
            <text:p>dukkhaṁ samudayaṁ nirodhaṁ magg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9.5</text:p>
          </table:table-cell>
          <table:table-cell office:value-type="string" calcext:value-type="string">
            <text:p>Seyyathāpi nāma suddhaṁ vatthaṁ apagatakāḷakaṁ sammadeva rajanaṁ paṭiggaṇheyy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9.6</text:p>
          </table:table-cell>
          <table:table-cell office:value-type="string" calcext:value-type="string">
            <text:p>evameva tesaṁ caturāsītipabbajitasahassānaṁ tasmiṁyeva āsane virajaṁ vītamalaṁ dhammacakkhuṁ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19.7</text:p>
          </table:table-cell>
          <table:table-cell office:value-type="string" calcext:value-type="string">
            <text:p>‘yaṁ kiñci samudayadhammaṁ sabbaṁ taṁ nirodhadhamm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0.1</text:p>
          </table:table-cell>
          <table:table-cell office:value-type="string" calcext:value-type="string">
            <text:p>Te diṭṭhadhammā pattadhammā viditadhammā pariyogāḷhadhammā tiṇṇavicikicchā vigatakathaṅkathā vesārajjappattā aparappaccayā satthusāsane vipassiṁ bhagavantaṁ arahantaṁ sammāsambuddhaṁ etadavoc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56, dr10.52, mc10.40, ms7D_169, msdiv84, pts-cs3.20, pts-vp-pli2.45, sc166</text:p>
          </table:table-cell>
          <table:table-cell/>
        </table:table-row>
        <table:table-row table:style-name="ro1">
          <table:table-cell office:value-type="string" calcext:value-type="string">
            <text:p>dn14:3.20.2</text:p>
          </table:table-cell>
          <table:table-cell office:value-type="string" calcext:value-type="string">
            <text:p>‘abhikkantaṁ, bhante, abhikkantaṁ, bhant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0.3</text:p>
          </table:table-cell>
          <table:table-cell office:value-type="string" calcext:value-type="string">
            <text:p>Seyyathāpi, bhante, nikkujjitaṁ vā ukkujjeyya, paṭicchannaṁ vā vivareyya, mūḷhassa vā maggaṁ ācikkheyya, andhakāre vā telapajjotaṁ dhāreyya: “cakkhumanto rūpāni dakkhantī”ti; evamevaṁ bhagavatā anekapariyāyena dhammo pakāsit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0.4</text:p>
          </table:table-cell>
          <table:table-cell office:value-type="string" calcext:value-type="string">
            <text:p>Ete mayaṁ, bhante, bhagavantaṁ saraṇaṁ gacchāma dhammañca bhikkhusaṅghañ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0.5</text:p>
          </table:table-cell>
          <table:table-cell office:value-type="string" calcext:value-type="string">
            <text:p>Labheyyāma mayaṁ, bhante, bhagavato santike pabbajjaṁ labheyyāma upasampadan’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1.1</text:p>
          </table:table-cell>
          <table:table-cell office:value-type="string" calcext:value-type="string">
            <text:p>Alatthuṁ kho, bhikkhave, tāni caturāsītipabbajitasahassāni vipassissa bhagavato arahato sammāsambuddhassa santike pabbajjaṁ alatthuṁ upasampad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7.39, csp2ed7.39, ms7D_170, msdiv85, pts-cs3.21, sc167, sya10.52</text:p>
          </table:table-cell>
          <table:table-cell/>
        </table:table-row>
        <table:table-row table:style-name="ro1">
          <table:table-cell office:value-type="string" calcext:value-type="string">
            <text:p>dn14:3.21.2</text:p>
          </table:table-cell>
          <table:table-cell office:value-type="string" calcext:value-type="string">
            <text:p>Te vipassī bhagavā arahaṁ sammāsambuddho dhammiyā kathāya sandassesi samādapesi samuttejesi sampahaṁs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1.3</text:p>
          </table:table-cell>
          <table:table-cell office:value-type="string" calcext:value-type="string">
            <text:p>saṅkhārānaṁ ādīnavaṁ okāraṁ saṅkilesaṁ nibbāne ānisaṁsaṁ pakāse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1.4</text:p>
          </table:table-cell>
          <table:table-cell office:value-type="string" calcext:value-type="string">
            <text:p>Tesaṁ vipassinā bhagavatā arahatā sammāsambuddhena dhammiyā kathāya sandassiyamānānaṁ samādapiyamānānaṁ samuttejiyamānānaṁ sampahaṁsiyamānānaṁ nacirasseva anupādāya āsavehi cittāni vimucciṁsu.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2.0</text:p>
          </table:table-cell>
          <table:table-cell office:value-type="string" calcext:value-type="string">
            <text:p>16. Cārikāanujānana </text:p>
          </table:table-cell>
          <table:table-cell office:value-type="string" calcext:value-type="string">
            <text:p/>
          </table:table-cell>
          <table:table-cell office:value-type="string" calcext:value-type="string">
            <text:p>16. The Allowance to Wander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22.1</text:p>
          </table:table-cell>
          <table:table-cell office:value-type="string" calcext:value-type="string">
            <text:p>Tena kho pana, bhikkhave, samayena bandhumatiyā rājadhāniyā mahābhikkhusaṅgho paṭivasati aṭṭhasaṭṭhibhikkhusatasahassaṁ. </text:p>
          </table:table-cell>
          <table:table-cell office:value-type="string" calcext:value-type="string">
            <text:p/>
          </table:table-cell>
          <table:table-cell office:value-type="string" calcext:value-type="string">
            <text:p>Now at that time a large Saṅgha of 6,800,000 mendicants were residing at Bandhumat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68, cck10.57, dr10.53, ms7D_171, msdiv86, ndp7.37, pts-cs3.22, pts-vp-pli2.46, sc168, vri2.36</text:p>
          </table:table-cell>
          <table:table-cell/>
        </table:table-row>
        <table:table-row table:style-name="ro1">
          <table:table-cell office:value-type="string" calcext:value-type="string">
            <text:p>dn14:3.22.2</text:p>
          </table:table-cell>
          <table:table-cell office:value-type="string" calcext:value-type="string">
            <text:p>Atha kho, bhikkhave, vipassissa bhagavato arahato sammāsambuddhassa rahogatassa paṭisallīnassa evaṁ cetaso parivitakko udapādi: </text:p>
          </table:table-cell>
          <table:table-cell office:value-type="string" calcext:value-type="string">
            <text:p/>
          </table:table-cell>
          <table:table-cell office:value-type="string" calcext:value-type="string">
            <text:p>As the Buddha Vipassī was in private retreat this thought came to his mi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2.3</text:p>
          </table:table-cell>
          <table:table-cell office:value-type="string" calcext:value-type="string">
            <text:p>‘mahā kho etarahi bhikkhusaṅgho bandhumatiyā rājadhāniyā paṭivasati aṭṭhasaṭṭhibhikkhusatasahassaṁ, yannūnāhaṁ bhikkhū anujāneyyaṁ: </text:p>
          </table:table-cell>
          <table:table-cell office:value-type="string" calcext:value-type="string">
            <text:p/>
          </table:table-cell>
          <table:table-cell office:value-type="string" calcext:value-type="string">
            <text:p>‘The Saṅgha residing at Bandhumatī now is large. What if I was to urge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2.4</text:p>
          </table:table-cell>
          <table:table-cell office:value-type="string" calcext:value-type="string">
            <text:p>“caratha, bhikkhave, cārikaṁ bahujanahitāya bahujanasukhāya lokānukampāya atthāya hitāya sukhāya devamanussānaṁ; </text:p>
          </table:table-cell>
          <table:table-cell office:value-type="string" calcext:value-type="string">
            <text:p/>
          </table:table-cell>
          <table:table-cell office:value-type="string" calcext:value-type="string">
            <text:p>“Wander forth, mendicants, for the welfare and happiness of the people, out of compassion for the world, for the benefit, welfare, and happiness of gods and human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2.5</text:p>
          </table:table-cell>
          <table:table-cell office:value-type="string" calcext:value-type="string">
            <text:p>mā ekena dve agamittha; </text:p>
          </table:table-cell>
          <table:table-cell office:value-type="string" calcext:value-type="string">
            <text:p/>
          </table:table-cell>
          <table:table-cell office:value-type="string" calcext:value-type="string">
            <text:p>Let not two go by one roa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2.6</text:p>
          </table:table-cell>
          <table:table-cell office:value-type="string" calcext:value-type="string">
            <text:p>desetha, bhikkhave, dhammaṁ ādikalyāṇaṁ majjhekalyāṇaṁ pariyosānakalyāṇaṁ sātthaṁ sabyañjanaṁ kevalaparipuṇṇaṁ parisuddhaṁ brahmacariyaṁ pakāsetha. </text:p>
          </table:table-cell>
          <table:table-cell office:value-type="string" calcext:value-type="string">
            <text:p/>
          </table:table-cell>
          <table:table-cell office:value-type="string" calcext:value-type="string">
            <text:p>Teach the Dhamma that’s good in the beginning, good in the middle, and good in the end, meaningful and well-phrased. And reveal a spiritual practice that’s entirely full and pu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2.7</text:p>
          </table:table-cell>
          <table:table-cell office:value-type="string" calcext:value-type="string">
            <text:p>Santi sattā apparajakkhajātikā, assavanatā dhammassa parihāyanti, </text:p>
          </table:table-cell>
          <table:table-cell office:value-type="string" calcext:value-type="string">
            <text:p/>
          </table:table-cell>
          <table:table-cell office:value-type="string" calcext:value-type="string">
            <text:p>There are beings with little dust in their eyes. They’re in decline because they haven’t heard the teach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2.8</text:p>
          </table:table-cell>
          <table:table-cell office:value-type="string" calcext:value-type="string">
            <text:p>bhavissanti dhammassa aññātāro. </text:p>
          </table:table-cell>
          <table:table-cell office:value-type="string" calcext:value-type="string">
            <text:p/>
          </table:table-cell>
          <table:table-cell office:value-type="string" calcext:value-type="string">
            <text:p>There will be those who understand the teach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2.9</text:p>
          </table:table-cell>
          <table:table-cell office:value-type="string" calcext:value-type="string">
            <text:p>Api ca channaṁ channaṁ vassānaṁ accayena bandhumatī rājadhānī upasaṅkamitabbā pātimokkhuddesāyā”’ti. </text:p>
          </table:table-cell>
          <table:table-cell office:value-type="string" calcext:value-type="string">
            <text:p/>
          </table:table-cell>
          <table:table-cell office:value-type="string" calcext:value-type="string">
            <text:p>But when six years have passed, you must all come to Bandhumatī to recite the monastic co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3.1</text:p>
          </table:table-cell>
          <table:table-cell office:value-type="string" calcext:value-type="string">
            <text:p>Atha kho, bhikkhave, aññataro mahābrahmā vipassissa bhagavato arahato sammāsambuddhassa cetasā cetoparivitakkamaññāya seyyathāpi nāma balavā puriso samiñjitaṁ vā bāhaṁ pasāreyya, pasāritaṁ vā bāhaṁ samiñjeyya; evameva—brahmaloke antarahito vipassissa bhagavato arahato sammāsambuddhassa purato pāturahosi. </text:p>
          </table:table-cell>
          <table:table-cell office:value-type="string" calcext:value-type="string">
            <text:p/>
          </table:table-cell>
          <table:table-cell office:value-type="string" calcext:value-type="string">
            <text:p>Then a certain Great Brahmā, knowing what the Buddha Vipassī was thinking, as easily as a strong person would extend or contract their arm, vanished from the Brahmā realm and reappeared in front of the Buddha Vipassī.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58, csp1ed7.40, csp2ed7.40, dr10.54, mc10.41, ms7D_172, msdiv87, pts-cs3.23, pts-vp-pli2.47, sc169, sya10.53</text:p>
          </table:table-cell>
          <table:table-cell/>
        </table:table-row>
        <table:table-row table:style-name="ro1">
          <table:table-cell office:value-type="string" calcext:value-type="string">
            <text:p>dn14:3.23.2</text:p>
          </table:table-cell>
          <table:table-cell office:value-type="string" calcext:value-type="string">
            <text:p>Atha kho so, bhikkhave, mahābrahmā ekaṁsaṁ uttarāsaṅgaṁ karitvā yena vipassī bhagavā arahaṁ sammāsambuddho tenañjaliṁ paṇāmetvā vipassiṁ bhagavantaṁ arahantaṁ sammāsambuddhaṁ etadavoca: </text:p>
          </table:table-cell>
          <table:table-cell office:value-type="string" calcext:value-type="string">
            <text:p/>
          </table:table-cell>
          <table:table-cell office:value-type="string" calcext:value-type="string">
            <text:p>He arranged his robe over one shoulder, knelt on his right knee, raised his joined palms toward the Buddha Vipassī, and sai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3</text:p>
          </table:table-cell>
          <table:table-cell office:value-type="string" calcext:value-type="string">
            <text:p>‘evametaṁ, bhagavā, evametaṁ, sugata. </text:p>
          </table:table-cell>
          <table:table-cell office:value-type="string" calcext:value-type="string">
            <text:p/>
          </table:table-cell>
          <table:table-cell office:value-type="string" calcext:value-type="string">
            <text:p>‘That’s so true, Blessed One! That’s so true, Holy On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4</text:p>
          </table:table-cell>
          <table:table-cell office:value-type="string" calcext:value-type="string">
            <text:p>Mahā kho, bhante, etarahi bhikkhusaṅgho bandhumatiyā rājadhāniyā paṭivasati aṭṭhasaṭṭhibhikkhusatasahassaṁ, anujānātu, bhante, bhagavā bhikkhū: </text:p>
          </table:table-cell>
          <table:table-cell office:value-type="string" calcext:value-type="string">
            <text:p/>
          </table:table-cell>
          <table:table-cell office:value-type="string" calcext:value-type="string">
            <text:p>The Saṅgha residing at Bandhumatī now is large. Please urge them to wander, as you though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5</text:p>
          </table:table-cell>
          <table:table-cell office:value-type="string" calcext:value-type="string">
            <text:p>“caratha, bhikkhave, cārikaṁ bahujanahitāya bahujanasukhāya lokānukampāya atthāya hitāya sukhāya devamanuss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6</text:p>
          </table:table-cell>
          <table:table-cell office:value-type="string" calcext:value-type="string">
            <text:p>mā ekena dve agamitth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7</text:p>
          </table:table-cell>
          <table:table-cell office:value-type="string" calcext:value-type="string">
            <text:p>desetha, bhikkhave, dhammaṁ ādikalyāṇaṁ majjhekalyāṇaṁ pariyosānakalyāṇaṁ sātthaṁ sabyañjanaṁ kevalaparipuṇṇaṁ parisuddhaṁ brahmacariyaṁ pakāseth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3.8</text:p>
          </table:table-cell>
          <table:table-cell office:value-type="string" calcext:value-type="string">
            <text:p>Santi sattā apparajakkhajātikā, assavanatā dhammassa parihāyanti, bhavissanti dhammassa aññātār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ññātāro”ti → aññātāro (sya-all, km, pts1ed)</text:p>
          </table:table-cell>
        </table:table-row>
        <table:table-row table:style-name="ro1">
          <table:table-cell office:value-type="string" calcext:value-type="string">
            <text:p>dn14:3.23.9</text:p>
          </table:table-cell>
          <table:table-cell office:value-type="string" calcext:value-type="string">
            <text:p>Api ca, bhante, mayaṁ tathā karissāma yathā bhikkhū channaṁ channaṁ vassānaṁ accayena bandhumatiṁ rājadhāniṁ upasaṅkamissanti pātimokkhuddesāyā’ti. </text:p>
          </table:table-cell>
          <table:table-cell office:value-type="string" calcext:value-type="string">
            <text:p/>
          </table:table-cell>
          <table:table-cell office:value-type="string" calcext:value-type="string">
            <text:p>And sir, I’ll make sure that when six years have passed the mendicants will return to Bandhumatī to recite the monastic co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3.10</text:p>
          </table:table-cell>
          <table:table-cell office:value-type="string" calcext:value-type="string">
            <text:p>Idamavoca, bhikkhave, so mahābrahmā. </text:p>
          </table:table-cell>
          <table:table-cell office:value-type="string" calcext:value-type="string">
            <text:p/>
          </table:table-cell>
          <table:table-cell office:value-type="string" calcext:value-type="string">
            <text:p>That’s what that Great Brahmā sai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3.11</text:p>
          </table:table-cell>
          <table:table-cell office:value-type="string" calcext:value-type="string">
            <text:p>Idaṁ vatvā vipassiṁ bhagavantaṁ arahantaṁ sammāsambuddhaṁ abhivādetvā padakkhiṇaṁ katvā tattheva antaradhāyi. </text:p>
          </table:table-cell>
          <table:table-cell office:value-type="string" calcext:value-type="string">
            <text:p/>
          </table:table-cell>
          <table:table-cell office:value-type="string" calcext:value-type="string">
            <text:p>Then he bowed and respectfully circled the Buddha Vipassī, keeping him on his right side, before vanishing right t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4.1</text:p>
          </table:table-cell>
          <table:table-cell office:value-type="string" calcext:value-type="string">
            <text:p>Atha kho, bhikkhave, vipassī bhagavā arahaṁ sammāsambuddho sāyanhasamayaṁ paṭisallānā vuṭṭhito bhikkhū āmantesi: </text:p>
          </table:table-cell>
          <table:table-cell office:value-type="string" calcext:value-type="string">
            <text:p/>
          </table:table-cell>
          <table:table-cell office:value-type="string" calcext:value-type="string">
            <text:p>Then in the late afternoon, the Buddha Vipassī came out of retreat and addressed the mendicants, telling them all that had happened. Then he sai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70, cck10.59, mc10.42, ms7D_173, msdiv88, ndp7.38, pts-cs3.24, sc170, sya10.54, vri2.37</text:p>
          </table:table-cell>
          <table:table-cell/>
        </table:table-row>
        <table:table-row table:style-name="ro1">
          <table:table-cell office:value-type="string" calcext:value-type="string">
            <text:p>dn14:3.24.2</text:p>
          </table:table-cell>
          <table:table-cell office:value-type="string" calcext:value-type="string">
            <text:p>‘idha mayhaṁ, bhikkhave, rahogatassa paṭisallīnassa evaṁ cetaso parivitakko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3</text:p>
          </table:table-cell>
          <table:table-cell office:value-type="string" calcext:value-type="string">
            <text:p>“mahā kho etarahi bhikkhusaṅgho bandhumatiyā rājadhāniyā paṭivasati aṭṭhasaṭṭhibhikkhusatasahass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4</text:p>
          </table:table-cell>
          <table:table-cell office:value-type="string" calcext:value-type="string">
            <text:p>Yannūnāhaṁ bhikkhū anujāneyyaṁ—</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5</text:p>
          </table:table-cell>
          <table:table-cell office:value-type="string" calcext:value-type="string">
            <text:p>caratha, bhikkhave, cārikaṁ bahujanahitāya bahujanasukhāya lokānukampāya atthāya hitāya sukhāya devamanuss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6</text:p>
          </table:table-cell>
          <table:table-cell office:value-type="string" calcext:value-type="string">
            <text:p>mā ekena dve agamitth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7</text:p>
          </table:table-cell>
          <table:table-cell office:value-type="string" calcext:value-type="string">
            <text:p>desetha, bhikkhave, dhammaṁ ādikalyāṇaṁ majjhekalyāṇaṁ pariyosānakalyāṇaṁ sātthaṁ sabyañjanaṁ kevalaparipuṇṇaṁ parisuddhaṁ brahmacariyaṁ pakāseth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8</text:p>
          </table:table-cell>
          <table:table-cell office:value-type="string" calcext:value-type="string">
            <text:p>Santi sattā apparajakkhajātikā, assavanatā dhammassa parihāyanti, bhavissanti dhammassa aññātār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4.9</text:p>
          </table:table-cell>
          <table:table-cell office:value-type="string" calcext:value-type="string">
            <text:p>Api ca channaṁ channaṁ vassānaṁ accayena bandhumatī rājadhānī upasaṅkamitabbā pātimokkhuddesāy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5.1</text:p>
          </table:table-cell>
          <table:table-cell office:value-type="string" calcext:value-type="string">
            <text:p>Atha kho, bhikkhave, aññataro mahābrahmā mama cetasā cetoparivitakkamaññāya seyyathāpi nāma balavā puriso samiñjitaṁ vā bāhaṁ pasāreyya, pasāritaṁ vā bāhaṁ samiñjeyya; evameva—brahmaloke antarahito mama purato pātur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60, csp1ed7.41, csp2ed7.41, dr10.55, ms7D_174, pts-cs3.25, pts-vp-pli2.48, sc171, sya10.55</text:p>
          </table:table-cell>
          <table:table-cell/>
        </table:table-row>
        <table:table-row table:style-name="ro1">
          <table:table-cell office:value-type="string" calcext:value-type="string">
            <text:p>dn14:3.25.2</text:p>
          </table:table-cell>
          <table:table-cell office:value-type="string" calcext:value-type="string">
            <text:p>Atha kho so, bhikkhave, mahābrahmā ekaṁsaṁ uttarāsaṅgaṁ karitvā yenāhaṁ tenañjaliṁ paṇāmetvā maṁ etadavoc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3</text:p>
          </table:table-cell>
          <table:table-cell office:value-type="string" calcext:value-type="string">
            <text:p>‘evametaṁ, bhagavā, evametaṁ, sugat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4</text:p>
          </table:table-cell>
          <table:table-cell office:value-type="string" calcext:value-type="string">
            <text:p>Mahā kho, bhante, etarahi bhikkhusaṅgho bandhumatiyā rājadhāniyā paṭivasati aṭṭhasaṭṭhibhikkhusatasahass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5</text:p>
          </table:table-cell>
          <table:table-cell office:value-type="string" calcext:value-type="string">
            <text:p>Anujānātu, bhante, bhagavā bhikkhū—</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6</text:p>
          </table:table-cell>
          <table:table-cell office:value-type="string" calcext:value-type="string">
            <text:p>caratha, bhikkhave, cārikaṁ bahujanahitāya bahujanasukhāya lokānukampāya atthāya hitāya sukhāya devamanuss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7</text:p>
          </table:table-cell>
          <table:table-cell office:value-type="string" calcext:value-type="string">
            <text:p>mā ekena dve agamitth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8</text:p>
          </table:table-cell>
          <table:table-cell office:value-type="string" calcext:value-type="string">
            <text:p>desetha, bhikkhave, dhammaṁ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9</text:p>
          </table:table-cell>
          <table:table-cell office:value-type="string" calcext:value-type="string">
            <text:p>santi sattā apparajakkhajātikā, assavanatā dhammassa parihāyanti, bhavissanti dhammassa aññātāro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5.10</text:p>
          </table:table-cell>
          <table:table-cell office:value-type="string" calcext:value-type="string">
            <text:p>Api ca, bhante, mayaṁ tathā karissāma, yathā bhikkhū channaṁ channaṁ vassānaṁ accayena bandhumatiṁ rājadhāniṁ upasaṅkamissanti pātimokkhuddesāy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5.11</text:p>
          </table:table-cell>
          <table:table-cell office:value-type="string" calcext:value-type="string">
            <text:p>Idamavoca, bhikkhave, so mahābrahm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5.12</text:p>
          </table:table-cell>
          <table:table-cell office:value-type="string" calcext:value-type="string">
            <text:p>Idaṁ vatvā maṁ abhivādetvā padakkhiṇaṁ katvā tattheva antaradhāy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6.1</text:p>
          </table:table-cell>
          <table:table-cell office:value-type="string" calcext:value-type="string">
            <text:p>‘Anujānāmi, bhikkhave, caratha cārikaṁ bahujanahitāya bahujanasukhāya lokānukampāya atthāya hitāya sukhāya devamanussānaṁ; </text:p>
          </table:table-cell>
          <table:table-cell office:value-type="string" calcext:value-type="string">
            <text:p/>
          </table:table-cell>
          <table:table-cell office:value-type="string" calcext:value-type="string">
            <text:p>‘Wander forth, mendicants, for the welfare and happiness of the people, out of compassion for the world, for the benefit, welfare, and happiness of gods and human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72, ms7D_175, pts-cs3.26, sc172</text:p>
          </table:table-cell>
          <table:table-cell/>
        </table:table-row>
        <table:table-row table:style-name="ro1">
          <table:table-cell office:value-type="string" calcext:value-type="string">
            <text:p>dn14:3.26.2</text:p>
          </table:table-cell>
          <table:table-cell office:value-type="string" calcext:value-type="string">
            <text:p>mā ekena dve agamittha; </text:p>
          </table:table-cell>
          <table:table-cell office:value-type="string" calcext:value-type="string">
            <text:p/>
          </table:table-cell>
          <table:table-cell office:value-type="string" calcext:value-type="string">
            <text:p>Let not two go by one roa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6.3</text:p>
          </table:table-cell>
          <table:table-cell office:value-type="string" calcext:value-type="string">
            <text:p>desetha, bhikkhave, dhammaṁ ādikalyāṇaṁ majjhekalyāṇaṁ pariyosānakalyāṇaṁ sātthaṁ sabyañjanaṁ kevalaparipuṇṇaṁ parisuddhaṁ brahmacariyaṁ pakāsetha. </text:p>
          </table:table-cell>
          <table:table-cell office:value-type="string" calcext:value-type="string">
            <text:p/>
          </table:table-cell>
          <table:table-cell office:value-type="string" calcext:value-type="string">
            <text:p>Teach the Dhamma that’s good in the beginning, good in the middle, and good in the end, meaningful and well-phrased. And reveal a spiritual practice that’s entirely full and pu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6.4</text:p>
          </table:table-cell>
          <table:table-cell office:value-type="string" calcext:value-type="string">
            <text:p>Santi sattā apparajakkhajātikā, assavanatā dhammassa parihāyanti, </text:p>
          </table:table-cell>
          <table:table-cell office:value-type="string" calcext:value-type="string">
            <text:p/>
          </table:table-cell>
          <table:table-cell office:value-type="string" calcext:value-type="string">
            <text:p>There are beings with little dust in their eyes. They’re in decline because they haven’t heard the teach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6.5</text:p>
          </table:table-cell>
          <table:table-cell office:value-type="string" calcext:value-type="string">
            <text:p>bhavissanti dhammassa aññātāro. </text:p>
          </table:table-cell>
          <table:table-cell office:value-type="string" calcext:value-type="string">
            <text:p/>
          </table:table-cell>
          <table:table-cell office:value-type="string" calcext:value-type="string">
            <text:p>There will be those who understand the teaching!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6.6</text:p>
          </table:table-cell>
          <table:table-cell office:value-type="string" calcext:value-type="string">
            <text:p>Api ca, bhikkhave, channaṁ channaṁ vassānaṁ accayena bandhumatī rājadhānī upasaṅkamitabbā pātimokkhuddesāyā’ti. </text:p>
          </table:table-cell>
          <table:table-cell office:value-type="string" calcext:value-type="string">
            <text:p/>
          </table:table-cell>
          <table:table-cell office:value-type="string" calcext:value-type="string">
            <text:p>But when six years have passed, you must all come to Bandhumatī to recite the monastic co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6.7</text:p>
          </table:table-cell>
          <table:table-cell office:value-type="string" calcext:value-type="string">
            <text:p>Atha kho, bhikkhave, bhikkhū yebhuyyena ekāheneva janapadacārikaṁ pakkamiṁsu. </text:p>
          </table:table-cell>
          <table:table-cell office:value-type="string" calcext:value-type="string">
            <text:p/>
          </table:table-cell>
          <table:table-cell office:value-type="string" calcext:value-type="string">
            <text:p>Then most of the mendicants departed to wander the country that very day.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3.27.1</text:p>
          </table:table-cell>
          <table:table-cell office:value-type="string" calcext:value-type="string">
            <text:p>Tena kho pana samayena jambudīpe caturāsīti āvāsasahassāni honti. </text:p>
          </table:table-cell>
          <table:table-cell office:value-type="string" calcext:value-type="string">
            <text:p/>
          </table:table-cell>
          <table:table-cell office:value-type="string" calcext:value-type="string">
            <text:p>Now at that time there were 84,000 monasteries in Indi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61, dr10.56, mc10.43, ms7D_176, msdiv89, ndp7.39, pts-cs3.27, pts-vp-pli2.49, sc173, sya10.56, vri2.38</text:p>
          </table:table-cell>
          <table:table-cell/>
        </table:table-row>
        <table:table-row table:style-name="ro1">
          <table:table-cell office:value-type="string" calcext:value-type="string">
            <text:p>dn14:3.27.2</text:p>
          </table:table-cell>
          <table:table-cell office:value-type="string" calcext:value-type="string">
            <text:p>Ekamhi hi vasse nikkhante devatā saddamanussāvesuṁ: </text:p>
          </table:table-cell>
          <table:table-cell office:value-type="string" calcext:value-type="string">
            <text:p/>
          </table:table-cell>
          <table:table-cell office:value-type="string" calcext:value-type="string">
            <text:p>And when the first year came to an end the deities raised the cr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3</text:p>
          </table:table-cell>
          <table:table-cell office:value-type="string" calcext:value-type="string">
            <text:p>‘nikkhantaṁ kho, mārisā, ekaṁ vassaṁ; </text:p>
          </table:table-cell>
          <table:table-cell office:value-type="string" calcext:value-type="string">
            <text:p/>
          </table:table-cell>
          <table:table-cell office:value-type="string" calcext:value-type="string">
            <text:p>‘Good sirs, the first year has end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4</text:p>
          </table:table-cell>
          <table:table-cell office:value-type="string" calcext:value-type="string">
            <text:p>pañca dāni vassāni sesāni; </text:p>
          </table:table-cell>
          <table:table-cell office:value-type="string" calcext:value-type="string">
            <text:p/>
          </table:table-cell>
          <table:table-cell office:value-type="string" calcext:value-type="string">
            <text:p>Now five years remai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5</text:p>
          </table:table-cell>
          <table:table-cell office:value-type="string" calcext:value-type="string">
            <text:p>pañcannaṁ vassānaṁ accayena bandhumatī rājadhānī upasaṅkamitabbā pātimokkhuddesāyā’ti. </text:p>
          </table:table-cell>
          <table:table-cell office:value-type="string" calcext:value-type="string">
            <text:p/>
          </table:table-cell>
          <table:table-cell office:value-type="string" calcext:value-type="string">
            <text:p>When five years have passed, you must all go to Bandhumatī to recite the monastic co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7.6</text:p>
          </table:table-cell>
          <table:table-cell office:value-type="string" calcext:value-type="string">
            <text:p>Dvīsu vassesu nikkhantesu … </text:p>
          </table:table-cell>
          <table:table-cell office:value-type="string" calcext:value-type="string">
            <text:p/>
          </table:table-cell>
          <table:table-cell office:value-type="string" calcext:value-type="string">
            <text:p>And when the second year …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7.7</text:p>
          </table:table-cell>
          <table:table-cell office:value-type="string" calcext:value-type="string">
            <text:p>tīsu vassesu nikkhantesu … </text:p>
          </table:table-cell>
          <table:table-cell office:value-type="string" calcext:value-type="string">
            <text:p/>
          </table:table-cell>
          <table:table-cell office:value-type="string" calcext:value-type="string">
            <text:p>the third year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8</text:p>
          </table:table-cell>
          <table:table-cell office:value-type="string" calcext:value-type="string">
            <text:p>catūsu vassesu nikkhantesu … </text:p>
          </table:table-cell>
          <table:table-cell office:value-type="string" calcext:value-type="string">
            <text:p/>
          </table:table-cell>
          <table:table-cell office:value-type="string" calcext:value-type="string">
            <text:p>the fourth year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9</text:p>
          </table:table-cell>
          <table:table-cell office:value-type="string" calcext:value-type="string">
            <text:p>pañcasu vassesu nikkhantesu devatā saddamanussāvesuṁ: </text:p>
          </table:table-cell>
          <table:table-cell office:value-type="string" calcext:value-type="string">
            <text:p/>
          </table:table-cell>
          <table:table-cell office:value-type="string" calcext:value-type="string">
            <text:p>the fifth year came to an end, the deities raised the cr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10</text:p>
          </table:table-cell>
          <table:table-cell office:value-type="string" calcext:value-type="string">
            <text:p>‘nikkhantāni kho, mārisā, pañcavassāni; </text:p>
          </table:table-cell>
          <table:table-cell office:value-type="string" calcext:value-type="string">
            <text:p/>
          </table:table-cell>
          <table:table-cell office:value-type="string" calcext:value-type="string">
            <text:p>‘Good sirs, the fifth year has end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11</text:p>
          </table:table-cell>
          <table:table-cell office:value-type="string" calcext:value-type="string">
            <text:p>ekaṁ dāni vassaṁ sesaṁ; </text:p>
          </table:table-cell>
          <table:table-cell office:value-type="string" calcext:value-type="string">
            <text:p/>
          </table:table-cell>
          <table:table-cell office:value-type="string" calcext:value-type="string">
            <text:p>Now one year remain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12</text:p>
          </table:table-cell>
          <table:table-cell office:value-type="string" calcext:value-type="string">
            <text:p>ekassa vassassa accayena bandhumatī rājadhānī upasaṅkamitabbā pātimokkhuddesāyā’ti. </text:p>
          </table:table-cell>
          <table:table-cell office:value-type="string" calcext:value-type="string">
            <text:p/>
          </table:table-cell>
          <table:table-cell office:value-type="string" calcext:value-type="string">
            <text:p>When one year has passed, you must all go to Bandhumatī to recite the monastic cod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7.13</text:p>
          </table:table-cell>
          <table:table-cell office:value-type="string" calcext:value-type="string">
            <text:p>Chasu vassesu nikkhantesu devatā saddamanussāvesuṁ: </text:p>
          </table:table-cell>
          <table:table-cell office:value-type="string" calcext:value-type="string">
            <text:p/>
          </table:table-cell>
          <table:table-cell office:value-type="string" calcext:value-type="string">
            <text:p>And when the sixth year came to an end the deities raised the cry: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7.14</text:p>
          </table:table-cell>
          <table:table-cell office:value-type="string" calcext:value-type="string">
            <text:p>‘nikkhantāni kho, mārisā, chabbassāni, </text:p>
          </table:table-cell>
          <table:table-cell office:value-type="string" calcext:value-type="string">
            <text:p/>
          </table:table-cell>
          <table:table-cell office:value-type="string" calcext:value-type="string">
            <text:p>‘Good sirs, the sixth year has end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15</text:p>
          </table:table-cell>
          <table:table-cell office:value-type="string" calcext:value-type="string">
            <text:p>samayo dāni bandhumatiṁ rājadhāniṁ upasaṅkamituṁ pātimokkhuddesāyā’ti. </text:p>
          </table:table-cell>
          <table:table-cell office:value-type="string" calcext:value-type="string">
            <text:p/>
          </table:table-cell>
          <table:table-cell office:value-type="string" calcext:value-type="string">
            <text:p>Now is the time that you must go to Bandhumatī to recite the monastic cod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7.16</text:p>
          </table:table-cell>
          <table:table-cell office:value-type="string" calcext:value-type="string">
            <text:p>Atha kho te, bhikkhave, bhikkhū appekacce sakena iddhānubhāvena appekacce devatānaṁ iddhānubhāvena ekāheneva bandhumatiṁ rājadhāniṁ upasaṅkamiṁsu pātimokkhuddesāyāti. </text:p>
          </table:table-cell>
          <table:table-cell office:value-type="string" calcext:value-type="string">
            <text:p/>
          </table:table-cell>
          <table:table-cell office:value-type="string" calcext:value-type="string">
            <text:p>Then that very day the mendicants went to Bandhumatī to recite the monastic code. Some went by their own psychic power, and some by the psychic power of the deitie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8.1</text:p>
          </table:table-cell>
          <table:table-cell office:value-type="string" calcext:value-type="string">
            <text:p>Tatra sudaṁ, bhikkhave, vipassī bhagavā arahaṁ sammāsambuddho bhikkhusaṅghe evaṁ pātimokkhaṁ uddisati: </text:p>
          </table:table-cell>
          <table:table-cell office:value-type="string" calcext:value-type="string">
            <text:p/>
          </table:table-cell>
          <table:table-cell office:value-type="string" calcext:value-type="string">
            <text:p>And there the Blessed One Vipassī, the perfected one, the fully awakened Buddha, recited the monastic code thus: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7.42, csp2ed7.42, ms7D_177, msdiv90, pts-cs3.28, sc174</text:p>
          </table:table-cell>
          <table:table-cell/>
        </table:table-row>
        <table:table-row table:style-name="ro1">
          <table:table-cell office:value-type="string" calcext:value-type="string">
            <text:p>dn14:3.28.2</text:p>
          </table:table-cell>
          <table:table-cell office:value-type="string" calcext:value-type="string">
            <text:p>‘Khantī paramaṁ tapo titikkhā, </text:p>
          </table:table-cell>
          <table:table-cell office:value-type="string" calcext:value-type="string">
            <text:p/>
          </table:table-cell>
          <table:table-cell office:value-type="string" calcext:value-type="string">
            <text:p>‘Patient acceptance is the highest austerity. </text:p>
          </table:table-cell>
          <table:table-cell table:number-columns-repeated="2" office:value-type="string" calcext:value-type="string">
            <text:p/>
          </table:table-cell>
          <table:table-cell office:value-type="string" calcext:value-type="string">
            <text:p>&lt;blockquote class='gatha'&gt;&lt;p&gt;{}&lt;br&gt;</text:p>
          </table:table-cell>
          <table:table-cell office:value-type="string" calcext:value-type="string">
            <text:p>cck10.62, dr10.57, ms7D_178, sc175, sya10.57</text:p>
          </table:table-cell>
          <table:table-cell/>
        </table:table-row>
        <table:table-row table:style-name="ro1">
          <table:table-cell office:value-type="string" calcext:value-type="string">
            <text:p>dn14:3.28.3</text:p>
          </table:table-cell>
          <table:table-cell office:value-type="string" calcext:value-type="string">
            <text:p>Nibbānaṁ paramaṁ vadanti buddhā; </text:p>
          </table:table-cell>
          <table:table-cell office:value-type="string" calcext:value-type="string">
            <text:p/>
          </table:table-cell>
          <table:table-cell office:value-type="string" calcext:value-type="string">
            <text:p>Extinguishment is the highest, say the Buddhas.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4</text:p>
          </table:table-cell>
          <table:table-cell office:value-type="string" calcext:value-type="string">
            <text:p>Na hi pabbajito parūpaghātī, </text:p>
          </table:table-cell>
          <table:table-cell office:value-type="string" calcext:value-type="string">
            <text:p/>
          </table:table-cell>
          <table:table-cell office:value-type="string" calcext:value-type="string">
            <text:p>No true renunciate injures another,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5</text:p>
          </table:table-cell>
          <table:table-cell office:value-type="string" calcext:value-type="string">
            <text:p>Na samaṇo hoti paraṁ viheṭhayanto. </text:p>
          </table:table-cell>
          <table:table-cell office:value-type="string" calcext:value-type="string">
            <text:p/>
          </table:table-cell>
          <table:table-cell office:value-type="string" calcext:value-type="string">
            <text:p>nor does an ascetic hurt another.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Na samaṇo → samaṇo (si, sya-all, km, pts1ed)</text:p>
          </table:table-cell>
        </table:table-row>
        <table:table-row table:style-name="ro1">
          <table:table-cell office:value-type="string" calcext:value-type="string">
            <text:p>dn14:3.28.6</text:p>
          </table:table-cell>
          <table:table-cell office:value-type="string" calcext:value-type="string">
            <text:p>Sabbapāpassa akaraṇaṁ, </text:p>
          </table:table-cell>
          <table:table-cell office:value-type="string" calcext:value-type="string">
            <text:p/>
          </table:table-cell>
          <table:table-cell office:value-type="string" calcext:value-type="string">
            <text:p>Not to do any evil; </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s7D_179, sc176</text:p>
          </table:table-cell>
          <table:table-cell/>
        </table:table-row>
        <table:table-row table:style-name="ro1">
          <table:table-cell office:value-type="string" calcext:value-type="string">
            <text:p>dn14:3.28.7</text:p>
          </table:table-cell>
          <table:table-cell office:value-type="string" calcext:value-type="string">
            <text:p>kusalassa upasampadā; </text:p>
          </table:table-cell>
          <table:table-cell office:value-type="string" calcext:value-type="string">
            <text:p/>
          </table:table-cell>
          <table:table-cell office:value-type="string" calcext:value-type="string">
            <text:p>to embrace the good;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8</text:p>
          </table:table-cell>
          <table:table-cell office:value-type="string" calcext:value-type="string">
            <text:p>Sacittapariyodapanaṁ, </text:p>
          </table:table-cell>
          <table:table-cell office:value-type="string" calcext:value-type="string">
            <text:p/>
          </table:table-cell>
          <table:table-cell office:value-type="string" calcext:value-type="string">
            <text:p>to purify one’s mind: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9</text:p>
          </table:table-cell>
          <table:table-cell office:value-type="string" calcext:value-type="string">
            <text:p>etaṁ buddhānasāsanaṁ. </text:p>
          </table:table-cell>
          <table:table-cell office:value-type="string" calcext:value-type="string">
            <text:p/>
          </table:table-cell>
          <table:table-cell office:value-type="string" calcext:value-type="string">
            <text:p>this is the instruction of the Buddhas.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8.10</text:p>
          </table:table-cell>
          <table:table-cell office:value-type="string" calcext:value-type="string">
            <text:p>Anūpavādo anūpaghāto, </text:p>
          </table:table-cell>
          <table:table-cell office:value-type="string" calcext:value-type="string">
            <text:p/>
          </table:table-cell>
          <table:table-cell office:value-type="string" calcext:value-type="string">
            <text:p>Not speaking ill nor doing harm; </text:p>
          </table:table-cell>
          <table:table-cell table:number-columns-repeated="2" office:value-type="string" calcext:value-type="string">
            <text:p/>
          </table:table-cell>
          <table:table-cell office:value-type="string" calcext:value-type="string">
            <text:p>&lt;p&gt;{}&lt;br&gt;</text:p>
          </table:table-cell>
          <table:table-cell office:value-type="string" calcext:value-type="string">
            <text:p>mc10.44, ms7D_180, pts-vp-pli2.50, sc177</text:p>
          </table:table-cell>
          <table:table-cell office:value-type="string" calcext:value-type="string">
            <text:p>Anūpavādo anūpaghāto → anupavādo anupaghāto (pts1ed, mr)</text:p>
          </table:table-cell>
        </table:table-row>
        <table:table-row table:style-name="ro1">
          <table:table-cell office:value-type="string" calcext:value-type="string">
            <text:p>dn14:3.28.11</text:p>
          </table:table-cell>
          <table:table-cell office:value-type="string" calcext:value-type="string">
            <text:p>Pātimokkhe ca saṁvaro; </text:p>
          </table:table-cell>
          <table:table-cell office:value-type="string" calcext:value-type="string">
            <text:p/>
          </table:table-cell>
          <table:table-cell office:value-type="string" calcext:value-type="string">
            <text:p>restraint in the monastic code;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12</text:p>
          </table:table-cell>
          <table:table-cell office:value-type="string" calcext:value-type="string">
            <text:p>Mattaññutā ca bhattasmiṁ, </text:p>
          </table:table-cell>
          <table:table-cell office:value-type="string" calcext:value-type="string">
            <text:p/>
          </table:table-cell>
          <table:table-cell office:value-type="string" calcext:value-type="string">
            <text:p>moderation in eating;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13</text:p>
          </table:table-cell>
          <table:table-cell office:value-type="string" calcext:value-type="string">
            <text:p>Pantañca sayanāsanaṁ; </text:p>
          </table:table-cell>
          <table:table-cell office:value-type="string" calcext:value-type="string">
            <text:p/>
          </table:table-cell>
          <table:table-cell office:value-type="string" calcext:value-type="string">
            <text:p>staying in remote lodgings; </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14</text:p>
          </table:table-cell>
          <table:table-cell office:value-type="string" calcext:value-type="string">
            <text:p>Adhicitte ca āyogo, </text:p>
          </table:table-cell>
          <table:table-cell office:value-type="string" calcext:value-type="string">
            <text:p/>
          </table:table-cell>
          <table:table-cell office:value-type="string" calcext:value-type="string">
            <text:p>commitment to the higher mind—</text:p>
          </table:table-cell>
          <table:table-cell table:number-columns-repeated="2"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dn14:3.28.15</text:p>
          </table:table-cell>
          <table:table-cell office:value-type="string" calcext:value-type="string">
            <text:p>Etaṁ buddhānasāsanan’ti. </text:p>
          </table:table-cell>
          <table:table-cell office:value-type="string" calcext:value-type="string">
            <text:p/>
          </table:table-cell>
          <table:table-cell office:value-type="string" calcext:value-type="string">
            <text:p>this is the instruction of the Buddhas.’ </text:p>
          </table:table-cell>
          <table:table-cell table:number-columns-repeated="2"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dn14:3.29.0</text:p>
          </table:table-cell>
          <table:table-cell office:value-type="string" calcext:value-type="string">
            <text:p>17. Devatārocana </text:p>
          </table:table-cell>
          <table:table-cell office:value-type="string" calcext:value-type="string">
            <text:p/>
          </table:table-cell>
          <table:table-cell office:value-type="string" calcext:value-type="string">
            <text:p>17. Being Informed by Deities </text:p>
          </table:table-cell>
          <table:table-cell table:number-columns-repeated="2"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dn14:3.29.1</text:p>
          </table:table-cell>
          <table:table-cell office:value-type="string" calcext:value-type="string">
            <text:p>Ekamidāhaṁ, bhikkhave, samayaṁ ukkaṭṭhāyaṁ viharāmi subhagavane sālarājamūle. </text:p>
          </table:table-cell>
          <table:table-cell office:value-type="string" calcext:value-type="string">
            <text:p/>
          </table:table-cell>
          <table:table-cell office:value-type="string" calcext:value-type="string">
            <text:p>At one time, mendicants, I was staying near Ukkaṭṭhā, in the Subhaga Forest at the root of a magnificent sal tre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74, cck10.63, cck10.64, csp1ed7.43, csp2ed7.43, dr10.58, mc10.45, ms7D_181, msdiv91, ndp7.40, pts-cs3.29, pts-vp-pli2.51, sc178, sya10.58, sya10.59, vri2.39</text:p>
          </table:table-cell>
          <table:table-cell/>
        </table:table-row>
        <table:table-row table:style-name="ro1">
          <table:table-cell office:value-type="string" calcext:value-type="string">
            <text:p>dn14:3.29.2</text:p>
          </table:table-cell>
          <table:table-cell office:value-type="string" calcext:value-type="string">
            <text:p>Tassa mayhaṁ, bhikkhave, rahogatassa paṭisallīnassa evaṁ cetaso parivitakko udapādi: </text:p>
          </table:table-cell>
          <table:table-cell office:value-type="string" calcext:value-type="string">
            <text:p/>
          </table:table-cell>
          <table:table-cell office:value-type="string" calcext:value-type="string">
            <text:p>As I was in private retreat this thought came to mi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3</text:p>
          </table:table-cell>
          <table:table-cell office:value-type="string" calcext:value-type="string">
            <text:p>‘na kho so sattāvāso sulabharūpo, yo mayā anāvutthapubbo iminā dīghena addhunā aññatra suddhāvāsehi devehi. </text:p>
          </table:table-cell>
          <table:table-cell office:value-type="string" calcext:value-type="string">
            <text:p/>
          </table:table-cell>
          <table:table-cell office:value-type="string" calcext:value-type="string">
            <text:p>‘It’s not easy to find an abode of sentient beings where I haven’t previously abided in all this long time, except for the gods of the pure abodes.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āvutthapubbo → anajjhāvutthapubbo (bj); anajjhāvuṭṭhapubbo (mr)</text:p>
          </table:table-cell>
        </table:table-row>
        <table:table-row table:style-name="ro1">
          <table:table-cell office:value-type="string" calcext:value-type="string">
            <text:p>dn14:3.29.4</text:p>
          </table:table-cell>
          <table:table-cell office:value-type="string" calcext:value-type="string">
            <text:p>Yannūnāhaṁ yena suddhāvāsā devā tenupasaṅkameyyan’ti. </text:p>
          </table:table-cell>
          <table:table-cell office:value-type="string" calcext:value-type="string">
            <text:p/>
          </table:table-cell>
          <table:table-cell office:value-type="string" calcext:value-type="string">
            <text:p>Why don’t I go to see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9.5</text:p>
          </table:table-cell>
          <table:table-cell office:value-type="string" calcext:value-type="string">
            <text:p>Atha khvāhaṁ, bhikkhave, seyyathāpi nāma balavā puriso samiñjitaṁ vā bāhaṁ pasāreyya, pasāritaṁ vā bāhaṁ samiñjeyya; evameva—ukkaṭṭhāyaṁ subhagavane sālarājamūle antarahito avihesu devesu pāturahosiṁ. </text:p>
          </table:table-cell>
          <table:table-cell office:value-type="string" calcext:value-type="string">
            <text:p/>
          </table:table-cell>
          <table:table-cell office:value-type="string" calcext:value-type="string">
            <text:p>Then, as easily as a strong person would extend or contract their arm, I vanished from the Subhaga Forest and reappeared with the Aviha gods. </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dn14:3.29.6</text:p>
          </table:table-cell>
          <table:table-cell office:value-type="string" calcext:value-type="string">
            <text:p>Tasmiṁ, bhikkhave, devanikāye anekāni devatāsahassāni anekāni devatāsatasahassāni yenāhaṁ tenupasaṅkamiṁsu; upasaṅkamitvā maṁ abhivādetvā ekamantaṁ aṭṭhaṁsu. Ekamantaṁ ṭhitā kho, bhikkhave, tā devatā maṁ etadavocuṁ: </text:p>
          </table:table-cell>
          <table:table-cell office:value-type="string" calcext:value-type="string">
            <text:p/>
          </table:table-cell>
          <table:table-cell office:value-type="string" calcext:value-type="string">
            <text:p>In that order of gods, many thousands, many hundreds of thousands of deities approached me, bowed, stood to one side, and said to m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9.7</text:p>
          </table:table-cell>
          <table:table-cell office:value-type="string" calcext:value-type="string">
            <text:p>‘ito so, mārisā, ekanavutikappe yaṁ vipassī bhagavā arahaṁ sammāsambuddho loke udapādi. </text:p>
          </table:table-cell>
          <table:table-cell office:value-type="string" calcext:value-type="string">
            <text:p/>
          </table:table-cell>
          <table:table-cell office:value-type="string" calcext:value-type="string">
            <text:p>‘Ninety-one eons ago, good sir, the Buddha Vipassī arose in the world, perfected and fully awaken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8</text:p>
          </table:table-cell>
          <table:table-cell office:value-type="string" calcext:value-type="string">
            <text:p>Vipassī, mārisā, bhagavā arahaṁ sammāsambuddho khattiyo jātiyā ahosi, khattiyakule udapādi. </text:p>
          </table:table-cell>
          <table:table-cell office:value-type="string" calcext:value-type="string">
            <text:p/>
          </table:table-cell>
          <table:table-cell office:value-type="string" calcext:value-type="string">
            <text:p>He was born as an aristocrat into an aristocrat famil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9</text:p>
          </table:table-cell>
          <table:table-cell office:value-type="string" calcext:value-type="string">
            <text:p>Vipassī, mārisā, bhagavā arahaṁ sammāsambuddho koṇḍañño gottena ahosi. </text:p>
          </table:table-cell>
          <table:table-cell office:value-type="string" calcext:value-type="string">
            <text:p/>
          </table:table-cell>
          <table:table-cell office:value-type="string" calcext:value-type="string">
            <text:p>Koṇḍañña was his cla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0</text:p>
          </table:table-cell>
          <table:table-cell office:value-type="string" calcext:value-type="string">
            <text:p>Vipassissa, mārisā, bhagavato arahato sammāsambuddhassa asītivassasahassāni āyuppamāṇaṁ ahosi. </text:p>
          </table:table-cell>
          <table:table-cell office:value-type="string" calcext:value-type="string">
            <text:p/>
          </table:table-cell>
          <table:table-cell office:value-type="string" calcext:value-type="string">
            <text:p>He lived for 80,000 year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1</text:p>
          </table:table-cell>
          <table:table-cell office:value-type="string" calcext:value-type="string">
            <text:p>Vipassī, mārisā, bhagavā arahaṁ sammāsambuddho pāṭaliyā mūle abhisambuddho. </text:p>
          </table:table-cell>
          <table:table-cell office:value-type="string" calcext:value-type="string">
            <text:p/>
          </table:table-cell>
          <table:table-cell office:value-type="string" calcext:value-type="string">
            <text:p>He was awakened at the root of a trumpet flower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2</text:p>
          </table:table-cell>
          <table:table-cell office:value-type="string" calcext:value-type="string">
            <text:p>Vipassissa, mārisā, bhagavato arahato sammāsambuddhassa khaṇḍatissaṁ nāma sāvakayugaṁ ahosi aggaṁ bhaddayugaṁ. </text:p>
          </table:table-cell>
          <table:table-cell office:value-type="string" calcext:value-type="string">
            <text:p/>
          </table:table-cell>
          <table:table-cell office:value-type="string" calcext:value-type="string">
            <text:p>He had a fine pair of chief disciples named Khaṇḍa and Tiss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3</text:p>
          </table:table-cell>
          <table:table-cell office:value-type="string" calcext:value-type="string">
            <text:p>Vipassissa, mārisā, bhagavato arahato sammāsambuddhassa tayo sāvakānaṁ sannipātā ahesuṁ. Eko sāvakānaṁ sannipāto ahosi aṭṭhasaṭṭhibhikkhusatasahassaṁ. Eko sāvakānaṁ sannipāto ahosi bhikkhusatasahassaṁ. Eko sāvakānaṁ sannipāto ahosi asītibhikkhusahassāni. Vipassissa, mārisā,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He had three gatherings of disciples—one of 6,800,000, one of 100,000, and one of 80,000—all of them mendicants who had ended their defilement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4</text:p>
          </table:table-cell>
          <table:table-cell office:value-type="string" calcext:value-type="string">
            <text:p>Vipassissa, mārisā, bhagavato arahato sammāsambuddhassa asoko nāma bhikkhu upaṭṭhāko ahosi aggupaṭṭhāko. </text:p>
          </table:table-cell>
          <table:table-cell office:value-type="string" calcext:value-type="string">
            <text:p/>
          </table:table-cell>
          <table:table-cell office:value-type="string" calcext:value-type="string">
            <text:p>He had as chief attendant a mendicant named Asok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5</text:p>
          </table:table-cell>
          <table:table-cell office:value-type="string" calcext:value-type="string">
            <text:p>Vipassissa, mārisā, bhagavato arahato sammāsambuddhassa bandhumā nāma rājā pitā ahosi. </text:p>
          </table:table-cell>
          <table:table-cell office:value-type="string" calcext:value-type="string">
            <text:p/>
          </table:table-cell>
          <table:table-cell office:value-type="string" calcext:value-type="string">
            <text:p>His father was King Bandhu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6</text:p>
          </table:table-cell>
          <table:table-cell office:value-type="string" calcext:value-type="string">
            <text:p>Bandhumatī nāma devī mātā ahosi janetti. </text:p>
          </table:table-cell>
          <table:table-cell office:value-type="string" calcext:value-type="string">
            <text:p/>
          </table:table-cell>
          <table:table-cell office:value-type="string" calcext:value-type="string">
            <text:p>his birth mother was Queen Bandhumat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7</text:p>
          </table:table-cell>
          <table:table-cell office:value-type="string" calcext:value-type="string">
            <text:p>Bandhumassa rañño bandhumatī nāma nagaraṁ rājadhānī ahosi. </text:p>
          </table:table-cell>
          <table:table-cell office:value-type="string" calcext:value-type="string">
            <text:p/>
          </table:table-cell>
          <table:table-cell office:value-type="string" calcext:value-type="string">
            <text:p>and their capital city was named Bandhumatī.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29.18</text:p>
          </table:table-cell>
          <table:table-cell office:value-type="string" calcext:value-type="string">
            <text:p>Vipassissa, mārisā, bhagavato arahato sammāsambuddhassa evaṁ abhinikkhamanaṁ ahosi evaṁ pabbajjā evaṁ padhānaṁ evaṁ abhisambodhi evaṁ dhammacakkappavattanaṁ. </text:p>
          </table:table-cell>
          <table:table-cell office:value-type="string" calcext:value-type="string">
            <text:p/>
          </table:table-cell>
          <table:table-cell office:value-type="string" calcext:value-type="string">
            <text:p>And such was his renunciation, such his going forth, such his striving, such his awakening, and such his rolling forth of the wheel of Dhamma. </text:p>
          </table:table-cell>
          <table:table-cell office:value-type="string" calcext:value-type="string">
            <text:p/>
          </table:table-cell>
          <table:table-cell office:value-type="string" calcext:value-type="string">
            <text:p>This is basically a table of contents for any Buddha biography.</text:p>
          </table:table-cell>
          <table:table-cell office:value-type="string" calcext:value-type="string">
            <text:p>{}</text:p>
          </table:table-cell>
          <table:table-cell table:number-columns-repeated="2"/>
        </table:table-row>
        <table:table-row table:style-name="ro1">
          <table:table-cell office:value-type="string" calcext:value-type="string">
            <text:p>dn14:3.29.19</text:p>
          </table:table-cell>
          <table:table-cell office:value-type="string" calcext:value-type="string">
            <text:p>Te mayaṁ, mārisā, vipassimhi bhagavati brahmacariyaṁ caritvā kāmesu kāmacchandaṁ virājetvā idhūpapannā’ti … </text:p>
          </table:table-cell>
          <table:table-cell office:value-type="string" calcext:value-type="string">
            <text:p/>
          </table:table-cell>
          <table:table-cell office:value-type="string" calcext:value-type="string">
            <text:p>And good sir, after leading the spiritual life under that Buddha Vipassī we lost our desire for sensual pleasures and were reborn 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29.20</text:p>
          </table:table-cell>
          <table:table-cell office:value-type="string" calcext:value-type="string">
            <text:p>pe…</text:p>
          </table:table-cell>
          <table:table-cell office:value-type="string" calcext:value-type="string">
            <text:p/>
          </table:table-cell>
          <table:table-cell office:value-type="string" calcext:value-type="string">
            <text:p>And other deities came and similarly recounted the details of the Buddhas Sikhī, Vessabhū, Kakusandha, Koṇāgamana, and Kassapa. </text:p>
          </table:table-cell>
          <table:table-cell office:value-type="string" calcext:value-type="string">
            <text:p/>
          </table:table-cell>
          <table:table-cell office:value-type="string" calcext:value-type="string">
            <text:p>While this is absent here, they are all mentioned below, and comm says they should be included here. This must be just a clumsy abbreviation.</text:p>
          </table:table-cell>
          <table:table-cell office:value-type="string" calcext:value-type="string">
            <text:p>&lt;p&gt;{}&lt;/p&gt;</text:p>
          </table:table-cell>
          <table:table-cell table:number-columns-repeated="2"/>
        </table:table-row>
        <table:table-row table:style-name="ro1">
          <table:table-cell office:value-type="string" calcext:value-type="string">
            <text:p>dn14:3.30.1</text:p>
          </table:table-cell>
          <table:table-cell office:value-type="string" calcext:value-type="string">
            <text:p>Tasmiṁyeva kho, bhikkhave, devanikāye anekāni devatāsahassāni anekāni devatāsatasahassāni yenāhaṁ tenupasaṅkamiṁsu; upasaṅkamitvā maṁ abhivādetvā ekamantaṁ aṭṭhaṁsu. Ekamantaṁ ṭhitā kho, bhikkhave, tā devatā maṁ etadavocuṁ: </text:p>
          </table:table-cell>
          <table:table-cell office:value-type="string" calcext:value-type="string">
            <text:p/>
          </table:table-cell>
          <table:table-cell office:value-type="string" calcext:value-type="string">
            <text:p>In that order of gods, many hundreds of deities approached me, bowed, stood to one side, and said to me, </text:p>
          </table:table-cell>
          <table:table-cell office:value-type="string" calcext:value-type="string">
            <text:p/>
          </table:table-cell>
          <table:table-cell office:value-type="string" calcext:value-type="string">
            <text:p>In PTS, unlike MS, the deities who came to see the Buddha are numbered as “hundreds”, which seems more reasonable. RD has this, while MW does not.</text:p>
          </table:table-cell>
          <table:table-cell office:value-type="string" calcext:value-type="string">
            <text:p>&lt;p&gt;{}</text:p>
          </table:table-cell>
          <table:table-cell office:value-type="string" calcext:value-type="string">
            <text:p>bj8.76, cck10.65, csp1ed7.44, csp2ed7.44, dr10.59, dr10.60, mc10.46, ms7D_182, ndp7.41, pts-cs3.30, pts-vp-pli2.52, sc179, sya10.60, vri2.40</text:p>
          </table:table-cell>
          <table:table-cell/>
        </table:table-row>
        <table:table-row table:style-name="ro1">
          <table:table-cell office:value-type="string" calcext:value-type="string">
            <text:p>dn14:3.30.2</text:p>
          </table:table-cell>
          <table:table-cell office:value-type="string" calcext:value-type="string">
            <text:p>‘imasmiṁyeva kho, mārisā, bhaddakappe bhagavā etarahi arahaṁ sammāsambuddho loke uppanno. </text:p>
          </table:table-cell>
          <table:table-cell office:value-type="string" calcext:value-type="string">
            <text:p/>
          </table:table-cell>
          <table:table-cell office:value-type="string" calcext:value-type="string">
            <text:p>‘In the present fortunate eon, good sir, you have arisen in the world, perfected and fully awaken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3</text:p>
          </table:table-cell>
          <table:table-cell office:value-type="string" calcext:value-type="string">
            <text:p>Bhagavā, mārisā, khattiyo jātiyā khattiyakule uppanno. </text:p>
          </table:table-cell>
          <table:table-cell office:value-type="string" calcext:value-type="string">
            <text:p/>
          </table:table-cell>
          <table:table-cell office:value-type="string" calcext:value-type="string">
            <text:p>You were born as an aristocrat into an aristocrat famil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4</text:p>
          </table:table-cell>
          <table:table-cell office:value-type="string" calcext:value-type="string">
            <text:p>Bhagavā, mārisā, gotamo gottena. </text:p>
          </table:table-cell>
          <table:table-cell office:value-type="string" calcext:value-type="string">
            <text:p/>
          </table:table-cell>
          <table:table-cell office:value-type="string" calcext:value-type="string">
            <text:p>Gotama is your clan.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5</text:p>
          </table:table-cell>
          <table:table-cell office:value-type="string" calcext:value-type="string">
            <text:p>Bhagavato, mārisā, appakaṁ āyuppamāṇaṁ parittaṁ lahukaṁ yo ciraṁ jīvati, so vassasataṁ appaṁ vā bhiyyo. </text:p>
          </table:table-cell>
          <table:table-cell office:value-type="string" calcext:value-type="string">
            <text:p/>
          </table:table-cell>
          <table:table-cell office:value-type="string" calcext:value-type="string">
            <text:p>For you the life-span is short, brief, and fleeting. A long-lived person lives for a century or a little mor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6</text:p>
          </table:table-cell>
          <table:table-cell office:value-type="string" calcext:value-type="string">
            <text:p>Bhagavā, mārisā, assatthassa mūle abhisambuddho. </text:p>
          </table:table-cell>
          <table:table-cell office:value-type="string" calcext:value-type="string">
            <text:p/>
          </table:table-cell>
          <table:table-cell office:value-type="string" calcext:value-type="string">
            <text:p>You were awakened at the root of a peepul tree.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7</text:p>
          </table:table-cell>
          <table:table-cell office:value-type="string" calcext:value-type="string">
            <text:p>Bhagavato, mārisā, sāriputtamoggallānaṁ nāma sāvakayugaṁ ahosi aggaṁ bhaddayugaṁ. </text:p>
          </table:table-cell>
          <table:table-cell office:value-type="string" calcext:value-type="string">
            <text:p/>
          </table:table-cell>
          <table:table-cell office:value-type="string" calcext:value-type="string">
            <text:p>You have a fine pair of chief disciples named Sāriputta and Moggallān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8</text:p>
          </table:table-cell>
          <table:table-cell office:value-type="string" calcext:value-type="string">
            <text:p>Bhagavato, mārisā, eko sāvakānaṁ sannipāto ahosi aḍḍhateḷasāni bhikkhusatāni. Bhagavato, mārisā, ayaṁ eko sāvakānaṁ sannipāto ahosi sabbesaṁyeva khīṇāsavānaṁ. </text:p>
          </table:table-cell>
          <table:table-cell office:value-type="string" calcext:value-type="string">
            <text:p/>
          </table:table-cell>
          <table:table-cell office:value-type="string" calcext:value-type="string">
            <text:p>You have had one gathering of disciples—1,250 mendicants who had ended their defilements.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9</text:p>
          </table:table-cell>
          <table:table-cell office:value-type="string" calcext:value-type="string">
            <text:p>Bhagavato, mārisā, ānando nāma bhikkhu upaṭṭhāko ahosi aggupaṭṭhāko. </text:p>
          </table:table-cell>
          <table:table-cell office:value-type="string" calcext:value-type="string">
            <text:p/>
          </table:table-cell>
          <table:table-cell office:value-type="string" calcext:value-type="string">
            <text:p>You have as chief attendant a mendicant named Ānand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10</text:p>
          </table:table-cell>
          <table:table-cell office:value-type="string" calcext:value-type="string">
            <text:p>Bhagavato, mārisā, suddhodano nāma rājā pitā ahosi. </text:p>
          </table:table-cell>
          <table:table-cell office:value-type="string" calcext:value-type="string">
            <text:p/>
          </table:table-cell>
          <table:table-cell office:value-type="string" calcext:value-type="string">
            <text:p>Your father is King Suddhodan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11</text:p>
          </table:table-cell>
          <table:table-cell office:value-type="string" calcext:value-type="string">
            <text:p>Māyā nāma devī mātā ahosi janetti. </text:p>
          </table:table-cell>
          <table:table-cell office:value-type="string" calcext:value-type="string">
            <text:p/>
          </table:table-cell>
          <table:table-cell office:value-type="string" calcext:value-type="string">
            <text:p>your birth mother was Queen Māyā,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12</text:p>
          </table:table-cell>
          <table:table-cell office:value-type="string" calcext:value-type="string">
            <text:p>Kapilavatthu nāma nagaraṁ rājadhānī ahosi. </text:p>
          </table:table-cell>
          <table:table-cell office:value-type="string" calcext:value-type="string">
            <text:p/>
          </table:table-cell>
          <table:table-cell office:value-type="string" calcext:value-type="string">
            <text:p>and your capital city was Kapilavatthu.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13</text:p>
          </table:table-cell>
          <table:table-cell office:value-type="string" calcext:value-type="string">
            <text:p>Bhagavato, mārisā, evaṁ abhinikkhamanaṁ ahosi evaṁ pabbajjā evaṁ padhānaṁ evaṁ abhisambodhi evaṁ dhammacakkappavattanaṁ. </text:p>
          </table:table-cell>
          <table:table-cell office:value-type="string" calcext:value-type="string">
            <text:p/>
          </table:table-cell>
          <table:table-cell office:value-type="string" calcext:value-type="string">
            <text:p>And such was your renunciation, such your going forth, such your striving, such your awakening, and such your rolling forth of the wheel of Dhamma.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0.14</text:p>
          </table:table-cell>
          <table:table-cell office:value-type="string" calcext:value-type="string">
            <text:p>Te mayaṁ, mārisā, bhagavati brahmacariyaṁ caritvā kāmesu kāmacchandaṁ virājetvā idhūpapannā’ti. </text:p>
          </table:table-cell>
          <table:table-cell office:value-type="string" calcext:value-type="string">
            <text:p/>
          </table:table-cell>
          <table:table-cell office:value-type="string" calcext:value-type="string">
            <text:p>And good sir, after leading the spiritual life under you we lost our desire for sensual pleasures and were reborn here.’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1.1</text:p>
          </table:table-cell>
          <table:table-cell office:value-type="string" calcext:value-type="string">
            <text:p>Atha khvāhaṁ, bhikkhave, avihehi devehi saddhiṁ yena atappā devā tenupasaṅkamiṁ …pe… </text:p>
          </table:table-cell>
          <table:table-cell office:value-type="string" calcext:value-type="string">
            <text:p/>
          </table:table-cell>
          <table:table-cell office:value-type="string" calcext:value-type="string">
            <text:p>Then together with the Aviha gods I went to see the Atappa gods …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66, ms7D_183, msdiv92, pts-cs3.31, sc180, sya10.61</text:p>
          </table:table-cell>
          <table:table-cell/>
        </table:table-row>
        <table:table-row table:style-name="ro1">
          <table:table-cell office:value-type="string" calcext:value-type="string">
            <text:p>dn14:3.31.2</text:p>
          </table:table-cell>
          <table:table-cell office:value-type="string" calcext:value-type="string">
            <text:p>atha khvāhaṁ, bhikkhave, avihehi ca devehi atappehi ca devehi saddhiṁ yena sudassā devā tenupasaṅkamiṁ. </text:p>
          </table:table-cell>
          <table:table-cell office:value-type="string" calcext:value-type="string">
            <text:p/>
          </table:table-cell>
          <table:table-cell office:value-type="string" calcext:value-type="string">
            <text:p>the Gods Fair to See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3</text:p>
          </table:table-cell>
          <table:table-cell office:value-type="string" calcext:value-type="string">
            <text:p>Atha khvāhaṁ, bhikkhave, avihehi ca devehi atappehi ca devehi sudassehi ca devehi saddhiṁ yena sudassī devā tenupasaṅkamiṁ. Atha khvāhaṁ, bhikkhave, avihehi ca devehi atappehi ca devehi sudassehi ca devehi sudassīhi ca devehi saddhiṁ yena akaniṭṭhā devā tenupasaṅkamiṁ. Tasmiṁ, bhikkhave, devanikāye anekāni devatāsahassāni anekāni devatāsatasahassāni yenāhaṁ tenupasaṅkamiṁsu, upasaṅkamitvā maṁ abhivādetvā ekamantaṁ aṭṭhaṁsu. Ekamantaṁ ṭhitā kho, bhikkhave, tā devatā maṁ etadavocuṁ: </text:p>
          </table:table-cell>
          <table:table-cell office:value-type="string" calcext:value-type="string">
            <text:p/>
          </table:table-cell>
          <table:table-cell office:value-type="string" calcext:value-type="string">
            <text:p>and the Fair Seeing Gods. Then together with all these gods I went to see the Gods of Akaniṭṭha, where we had a similar conversation.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8.78, cck10.67, cck10.68, csp1ed7.45, csp2ed7.45, dr10.61, dr10.62, mc10.47, ms7D_184, ndp7.42, pts-vp-pli2.53, sc181, sya10.62, vri2.41</text:p>
          </table:table-cell>
          <table:table-cell/>
        </table:table-row>
        <table:table-row table:style-name="ro1">
          <table:table-cell office:value-type="string" calcext:value-type="string">
            <text:p>dn14:3.31.4</text:p>
          </table:table-cell>
          <table:table-cell office:value-type="string" calcext:value-type="string">
            <text:p>‘ito so, mārisā, ekanavutikappe yaṁ vipassī bhagavā arahaṁ sammāsambuddho loke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1.5</text:p>
          </table:table-cell>
          <table:table-cell office:value-type="string" calcext:value-type="string">
            <text:p>Vipassī, mārisā, bhagavā arahaṁ sammāsambuddho khattiyo jātiyā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6</text:p>
          </table:table-cell>
          <table:table-cell office:value-type="string" calcext:value-type="string">
            <text:p>Khattiyakule udapād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7</text:p>
          </table:table-cell>
          <table:table-cell office:value-type="string" calcext:value-type="string">
            <text:p>Vipassī, mārisā, bhagavā arahaṁ sammāsambuddho koṇḍañño gottena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8</text:p>
          </table:table-cell>
          <table:table-cell office:value-type="string" calcext:value-type="string">
            <text:p>Vipassissa, mārisā, bhagavato arahato sammāsambuddhassa asītivassasahassāni āyuppamāṇaṁ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9</text:p>
          </table:table-cell>
          <table:table-cell office:value-type="string" calcext:value-type="string">
            <text:p>Vipassī, mārisā, bhagavā arahaṁ sammāsambuddho pāṭaliyā mūle abhisambuddh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0</text:p>
          </table:table-cell>
          <table:table-cell office:value-type="string" calcext:value-type="string">
            <text:p>Vipassissa, mārisā, bhagavato arahato sammāsambuddhassa khaṇḍatissaṁ nāma sāvakayugaṁ ahosi aggaṁ bhaddayug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1</text:p>
          </table:table-cell>
          <table:table-cell office:value-type="string" calcext:value-type="string">
            <text:p>Vipassissa, mārisā, bhagavato arahato sammāsambuddhassa tayo sāvakānaṁ sannipātā ahes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2</text:p>
          </table:table-cell>
          <table:table-cell office:value-type="string" calcext:value-type="string">
            <text:p>Eko sāvakānaṁ sannipāto ahosi aṭṭhasaṭṭhibhikkhusatasahass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3</text:p>
          </table:table-cell>
          <table:table-cell office:value-type="string" calcext:value-type="string">
            <text:p>Eko sāvakānaṁ sannipāto ahosi bhikkhusatasahass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4</text:p>
          </table:table-cell>
          <table:table-cell office:value-type="string" calcext:value-type="string">
            <text:p>Eko sāvakānaṁ sannipāto ahosi asītibhikkhusahassān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5</text:p>
          </table:table-cell>
          <table:table-cell office:value-type="string" calcext:value-type="string">
            <text:p>Vipassissa, mārisā, bhagavato arahato sammāsambuddhassa ime tayo sāvakānaṁ sannipātā ahesuṁ sabbesaṁyeva khīṇāsav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6</text:p>
          </table:table-cell>
          <table:table-cell office:value-type="string" calcext:value-type="string">
            <text:p>Vipassissa, mārisā, bhagavato arahato sammāsambuddhassa asoko nāma bhikkhu upaṭṭhāko ahosi aggupaṭṭhāk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7</text:p>
          </table:table-cell>
          <table:table-cell office:value-type="string" calcext:value-type="string">
            <text:p>Vipassissa, mārisā, bhagavato arahato sammāsambuddhassa bandhumā nāma rājā pitā ahosi bandhumatī nāma devī mātā ahosi janet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8</text:p>
          </table:table-cell>
          <table:table-cell office:value-type="string" calcext:value-type="string">
            <text:p>Bandhumassa rañño bandhumatī nāma nagaraṁ rājadhānī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19</text:p>
          </table:table-cell>
          <table:table-cell office:value-type="string" calcext:value-type="string">
            <text:p>Vipassissa, mārisā, bhagavato arahato sammāsambuddhassa evaṁ abhinikkhamanaṁ ahosi evaṁ pabbajjā evaṁ padhānaṁ evaṁ abhisambodhi, evaṁ dhammacakkappavatta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0</text:p>
          </table:table-cell>
          <table:table-cell office:value-type="string" calcext:value-type="string">
            <text:p>Te mayaṁ, mārisā, vipassimhi bhagavati brahmacariyaṁ caritvā kāmesu kāmacchandaṁ virājetvā idhūpapann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1</text:p>
          </table:table-cell>
          <table:table-cell office:value-type="string" calcext:value-type="string">
            <text:p>Tasmiṁyeva kho, bhikkhave, devanikāye anekāni devatāsahassāni anekāni devatāsatasahassāni yenāhaṁ tenupasaṅkamiṁsu; upasaṅkamitvā maṁ abhivādetvā ekamantaṁ aṭṭhaṁsu. Ekamantaṁ ṭhitā kho, bhikkhave, tā devatā maṁ etadavoc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2</text:p>
          </table:table-cell>
          <table:table-cell office:value-type="string" calcext:value-type="string">
            <text:p>‘ito so, mārisā, ekatiṁse kappe yaṁ sikhī bhagavā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3</text:p>
          </table:table-cell>
          <table:table-cell office:value-type="string" calcext:value-type="string">
            <text:p>te mayaṁ, mārisā, sikhimhi bhagavati tasmiññeva kho, mārisā, ekatiṁse kappe yaṁ vessabhū bhagavā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4</text:p>
          </table:table-cell>
          <table:table-cell office:value-type="string" calcext:value-type="string">
            <text:p>te mayaṁ, mārisā, vessabhumhi bhagavati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5</text:p>
          </table:table-cell>
          <table:table-cell office:value-type="string" calcext:value-type="string">
            <text:p>imasmiṁyeva kho, mārisā, bhaddakappe kakusandho koṇāgamano kassapo bhagavā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1.26</text:p>
          </table:table-cell>
          <table:table-cell office:value-type="string" calcext:value-type="string">
            <text:p>te mayaṁ, mārisā, kakusandhamhi koṇāgamanamhi kassapamhi bhagavati brahmacariyaṁ caritvā kāmesu kāmacchandaṁ virājetvā idhūpapann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2.1</text:p>
          </table:table-cell>
          <table:table-cell office:value-type="string" calcext:value-type="string">
            <text:p>Tasmiṁyeva kho, bhikkhave, devanikāye anekāni devatāsahassāni anekāni devatāsatasahassāni yenāhaṁ tenupasaṅkamiṁsu; upasaṅkamitvā maṁ abhivādetvā ekamantaṁ aṭṭhaṁsu. Ekamantaṁ ṭhitā kho, bhikkhave, tā devatā maṁ etadavocu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0.69, csp1ed7.46, csp2ed7.46, dr10.63, mc10.48, ms7D_185, msdiv93, ndp7.43, pts-cs3.32, sc182, sya10.63</text:p>
          </table:table-cell>
          <table:table-cell/>
        </table:table-row>
        <table:table-row table:style-name="ro1">
          <table:table-cell office:value-type="string" calcext:value-type="string">
            <text:p>dn14:3.32.2</text:p>
          </table:table-cell>
          <table:table-cell office:value-type="string" calcext:value-type="string">
            <text:p>‘imasmiṁyeva kho, mārisā, bhaddakappe bhagavā etarahi arahaṁ sammāsambuddho loke uppann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3</text:p>
          </table:table-cell>
          <table:table-cell office:value-type="string" calcext:value-type="string">
            <text:p>Bhagavā, mārisā, khattiyo jātiyā, khattiyakule uppann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4</text:p>
          </table:table-cell>
          <table:table-cell office:value-type="string" calcext:value-type="string">
            <text:p>Bhagavā, mārisā, gotamo gottena.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5</text:p>
          </table:table-cell>
          <table:table-cell office:value-type="string" calcext:value-type="string">
            <text:p>Bhagavato, mārisā, appakaṁ āyuppamāṇaṁ parittaṁ lahukaṁ yo ciraṁ jīvati, so vassasataṁ appaṁ vā bhiyy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6</text:p>
          </table:table-cell>
          <table:table-cell office:value-type="string" calcext:value-type="string">
            <text:p>Bhagavā, mārisā, assatthassa mūle abhisambuddho.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7</text:p>
          </table:table-cell>
          <table:table-cell office:value-type="string" calcext:value-type="string">
            <text:p>Bhagavato, mārisā, sāriputtamoggallānaṁ nāma sāvakayugaṁ ahosi aggaṁ bhaddayug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8</text:p>
          </table:table-cell>
          <table:table-cell office:value-type="string" calcext:value-type="string">
            <text:p>Bhagavato, mārisā, eko sāvakānaṁ sannipāto ahosi aḍḍhateḷasāni bhikkhusatān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9</text:p>
          </table:table-cell>
          <table:table-cell office:value-type="string" calcext:value-type="string">
            <text:p>Bhagavato, mārisā, ayaṁ eko sāvakānaṁ sannipāto ahosi sabbesaṁyeva khīṇāsavā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0</text:p>
          </table:table-cell>
          <table:table-cell office:value-type="string" calcext:value-type="string">
            <text:p>Bhagavato, mārisā, ānando nāma bhikkhu upaṭṭhāko aggupaṭṭhāko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1</text:p>
          </table:table-cell>
          <table:table-cell office:value-type="string" calcext:value-type="string">
            <text:p>Bhagavato, mārisā, suddhodano nāma rājā pitā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2</text:p>
          </table:table-cell>
          <table:table-cell office:value-type="string" calcext:value-type="string">
            <text:p>Māyā nāma devī mātā ahosi janet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3</text:p>
          </table:table-cell>
          <table:table-cell office:value-type="string" calcext:value-type="string">
            <text:p>Kapilavatthu nāma nagaraṁ rājadhānī ahos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4</text:p>
          </table:table-cell>
          <table:table-cell office:value-type="string" calcext:value-type="string">
            <text:p>Bhagavato, mārisā, evaṁ abhinikkhamanaṁ ahosi, evaṁ pabbajjā, evaṁ padhānaṁ, evaṁ abhisambodhi, evaṁ dhammacakkappavattana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2.15</text:p>
          </table:table-cell>
          <table:table-cell office:value-type="string" calcext:value-type="string">
            <text:p>Te mayaṁ, mārisā, bhagavati brahmacariyaṁ caritvā kāmesu kāmacchandaṁ virājetvā idhūpapannā’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3.1</text:p>
          </table:table-cell>
          <table:table-cell office:value-type="string" calcext:value-type="string">
            <text:p>Iti kho, bhikkhave, tathāgatassevesā dhammadhātu suppaṭividdhā, yassā dhammadhātuyā suppaṭividdhattā tathāgato atīte buddhe parinibbute chinnapapañce chinnavaṭume pariyādinnavaṭṭe sabbadukkhavītivatte jātitopi anussarati, nāmatopi anussarati, gottatopi anussarati, āyuppamāṇatopi anussarati, sāvakayugatopi anussarati, sāvakasannipātatopi anussarati ‘evaṁjaccā te bhagavanto ahesuṁ’ itipi. </text:p>
          </table:table-cell>
          <table:table-cell office:value-type="string" calcext:value-type="string">
            <text:p/>
          </table:table-cell>
          <table:table-cell office:value-type="string" calcext:value-type="string">
            <text:p>And that is how the Realized One is able to recollect the caste, names, clans, life-span, chief disciples, and gatherings of disciples of the Buddhas of the past who have become completely extinguished, cut off proliferation, cut off the track, finished off the cycle, and transcended suffering. It is both because I have clearly comprehended the principle of the teachings,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86, msdiv94, pts-cs3.33, pts-vp-pli2.54, sc183, vri2.42</text:p>
          </table:table-cell>
          <table:table-cell/>
        </table:table-row>
        <table:table-row table:style-name="ro1">
          <table:table-cell office:value-type="string" calcext:value-type="string">
            <text:p>dn14:3.33.2</text:p>
          </table:table-cell>
          <table:table-cell office:value-type="string" calcext:value-type="string">
            <text:p>‘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dn14:3.33.3</text:p>
          </table:table-cell>
          <table:table-cell office:value-type="string" calcext:value-type="string">
            <text:p>Devatāpi tathāgatassa etamatthaṁ ārocesuṁ, yena tathāgato atīte buddhe parinibbute chinnapapañce chinnavaṭume pariyādinnavaṭṭe sabbadukkhavītivatte jātitopi anussarati, nāmatopi anussarati, gottatopi anussarati, āyuppamāṇatopi anussarati, sāvakayugatopi anussarati, sāvakasannipātatopi anussarati ‘evaṁjaccā te bhagavanto ahesuṁ’ itipi. </text:p>
          </table:table-cell>
          <table:table-cell office:value-type="string" calcext:value-type="string">
            <text:p/>
          </table:table-cell>
          <table:table-cell office:value-type="string" calcext:value-type="string">
            <text:p>and also because the deities told me.”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ms7D_187, sc184, sya10.64</text:p>
          </table:table-cell>
          <table:table-cell/>
        </table:table-row>
        <table:table-row table:style-name="ro1">
          <table:table-cell office:value-type="string" calcext:value-type="string">
            <text:p>dn14:3.33.4</text:p>
          </table:table-cell>
          <table:table-cell office:value-type="string" calcext:value-type="string">
            <text:p>‘Evaṁnāmā evaṅgottā evaṁsīlā evaṁdhammā evaṁpaññā evaṁvihārī evaṁvimuttā te bhagavanto ahesuṁ’ itipī”t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3.5</text:p>
          </table:table-cell>
          <table:table-cell office:value-type="string" calcext:value-type="string">
            <text:p>Idamavoca bhagavā. </text:p>
          </table:table-cell>
          <table:table-cell office:value-type="string" calcext:value-type="string">
            <text:p/>
          </table:table-cell>
          <table:table-cell office:value-type="string" calcext:value-type="string">
            <text:p>That is what the Buddha sai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7D_188, sc185</text:p>
          </table:table-cell>
          <table:table-cell/>
        </table:table-row>
        <table:table-row table:style-name="ro1">
          <table:table-cell office:value-type="string" calcext:value-type="string">
            <text:p>dn14:3.33.6</text:p>
          </table:table-cell>
          <table:table-cell office:value-type="string" calcext:value-type="string">
            <text:p>Attamanā te bhikkhū bhagavato bhāsitaṁ abhinandunti. </text:p>
          </table:table-cell>
          <table:table-cell office:value-type="string" calcext:value-type="string">
            <text:p/>
          </table:table-cell>
          <table:table-cell office:value-type="string" calcext:value-type="string">
            <text:p>Satisfied, the mendicants were happy with what the Buddha sai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dn14:3.33.7</text:p>
          </table:table-cell>
          <table:table-cell office:value-type="string" calcext:value-type="string">
            <text:p>Mahāpadānasuttaṁ niṭṭhitaṁ paṭhamaṁ. </text:p>
          </table:table-cell>
          <table:table-cell table:number-columns-repeated="4" office:value-type="string" calcext:value-type="string">
            <text:p/>
          </table:table-cell>
          <table:table-cell office:value-type="string" calcext:value-type="string">
            <text:p>&lt;p class='endsutta'&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09:05:23.091035</meta:creation-date>
    <dc:date>2020-06-25T09:10:38.026353526</dc:date>
    <meta:generator>LibreOffice/6.4.2.2$Linux_X86_64 LibreOffice_project/40$Build-2</meta:generator>
    <meta:editing-cycles>2</meta:editing-cycles>
    <meta:editing-duration>PT4M25S</meta:editing-duration>
    <meta:document-statistic meta:table-count="1" meta:cell-count="6234" meta:object-count="0"/>
  </office:meta>
</office:document-meta>
</file>